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19">
      <style:table-cell-properties style:vertical-align="automatic" fo:background-color="transparent"/>
    </style:style>
    <style:style style:name="ce5" style:family="table-cell" style:parent-style-name="Default" style:data-style-name="N0">
      <style:table-cell-properties style:vertical-align="automatic" fo:background-color="transparent"/>
    </style:style>
    <style:style style:name="ce6" style:family="table-cell" style:parent-style-name="Lien_32_hypertexte" style:data-style-name="N19">
      <style:table-cell-properties style:vertical-align="automatic" fo:background-color="transparent"/>
      <style:text-properties fo:color="#467886" style:text-underline-style="solid" style:text-underline-type="single"/>
    </style:style>
    <style:style style:name="ce7" style:family="table-cell" style:parent-style-name="Default" style:data-style-name="N0">
      <style:table-cell-properties fo:background-color="transparent"/>
    </style:style>
    <style:style style:name="ce8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6" style:family="table-cell" style:parent-style-name="Default" style:data-style-name="N0">
      <style:table-cell-properties fo:background-color="#FFC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9.71020833333333cm"/>
    </style:style>
    <style:style style:name="co2" style:family="table-column">
      <style:table-column-properties fo:break-before="auto" style:column-width="2.48708333333333cm"/>
    </style:style>
    <style:style style:name="co3" style:family="table-column">
      <style:table-column-properties fo:break-before="auto" style:column-width="12.3295833333333cm"/>
    </style:style>
    <style:style style:name="co4" style:family="table-column">
      <style:table-column-properties fo:break-before="auto" style:column-width="13.7583333333333cm"/>
    </style:style>
    <style:style style:name="co5" style:family="table-column">
      <style:table-column-properties fo:break-before="auto" style:column-width="4.23333333333333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2.8575cm"/>
    </style:style>
    <style:style style:name="co8" style:family="table-column">
      <style:table-column-properties fo:break-before="auto" style:column-width="16.113125cm"/>
    </style:style>
    <style:style style:name="co9" style:family="table-column">
      <style:table-column-properties fo:break-before="auto" style:column-width="7.540625cm"/>
    </style:style>
    <style:style style:name="co10" style:family="table-column">
      <style:table-column-properties fo:break-before="auto" style:column-width="3.01625cm"/>
    </style:style>
    <style:style style:name="co11" style:family="table-column">
      <style:table-column-properties fo:break-before="auto" style:column-width="8.78416666666667cm"/>
    </style:style>
    <style:style style:name="co12" style:family="table-column">
      <style:table-column-properties fo:break-before="auto" style:column-width="3.51895833333333cm"/>
    </style:style>
    <style:style style:name="co13" style:family="table-column">
      <style:table-column-properties fo:break-before="auto" style:column-width="12.9910416666667cm"/>
    </style:style>
    <style:style style:name="co14" style:family="table-column">
      <style:table-column-properties fo:break-before="auto" style:column-width="14.8695833333333cm"/>
    </style:style>
    <style:style style:name="co15" style:family="table-column">
      <style:table-column-properties fo:break-before="auto" style:column-width="4.312708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title="TRAFO">
            <text:p>$A$1:$BN$361</text:p>
          </table:help-message>
          <table:error-message table:display="true"/>
        </table:content-validation>
        <table:content-validation table:name="val2">
          <table:help-message table:title="TRAFO">
            <text:p>$A$68:$AE$536</text:p>
          </table:help-message>
          <table:error-message table:display="true"/>
        </table:content-validation>
        <table:content-validation table:name="val3">
          <table:help-message table:title="TRAFO">
            <text:p>$A$68:$AE$536</text:p>
          </table:help-message>
          <table:error-message table:display="true"/>
        </table:content-validation>
        <table:content-validation table:name="val4">
          <table:help-message table:title="TRAFO">
            <text:p>$A$1:$BN$361</text:p>
          </table:help-message>
          <table:error-message table:display="true"/>
        </table:content-validation>
      </table:content-validations>
      <table:table table:name="MENS_(2)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number-columns-repeated="4" table:default-cell-style-name="ce9"/>
        <table:table-column table:style-name="co6" table:number-columns-repeated="16374" table:default-cell-style-name="ce5"/>
        <table:table-row table:style-name="ro1">
          <table:table-cell office:value-type="string" table:style-name="ce14">
            <text:p>SOURCE</text:p>
          </table:table-cell>
          <table:table-cell office:value-type="string" table:style-name="ce15">
            <text:p>ESMN</text:p>
          </table:table-cell>
          <table:table-cell office:value-type="string" table:style-name="ce15">
            <text:p>Name</text:p>
          </table:table-cell>
          <table:table-cell office:value-type="string" table:style-name="ce15">
            <text:p>DS.EXPNAME</text:p>
          </table:table-cell>
          <table:table-cell office:value-type="string" table:style-name="ce15">
            <text:p>EADJ</text:p>
          </table:table-cell>
          <table:table-cell table:number-columns-repeated="7" table:style-name="ce15"/>
          <table:table-cell table:number-columns-repeated="16372" table:style-name="ce16"/>
        </table:table-row>
        <table:table-row table:style-name="ro1">
          <table:table-cell office:value-type="string" table:style-name="ce3">
            <text:p>BANK OF ENGLAND</text:p>
          </table:table-cell>
          <table:table-cell office:value-type="string" table:style-name="ce5">
            <text:p>ESXRUSD.</text:p>
          </table:table-cell>
          <table:table-cell office:value-type="string" table:content-validation-name="val1" table:style-name="ce4">
            <text:p>ES SPANISH PESETAS TO US $ (MTH.AVG.) NADJ</text:p>
          </table:table-cell>
          <table:table-cell office:value-type="string" table:style-name="ce5">
            <text:p>Spain, Spanish Pesetas to US Dollar (Months Average), ESP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6" table:style-name="ce7"/>
          <table:table-cell table:number-columns-repeated="16372" table:style-name="ce11"/>
        </table:table-row>
        <table:table-row table:style-name="ro1">
          <table:table-cell office:value-type="string" table:style-name="ce3">
            <text:p>BANK OF ENGLAND</text:p>
          </table:table-cell>
          <table:table-cell office:value-type="string" table:style-name="ce5">
            <text:p>ESXRUSE.</text:p>
          </table:table-cell>
          <table:table-cell office:value-type="string" table:style-name="ce4">
            <text:p>ES US $ TO 1 EURO(SPANISH PESETA DERIVED HISTORY PRIOR 1999)</text:p>
          </table:table-cell>
          <table:table-cell office:value-type="string" table:style-name="ce5">
            <text:p>Spain, US Dollar to 1 Euro (Spanish Peseta Derived History Prior 1999), USD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CURBALA</text:p>
          </table:table-cell>
          <table:table-cell office:value-type="string" table:style-name="ce5">
            <text:p>ES BOP: CURRENT ACCOUNT BALANCE CURN</text:p>
          </table:table-cell>
          <table:table-cell office:value-type="string" table:style-name="ce5">
            <text:p>Spain, Current Account, Balance, Total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CAFBALA</text:p>
          </table:table-cell>
          <table:table-cell office:value-type="string" table:style-name="ce5">
            <text:p>ES BOP: CAPITAL &amp; FINANCIAL ACCOUNT BALANCE CURN</text:p>
          </table:table-cell>
          <table:table-cell office:value-type="string" table:style-name="ce5">
            <text:p>Spain, Capital and Financial Account, Balance, Total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RESERVA</text:p>
          </table:table-cell>
          <table:table-cell office:value-type="string" table:style-name="ce5">
            <text:p>ES OFFICIAL RESERVE ASSETS CURN</text:p>
          </table:table-cell>
          <table:table-cell office:value-type="string" table:style-name="ce5">
            <text:p>Spain, Reserves, Reserve Assets, Total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M1....A</text:p>
          </table:table-cell>
          <table:table-cell office:value-type="string" table:style-name="ce4">
            <text:p>ES MONEY SUPPLY: M1 - SPANISH CONTRIBUTION TO EURO M1 CURN</text:p>
          </table:table-cell>
          <table:table-cell office:value-type="string" table:style-name="ce5">
            <text:p>Spain, Money Supply M1, Contribution to Eurozone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M2....A</text:p>
          </table:table-cell>
          <table:table-cell office:value-type="string" table:style-name="ce4">
            <text:p>ES MONEY SUPPLY: M2 - SPANISH CONTRIBUTION TO EURO M2 CURN</text:p>
          </table:table-cell>
          <table:table-cell office:value-type="string" table:style-name="ce5">
            <text:p>Spain, Money Supply M2, Contribution to Eurozone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M3....A</text:p>
          </table:table-cell>
          <table:table-cell office:value-type="string" table:style-name="ce4">
            <text:p>ES MONEY SUPPLY: M3 - SPANISH CONTRIBUTION TO EURO M3 CURN</text:p>
          </table:table-cell>
          <table:table-cell office:value-type="string" table:style-name="ce5">
            <text:p>Spain, Money Supply M3, Contribution to Eurozone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GBOND.</text:p>
          </table:table-cell>
          <table:table-cell office:value-type="string" table:style-name="ce4">
            <text:p>ES CENTRAL GOVERNMENT BOND - 10-YEAR YIELD NADJ</text:p>
          </table:table-cell>
          <table:table-cell office:value-type="string" table:style-name="ce5">
            <text:p>Spain, Government Bonds, Central Government Bond - Long Term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BANKLPA</text:p>
          </table:table-cell>
          <table:table-cell office:value-type="string" table:style-name="ce4">
            <text:p>ES LOANS TO RESIDENTS BY MFI CURN</text:p>
          </table:table-cell>
          <table:table-cell office:value-type="string" table:style-name="ce5">
            <text:p>Spain, Monetary Financial Institution Assets by Residence, Domestic Loans, Other Resident Sectors, Total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EXPGDSD</text:p>
          </table:table-cell>
          <table:table-cell office:value-type="string" table:style-name="ce4">
            <text:p>ES EXPORTS (METHO BREAK 01 1985)(DISC.) CONA</text:p>
          </table:table-cell>
          <table:table-cell office:value-type="string" table:style-name="ce5">
            <text:p>Spain, Discontinued, Exports, Total, Constant Prices, SA, Euro, 2005 Prices</text:p>
          </table:table-cell>
          <table:table-cell office:value-type="string" table:style-name="ce5">
            <text:p>Constant pric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IMPGDSD</text:p>
          </table:table-cell>
          <table:table-cell office:value-type="string" table:style-name="ce4">
            <text:p>ES IMPORTS(DISC.) CONA</text:p>
          </table:table-cell>
          <table:table-cell office:value-type="string" table:style-name="ce5">
            <text:p>Spain, Discontinued, Imports, Total, Constant Prices, SA, Euro, 2005 Prices</text:p>
          </table:table-cell>
          <table:table-cell office:value-type="string" table:style-name="ce5">
            <text:p>Constant pric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BUIST.P</text:p>
          </table:table-cell>
          <table:table-cell office:value-type="string" table:style-name="ce4">
            <text:p>ES BUILDING PERMITS: NEW HOUSING TO BE CONSTRUCTED VOLN</text:p>
          </table:table-cell>
          <table:table-cell office:value-type="string" table:style-name="ce5">
            <text:p>Spain, Building Permits, New Homes to be Constructed Total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HMIINDP</text:p>
          </table:table-cell>
          <table:table-cell office:value-type="string" table:style-name="ce4">
            <text:p>ES HOUSING MARKET INDICATORS-INCREASE IN NUMBER OF DWELLINGS</text:p>
          </table:table-cell>
          <table:table-cell office:value-type="string" table:style-name="ce5">
            <text:p>Spain, Housing Market Indicators, Increase in Number of Dwellings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NEWORDR</text:p>
          </table:table-cell>
          <table:table-cell office:value-type="string" table:style-name="ce4">
            <text:p>ES NEW ORDERS: INDUSTRY NADJ</text:p>
          </table:table-cell>
          <table:table-cell office:value-type="string" table:style-name="ce5">
            <text:p>Spain, New Orders, Industry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EMCTFTP</text:p>
          </table:table-cell>
          <table:table-cell office:value-type="string" table:style-name="ce4">
            <text:p>ES EMPLOYMENT: TYPE OF CONTRACT - FULL TIME VOLN</text:p>
          </table:table-cell>
          <table:table-cell office:value-type="string" table:style-name="ce5">
            <text:p>Spain, Employment, by Type of Contract, Full Time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EMCTSCP</text:p>
          </table:table-cell>
          <table:table-cell office:value-type="string" table:style-name="ce4">
            <text:p>ES EMPLOYMENT: TYPE OF CONTRACT - SUBSTITUTION VOLN</text:p>
          </table:table-cell>
          <table:table-cell office:value-type="string" table:style-name="ce5">
            <text:p>Spain, Employment, by Type of Contract, Substitution Contracts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PRO546P</text:p>
          </table:table-cell>
          <table:table-cell office:value-type="string" table:style-name="ce4">
            <text:p>ES EMPLOYMENT PROMOTION CONTRACTS: PART TIME VOLN</text:p>
          </table:table-cell>
          <table:table-cell office:value-type="string" table:style-name="ce5">
            <text:p>Spain, Employment, by Type of Contract, Part Time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EMCTFTP</text:p>
          </table:table-cell>
          <table:table-cell office:value-type="string" table:style-name="ce4">
            <text:p>ES EMPLOYMENT: TYPE OF CONTRACT - FULL TIME VOLN</text:p>
          </table:table-cell>
          <table:table-cell office:value-type="string" table:style-name="ce5">
            <text:p>Spain, Employment, by Type of Contract, Full Time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EMCTSCP</text:p>
          </table:table-cell>
          <table:table-cell office:value-type="string" table:style-name="ce4">
            <text:p>ES EMPLOYMENT: TYPE OF CONTRACT - SUBSTITUTION VOLN</text:p>
          </table:table-cell>
          <table:table-cell office:value-type="string" table:style-name="ce5">
            <text:p>Spain, Employment, by Type of Contract, Substitution Contracts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CCDA</text:p>
          </table:table-cell>
          <table:table-cell office:value-type="string" table:style-name="ce4">
            <text:p>ES OUTSTANDING LOANS TO HH &amp; NPISH-CONSUMER CREDIT &amp; OTH.LOANS</text:p>
          </table:table-cell>
          <table:table-cell office:value-type="string" table:style-name="ce5">
            <text:p>Spain, Outstanding Loans to Household and Non-Profit Institutions Serving Households - Consumer Credit and Other Loans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H1YA</text:p>
          </table:table-cell>
          <table:table-cell office:value-type="string" table:style-name="ce4">
            <text:p>ES OUTSTANDING LOANS TO HH &amp; NPISH: HOUSE PURCHASE-UP TO 1 YEAR</text:p>
          </table:table-cell>
          <table:table-cell office:value-type="string" table:style-name="ce5">
            <text:p>Spain, Outstanding Loans to Household and Non-Profit Institutions Serving Households : House Purchase - Up to 1 Year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HT5A</text:p>
          </table:table-cell>
          <table:table-cell office:value-type="string" table:style-name="ce4">
            <text:p>ES OUTSTANDING LOANS TO HH &amp; NPISH: HSE.PURCHASE-OVER 1 TO 5 YRS</text:p>
          </table:table-cell>
          <table:table-cell office:value-type="string" table:style-name="ce5">
            <text:p>Spain, Outstanding Loans to Household and Non-Profit Institutions Serving Households : House Purchase - Over 1 to 5 Years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HSPA</text:p>
          </table:table-cell>
          <table:table-cell office:value-type="string" table:style-name="ce4">
            <text:p>ES OUTSTANDING LOANS TO HH &amp; NPISH - HOUSE PURCHASE CURN</text:p>
          </table:table-cell>
          <table:table-cell office:value-type="string" table:style-name="ce5">
            <text:p>Spain, Outstanding Loans to Household and Non-Profit Institutions Serving Households - House Purchase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HO5A</text:p>
          </table:table-cell>
          <table:table-cell office:value-type="string" table:style-name="ce4">
            <text:p>ES OUTSTANDING LOANS TO HH &amp; NPISH: HOUSE PURCHASE-OVER 5 YRS.</text:p>
          </table:table-cell>
          <table:table-cell office:value-type="string" table:style-name="ce5">
            <text:p>Spain, Outstanding Loans to Household and Non-Profit Institutions Serving Households : House Purchase - Over 5 Years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OLHHSPR</text:p>
          </table:table-cell>
          <table:table-cell office:value-type="string" table:style-name="ce4">
            <text:p>ES OUTSTANDING LOANS TO HH &amp; NPISH-HOUSE PURCHASE(WEIGHTED NADJ</text:p>
          </table:table-cell>
          <table:table-cell office:value-type="string" table:style-name="ce5">
            <text:p>Spain, Outstanding Loans to Household and Non-Profit Institutions Serving Households - House Purchase (Weighted Average)<text:s/>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C1YA</text:p>
          </table:table-cell>
          <table:table-cell office:value-type="string" table:style-name="ce4">
            <text:p>ES OUTST.LNS.TO HH &amp; NPISH: CONS.CDT.&amp; OTH.LNS-UP TO 1 YEAR CURN</text:p>
          </table:table-cell>
          <table:table-cell office:value-type="string" table:style-name="ce5">
            <text:p>Spain, Outstanding Loans to Household and Non-Profit Institutions Serving Households : Consumer Credit and Other Loans - Up to 1 Year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CT5A</text:p>
          </table:table-cell>
          <table:table-cell office:value-type="string" table:style-name="ce4">
            <text:p>ES OUTST.LNS.TO HH &amp; NPISH:CONS.CDT.&amp; OTH.LNS-OVER 1 TO 5 YRS.</text:p>
          </table:table-cell>
          <table:table-cell office:value-type="string" table:style-name="ce5">
            <text:p>Spain, Outstanding Loans to Household and Non-Profit Institutions Serving Households : Consumer Credit and Other Loans-Over 1 to 5 Years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CO5A</text:p>
          </table:table-cell>
          <table:table-cell office:value-type="string" table:style-name="ce4">
            <text:p>ES OUTST.LNS.TO HH &amp; NPISH: CONS.CDT.&amp; OTH.LNS- OVER 5 YRS. CURN</text:p>
          </table:table-cell>
          <table:table-cell office:value-type="string" table:style-name="ce5">
            <text:p>Spain, Outstanding Loans to Household and Non-Profit Institutions Serving Households : Consumer Credit and Other Loans - Over 5 Years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HPE</text:p>
          </table:table-cell>
          <table:table-cell office:value-type="string" table:style-name="ce4">
            <text:p>ES LOANS TO HSLD. &amp; NPISH - HOUSE PURCHASE NADJ</text:p>
          </table:table-cell>
          <table:table-cell office:value-type="string" table:style-name="ce5">
            <text:p>Spain, Personal Lending Rates, Loans to Households and Non-Profit Institutions Serving Households, House Purchase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H0P</text:p>
          </table:table-cell>
          <table:table-cell office:value-type="string" table:style-name="ce4">
            <text:p>ES LOANS TO HSLD. &amp; NPISH - HOUSE PURCHASE - 10+ Y NADJ</text:p>
          </table:table-cell>
          <table:table-cell office:value-type="string" table:style-name="ce5">
            <text:p>Spain, Personal Lending Rates, Loans to Households and Non-Profit Institutions Serving Households, House Purchase, 10 + Year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HPA</text:p>
          </table:table-cell>
          <table:table-cell office:value-type="string" table:style-name="ce4">
            <text:p>ES LOANS TO HSLD. &amp; NPISH - HOUSE PURCHASE - AVG. NADJ</text:p>
          </table:table-cell>
          <table:table-cell office:value-type="string" table:style-name="ce5">
            <text:p>Spain, Personal Lending Rates, Loans to Households and Non-Profit Institutions Serving Households, House Purchase, Average Rate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OLA</text:p>
          </table:table-cell>
          <table:table-cell office:value-type="string" table:style-name="ce4">
            <text:p>ES LOANS TO HSLD. &amp; NPISH - OTHER LENDING - AVG. NADJ</text:p>
          </table:table-cell>
          <table:table-cell office:value-type="string" table:style-name="ce5">
            <text:p>Spain, Personal Lending Rates, Loans to Households and Non-Profit Institutions Serving Households, Other Lending, Average Rate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HNLCNCA</text:p>
          </table:table-cell>
          <table:table-cell office:value-type="string" table:style-name="ce4">
            <text:p>ES LOANS TO HH. &amp; NPISH - CONSUMER CREDIT CURN</text:p>
          </table:table-cell>
          <table:table-cell office:value-type="string" table:style-name="ce5">
            <text:p>Spain, Loans, Total, Households and Non-Profit Institutions Serving Households, Consumer Credit, Total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HNLOLDA</text:p>
          </table:table-cell>
          <table:table-cell office:value-type="string" table:style-name="ce4">
            <text:p>ES LOANS TO HH. &amp; NPISH - OTHER LENDING CURN</text:p>
          </table:table-cell>
          <table:table-cell office:value-type="string" table:style-name="ce5">
            <text:p>Spain, Loans, Total, Households and Non-Profit Institutions Serving Households, Other Lending, Total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HNLTOTA</text:p>
          </table:table-cell>
          <table:table-cell office:value-type="string" table:style-name="ce4">
            <text:p>ES LOANS TO HH. &amp; NPISH - LENDING FOR HOUSE PURCHASE CURN</text:p>
          </table:table-cell>
          <table:table-cell office:value-type="string" table:style-name="ce5">
            <text:p>Spain, Loans, Total, Households and Non-Profit Institutions Serving Households, Lending For House Purchase, Total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TA2BSQ</text:p>
          </table:table-cell>
          <table:table-cell office:value-type="string" table:style-name="ce4">
            <text:p>ES IND.: OVERALL - ORD BOOKS SADJ</text:p>
          </table:table-cell>
          <table:table-cell office:value-type="string" table:style-name="ce5">
            <text:p>Industry Survey, Total Manufacturing, Order Books, Business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TA4BSQ</text:p>
          </table:table-cell>
          <table:table-cell office:value-type="string" table:style-name="ce4">
            <text:p>ES IND.: OVERALL - STOCKS OF FNSHD PRDS SADJ</text:p>
          </table:table-cell>
          <table:table-cell office:value-type="string" table:style-name="ce5">
            <text:p>Industry Survey, Total Manufacturing, Stocks of Finished Products, Business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TA99BQ</text:p>
          </table:table-cell>
          <table:table-cell office:value-type="string" table:style-name="ce4">
            <text:p>ES IND.: OVERALL - INDL CONF INDICATOR SADJ</text:p>
          </table:table-cell>
          <table:table-cell office:value-type="string" table:style-name="ce5">
            <text:p>EC Industry Survey, Industry Survey, Total Manufacturing, Industrial Confidence Indicator, Business Surveys, Manufacturing Sector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TA3BSQ</text:p>
          </table:table-cell>
          <table:table-cell office:value-type="string" table:style-name="ce4">
            <text:p>ES IND.: OVERALL - EXP ORD BOOKS SADJ</text:p>
          </table:table-cell>
          <table:table-cell office:value-type="string" table:style-name="ce5">
            <text:p>Industry Survey, Total Manufacturing, Export Order Books, Business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ESIG</text:p>
          </table:table-cell>
          <table:table-cell office:value-type="string" table:style-name="ce4">
            <text:p>ES ECONOMIC SENTIMENT INDICATOR VOLA</text:p>
          </table:table-cell>
          <table:table-cell office:value-type="string" table:style-name="ce5">
            <text:p>EC Economic Sentiment Indicator, Economic Sentiment Indicator (ESI), Overall, Economic Sentiment, Spain, SA, Index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BCIR</text:p>
          </table:table-cell>
          <table:table-cell office:value-type="string" table:style-name="ce4">
            <text:p>ES CONSTRUCTION CONFIDENCE INDICATOR - SPAIN NADJ</text:p>
          </table:table-cell>
          <table:table-cell office:value-type="string" table:style-name="ce5">
            <text:p>Construction Survey, Total Construction, Construction Confidence Indicator, Spain, Balance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IDQ</text:p>
          </table:table-cell>
          <table:table-cell office:value-type="string" table:style-name="ce4">
            <text:p>ES CONSTRUCTION SURVEY: LIMITS TO ACTIVITY - DEMAND, SPAIN SADJ</text:p>
          </table:table-cell>
          <table:table-cell office:value-type="string" table:style-name="ce5">
            <text:p>Construction Survey, Total Construction, Limits to Activity : Demand, Spain, Percent, Demand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FCQ</text:p>
          </table:table-cell>
          <table:table-cell office:value-type="string" table:style-name="ce4">
            <text:p>ES CONSTRUCTION SURVEY: LIMITS TO ACTIVITY-FIN.CONSTRANTS,SPAIN</text:p>
          </table:table-cell>
          <table:table-cell office:value-type="string" table:style-name="ce5">
            <text:p>Construction Survey, Total Construction, Limits to Activity : Financial Constraints, Spain, Percent,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LNQ</text:p>
          </table:table-cell>
          <table:table-cell office:value-type="string" table:style-name="ce4">
            <text:p>ES CONSTRUCTION SURVEY: LIMITS TO ACTIVITY - SPAIN SADJ</text:p>
          </table:table-cell>
          <table:table-cell office:value-type="string" table:style-name="ce5">
            <text:p>Construction Survey, Total Construction, Limits to Activity : None, Spain, Percent, Non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OTQ</text:p>
          </table:table-cell>
          <table:table-cell office:value-type="string" table:style-name="ce4">
            <text:p>ES CONSTRUCTION SURVEY: LIMITS TO ACTIVITY - OTHER, SPAIN SADJ</text:p>
          </table:table-cell>
          <table:table-cell office:value-type="string" table:style-name="ce5">
            <text:p>Construction Survey, Total Construction, Limits to Activity : Other, Spain, Percent, Financial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LBQ</text:p>
          </table:table-cell>
          <table:table-cell office:value-type="string" table:style-name="ce4">
            <text:p>ES CONSTRUCTION SURVEY: LIMITS TO ACTIVITY - LABOUR, SPAIN SADJ</text:p>
          </table:table-cell>
          <table:table-cell office:value-type="string" table:style-name="ce5">
            <text:p>Construction Survey, Total Construction, Limits to Activity : Shortage of Labour, Spain, Percent, Equipment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MTQ</text:p>
          </table:table-cell>
          <table:table-cell office:value-type="string" table:style-name="ce4">
            <text:p>ES CONSTRUCTION SURVEY: LIMITS TO ACTIVITY- MATERIAL, SPAIN SADJ</text:p>
          </table:table-cell>
          <table:table-cell office:value-type="string" table:style-name="ce5">
            <text:p>Construction Survey, Total Construction, Limits to Activity : Shortage of Material and / or Equipment, Spain, Percent, Other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BWQ</text:p>
          </table:table-cell>
          <table:table-cell office:value-type="string" table:style-name="ce4">
            <text:p>ES CONSTRUCTION SURVEY: LIMITS TO ACTIVITY - WEATHER, SPAIN SADJ</text:p>
          </table:table-cell>
          <table:table-cell office:value-type="string" table:style-name="ce5">
            <text:p>Construction Survey, Total Construction, Limits to Activity : Weather Conditions, Spain, Percent, Labour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45.3BSQ</text:p>
          </table:table-cell>
          <table:table-cell office:value-type="string" table:style-name="ce4">
            <text:p>ES CNSTR.: OVERALL - ORD BOOKS SADJ</text:p>
          </table:table-cell>
          <table:table-cell office:value-type="string" table:style-name="ce5">
            <text:p>Construction Survey, Total Construction, Order Books, Business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45.5BSQ</text:p>
          </table:table-cell>
          <table:table-cell office:value-type="string" table:style-name="ce4">
            <text:p>ES CNSTR.: OVERALL - PRICE EXPECT. SADJ</text:p>
          </table:table-cell>
          <table:table-cell office:value-type="string" table:style-name="ce5">
            <text:p>Construction Survey, Total Construction, Price Expectations, Business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45.1BSQ</text:p>
          </table:table-cell>
          <table:table-cell office:value-type="string" table:style-name="ce4">
            <text:p>ES CNSTR.: OVERALL-TREND OF ACTIV COMPARED WITH PRECEDING MTHS</text:p>
          </table:table-cell>
          <table:table-cell office:value-type="string" table:style-name="ce5">
            <text:p>Construction Survey, Total Construction, Trend of Activity Compared With Preceding Months, Business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ECQ</text:p>
          </table:table-cell>
          <table:table-cell office:value-type="string" table:style-name="ce4">
            <text:p>ES CONSUMER SURVEY: ECONOMIC SITUATION LAST 12 MTH. - SPAIN SADJ</text:p>
          </table:table-cell>
          <table:table-cell office:value-type="string" table:style-name="ce5">
            <text:p>Consumer Survey, All Respondents, Total, General Economic Situation Over Last 12 Months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EYQ</text:p>
          </table:table-cell>
          <table:table-cell office:value-type="string" table:style-name="ce4">
            <text:p>ES CONSUMER SURVEY: ECONOMIC SITUATION NEXT 12 MTH. - SPAIN SADJ</text:p>
          </table:table-cell>
          <table:table-cell office:value-type="string" table:style-name="ce5">
            <text:p>Spain, Consumer Survey, All Respondents, Total, General Economic Situation Over Next 12 Months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FNQ</text:p>
          </table:table-cell>
          <table:table-cell office:value-type="string" table:style-name="ce4">
            <text:p>ES CONSUMER SURVEY: FINANCIAL SITUATION LAST 12 MTH.- SPAIN SADJ</text:p>
          </table:table-cell>
          <table:table-cell office:value-type="string" table:style-name="ce5">
            <text:p>Consumer Survey, All Respondents, Total, Financial Situation of Households Over Last 12 Months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FYQ</text:p>
          </table:table-cell>
          <table:table-cell office:value-type="string" table:style-name="ce4">
            <text:p>ES CONSUMER SURVEY: FINANCIAL SITUATION NEXT 12 MTH.- SPAIN SADJ</text:p>
          </table:table-cell>
          <table:table-cell office:value-type="string" table:style-name="ce5">
            <text:p>Consumer Survey, All Respondents, Total, Financial Situation of Households Over Next 12 Months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PCQ</text:p>
          </table:table-cell>
          <table:table-cell office:value-type="string" table:style-name="ce4">
            <text:p>ES CONSUMER SURVEY: MAJOR PURCH.OVER NEXT 12 MONTHS - SPAIN SADJ</text:p>
          </table:table-cell>
          <table:table-cell office:value-type="string" table:style-name="ce5">
            <text:p>Consumer Survey, All Respondents, Total, Major Purchases Over Next 12 Months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MPQ</text:p>
          </table:table-cell>
          <table:table-cell office:value-type="string" table:style-name="ce4">
            <text:p>ES CONSUMER SURVEY: MAJOR PURCHASES AT PRESENT - SPAIN SADJ</text:p>
          </table:table-cell>
          <table:table-cell office:value-type="string" table:style-name="ce5">
            <text:p>Consumer Survey, All Respondents, Total, Major Purchases at Present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FHQ</text:p>
          </table:table-cell>
          <table:table-cell office:value-type="string" table:style-name="ce4">
            <text:p>ES CONSUMER SURVEY: STATEMENT ON FIN.SITUATION OF HOUSEHOLD SADJ</text:p>
          </table:table-cell>
          <table:table-cell office:value-type="string" table:style-name="ce5">
            <text:p>Consumer Survey, All Respondents, Total, Statement On Financial Situation of Household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OT11BQ</text:p>
          </table:table-cell>
          <table:table-cell office:value-type="string" table:style-name="ce4">
            <text:p>ES CONSUMER: ALL RESPONDENTS - SAVINGS NEXT 12M SADJ</text:p>
          </table:table-cell>
          <table:table-cell office:value-type="string" table:style-name="ce5">
            <text:p>Consumer Survey, All Respondents, Total, Savings Over Next 12 Months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OT7BSQ</text:p>
          </table:table-cell>
          <table:table-cell office:value-type="string" table:style-name="ce4">
            <text:p>ES CONSUMER: ALL RESPONDENTS - UNEMPLOYMENT NEXT 12M SADJ</text:p>
          </table:table-cell>
          <table:table-cell office:value-type="string" table:style-name="ce5">
            <text:p>Consumer Survey, All Respondents, Total, Unemployed Over Next 12 Months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OT10BQ</text:p>
          </table:table-cell>
          <table:table-cell office:value-type="string" table:style-name="ce4">
            <text:p>ES CONSUMER: ALL RESPONDENTS - SAVINGS AT PRESENT SADJ</text:p>
          </table:table-cell>
          <table:table-cell office:value-type="string" table:style-name="ce5">
            <text:p>Consumer Survey, All Respondents, Total, Savings at Present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OT5BSQ</text:p>
          </table:table-cell>
          <table:table-cell office:value-type="string" table:style-name="ce4">
            <text:p>ES CONSUMER: ALL RESPONDENTS - PRICE TRENDS LAST 12M SADJ</text:p>
          </table:table-cell>
          <table:table-cell office:value-type="string" table:style-name="ce5">
            <text:p>Consumer Survey, All Respondents, Total, Price Trends Over Last 12 Months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OT6BSQ</text:p>
          </table:table-cell>
          <table:table-cell office:value-type="string" table:style-name="ce4">
            <text:p>ES CONSUMER: ALL RESPONDENTS - PRICE TRENDS NEXT 12M SADJ</text:p>
          </table:table-cell>
          <table:table-cell office:value-type="string" table:style-name="ce5">
            <text:p>Consumer Survey, All Respondents, Total, Price Trends Over Next 12 Months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OTCOFQ</text:p>
          </table:table-cell>
          <table:table-cell office:value-type="string" table:style-name="ce4">
            <text:p>ES CONSUMER CONFIDENCE INDICATOR - SPAIN SADJ</text:p>
          </table:table-cell>
          <table:table-cell office:value-type="string" table:style-name="ce5">
            <text:p>EC Consumer Survey, All Respondents, Total, Consumer Confidence Indicator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TS99BQ</text:p>
          </table:table-cell>
          <table:table-cell office:value-type="string" table:style-name="ce4">
            <text:p>ES SVS.: OVERALL - SVS CONF INDICATOR SADJ</text:p>
          </table:table-cell>
          <table:table-cell office:value-type="string" table:style-name="ce5">
            <text:p>EC Services Survey, Services Survey, Total, Services Confidence Indicator, Business Surveys, Service Sector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56.COBQ</text:p>
          </table:table-cell>
          <table:table-cell office:value-type="string" table:style-name="ce4">
            <text:p>ES SVS.: FOOD &amp; BEVG SVC ACTVS - SVS CONF INDICATOR SADJ</text:p>
          </table:table-cell>
          <table:table-cell office:value-type="string" table:style-name="ce5">
            <text:p>Services Survey, Food and Beverage Service Activities, Services Confidence Indicator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68.COBQ</text:p>
          </table:table-cell>
          <table:table-cell office:value-type="string" table:content-validation-name="val2" table:style-name="ce4">
            <text:p>ES SVS.: RE ACTVS - SVS CONF INDICATOR SADJ</text:p>
          </table:table-cell>
          <table:table-cell office:value-type="string" table:style-name="ce5">
            <text:p>Services Survey, Real Estate Activities, Services Confidence Indicator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TA99BQ</text:p>
          </table:table-cell>
          <table:table-cell office:value-type="string" table:style-name="ce4">
            <text:p>ES IND.: OVERALL - INDL CONF INDICATOR SADJ</text:p>
          </table:table-cell>
          <table:table-cell office:value-type="string" table:style-name="ce5">
            <text:p>EC Industry Survey, Industry Survey, Total Manufacturing, Industrial Confidence Indicator, Business Surveys, Manufacturing Sector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TS99BQ</text:p>
          </table:table-cell>
          <table:table-cell office:value-type="string" table:style-name="ce4">
            <text:p>ES SVS.: OVERALL - SVS CONF INDICATOR SADJ</text:p>
          </table:table-cell>
          <table:table-cell office:value-type="string" table:style-name="ce5">
            <text:p>EC Services Survey, Services Survey, Total, Services Confidence Indicator, Business Surveys, Service Sector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TR99BQ</text:p>
          </table:table-cell>
          <table:table-cell office:value-type="string" table:style-name="ce4">
            <text:p>ES RET.: OVERALL - RET TRD CONF INDICATOR SADJ</text:p>
          </table:table-cell>
          <table:table-cell office:value-type="string" table:style-name="ce5">
            <text:p>Retail Trade Survey, Total, Retail Trade Confidence Indicator, Business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OTCOFQ</text:p>
          </table:table-cell>
          <table:table-cell office:value-type="string" table:style-name="ce4">
            <text:p>ES CONSUMER CONFIDENCE INDICATOR - SPAIN SADJ</text:p>
          </table:table-cell>
          <table:table-cell office:value-type="string" table:style-name="ce5">
            <text:p>EC Consumer Survey, All Respondents, Total, Consumer Confidence Indicator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45.99BQ</text:p>
          </table:table-cell>
          <table:table-cell office:value-type="string" table:style-name="ce4">
            <text:p>ES CNSTR.: OVERALL - CNSTR CONF INDICATOR SADJ</text:p>
          </table:table-cell>
          <table:table-cell office:value-type="string" table:style-name="ce5">
            <text:p>EC Construction Survey, Total Construction, Construction Confidence Indicator, Business Surveys, Construction Sector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ESIG</text:p>
          </table:table-cell>
          <table:table-cell office:value-type="string" table:style-name="ce4">
            <text:p>ES ECONOMIC SENTIMENT INDICATOR VOLA</text:p>
          </table:table-cell>
          <table:table-cell office:value-type="string" table:style-name="ce5">
            <text:p>EC Economic Sentiment Indicator, Economic Sentiment Indicator (ESI), Overall, Economic Sentiment, Spain, SA, Index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EUROPEAN CENTRAL BANK (ECB)</text:p>
          </table:table-cell>
          <table:table-cell office:value-type="string" table:style-name="ce5">
            <text:p>ESPRATE.</text:p>
          </table:table-cell>
          <table:table-cell office:value-type="string" table:style-name="ce4">
            <text:p>ES DISCOUNT RATE/SHORT TERM EURO REPO RATE NADJ</text:p>
          </table:table-cell>
          <table:table-cell office:value-type="string" table:style-name="ce5">
            <text:p>Spain, Policy Rates, Euro Short Term Repo Rate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EUROSTAT</text:p>
          </table:table-cell>
          <table:table-cell office:value-type="string" table:style-name="ce5">
            <text:p>ESES5DLNG</text:p>
          </table:table-cell>
          <table:table-cell office:value-type="string" table:style-name="ce4">
            <text:p>ES BLDG PERMITS,RESL BLDGS,EXC RESIDENCES FOR COMMUNITIES,2015=1</text:p>
          </table:table-cell>
          <table:table-cell office:value-type="string" table:style-name="ce5">
            <text:p>Spain, Building Permits - Index, Building Permits - Monthly Data - Index (Nace Rev 2), Building Permits - Number of Dwellings, Residential Buildings, Except Residences For Communities, Constant Price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FOTOCASA, SPAIN</text:p>
          </table:table-cell>
          <table:table-cell office:value-type="string" table:style-name="ce5">
            <text:p>ESFCHOUSA</text:p>
          </table:table-cell>
          <table:table-cell office:value-type="string" table:style-name="ce4">
            <text:p>ES FOTOCASA AVERAGE SECOND-HAND HOUSE PRICES CURN</text:p>
          </table:table-cell>
          <table:table-cell office:value-type="string" table:style-name="ce5">
            <text:p>Spain, Fotocasa, Average Second-Hand House Prices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FOTOCASA, SPAIN</text:p>
          </table:table-cell>
          <table:table-cell office:value-type="string" table:style-name="ce5">
            <text:p>ESFCHOUPF</text:p>
          </table:table-cell>
          <table:table-cell office:value-type="string" table:style-name="ce4">
            <text:p>ES FOTOCASA REAL ESTATE PRICE INDEX NADJ</text:p>
          </table:table-cell>
          <table:table-cell office:value-type="string" table:style-name="ce5">
            <text:p>Spain, Fotocasa, Real Estate Price Index, Index, 2005M1 = 10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INEM, SPAIN</text:p>
          </table:table-cell>
          <table:table-cell office:value-type="string" table:style-name="ce5">
            <text:p>ESVACTOTP</text:p>
          </table:table-cell>
          <table:table-cell office:value-type="string" table:style-name="ce4">
            <text:p>ES JOB VACANCIES $METHODOLOGY BREAK FROM MAY 2005! VOLN</text:p>
          </table:table-cell>
          <table:table-cell office:value-type="string" table:style-name="ce5">
            <text:p>Spain, Job Vacancies [methodology Break From May 2005]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INEM, SPAIN</text:p>
          </table:table-cell>
          <table:table-cell office:value-type="string" table:style-name="ce5">
            <text:p>ESSOS557O</text:p>
          </table:table-cell>
          <table:table-cell office:value-type="string" table:style-name="ce4">
            <text:p>ES WORKERS ON LABOUR REGISTER AFFILIATED TO SOCIAL SECURITY VOLA</text:p>
          </table:table-cell>
          <table:table-cell office:value-type="string" table:style-name="ce5">
            <text:p>Spain, Labour Market N I E, Workers Affiliated to the Social Security System, All Sectors, Total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INEM, SPAIN</text:p>
          </table:table-cell>
          <table:table-cell office:value-type="string" table:style-name="ce5">
            <text:p>ESBEN552P</text:p>
          </table:table-cell>
          <table:table-cell office:value-type="string" table:style-name="ce4">
            <text:p>ES CONTRIBUTORY BENEFITS FOR TOTAL UNEMPLOYMENT RECIPIENTS VOLN</text:p>
          </table:table-cell>
          <table:table-cell office:value-type="string" table:style-name="ce5">
            <text:p>Spain, Unemployed, Benefit Recipients, Contributory Benefits, Total Unemployed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INEM, SPAIN</text:p>
          </table:table-cell>
          <table:table-cell office:value-type="string" table:style-name="ce5">
            <text:p>ESBEN553P</text:p>
          </table:table-cell>
          <table:table-cell office:value-type="string" table:style-name="ce4">
            <text:p>ES CONTRIBUTORY BENEFIT FOR PARTIAL UNEMPLOYMENT RECIPIENTS VOLN</text:p>
          </table:table-cell>
          <table:table-cell office:value-type="string" table:style-name="ce5">
            <text:p>Spain, Unemployed, Benefit Recipients, Contributory Benefits, Part-Time Unemployed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number-rows-repeated="2" table:style-name="ro1">
          <table:table-cell office:value-type="string" table:style-name="ce3">
            <text:p>INEM, SPAIN</text:p>
          </table:table-cell>
          <table:table-cell office:value-type="string" table:style-name="ce5">
            <text:p>ESTEMCONP</text:p>
          </table:table-cell>
          <table:table-cell office:value-type="string" table:style-name="ce4">
            <text:p>ES EMPLOYMENT REGISTERED CONTRACTS - TEMPORARY VOLN</text:p>
          </table:table-cell>
          <table:table-cell office:value-type="string" table:style-name="ce5">
            <text:p>Spain, Employment, by Type of Contract, Registered Temporary Contract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AIN ECONOMIC INDICATORS,COPYRIGHT OECD</text:p>
          </table:table-cell>
          <table:table-cell office:value-type="string" table:style-name="ce5">
            <text:p>ESCYLEADT</text:p>
          </table:table-cell>
          <table:table-cell office:value-type="string" table:style-name="ce5">
            <text:p>ES COMPOSITE LEADING INDICATOR - TREND RESTORED SADJ</text:p>
          </table:table-cell>
          <table:table-cell office:value-type="string" table:style-name="ce5">
            <text:p>Spain, Composite Leading Indicator - Trend Restored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number-rows-repeated="2" table:style-name="ro1">
          <table:table-cell office:value-type="string" table:style-name="ce3">
            <text:p>MAIN ECONOMIC INDICATORS,COPYRIGHT OECD</text:p>
          </table:table-cell>
          <table:table-cell office:value-type="string" table:style-name="ce5">
            <text:p>ESUN%TOTQ</text:p>
          </table:table-cell>
          <table:table-cell office:value-type="string" table:style-name="ce4">
            <text:p>ES UNEMPLOYMENT RATE: REGISTERED SADJ</text:p>
          </table:table-cell>
          <table:table-cell office:value-type="string" table:style-name="ce5">
            <text:p>Spain, Unemployed Rate, Registered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AIN ECONOMIC INDICATORS,COPYRIGHT OECD</text:p>
          </table:table-cell>
          <table:table-cell office:value-type="string" table:style-name="ce5">
            <text:p>ESCYCLEAD</text:p>
          </table:table-cell>
          <table:table-cell office:value-type="string" table:style-name="ce4">
            <text:p>ES COMPOSITE LEADING INDICATOR - AMPLITUDE ADJUSTED SADJ</text:p>
          </table:table-cell>
          <table:table-cell office:value-type="string" table:style-name="ce5">
            <text:p>Spain, Composite Leading Indicators, Amplitude Adjusted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AIN ECONOMIC INDICATORS,COPYRIGHT OECD</text:p>
          </table:table-cell>
          <table:table-cell office:value-type="string" table:style-name="ce5">
            <text:p>ESOSLI12Q</text:p>
          </table:table-cell>
          <table:table-cell office:value-type="string" table:style-name="ce4">
            <text:p>ES PASSENGER CAR REGISTRATIONS SADJ</text:p>
          </table:table-cell>
          <table:table-cell office:value-type="string" table:style-name="ce5">
            <text:p>Spain, Retail Trade, Car Registration, Passenger Cars, Passenger Car Registrations, SA, Change Period Over Period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AIN ECONOMIC INDICATORS,COPYRIGHT OECD</text:p>
          </table:table-cell>
          <table:table-cell office:value-type="string" table:style-name="ce5">
            <text:p>ESMSL018Q</text:p>
          </table:table-cell>
          <table:table-cell office:value-type="string" table:style-name="ce4">
            <text:p>ES PASSENGER CAR REGISTRATIONS SADJ</text:p>
          </table:table-cell>
          <table:table-cell office:value-type="string" table:style-name="ce5">
            <text:p>Spain, Retail Trade, Car Registration, Passenger Car Registrations, SA, Change y/y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AIN ECONOMIC INDICATORS,COPYRIGHT OECD</text:p>
          </table:table-cell>
          <table:table-cell office:value-type="string" table:style-name="ce5">
            <text:p>ESML2013Q</text:p>
          </table:table-cell>
          <table:table-cell office:value-type="string" table:style-name="ce4">
            <text:p>ES CLI MFG - RATE OF CAPACITY UTILISATION (NORMALISED) SADJ</text:p>
          </table:table-cell>
          <table:table-cell office:value-type="string" table:style-name="ce5">
            <text:p>Spain, Component Series, Capacity Utilisation, Normalised, CLI Manufacturing - Rate of Capacity Utilisation (Normalised), SA, Euro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AIN ECONOMIC INDICATORS,COPYRIGHT OECD</text:p>
          </table:table-cell>
          <table:table-cell office:value-type="string" table:style-name="ce5">
            <text:p>ESOODI15P</text:p>
          </table:table-cell>
          <table:table-cell office:value-type="string" table:style-name="ce4">
            <text:p>ES PERMITS ISSUED FOR DWELLINGS VOLN</text:p>
          </table:table-cell>
          <table:table-cell office:value-type="string" table:style-name="ce5">
            <text:p>Spain, Construction, Permits Issued, Dwellings, Residential Buildings, Permits Issued For Dwellings, Euro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AIN ECONOMIC INDICATORS,COPYRIGHT OECD</text:p>
          </table:table-cell>
          <table:table-cell office:value-type="string" table:style-name="ce5">
            <text:p>ESCYCLEAD</text:p>
          </table:table-cell>
          <table:table-cell office:value-type="string" table:style-name="ce4">
            <text:p>ES COMPOSITE LEADING INDICATOR - AMPLITUDE ADJUSTED SADJ</text:p>
          </table:table-cell>
          <table:table-cell office:value-type="string" table:style-name="ce5">
            <text:p>Spain, Composite Leading Indicators, Amplitude Adjusted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AIN ECONOMIC INDICATORS,COPYRIGHT OECD</text:p>
          </table:table-cell>
          <table:table-cell office:value-type="string" table:style-name="ce5">
            <text:p>ESCYLEADT</text:p>
          </table:table-cell>
          <table:table-cell office:value-type="string" table:style-name="ce4">
            <text:p>ES COMPOSITE LEADING INDICATOR - TREND RESTORED SADJ</text:p>
          </table:table-cell>
          <table:table-cell office:value-type="string" table:style-name="ce5">
            <text:p>Spain, Composite Leading Indicator - Trend Restored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HOUSING, SPAIN</text:p>
          </table:table-cell>
          <table:table-cell office:value-type="string" table:style-name="ce5">
            <text:p>ESHOUSE.P</text:p>
          </table:table-cell>
          <table:table-cell office:value-type="string" table:style-name="ce4">
            <text:p>ES HOUSES CONSTRUCTION COMMENCED(METHODOLOGY BREAK APRIL '19)</text:p>
          </table:table-cell>
          <table:table-cell office:value-type="string" table:style-name="ce5">
            <text:p>Spain, Housing Starts, Total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HOUSING, SPAIN</text:p>
          </table:table-cell>
          <table:table-cell office:value-type="string" table:style-name="ce5">
            <text:p>ESBAH425P</text:p>
          </table:table-cell>
          <table:table-cell office:value-type="string" table:style-name="ce4">
            <text:p>ES HOUSING STARTS - GOVERNMENT BACKED HOUSING VOLN</text:p>
          </table:table-cell>
          <table:table-cell office:value-type="string" table:style-name="ce5">
            <text:p>Spain, Housing Starts, Subsidised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number-rows-repeated="2"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CNFBUSG</text:p>
          </table:table-cell>
          <table:table-cell office:value-type="string" table:style-name="ce4">
            <text:p>ES ECONOMIC SENTIMENT INDICATOR VOLA</text:p>
          </table:table-cell>
          <table:table-cell office:value-type="string" table:style-name="ce5">
            <text:p>Spain, Business Surveys, Industry Sector, Total, Confidence Indicator, SA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CNFPR</text:p>
          </table:table-cell>
          <table:table-cell office:value-type="string" table:style-name="ce4">
            <text:p>ES INDUSTRY SECTOR: CONSUMER GOODS - FINISHED PRODUCTS NADJ</text:p>
          </table:table-cell>
          <table:table-cell office:value-type="string" table:style-name="ce5">
            <text:p>Spain, Business Surveys, Industry Sector, Consumer Goods, Stocks of Finished Product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CNTPR</text:p>
          </table:table-cell>
          <table:table-cell office:value-type="string" table:style-name="ce4">
            <text:p>ES INDUSTRY SECTOR: CONSUMER GOODS - EXPECTED TREND, PRICE NADJ</text:p>
          </table:table-cell>
          <table:table-cell office:value-type="string" table:style-name="ce5">
            <text:p>Spain, Business Surveys, Industry Sector, Consumer Goods, Expected Trend in Price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INETR</text:p>
          </table:table-cell>
          <table:table-cell office:value-type="string" table:style-name="ce4">
            <text:p>ES INDUSTRY SECTOR: INTERMEDIATE GOODS-EXPECTED TREND,PRICE NADJ</text:p>
          </table:table-cell>
          <table:table-cell office:value-type="string" table:style-name="ce5">
            <text:p>Spain, Business Surveys, Industry Sector, Intermediate Goods, Expected Trend in Price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INFPR</text:p>
          </table:table-cell>
          <table:table-cell office:value-type="string" table:style-name="ce4">
            <text:p>ES INDUSTRY SECTOR: INTERMEDIATE GOODS - FINISHED PRODUCTS NADJ</text:p>
          </table:table-cell>
          <table:table-cell office:value-type="string" table:style-name="ce5">
            <text:p>Spain, Business Surveys, Industry Sector, Intermediate Goods, Stocks of Finished Product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IVETR</text:p>
          </table:table-cell>
          <table:table-cell office:value-type="string" table:style-name="ce4">
            <text:p>ES INDUSTRY SECTOR: INVESTMENT GOODS- EXPECTED TREND, PRICE NADJ</text:p>
          </table:table-cell>
          <table:table-cell office:value-type="string" table:style-name="ce5">
            <text:p>Spain, Business Surveys, Industry Sector, Investment Goods, Expected Trend in Price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IVFPR</text:p>
          </table:table-cell>
          <table:table-cell office:value-type="string" table:style-name="ce4">
            <text:p>ES INDUSTRY SECTOR: INVESTMENT GOODS - FINISHED PRODUCTS NADJ</text:p>
          </table:table-cell>
          <table:table-cell office:value-type="string" table:style-name="ce5">
            <text:p>Spain, Business Surveys, Industry Sector, Investment Goods, Stocks of Finished Product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XCICR</text:p>
          </table:table-cell>
          <table:table-cell office:value-type="string" table:style-name="ce4">
            <text:p>#ERROR</text:p>
          </table:table-cell>
          <table:table-cell office:value-type="string" table:style-name="ce5">
            <text:p>Spain, Business Surveys, Industry Sector, Total ex Construction, Installed Capacity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XCLCR</text:p>
          </table:table-cell>
          <table:table-cell office:value-type="string" table:style-name="ce4">
            <text:p>#ERROR</text:p>
          </table:table-cell>
          <table:table-cell office:value-type="string" table:style-name="ce5">
            <text:p>Spain, Business Surveys, Industry Sector, Total ex Construction, Production Limiting Factor, Cash Flow Difficultie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XCLLR</text:p>
          </table:table-cell>
          <table:table-cell office:value-type="string" table:style-name="ce4">
            <text:p>#ERROR</text:p>
          </table:table-cell>
          <table:table-cell office:value-type="string" table:style-name="ce5">
            <text:p>Spain, Business Surveys, Industry Sector, Total ex Construction, Production Limiting Factor, Labour Shortage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XCLNR</text:p>
          </table:table-cell>
          <table:table-cell office:value-type="string" table:style-name="ce4">
            <text:p>#ERROR</text:p>
          </table:table-cell>
          <table:table-cell office:value-type="string" table:style-name="ce5">
            <text:p>Spain, Business Surveys, Industry Sector, Total ex Construction, Production Limiting Factor, None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XCLOR</text:p>
          </table:table-cell>
          <table:table-cell office:value-type="string" table:style-name="ce4">
            <text:p>#ERROR</text:p>
          </table:table-cell>
          <table:table-cell office:value-type="string" table:style-name="ce5">
            <text:p>Spain, Business Surveys, Industry Sector, Total ex Construction, Production Limiting Factor, Other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PRETR</text:p>
          </table:table-cell>
          <table:table-cell office:value-type="string" table:style-name="ce4">
            <text:p>ES INDUSTRY SECTOR - PRICE EXPECTED TREND NADJ</text:p>
          </table:table-cell>
          <table:table-cell office:value-type="string" table:style-name="ce5">
            <text:p>Spain, Business Surveys, Industry Sector, Total, Expected Trend in Price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ETEMR</text:p>
          </table:table-cell>
          <table:table-cell office:value-type="string" table:style-name="ce4">
            <text:p>ES INDUSTRY SECTOR: EXPECTED TREND - EMPLOYMENT NADJ</text:p>
          </table:table-cell>
          <table:table-cell office:value-type="string" table:style-name="ce5">
            <text:p>Spain, Business Surveys, Industry Sector, Total, Expected Trend in Employment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CONICNQ</text:p>
          </table:table-cell>
          <table:table-cell office:value-type="string" table:style-name="ce4">
            <text:p>ES CONFIDENCE INDICATOR - CONSUMER GOODS SADJ</text:p>
          </table:table-cell>
          <table:table-cell office:value-type="string" table:style-name="ce5">
            <text:p>Spain, Business Surveys, Industry Sector, Consumer Goods, Confidence Indicator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CONINTQ</text:p>
          </table:table-cell>
          <table:table-cell office:value-type="string" table:style-name="ce4">
            <text:p>ES CONFIDENCE INDICATOR - INTERMEDIATE GOODS SADJ</text:p>
          </table:table-cell>
          <table:table-cell office:value-type="string" table:style-name="ce5">
            <text:p>Spain, Business Surveys, Industry Sector, Intermediate Goods, Confidence Indicator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CONINVQ</text:p>
          </table:table-cell>
          <table:table-cell office:value-type="string" table:style-name="ce4">
            <text:p>ES CONFIDENCE INDICATOR - INVESTMENT GOODS SADJ</text:p>
          </table:table-cell>
          <table:table-cell office:value-type="string" table:style-name="ce5">
            <text:p>Spain, Business Surveys, Industry Sector, Investment Goods, Confidence Indicator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ETPDQ</text:p>
          </table:table-cell>
          <table:table-cell office:value-type="string" table:style-name="ce4">
            <text:p>ES INDUSTRY SECTOR: EXPECTED TREND - PRODUCTION SADJ</text:p>
          </table:table-cell>
          <table:table-cell office:value-type="string" table:style-name="ce5">
            <text:p>Spain, Business Surveys, Industry Sector, Total, Expected Trend in Production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FNPRQ</text:p>
          </table:table-cell>
          <table:table-cell office:value-type="string" table:style-name="ce4">
            <text:p>ES INDUSTRY SECTOR - FINISHED PRODUCTS SADJ</text:p>
          </table:table-cell>
          <table:table-cell office:value-type="string" table:style-name="ce5">
            <text:p>Spain, Business Surveys, Industry Sector, Total, Stocks of Finished Products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OBLINDQ</text:p>
          </table:table-cell>
          <table:table-cell office:value-type="string" table:style-name="ce4">
            <text:p>ES ORDER BOOK LEVEL: INDUSTRY SADJ</text:p>
          </table:table-cell>
          <table:table-cell office:value-type="string" table:style-name="ce5">
            <text:p>Spain, Business Surveys, Industry Sector, Total, Order Books, Total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EXPGDSC</text:p>
          </table:table-cell>
          <table:table-cell office:value-type="string" table:style-name="ce5">
            <text:p>ES EXPORTS CONN</text:p>
          </table:table-cell>
          <table:table-cell office:value-type="string" table:style-name="ce5">
            <text:p>Spain, Exports, Total, Constant Prices, Euro, 2005 Prices</text:p>
          </table:table-cell>
          <table:table-cell office:value-type="string" table:style-name="ce5">
            <text:p>Consta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IMPGDSC</text:p>
          </table:table-cell>
          <table:table-cell office:value-type="string" table:style-name="ce5">
            <text:p>ES IMPORTS CONN</text:p>
          </table:table-cell>
          <table:table-cell office:value-type="string" table:style-name="ce5">
            <text:p>Spain, Imports, Total, Constant Prices, Euro, 2005 Prices</text:p>
          </table:table-cell>
          <table:table-cell office:value-type="string" table:style-name="ce5">
            <text:p>Consta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VISGDSA</text:p>
          </table:table-cell>
          <table:table-cell office:value-type="string" table:style-name="ce4">
            <text:p>ES VISIBLE TRADE BALANCE CURN</text:p>
          </table:table-cell>
          <table:table-cell office:value-type="string" table:style-name="ce5">
            <text:p>Spain, Trade Balance, Total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INTER3</text:p>
          </table:table-cell>
          <table:table-cell office:value-type="string" table:style-name="ce4">
            <text:p>ES INTERBANK RATE - 3 MONTH (WEIGHTED AVERAGE, EP) NADJ</text:p>
          </table:table-cell>
          <table:table-cell office:value-type="string" table:style-name="ce5">
            <text:p>Spain, Interbank Rate - 3 Month (Weighted Average, EP)<text:s/>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SHRPRCF</text:p>
          </table:table-cell>
          <table:table-cell office:value-type="string" table:style-name="ce4">
            <text:p>ES MADRID S.E - GENERAL INDEX NADJ</text:p>
          </table:table-cell>
          <table:table-cell office:value-type="string" table:style-name="ce5">
            <text:p>Spain, Madrid S E - General Index, Index, 1985DEC31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GOVBALA</text:p>
          </table:table-cell>
          <table:table-cell office:value-type="string" table:style-name="ce4">
            <text:p>ES GOVERNMENT DEFICIT(-)OR SURPLUS(CMLV)(METHO BREAK 01 2012)</text:p>
          </table:table-cell>
          <table:table-cell office:value-type="string" table:style-name="ce5">
            <text:p>Spain, Central Government Deficit / Surplus, Cumulative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CAR...O</text:p>
          </table:table-cell>
          <table:table-cell office:value-type="string" table:style-name="ce4">
            <text:p>ES REGISTRATIONS: PASSENGER CAR (SUSP.) VOLA</text:p>
          </table:table-cell>
          <table:table-cell office:value-type="string" table:style-name="ce5">
            <text:p>Spain, Registrations, Passenger Car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UNPTOTO</text:p>
          </table:table-cell>
          <table:table-cell office:value-type="string" table:style-name="ce4">
            <text:p>ES UNEMPLOYMENT: REGISTERED (METHODOLOGY CHANGE FROM 2001) VOLA</text:p>
          </table:table-cell>
          <table:table-cell office:value-type="string" table:style-name="ce5">
            <text:p>Spain, Unemployed, Registered (Methodology Change From 2001)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UNPTOTP</text:p>
          </table:table-cell>
          <table:table-cell office:value-type="string" table:style-name="ce4">
            <text:p>ES UNEMPLOYMENT: REGISTERED (METHODOLOGY CHANGE FROM 2001) VOLN</text:p>
          </table:table-cell>
          <table:table-cell office:value-type="string" table:style-name="ce5">
            <text:p>Spain, Unemployed, Registered (Methodology Change From 2001)<text:s/>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WAGES.F</text:p>
          </table:table-cell>
          <table:table-cell office:value-type="string" table:style-name="ce4">
            <text:p>ES WAGES: INCOME INDICATOR VOLN</text:p>
          </table:table-cell>
          <table:table-cell office:value-type="string" table:style-name="ce5">
            <text:p>Spain, Earnings, Real, Total, Index, 2016 = 100</text:p>
          </table:table-cell>
          <table:table-cell office:value-type="string" table:style-name="ce5">
            <text:p>Volum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EXPPRCF</text:p>
          </table:table-cell>
          <table:table-cell office:value-type="string" table:style-name="ce4">
            <text:p>ES EXPORT UNIT VALUE INDEX NADJ</text:p>
          </table:table-cell>
          <table:table-cell office:value-type="string" table:style-name="ce5">
            <text:p>Spain, Exports, Unit Value Index, Total, Index, 200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IMPPRCF</text:p>
          </table:table-cell>
          <table:table-cell office:value-type="string" table:style-name="ce4">
            <text:p>ES IMPORT UNIT VALUE INDEX NADJ</text:p>
          </table:table-cell>
          <table:table-cell office:value-type="string" table:style-name="ce5">
            <text:p>Spain, Imports, Unit Value Index, Total, Index, 200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TOTPRCF</text:p>
          </table:table-cell>
          <table:table-cell office:value-type="string" table:style-name="ce4">
            <text:p>ES TERMS OF TRADE NADJ</text:p>
          </table:table-cell>
          <table:table-cell office:value-type="string" table:style-name="ce5">
            <text:p>Spain, Terms of Trade, Index, 200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EXPGD%A</text:p>
          </table:table-cell>
          <table:table-cell office:value-type="string" table:style-name="ce4">
            <text:p>ES EXPORTS (%YOY) CURN</text:p>
          </table:table-cell>
          <table:table-cell office:value-type="string" table:style-name="ce5">
            <text:p>Spain, Exports (Percent Change Year Over Year)<text:s/>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EXPGD%C</text:p>
          </table:table-cell>
          <table:table-cell office:value-type="string" table:style-name="ce4">
            <text:p>ES EXPORTS (%YOY) CONN</text:p>
          </table:table-cell>
          <table:table-cell office:value-type="string" table:style-name="ce5">
            <text:p>Spain, Exports (Percent Change Year Over Year), 2005 Prices</text:p>
          </table:table-cell>
          <table:table-cell office:value-type="string" table:style-name="ce5">
            <text:p>Consta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IMPGD%A</text:p>
          </table:table-cell>
          <table:table-cell office:value-type="string" table:style-name="ce4">
            <text:p>ES IMPORTS (%YOY) CURN</text:p>
          </table:table-cell>
          <table:table-cell office:value-type="string" table:style-name="ce5">
            <text:p>Spain, Imports (Percent Change Year Over Year)<text:s/>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IMPGD%C</text:p>
          </table:table-cell>
          <table:table-cell office:value-type="string" table:style-name="ce4">
            <text:p>ES IMPORTS (%YOY) CONN</text:p>
          </table:table-cell>
          <table:table-cell office:value-type="string" table:style-name="ce5">
            <text:p>Spain, Imports (Percent Change Year Over Year), 2005 Prices</text:p>
          </table:table-cell>
          <table:table-cell office:value-type="string" table:style-name="ce5">
            <text:p>Consta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HOUSNTP</text:p>
          </table:table-cell>
          <table:table-cell office:value-type="string" table:style-name="ce4">
            <text:p>ES HOUSING AUTHORIZED, NOT STARTED VOLN</text:p>
          </table:table-cell>
          <table:table-cell office:value-type="string" table:style-name="ce5">
            <text:p>Spain, Housing Authorized, Not Started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UNPAGRO</text:p>
          </table:table-cell>
          <table:table-cell office:value-type="string" table:style-name="ce4">
            <text:p>ES UNEMPLOYMENT: REGISTERED - AGRICULTURE (SISPE) VOLA</text:p>
          </table:table-cell>
          <table:table-cell office:value-type="string" table:style-name="ce5">
            <text:p>Spain, Unemployed, by Sector, Agriculture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UNPINDO</text:p>
          </table:table-cell>
          <table:table-cell office:value-type="string" table:style-name="ce4">
            <text:p>ES UNEMPLOYMENT: REGISTERED - INDUSTRY (SISPE) VOLA</text:p>
          </table:table-cell>
          <table:table-cell office:value-type="string" table:style-name="ce5">
            <text:p>Spain, Unemployed, by Sector, Industry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UNPCN.O</text:p>
          </table:table-cell>
          <table:table-cell office:value-type="string" table:style-name="ce4">
            <text:p>ES UNEMPLOYMENT: REGISTERED - CONSTRUCTION (SISPE) VOLA</text:p>
          </table:table-cell>
          <table:table-cell office:value-type="string" table:style-name="ce5">
            <text:p>Spain, Unemployed, by Sector, Construction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UNPSVSO</text:p>
          </table:table-cell>
          <table:table-cell office:value-type="string" table:style-name="ce4">
            <text:p>ES UNEMPLOYMENT: REGISTERED - SERVICES (SISPE) VOLA</text:p>
          </table:table-cell>
          <table:table-cell office:value-type="string" table:style-name="ce5">
            <text:p>Spain, Unemployed, by Sector, Services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UNPWPEO</text:p>
          </table:table-cell>
          <table:table-cell office:value-type="string" table:style-name="ce4">
            <text:p>ES UNEMPLOYMENT: REGISTERED-WITHOUT PREVIOUS EMPLMT.(SISPE) VOLA</text:p>
          </table:table-cell>
          <table:table-cell office:value-type="string" table:style-name="ce5">
            <text:p>Spain, Unemployed, by Status, Without Prior Employment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UNPTOTO</text:p>
          </table:table-cell>
          <table:table-cell office:value-type="string" table:style-name="ce4">
            <text:p>ES UNEMPLOYMENT: REGISTERED (METHODOLOGY CHANGE FROM 2001) VOLA</text:p>
          </table:table-cell>
          <table:table-cell office:value-type="string" table:style-name="ce5">
            <text:p>Spain, Unemployed, Registered (Methodology Change From 2001)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WSSSMAO</text:p>
          </table:table-cell>
          <table:table-cell office:value-type="string" table:style-name="ce4">
            <text:p>ES WORKERS IN THE SOCIAL SECURITY SYSTEM (MO.AVG.) VOLA</text:p>
          </table:table-cell>
          <table:table-cell office:value-type="string" table:style-name="ce5">
            <text:p>Spain, Labour Market N I E, Workers Affiliated to the Social Security System, Total, Monthly Average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WSSAGRO</text:p>
          </table:table-cell>
          <table:table-cell office:value-type="string" table:style-name="ce4">
            <text:p>ES WORKERS IN THE SOCIAL SECURITY SYSTEM-AGRICULTURE(MO.AVG VOLA</text:p>
          </table:table-cell>
          <table:table-cell office:value-type="string" table:style-name="ce5">
            <text:p>Spain, Labour Market N I E, Workers Affiliated to the Social Security System, Farm Sector Employees, Monthly Average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WSSCONO</text:p>
          </table:table-cell>
          <table:table-cell office:value-type="string" table:style-name="ce4">
            <text:p>ES WORKERS IN THE SOCIAL SECURITY SYSTEM-CONSTRUCTION(MO.AV VOLA</text:p>
          </table:table-cell>
          <table:table-cell office:value-type="string" table:style-name="ce5">
            <text:p>Spain, Labour Market N I E, Workers Affiliated to the Social Security System, Construction Employees, Monthly Average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WSSINDO</text:p>
          </table:table-cell>
          <table:table-cell office:value-type="string" table:style-name="ce4">
            <text:p>ES WORKERS IN THE SOCIAL SECURITY SYSTEM-INDUSTRY (MO.AVG.) VOLA</text:p>
          </table:table-cell>
          <table:table-cell office:value-type="string" table:style-name="ce5">
            <text:p>Spain, Labour Market N I E, Workers Affiliated to the Social Security System, Industry Employees, Monthly Average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CNFCONQ</text:p>
          </table:table-cell>
          <table:table-cell office:value-type="string" table:style-name="ce4">
            <text:p>ES INDICATOR OF CONSUMER CONFIDENCE SADJ</text:p>
          </table:table-cell>
          <table:table-cell office:value-type="string" table:style-name="ce5">
            <text:p>Spain, Consumer Surveys, Indicator of Consumer Confide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table:style-name="ce5"/>
          <table:table-cell office:value-type="string" table:style-name="ce4">
            <text:p>ES WAGES: INCOME INDICATOR VOLN</text:p>
          </table:table-cell>
          <table:table-cell office:value-type="string" table:style-name="ce5">
            <text:p>Spain, Earnings, Real, Total, Index, 2016 = 100</text:p>
          </table:table-cell>
          <table:table-cell office:value-type="string" table:style-name="ce5">
            <text:p>Volum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table:style-name="ce5"/>
          <table:table-cell office:value-type="string" table:style-name="ce4">
            <text:p>ES WAGES: INCREASES-REGISTERED IN COLLECTIVE BARGAINING(CMLV)</text:p>
          </table:table-cell>
          <table:table-cell office:value-type="string" table:style-name="ce5">
            <text:p>Spain, Wage Agreements, Agreed Wage Increase, Total, Cumulative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table:style-name="ce5"/>
          <table:table-cell office:value-type="string" table:style-name="ce4">
            <text:p>ES WAGES: INCREASES - NEGOTIATED IN SECTOR AGREEMENTS NADJ</text:p>
          </table:table-cell>
          <table:table-cell office:value-type="string" table:style-name="ce5">
            <text:p>Spain, Wages : Increases - Negotiated in Sector Agreement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table:style-name="ce5"/>
          <table:table-cell office:value-type="string" table:style-name="ce4">
            <text:p>ES WAGES: INCREASES - NEGOTIATED IN BUSINESS AGREEMENTS NADJ</text:p>
          </table:table-cell>
          <table:table-cell office:value-type="string" table:style-name="ce5">
            <text:p>Spain, Wages : Increases - Negotiated in Business Agreement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table:style-name="ce5"/>
          <table:table-cell office:value-type="string" table:style-name="ce4">
            <text:p>ES WAGES: INCREASES - AGRICULTURE (CMLV) CURN</text:p>
          </table:table-cell>
          <table:table-cell office:value-type="string" table:style-name="ce5">
            <text:p>Spain, Wage Agreements, Agreed Wage Increase, Agriculture, Cumulative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table:style-name="ce5"/>
          <table:table-cell office:value-type="string" table:style-name="ce4">
            <text:p>ES WAGES: INCREASES - CONSTRUCTION (CMLV) CURN</text:p>
          </table:table-cell>
          <table:table-cell office:value-type="string" table:style-name="ce5">
            <text:p>Spain, Wage Agreements, Agreed Wage Increase, Construction, Cumulative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table:style-name="ce5"/>
          <table:table-cell office:value-type="string" table:style-name="ce4">
            <text:p>ES WAGES: INCREASES - INDUSTRY (CMLV) CURN</text:p>
          </table:table-cell>
          <table:table-cell office:value-type="string" table:style-name="ce5">
            <text:p>Spain, Wage Agreements, Agreed Wage Increase, Industry, Cumulative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table:style-name="ce5"/>
          <table:table-cell office:value-type="string" table:style-name="ce4">
            <text:p>ES WAGES: AGREED WAGE INCREASE - SERVICES (CMLV) NADJ</text:p>
          </table:table-cell>
          <table:table-cell office:value-type="string" table:style-name="ce5">
            <text:p>Spain, Wage Agreements, Agreed Wage Increase, Services, Cumulative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table:style-name="ce5"/>
          <table:table-cell office:value-type="string" table:style-name="ce4">
            <text:p>ES WAGE AGREED INDEX - COLLECTIVE AGREEMENT(DISC.) NADJ</text:p>
          </table:table-cell>
          <table:table-cell office:value-type="string" table:style-name="ce5">
            <text:p>Spain, Discontinued, Wage Agreed Index - Collective Agreement, Index, 1981M1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WORK &amp; SOCIAL AFFAIRS, SPAIN</text:p>
          </table:table-cell>
          <table:table-cell office:value-type="string" table:style-name="ce5">
            <text:p>ESUNEW..P</text:p>
          </table:table-cell>
          <table:table-cell office:value-type="string" table:style-name="ce4">
            <text:p>ES UNEMPLOYMENT BENEFITS RECIPIENTS: WELFARE VOLN</text:p>
          </table:table-cell>
          <table:table-cell office:value-type="string" table:style-name="ce5">
            <text:p>Spain, Unemployed Benefits Recipients : Welfare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WORK &amp; SOCIAL AFFAIRS, SPAIN</text:p>
          </table:table-cell>
          <table:table-cell office:value-type="string" table:style-name="ce5">
            <text:p>ESUNEBENP</text:p>
          </table:table-cell>
          <table:table-cell office:value-type="string" table:style-name="ce4">
            <text:p>ES UNEMPLOYMENT BENEFITS RECIPIENTS VOLN</text:p>
          </table:table-cell>
          <table:table-cell office:value-type="string" table:style-name="ce5">
            <text:p>Spain, Unemployed Benefits Recipients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WORK &amp; SOCIAL AFFAIRS, SPAIN</text:p>
          </table:table-cell>
          <table:table-cell office:value-type="string" table:style-name="ce5">
            <text:p>ESTOU207P</text:p>
          </table:table-cell>
          <table:table-cell office:value-type="string" table:style-name="ce4">
            <text:p>ES CONTRIBUTORY TOTAL UNEMPLOYMENT &amp; WELFARE RECIPIENTS VOLN</text:p>
          </table:table-cell>
          <table:table-cell office:value-type="string" table:style-name="ce5">
            <text:p>Spain, Contributory Total Unemployed and Welfare Recipients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RETTOTE</text:p>
          </table:table-cell>
          <table:table-cell office:value-type="string" table:style-name="ce4">
            <text:p>ES RETAIL SALES EXCLUDING SERVICE STATION (WDA) SADJ</text:p>
          </table:table-cell>
          <table:table-cell office:value-type="string" table:style-name="ce5">
            <text:p>Spain, Retail Sales, Turnover, Total Excluding Service Stations, Current Prices, Calendar Adjusted, SA, Index, 2021 = 100</text:p>
          </table:table-cell>
          <table:table-cell office:value-type="string" table:style-name="ce5">
            <text:p>Pric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RETTOTF</text:p>
          </table:table-cell>
          <table:table-cell office:value-type="string" table:style-name="ce4">
            <text:p>ES RETAIL SALES: EXCLUDING SERVICE STATION NADJ</text:p>
          </table:table-cell>
          <table:table-cell office:value-type="string" table:style-name="ce5">
            <text:p>Spain, Retail Sales, Turnover, Total Excluding Service Stations, Current Prices, Index, 2021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RETTOTG</text:p>
          </table:table-cell>
          <table:table-cell office:value-type="string" table:style-name="ce4">
            <text:p>ES RETAIL SALES EXCLUDING SERVICE STATION (WDA) VOLA</text:p>
          </table:table-cell>
          <table:table-cell office:value-type="string" table:style-name="ce5">
            <text:p>Spain, Retail Sales, Turnover, Total Excluding Service Stations, Constant Prices, Calendar Adjusted, Index, 2021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RETDEWH</text:p>
          </table:table-cell>
          <table:table-cell office:value-type="string" table:style-name="ce4">
            <text:p>ES RETAIL SALES EXCLUDING SERVICE STATION (WDA) VOLN</text:p>
          </table:table-cell>
          <table:table-cell office:value-type="string" table:style-name="ce5">
            <text:p>Spain, Retail Sales, Turnover, Total Excluding Service Stations, Constant Prices, Calendar Adjusted, Index, 2021 = 100</text:p>
          </table:table-cell>
          <table:table-cell office:value-type="string" table:style-name="ce5">
            <text:p>Volum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TOT.G</text:p>
          </table:table-cell>
          <table:table-cell office:value-type="string" table:style-name="ce4">
            <text:p>ES INDUSTRIAL PRODUCTION (REBASED) (WDA) VOLA</text:p>
          </table:table-cell>
          <table:table-cell office:value-type="string" table:style-name="ce5">
            <text:p>Spain, Production, by Industry, Total Industry Excluding Construction, Calendar Adjusted, SA, Index, 2021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MAN.G</text:p>
          </table:table-cell>
          <table:table-cell office:value-type="string" table:style-name="ce4">
            <text:p>ES INDUSTRIAL PRODUCTION - MANUFACTURING INDUSTRY (WDA) VOLA</text:p>
          </table:table-cell>
          <table:table-cell office:value-type="string" table:style-name="ce5">
            <text:p>Spain, Production, by Industry, Manufacturing Total, Calendar Adjusted, SA, Index, 2021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TOTWH</text:p>
          </table:table-cell>
          <table:table-cell office:value-type="string" table:style-name="ce4">
            <text:p>ES INDUSTRIAL PRODUCTION (WDA) VOLN</text:p>
          </table:table-cell>
          <table:table-cell office:value-type="string" table:style-name="ce5">
            <text:p>Spain, Production, by Industry, Total Industry Excluding Construction, Calendar Adjusted, Index, 2021 = 100</text:p>
          </table:table-cell>
          <table:table-cell office:value-type="string" table:style-name="ce5">
            <text:p>Volum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NEWORDE</text:p>
          </table:table-cell>
          <table:table-cell office:value-type="string" table:style-name="ce4">
            <text:p>ES NEW ORDERS(DISC.) SADJ</text:p>
          </table:table-cell>
          <table:table-cell office:value-type="string" table:style-name="ce5">
            <text:p>Spain, Discontinued, New Orders, Total, Constant Prices, SA, Index, 2015 = 100</text:p>
          </table:table-cell>
          <table:table-cell office:value-type="string" table:style-name="ce5">
            <text:p>Pric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NEWORDF</text:p>
          </table:table-cell>
          <table:table-cell office:value-type="string" table:style-name="ce4">
            <text:p>ES NEW ORDERS(DISC.) NADJ</text:p>
          </table:table-cell>
          <table:table-cell office:value-type="string" table:style-name="ce5">
            <text:p>Spain, Discontinued, New Orders, Total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CONPRCF</text:p>
          </table:table-cell>
          <table:table-cell office:value-type="string" table:style-name="ce4">
            <text:p>ES CPI NADJ</text:p>
          </table:table-cell>
          <table:table-cell office:value-type="string" table:style-name="ce5">
            <text:p>Spain, Consumer Prices, by Commodity, All Items, Total, Index, 2021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CPHARMF</text:p>
          </table:table-cell>
          <table:table-cell office:value-type="string" table:style-name="ce4">
            <text:p>ES CPI - HARMONISED EUROPEAN UNION BASIS (2015=100) NADJ</text:p>
          </table:table-cell>
          <table:table-cell office:value-type="string" table:style-name="ce5">
            <text:p>Spain, Harmonized Consumer Prices, Total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CPCOREF</text:p>
          </table:table-cell>
          <table:table-cell office:value-type="string" table:style-name="ce4">
            <text:p>ES CPI CORE (EXCL. FRESH FOODS &amp; ENERGY) NADJ</text:p>
          </table:table-cell>
          <table:table-cell office:value-type="string" table:style-name="ce5">
            <text:p>Spain, Consumer Prices, by Commodity, Special Indexes, Core, Excluding Unprocessed Food and Energy, Index, 2021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CPEXFEF</text:p>
          </table:table-cell>
          <table:table-cell office:value-type="string" table:style-name="ce4">
            <text:p>ES CPI EXCLUDING FOOD &amp; ENERGY NADJ</text:p>
          </table:table-cell>
          <table:table-cell office:value-type="string" table:style-name="ce5">
            <text:p>Spain, Consumer Price Index Excluding Food and Energy, Index, 2021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CPANNL</text:p>
          </table:table-cell>
          <table:table-cell office:value-type="string" table:style-name="ce4">
            <text:p>ES CPI (%YOY) - FLASH NADJ</text:p>
          </table:table-cell>
          <table:table-cell office:value-type="string" table:style-name="ce5">
            <text:p>Spain, Consumer Prices, by Commodity, All Items, Total, Flash, Change y/y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EXPPRNF</text:p>
          </table:table-cell>
          <table:table-cell office:value-type="string" table:style-name="ce4">
            <text:p>ES EXPORT PRICE INDEX NADJ</text:p>
          </table:table-cell>
          <table:table-cell office:value-type="string" table:style-name="ce5">
            <text:p>Spain, Export Prices, Industry Sector, Total, Index, 2021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ROPRCF</text:p>
          </table:table-cell>
          <table:table-cell office:value-type="string" table:style-name="ce4">
            <text:p>ES PPI NADJ</text:p>
          </table:table-cell>
          <table:table-cell office:value-type="string" table:style-name="ce5">
            <text:p>Spain, Producer Prices, by Commodity, Total Industry, Index, 2021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TOT%H</text:p>
          </table:table-cell>
          <table:table-cell office:value-type="string" table:style-name="ce4">
            <text:p>ES INDUSTRIAL PRODUCTION (WDA) (%YOY) SADJ</text:p>
          </table:table-cell>
          <table:table-cell office:value-type="string" table:style-name="ce5">
            <text:p>Spain, Production, by Industry, Total Industry Excluding Construction, Calendar Adjusted, SA, Change y/y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TPTUBAP</text:p>
          </table:table-cell>
          <table:table-cell office:value-type="string" table:style-name="ce4">
            <text:p>ES TRANSFER OF PROPERTY RIGHTS: URBAN - APARTMENTS VOLN</text:p>
          </table:table-cell>
          <table:table-cell office:value-type="string" table:style-name="ce5">
            <text:p>Spain, Number of Property Transactions, Urban Buildings, Apartments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TPMDUHP</text:p>
          </table:table-cell>
          <table:table-cell office:value-type="string" table:style-name="ce4">
            <text:p>ES TRANSFER OF PROPERTY RIGHTS: MERCHANTING-URBAN,USED HOUSING</text:p>
          </table:table-cell>
          <table:table-cell office:value-type="string" table:style-name="ce5">
            <text:p>Spain, Number of Property Transactions, Apartments, Purchases, Used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TPMDNHP</text:p>
          </table:table-cell>
          <table:table-cell office:value-type="string" table:style-name="ce4">
            <text:p>ES TRANSFER OF PROPERTY RIGHTS: MERCHANTING-URBAN,NEW HOUSING</text:p>
          </table:table-cell>
          <table:table-cell office:value-type="string" table:style-name="ce5">
            <text:p>Spain, Number of Property Transactions, Apartments, Purchases, New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TPMURDP</text:p>
          </table:table-cell>
          <table:table-cell office:value-type="string" table:style-name="ce4">
            <text:p>ES TRANSFER OF PROPERTY RIGHTS: MERCHANTING-URBAN,DWELLINGS VOLN</text:p>
          </table:table-cell>
          <table:table-cell office:value-type="string" table:style-name="ce5">
            <text:p>Spain, Number of Property Transactions, Dwellings, Purchases, Total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MRCTOTP</text:p>
          </table:table-cell>
          <table:table-cell office:value-type="string" table:style-name="ce4">
            <text:p>ES MORTGAGES: CANCELLED - TOTAL VOLN</text:p>
          </table:table-cell>
          <table:table-cell office:value-type="string" table:style-name="ce5">
            <text:p>Spain, Mortgages, Cancelled, Total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NEWORDF</text:p>
          </table:table-cell>
          <table:table-cell office:value-type="string" table:style-name="ce4">
            <text:p>ES NEW ORDERS(DISC.) NADJ</text:p>
          </table:table-cell>
          <table:table-cell office:value-type="string" table:style-name="ce5">
            <text:p>Spain, Discontinued, New Orders, Total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MQIF</text:p>
          </table:table-cell>
          <table:table-cell office:value-type="string" table:style-name="ce4">
            <text:p>ES NEW ORD - MINING AND QUARRYING INDUSTRIES(DISC.) NADJ</text:p>
          </table:table-cell>
          <table:table-cell office:value-type="string" table:style-name="ce5">
            <text:p>Spain, Discontinued, New Orders, Mining and Quarrying Industries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MANF</text:p>
          </table:table-cell>
          <table:table-cell office:value-type="string" table:style-name="ce4">
            <text:p>ES NEW ORD - MANUFACTURING INDUSTRY(DISC.) NADJ</text:p>
          </table:table-cell>
          <table:table-cell office:value-type="string" table:style-name="ce5">
            <text:p>Spain, Discontinued, New Orders, Manufacturing Industry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DOMF</text:p>
          </table:table-cell>
          <table:table-cell office:value-type="string" table:style-name="ce4">
            <text:p>ES NEW ORDERS - DOMESTIC MARKET(DISC.) NADJ</text:p>
          </table:table-cell>
          <table:table-cell office:value-type="string" table:style-name="ce5">
            <text:p>Spain, Discontinued, New Orders, Domestic Market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FORF</text:p>
          </table:table-cell>
          <table:table-cell office:value-type="string" table:style-name="ce4">
            <text:p>ES NEW ORDERS - FOREIGN MARKET(DISC.) NADJ</text:p>
          </table:table-cell>
          <table:table-cell office:value-type="string" table:style-name="ce5">
            <text:p>Spain, Discontinued, New Orders, Foreign Market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FEUF</text:p>
          </table:table-cell>
          <table:table-cell office:value-type="string" table:style-name="ce4">
            <text:p>ES NEW ORDERS: FOREIGN MARKET - EURO ZONE(DISC.) NADJ</text:p>
          </table:table-cell>
          <table:table-cell office:value-type="string" table:style-name="ce5">
            <text:p>Spain, Discontinued, New Orders, Foreign Market, Euro Zone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FNEF</text:p>
          </table:table-cell>
          <table:table-cell office:value-type="string" table:style-name="ce4">
            <text:p>ES NEW ORDERS: FOREIGN MARKET - NON-EURO ZONE(DISC.) NADJ</text:p>
          </table:table-cell>
          <table:table-cell office:value-type="string" table:style-name="ce5">
            <text:p>Spain, Discontinued, New Orders, Foreign Market, Non-Euro Zone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NEWORDE</text:p>
          </table:table-cell>
          <table:table-cell office:value-type="string" table:style-name="ce4">
            <text:p>ES NEW ORDERS(DISC.) SADJ</text:p>
          </table:table-cell>
          <table:table-cell office:value-type="string" table:style-name="ce5">
            <text:p>Spain, Discontinued, New Orders, Total, Constant Prices, SA, Index, 2015 = 100</text:p>
          </table:table-cell>
          <table:table-cell office:value-type="string" table:style-name="ce5">
            <text:p>Pric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CNSE</text:p>
          </table:table-cell>
          <table:table-cell office:value-type="string" table:style-name="ce4">
            <text:p>ES NEW ORDERS - CONSUMER GOODS(DISC.) SADJ</text:p>
          </table:table-cell>
          <table:table-cell office:value-type="string" table:style-name="ce5">
            <text:p>Spain, Discontinued, New Orders, Consumer Goods Total, Constant Prices, SA, Index, 2015 = 100</text:p>
          </table:table-cell>
          <table:table-cell office:value-type="string" table:style-name="ce5">
            <text:p>Pric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CSDE</text:p>
          </table:table-cell>
          <table:table-cell office:value-type="string" table:style-name="ce4">
            <text:p>ES NEW ORDERS - CONSUMER GOODS, DURABLE(DISC.) SADJ</text:p>
          </table:table-cell>
          <table:table-cell office:value-type="string" table:style-name="ce5">
            <text:p>Spain, Discontinued, New Orders, Consumer Goods, Durable, Constant Prices, SA, Index, 2015 = 100</text:p>
          </table:table-cell>
          <table:table-cell office:value-type="string" table:style-name="ce5">
            <text:p>Pric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CNDE</text:p>
          </table:table-cell>
          <table:table-cell office:value-type="string" table:style-name="ce4">
            <text:p>ES NEW ORDERS - CONSUMER GOODS, NON-DURABLE(DISC.) SADJ</text:p>
          </table:table-cell>
          <table:table-cell office:value-type="string" table:style-name="ce5">
            <text:p>Spain, Discontinued, New Orders, Consumer Goods, Nondurable, Constant Prices, SA, Index, 2015 = 100</text:p>
          </table:table-cell>
          <table:table-cell office:value-type="string" table:style-name="ce5">
            <text:p>Pric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CAPE</text:p>
          </table:table-cell>
          <table:table-cell office:value-type="string" table:style-name="ce4">
            <text:p>ES NEW ORDERS - CAPITAL GOODS(DISC.) SADJ</text:p>
          </table:table-cell>
          <table:table-cell office:value-type="string" table:style-name="ce5">
            <text:p>Spain, Discontinued, New Orders, Equipment, Constant Prices, SA, Index, 2015 = 100</text:p>
          </table:table-cell>
          <table:table-cell office:value-type="string" table:style-name="ce5">
            <text:p>Pric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INTE</text:p>
          </table:table-cell>
          <table:table-cell office:value-type="string" table:style-name="ce4">
            <text:p>ES NEW ORDERS - INTERMEDIATE GOODS(DISC.) SADJ</text:p>
          </table:table-cell>
          <table:table-cell office:value-type="string" table:style-name="ce5">
            <text:p>Spain, Discontinued, New Orders, Intermediate Goods, Constant Prices, SA, Index, 2015 = 100</text:p>
          </table:table-cell>
          <table:table-cell office:value-type="string" table:style-name="ce5">
            <text:p>Pric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ENGE</text:p>
          </table:table-cell>
          <table:table-cell office:value-type="string" table:style-name="ce4">
            <text:p>ES NEW ORDERS - ENERGY GOODS(DISC.) SADJ</text:p>
          </table:table-cell>
          <table:table-cell office:value-type="string" table:style-name="ce5">
            <text:p>Spain, Discontinued, New Orders, Energy, Constant Prices, SA, Index, 2015 = 100</text:p>
          </table:table-cell>
          <table:table-cell office:value-type="string" table:style-name="ce5">
            <text:p>Pric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CNSF</text:p>
          </table:table-cell>
          <table:table-cell office:value-type="string" table:style-name="ce4">
            <text:p>ES NEW ORDERS - CONSUMER GOODS(DISC.) NADJ</text:p>
          </table:table-cell>
          <table:table-cell office:value-type="string" table:style-name="ce5">
            <text:p>Spain, Discontinued, New Orders, Consumer Goods Total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CAPF</text:p>
          </table:table-cell>
          <table:table-cell office:value-type="string" table:style-name="ce4">
            <text:p>ES NEW ORDERS - CAPITAL GOODS(DISC.) NADJ</text:p>
          </table:table-cell>
          <table:table-cell office:value-type="string" table:style-name="ce5">
            <text:p>Spain, Discontinued, New Orders, Equipment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INTF</text:p>
          </table:table-cell>
          <table:table-cell office:value-type="string" table:style-name="ce4">
            <text:p>ES NEW ORDERS - INTERMEDIATE GOODS(DISC.) NADJ</text:p>
          </table:table-cell>
          <table:table-cell office:value-type="string" table:style-name="ce5">
            <text:p>Spain, Discontinued, New Orders, Intermediate Goods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ENGF</text:p>
          </table:table-cell>
          <table:table-cell office:value-type="string" table:style-name="ce4">
            <text:p>ES NEW ORDERS - ENERGY GOODS(DISC.) NADJ</text:p>
          </table:table-cell>
          <table:table-cell office:value-type="string" table:style-name="ce5">
            <text:p>Spain, Discontinued, New Orders, Energy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ROPRCF</text:p>
          </table:table-cell>
          <table:table-cell office:value-type="string" table:style-name="ce4">
            <text:p>ES PPI NADJ</text:p>
          </table:table-cell>
          <table:table-cell office:value-type="string" table:style-name="ce5">
            <text:p>Spain, Producer Prices, by Commodity, Total Industry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CONSF</text:p>
          </table:table-cell>
          <table:table-cell office:value-type="string" table:style-name="ce4">
            <text:p>ES PPI - CONSUMER GOODS NADJ</text:p>
          </table:table-cell>
          <table:table-cell office:value-type="string" table:style-name="ce5">
            <text:p>Spain, Producer Prices, by Commodity, Consumer Goods Total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DCNSF</text:p>
          </table:table-cell>
          <table:table-cell office:value-type="string" table:style-name="ce4">
            <text:p>ES PPI - CONSUMER GOODS, DURABLES NADJ</text:p>
          </table:table-cell>
          <table:table-cell office:value-type="string" table:style-name="ce5">
            <text:p>Spain, Producer Prices, by Commodity, Consumer Goods, Durable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NDCSF</text:p>
          </table:table-cell>
          <table:table-cell office:value-type="string" table:style-name="ce4">
            <text:p>ES PPI - CONSUMER GOODS, NON-DURABLES NADJ</text:p>
          </table:table-cell>
          <table:table-cell office:value-type="string" table:style-name="ce5">
            <text:p>Spain, Producer Prices, by Commodity, Consumer Goods, Nondurable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INVSF</text:p>
          </table:table-cell>
          <table:table-cell office:value-type="string" table:style-name="ce4">
            <text:p>ES PPI - CAPITAL GOODS NADJ</text:p>
          </table:table-cell>
          <table:table-cell office:value-type="string" table:style-name="ce5">
            <text:p>Spain, Producer Prices, by Commodity, Capital Goods Total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INTGF</text:p>
          </table:table-cell>
          <table:table-cell office:value-type="string" table:style-name="ce4">
            <text:p>ES PPI - INTERMEDIATE GOODS NADJ</text:p>
          </table:table-cell>
          <table:table-cell office:value-type="string" table:style-name="ce5">
            <text:p>Spain, Producer Prices, by Commodity, Intermediate Good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ENRGF</text:p>
          </table:table-cell>
          <table:table-cell office:value-type="string" table:style-name="ce4">
            <text:p>ES PPI - ENERGY NADJ</text:p>
          </table:table-cell>
          <table:table-cell office:value-type="string" table:style-name="ce5">
            <text:p>Spain, Producer Prices, by Commodity, Energy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MIN.F</text:p>
          </table:table-cell>
          <table:table-cell office:value-type="string" table:style-name="ce4">
            <text:p>ES PPI - MINING NADJ</text:p>
          </table:table-cell>
          <table:table-cell office:value-type="string" table:style-name="ce5">
            <text:p>Spain, Producer Prices, by Commodity, Mining and Quarrying Total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IMNLF</text:p>
          </table:table-cell>
          <table:table-cell office:value-type="string" table:style-name="ce4">
            <text:p>ES PPI -OTHER MINERALS EXCL. ENERGY PRODUCTS NADJ</text:p>
          </table:table-cell>
          <table:table-cell office:value-type="string" table:style-name="ce5">
            <text:p>Spain, Producer Prices, by Commodity, Mining and Quarrying, Except of Energy Producing Material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MANUF</text:p>
          </table:table-cell>
          <table:table-cell office:value-type="string" table:style-name="ce4">
            <text:p>ES PPI - MANUFACTURING INDUSTRY NADJ</text:p>
          </table:table-cell>
          <table:table-cell office:value-type="string" table:style-name="ce5">
            <text:p>Spain, Producer Prices, by Commodity, Manufacturing Total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FOO.F</text:p>
          </table:table-cell>
          <table:table-cell office:value-type="string" table:style-name="ce4">
            <text:p>ES PPI - FOOD NADJ</text:p>
          </table:table-cell>
          <table:table-cell office:value-type="string" table:style-name="ce5">
            <text:p>Spain, Producer Prices, by Commodity, Manufacture of Food Product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BEV.F</text:p>
          </table:table-cell>
          <table:table-cell office:value-type="string" table:style-name="ce4">
            <text:p>ES PPI - BEVERAGES NADJ</text:p>
          </table:table-cell>
          <table:table-cell office:value-type="string" table:style-name="ce5">
            <text:p>Spain, Producer Prices, by Commodity, Manufacture of Beverage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TBCOF</text:p>
          </table:table-cell>
          <table:table-cell office:value-type="string" table:style-name="ce4">
            <text:p>ES PPI - TOBACCO NADJ</text:p>
          </table:table-cell>
          <table:table-cell office:value-type="string" table:style-name="ce5">
            <text:p>Spain, Producer Prices, by Commodity, Manufacture of Tobacco Product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TXTLF</text:p>
          </table:table-cell>
          <table:table-cell office:value-type="string" table:style-name="ce4">
            <text:p>ES PPI - TEXTILE NADJ</text:p>
          </table:table-cell>
          <table:table-cell office:value-type="string" table:style-name="ce5">
            <text:p>Spain, Producer Prices, by Commodity, Manufacture of Textile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CLTHF</text:p>
          </table:table-cell>
          <table:table-cell office:value-type="string" table:style-name="ce4">
            <text:p>ES PPI - CLOTHES &amp; FUR NADJ</text:p>
          </table:table-cell>
          <table:table-cell office:value-type="string" table:style-name="ce5">
            <text:p>Spain, Producer Prices, by Commodity, Manufacture of Textile Products - Wearing Apparel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LTHRF</text:p>
          </table:table-cell>
          <table:table-cell office:value-type="string" table:style-name="ce4">
            <text:p>ES PPI - LEATHER, TRAVEL GOODS, SHOES &amp; ACCESSORIES NADJ</text:p>
          </table:table-cell>
          <table:table-cell office:value-type="string" table:style-name="ce5">
            <text:p>Spain, Producer Prices, by Commodity, Manufacture of Leather and Footwear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WOODF</text:p>
          </table:table-cell>
          <table:table-cell office:value-type="string" table:style-name="ce4">
            <text:p>ES PPI - WOOD &amp; CORK NADJ</text:p>
          </table:table-cell>
          <table:table-cell office:value-type="string" table:style-name="ce5">
            <text:p>Spain, Producer Prices, by Commodity, Manufacture of Wood and Cork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PAPRF</text:p>
          </table:table-cell>
          <table:table-cell office:value-type="string" table:style-name="ce4">
            <text:p>ES PPI - PAPER NADJ</text:p>
          </table:table-cell>
          <table:table-cell office:value-type="string" table:style-name="ce5">
            <text:p>Spain, Producer Prices, by Commodity, Manufacture of Pulp, Paper, and Paper Product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PRM.F</text:p>
          </table:table-cell>
          <table:table-cell office:value-type="string" table:style-name="ce4">
            <text:p>ES PPI - PRINTING &amp; REPRODUCTION OF RECORDED MEDIA NADJ</text:p>
          </table:table-cell>
          <table:table-cell office:value-type="string" table:style-name="ce5">
            <text:p>Spain, Producer Prices, by Commodity, Printing and Reproduction of Recorded Media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OIL.F</text:p>
          </table:table-cell>
          <table:table-cell office:value-type="string" table:style-name="ce4">
            <text:p>ES PPI - OIL REFINING NADJ</text:p>
          </table:table-cell>
          <table:table-cell office:value-type="string" table:style-name="ce5">
            <text:p>Spain, Producer Prices, by Commodity, Manufacture of Coke, Refined Petroleum and Nuclear Fuel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CHEMF</text:p>
          </table:table-cell>
          <table:table-cell office:value-type="string" table:style-name="ce4">
            <text:p>ES PPI - CHEMICALS PRODUCTS NADJ</text:p>
          </table:table-cell>
          <table:table-cell office:value-type="string" table:style-name="ce5">
            <text:p>Spain, Producer Prices, by Commodity, Manufacture of Chemical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PHA.F</text:p>
          </table:table-cell>
          <table:table-cell office:value-type="string" table:style-name="ce4">
            <text:p>ES PPI - BASIC PHARMACEUTICAL PRODUCTS NADJ</text:p>
          </table:table-cell>
          <table:table-cell office:value-type="string" table:style-name="ce5">
            <text:p>Spain, Producer Prices, by Commodity, Manufacture of Basic Pharmaceutical Product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PLRBF</text:p>
          </table:table-cell>
          <table:table-cell office:value-type="string" table:style-name="ce4">
            <text:p>ES PPI - PLASTIC &amp; RUBBER PRODUCTS NADJ</text:p>
          </table:table-cell>
          <table:table-cell office:value-type="string" table:style-name="ce5">
            <text:p>Spain, Producer Prices, by Commodity, Manufacture of Rubber and Plastic Product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OMNPF</text:p>
          </table:table-cell>
          <table:table-cell office:value-type="string" table:style-name="ce4">
            <text:p>ES PPI - OTHER NON-METAL MINERAL PRODUCTS NADJ</text:p>
          </table:table-cell>
          <table:table-cell office:value-type="string" table:style-name="ce5">
            <text:p>Spain, Producer Prices, by Commodity, Manufacture of Other Non-Metallic Mineral Product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MTLGF</text:p>
          </table:table-cell>
          <table:table-cell office:value-type="string" table:style-name="ce4">
            <text:p>ES PPI - METAL PROCESSING INDUSTRY NADJ</text:p>
          </table:table-cell>
          <table:table-cell office:value-type="string" table:style-name="ce5">
            <text:p>Spain, Producer Prices, by Commodity, Manufacture of Basic Metal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MEPDF</text:p>
          </table:table-cell>
          <table:table-cell office:value-type="string" table:style-name="ce4">
            <text:p>ES PPI - METAL PRODUCTS EXCLUDING MACHINERY NADJ</text:p>
          </table:table-cell>
          <table:table-cell office:value-type="string" table:style-name="ce5">
            <text:p>Spain, Producer Prices, by Commodity, Manufacture of Fabricated Metal Products, Except Machinery and Equipment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CEO.F</text:p>
          </table:table-cell>
          <table:table-cell office:value-type="string" table:style-name="ce4">
            <text:p>ES PPI - COMPUTER, ELECTRONIC &amp; OPTICAL PRODUCTS NADJ</text:p>
          </table:table-cell>
          <table:table-cell office:value-type="string" table:style-name="ce5">
            <text:p>Spain, Producer Prices, by Commodity, Manufacture of Computer, Electronic and Optical Product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EEQ.F</text:p>
          </table:table-cell>
          <table:table-cell office:value-type="string" table:style-name="ce4">
            <text:p>ES PPI - ELECTRICAL EQUIPMENT NADJ</text:p>
          </table:table-cell>
          <table:table-cell office:value-type="string" table:style-name="ce5">
            <text:p>Spain, Producer Prices, by Commodity, Manufacture of Electrical Equipment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MCHRF</text:p>
          </table:table-cell>
          <table:table-cell office:value-type="string" table:style-name="ce4">
            <text:p>ES PPI - MACHINERY &amp; MECANICAL EQUIPMENT NADJ</text:p>
          </table:table-cell>
          <table:table-cell office:value-type="string" table:style-name="ce5">
            <text:p>Spain, Producer Prices, by Commodity, Manufacture of Machinery and Equipment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AUTOF</text:p>
          </table:table-cell>
          <table:table-cell office:value-type="string" table:style-name="ce4">
            <text:p>ES PPI - AUTOMOBILE NADJ</text:p>
          </table:table-cell>
          <table:table-cell office:value-type="string" table:style-name="ce5">
            <text:p>Spain, Producer Prices, by Commodity, Manufacture of Motor Vehicles and Spare Part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OTAUF</text:p>
          </table:table-cell>
          <table:table-cell office:value-type="string" table:style-name="ce4">
            <text:p>ES PPI - OTHER TRANSPORTATION EQUIPMENT NADJ</text:p>
          </table:table-cell>
          <table:table-cell office:value-type="string" table:style-name="ce5">
            <text:p>Spain, Producer Prices, by Commodity, Manufacture of Other Transport Material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FUR.F</text:p>
          </table:table-cell>
          <table:table-cell office:value-type="string" table:style-name="ce4">
            <text:p>ES PPI - FURNITURE NADJ</text:p>
          </table:table-cell>
          <table:table-cell office:value-type="string" table:style-name="ce5">
            <text:p>Spain, Producer Prices, by Commodity, Manufacture of Furniture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MOG.F</text:p>
          </table:table-cell>
          <table:table-cell office:value-type="string" table:style-name="ce4">
            <text:p>ES PPI - OTHER MANUFACTURING NADJ</text:p>
          </table:table-cell>
          <table:table-cell office:value-type="string" table:style-name="ce5">
            <text:p>Spain, Producer Prices, by Commodity, Other Manufacturing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RIMEF</text:p>
          </table:table-cell>
          <table:table-cell office:value-type="string" table:style-name="ce4">
            <text:p>ES PPI - MACHINERY &amp; EQUIPMENT REPAIR &amp; INSTALLATION NADJ</text:p>
          </table:table-cell>
          <table:table-cell office:value-type="string" table:style-name="ce5">
            <text:p>Spain, Producer Prices, by Commodity, Repair and Installation of Machinery and Equipment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ENGSF</text:p>
          </table:table-cell>
          <table:table-cell office:value-type="string" table:style-name="ce4">
            <text:p>ES PPI - ELECTRICAL ENERGY &amp; GAS NADJ</text:p>
          </table:table-cell>
          <table:table-cell office:value-type="string" table:style-name="ce5">
            <text:p>Spain, Producer Prices, by Commodity, Electricity and Ga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WWR.F</text:p>
          </table:table-cell>
          <table:table-cell office:value-type="string" table:style-name="ce4">
            <text:p>ES PPI - WATER SUPPLY NADJ</text:p>
          </table:table-cell>
          <table:table-cell office:value-type="string" table:style-name="ce5">
            <text:p>Spain, Producer Prices, by Commodity, Water Supply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WCT.F</text:p>
          </table:table-cell>
          <table:table-cell office:value-type="string" table:style-name="ce4">
            <text:p>ES PPI - WATER COLLECTION, TREATMENT, &amp; SUPPLY NADJ</text:p>
          </table:table-cell>
          <table:table-cell office:value-type="string" table:style-name="ce5">
            <text:p>Spain, Producer Prices, by Commodity, Water Collection, Treatment, and Supply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CAL.F</text:p>
          </table:table-cell>
          <table:table-cell office:value-type="string" table:style-name="ce4">
            <text:p>ES PPI - MINING. COAL &amp; LIGNITE (SUSP.)(DISC.) NADJ</text:p>
          </table:table-cell>
          <table:table-cell office:value-type="string" table:style-name="ce5">
            <text:p>Spain, Discontinued, Producer Prices, by Commodity, Mining - Extraction and Agglomeration of Anthracite, Coal, Lignite and Peat, Index, 2015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TOT.G</text:p>
          </table:table-cell>
          <table:table-cell office:value-type="string" table:style-name="ce4">
            <text:p>ES INDUSTRIAL PRODUCTION (REBASED) (WDA) VOLA</text:p>
          </table:table-cell>
          <table:table-cell office:value-type="string" table:style-name="ce5">
            <text:p>Spain, Production, by Industry, Total Industry Excluding Construction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CONSG</text:p>
          </table:table-cell>
          <table:table-cell office:value-type="string" table:style-name="ce4">
            <text:p>ES INDUSTRIAL PRODUCTION - CONSUMER GOODS (WDA) VOLA</text:p>
          </table:table-cell>
          <table:table-cell office:value-type="string" table:style-name="ce5">
            <text:p>Spain, Production, by Industry, Consumer Goods Total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INVSG</text:p>
          </table:table-cell>
          <table:table-cell office:value-type="string" table:style-name="ce4">
            <text:p>ES INDUSTRIAL PRODUCTION - CAPITAL GOODS (WDA) VOLA</text:p>
          </table:table-cell>
          <table:table-cell office:value-type="string" table:style-name="ce5">
            <text:p>Spain, Production, by Industry, Capital Good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INTGG</text:p>
          </table:table-cell>
          <table:table-cell office:value-type="string" table:style-name="ce4">
            <text:p>ES INDUSTRIAL PRODUCTION - INTERMEDIATE GOODS (WDA) VOLA</text:p>
          </table:table-cell>
          <table:table-cell office:value-type="string" table:style-name="ce5">
            <text:p>Spain, Production, by Industry, Intermediate Goods, Total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ENRGG</text:p>
          </table:table-cell>
          <table:table-cell office:value-type="string" table:style-name="ce4">
            <text:p>ES INDUSTRIAL PRODUCTION - ENERGY (WDA) VOLA</text:p>
          </table:table-cell>
          <table:table-cell office:value-type="string" table:style-name="ce5">
            <text:p>Spain, Production, by Industry, Energy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DCNSG</text:p>
          </table:table-cell>
          <table:table-cell office:value-type="string" table:style-name="ce4">
            <text:p>ES INDUSTRIAL PRODUCTION - CONSUMER GOODS, DURABLES (WDA) VOLA</text:p>
          </table:table-cell>
          <table:table-cell office:value-type="string" table:style-name="ce5">
            <text:p>Spain, Production, by Industry, Consumer Goods, Durable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NDCSG</text:p>
          </table:table-cell>
          <table:table-cell office:value-type="string" table:style-name="ce4">
            <text:p>ES INDUSTRIAL PRODN.INDEX-CONSUMER GOODS, NON-DURABLES(WDA) VOLA</text:p>
          </table:table-cell>
          <table:table-cell office:value-type="string" table:style-name="ce5">
            <text:p>Spain, Production, by Industry, Consumer Goods, Non Durable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MAN.G</text:p>
          </table:table-cell>
          <table:table-cell office:value-type="string" table:style-name="ce4">
            <text:p>ES INDUSTRIAL PRODUCTION - MANUFACTURING INDUSTRY (WDA) VOLA</text:p>
          </table:table-cell>
          <table:table-cell office:value-type="string" table:style-name="ce5">
            <text:p>Spain, Production, by Industry, Manufacturing Total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MQO.G</text:p>
          </table:table-cell>
          <table:table-cell office:value-type="string" table:style-name="ce4">
            <text:p>ES INDUSTRIAL PRODUCTION - OTHER MINING &amp; QUARRYING (WDA) VOLA</text:p>
          </table:table-cell>
          <table:table-cell office:value-type="string" table:style-name="ce5">
            <text:p>Spain, Production, by Industry, Other Mining and Quarrying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EGS.G</text:p>
          </table:table-cell>
          <table:table-cell office:value-type="string" table:style-name="ce4">
            <text:p>ES INDUSTRIAL PROD-ELECTRICITY,GAS, STEAM &amp; AC SUPPLY (WDA) VOLA</text:p>
          </table:table-cell>
          <table:table-cell office:value-type="string" table:style-name="ce5">
            <text:p>Spain, Production, by Industry, Electricity, Gas, Steam and Air Conditioning Supply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MIN.G</text:p>
          </table:table-cell>
          <table:table-cell office:value-type="string" table:style-name="ce4">
            <text:p>ES INDUSTRIAL PRODUCTION - MINING (WDA) VOLA</text:p>
          </table:table-cell>
          <table:table-cell office:value-type="string" table:style-name="ce5">
            <text:p>Spain, Production, by Industry, Mining and Quarrying Total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I.10G</text:p>
          </table:table-cell>
          <table:table-cell office:value-type="string" table:style-name="ce4">
            <text:p>ES INDUSTRIAL PRODUCTION (WDA) VOLA</text:p>
          </table:table-cell>
          <table:table-cell office:value-type="string" table:style-name="ce5">
            <text:p>Spain, Production, by Industry, Total Industry Excluding Construction, Calendar Adjusted, SA, Index, 2010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IFOOG</text:p>
          </table:table-cell>
          <table:table-cell office:value-type="string" table:style-name="ce4">
            <text:p>ES INDUSTRIAL PRODUCTION - FOOD (WDA) VOLA</text:p>
          </table:table-cell>
          <table:table-cell office:value-type="string" table:style-name="ce5">
            <text:p>Spain, Production, by Industry, Manufacture of Food Product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BEV.G</text:p>
          </table:table-cell>
          <table:table-cell office:value-type="string" table:style-name="ce4">
            <text:p>ES INDUSTRIAL PRODUCTION - BEVERAGES (WDA) VOLA</text:p>
          </table:table-cell>
          <table:table-cell office:value-type="string" table:style-name="ce5">
            <text:p>Spain, Production, by Industry, Manufacture of Beverage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TEXTG</text:p>
          </table:table-cell>
          <table:table-cell office:value-type="string" table:style-name="ce4">
            <text:p>ES INDUSTRIAL PRODUCTION - TEXTILE (WDA) VOLA</text:p>
          </table:table-cell>
          <table:table-cell office:value-type="string" table:style-name="ce5">
            <text:p>Spain, Production, by Industry, Manufacture of Textile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CLTHG</text:p>
          </table:table-cell>
          <table:table-cell office:value-type="string" table:style-name="ce4">
            <text:p>ES INDUSTRIAL PRODUCTION - CLOTHES &amp; FUR (WDA) VOLA</text:p>
          </table:table-cell>
          <table:table-cell office:value-type="string" table:style-name="ce5">
            <text:p>Spain, Production, by Industry, Manufacture of Textile Products - Wearing Apparel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LTHRG</text:p>
          </table:table-cell>
          <table:table-cell office:value-type="string" table:style-name="ce4">
            <text:p>ES INDUSTRIAL PROD-LEATHER,TRAVEL GDS, SHOES &amp; ACCES. (WDA) VOLA</text:p>
          </table:table-cell>
          <table:table-cell office:value-type="string" table:style-name="ce5">
            <text:p>Spain, Production, by Industry, Manufacture of Leather and Footwear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WOODG</text:p>
          </table:table-cell>
          <table:table-cell office:value-type="string" table:style-name="ce4">
            <text:p>ES INDUSTRIAL PRODUCTION - WOOD &amp; CORK (WDA) VOLA</text:p>
          </table:table-cell>
          <table:table-cell office:value-type="string" table:style-name="ce5">
            <text:p>Spain, Production, by Industry, Manufacture of Wood and Cork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PAPRG</text:p>
          </table:table-cell>
          <table:table-cell office:value-type="string" table:style-name="ce4">
            <text:p>ES INDUSTRIAL PRODUCTION - PAPER (WDA) VOLA</text:p>
          </table:table-cell>
          <table:table-cell office:value-type="string" table:style-name="ce5">
            <text:p>Spain, Production, by Industry, Manufacture of Pulp, Paper, and Paper Product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PRM.G</text:p>
          </table:table-cell>
          <table:table-cell office:value-type="string" table:style-name="ce4">
            <text:p>ES INDL.PROD-GRAPHIC ARTS &amp; REPRODUCTION OF RECORDED MEDIA(WDA)</text:p>
          </table:table-cell>
          <table:table-cell office:value-type="string" table:style-name="ce5">
            <text:p>Spain, Production, by Industry, Graphic Arts and Reproduction of Recorded Media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CRP.G</text:p>
          </table:table-cell>
          <table:table-cell office:value-type="string" table:style-name="ce4">
            <text:p>ES INDL.PROD-MANUFACTURE OF COKE &amp; REFINED PETROLEUM PRDS(WDA)</text:p>
          </table:table-cell>
          <table:table-cell office:value-type="string" table:style-name="ce5">
            <text:p>Spain, Production, by Industry, Manufacture of Coke and Refined Petroleum Product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CHM.G</text:p>
          </table:table-cell>
          <table:table-cell office:value-type="string" table:style-name="ce4">
            <text:p>ES INDUSTRIAL PRODN. - CHEMICALS &amp; CHEMICAL PRODUCTS (WDA) VOLA</text:p>
          </table:table-cell>
          <table:table-cell office:value-type="string" table:style-name="ce5">
            <text:p>Spain, Production, by Industry, Manufacture of Chemicals and Chemical Product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PHA.G</text:p>
          </table:table-cell>
          <table:table-cell office:value-type="string" table:style-name="ce4">
            <text:p>ES INDUSTRIAL PRODN. - BASIC PHARMACUETICAL PRODUCTS (WDA) VOLA</text:p>
          </table:table-cell>
          <table:table-cell office:value-type="string" table:style-name="ce5">
            <text:p>Spain, Production, by Industry, Manufacture of Basic Pharmaceutical Chemical Product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PLRBG</text:p>
          </table:table-cell>
          <table:table-cell office:value-type="string" table:style-name="ce4">
            <text:p>ES INDUSTRIAL PRODUCTION - PLASTIC &amp; RUBBER PRODUCTS (WDA) VOLA</text:p>
          </table:table-cell>
          <table:table-cell office:value-type="string" table:style-name="ce5">
            <text:p>Spain, Production, by Industry, Manufacture of Rubber and Plastic Product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OMNPG</text:p>
          </table:table-cell>
          <table:table-cell office:value-type="string" table:style-name="ce4">
            <text:p>ES INDUSTRIAL PRODN- OTHER NON-METAL MINERAL PRODUCTS (WDA) VOLA</text:p>
          </table:table-cell>
          <table:table-cell office:value-type="string" table:style-name="ce5">
            <text:p>Spain, Production, by Industry, Manufacture of Other Non-Metallic Mineral Product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MTLGG</text:p>
          </table:table-cell>
          <table:table-cell office:value-type="string" table:style-name="ce4">
            <text:p>ES INDUSTRIAL PRODUCTION - METAL PROCESSING INDUSTRY (WDA) VOLA</text:p>
          </table:table-cell>
          <table:table-cell office:value-type="string" table:style-name="ce5">
            <text:p>Spain, Production, by Industry, Manufacture of Basic Metal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MEPDG</text:p>
          </table:table-cell>
          <table:table-cell office:value-type="string" table:style-name="ce4">
            <text:p>ES INDUSTRIAL PRODN. - METAL PRODUCTS EXCL. MACHINERY (WDA) VOLA</text:p>
          </table:table-cell>
          <table:table-cell office:value-type="string" table:style-name="ce5">
            <text:p>Spain, Production, by Industry, Manufacture of Fabricated Metal Products, Except Machinery and Equipment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CEO.G</text:p>
          </table:table-cell>
          <table:table-cell office:value-type="string" table:style-name="ce4">
            <text:p>ES INDL PROD- COMPUTER, ELECTRONIC &amp; OPTICAL PRODUCTS (WDA) VOLA</text:p>
          </table:table-cell>
          <table:table-cell office:value-type="string" table:style-name="ce5">
            <text:p>Spain, Production, by Industry, Manufacture of Computer, Electronic and Optical Product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EEQ.G</text:p>
          </table:table-cell>
          <table:table-cell office:value-type="string" table:style-name="ce4">
            <text:p>ES INDUSTRIAL PRODUCTION - ELECTRICAL EQUIPMENT (WDA) VOLA</text:p>
          </table:table-cell>
          <table:table-cell office:value-type="string" table:style-name="ce5">
            <text:p>Spain, Production, by Industry, Manufacture of Electrical Equipment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MCHRG</text:p>
          </table:table-cell>
          <table:table-cell office:value-type="string" table:style-name="ce4">
            <text:p>ES INDUSTRIAL PRODN- MACHINERY &amp; MECHANICAL EQUIPMENT (WDA) VOLA</text:p>
          </table:table-cell>
          <table:table-cell office:value-type="string" table:style-name="ce5">
            <text:p>Spain, Production, by Industry, Manufacture of Machinery and Equipment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AUTOG</text:p>
          </table:table-cell>
          <table:table-cell office:value-type="string" table:style-name="ce4">
            <text:p>ES INDUSTRIAL PRODUCTION - AUTOMOBILE (WDA) VOLA</text:p>
          </table:table-cell>
          <table:table-cell office:value-type="string" table:style-name="ce5">
            <text:p>Spain, Production, by Industry, Manufacture of Motor Vehicles and Spare Part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OTAUG</text:p>
          </table:table-cell>
          <table:table-cell office:value-type="string" table:style-name="ce4">
            <text:p>ES INDUSTRIAL PRODN. - OTHER TRANSPORTATION EQUIPMENT (WDA) VOLA</text:p>
          </table:table-cell>
          <table:table-cell office:value-type="string" table:style-name="ce5">
            <text:p>Spain, Production, by Industry, Manufacture of Other Transport Material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FUR.G</text:p>
          </table:table-cell>
          <table:table-cell office:value-type="string" table:style-name="ce4">
            <text:p>ES INDUSTRIAL PRODUCTION - FURNITURE (WDA) VOLA</text:p>
          </table:table-cell>
          <table:table-cell office:value-type="string" table:style-name="ce5">
            <text:p>Spain, Production, by Industry, Manufacture of Furniture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MOG.G</text:p>
          </table:table-cell>
          <table:table-cell office:value-type="string" table:style-name="ce4">
            <text:p>ES INDUSTRIAL PRODUCTION - OTHER MANUFACTURING (WDA) VOLA</text:p>
          </table:table-cell>
          <table:table-cell office:value-type="string" table:style-name="ce5">
            <text:p>Spain, Production, by Industry, Other Manufacturing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MRI.G</text:p>
          </table:table-cell>
          <table:table-cell office:value-type="string" table:style-name="ce4">
            <text:p>ES INDL.PROD-REPAIR &amp; INSTALLATION OF MACH.&amp; EQUIPMENT(WDA) VOLA</text:p>
          </table:table-cell>
          <table:table-cell office:value-type="string" table:style-name="ce5">
            <text:p>Spain, Production, by Industry, Repair and Installation of Machinery and Equipment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ENGSG</text:p>
          </table:table-cell>
          <table:table-cell office:value-type="string" table:style-name="ce4">
            <text:p>ES INDUSTRIAL PRODN- ELECTRICITY, GAS, &amp; WATER SUPPLY (WDA) VOLA</text:p>
          </table:table-cell>
          <table:table-cell office:value-type="string" table:style-name="ce5">
            <text:p>Spain, Production, by Industry, Electricity, Gas and Water Supply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CYLEAD%</text:p>
          </table:table-cell>
          <table:table-cell office:value-type="string" table:style-name="ce4">
            <text:p>ES COMPOSITE LEADING INDICATOR (TREND RESTORED) (%YOY) NADJ</text:p>
          </table:table-cell>
          <table:table-cell office:value-type="string" table:style-name="ce5">
            <text:p>Spain, Composite Leading Indicator (Trend Restored) (Percent Change Year Over Year)<text:s/>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EXPGD%B</text:p>
          </table:table-cell>
          <table:table-cell office:value-type="string" table:style-name="ce4">
            <text:p>ES EXPORTS (%YOY)(DISC.) CURA</text:p>
          </table:table-cell>
          <table:table-cell office:value-type="string" table:style-name="ce5">
            <text:p>Spain, Discontinued, Exports (Percent Change Year Over Year), SA</text:p>
          </table:table-cell>
          <table:table-cell office:value-type="string" table:style-name="ce5">
            <text:p>Current pric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EXPGD%D</text:p>
          </table:table-cell>
          <table:table-cell office:value-type="string" table:style-name="ce4">
            <text:p>ES EXPORTS (%YOY)(DISC.) CONA</text:p>
          </table:table-cell>
          <table:table-cell office:value-type="string" table:style-name="ce5">
            <text:p>Spain, Discontinued, Exports (Percent Change Year Over Year), SA, 2005 Prices</text:p>
          </table:table-cell>
          <table:table-cell office:value-type="string" table:style-name="ce5">
            <text:p>Constant pric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IMPGD%B</text:p>
          </table:table-cell>
          <table:table-cell office:value-type="string" table:style-name="ce4">
            <text:p>ES IMPORTS (%YOY)(DISC.) CURA</text:p>
          </table:table-cell>
          <table:table-cell office:value-type="string" table:style-name="ce5">
            <text:p>Spain, Discontinued, Imports (Percent Change Year Over Year)<text:s/></text:p>
          </table:table-cell>
          <table:table-cell office:value-type="string" table:style-name="ce5">
            <text:p>Current pric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IMPGD%D</text:p>
          </table:table-cell>
          <table:table-cell office:value-type="string" table:style-name="ce4">
            <text:p>ES IMPORTS (%YOY)(DISC.) CONA</text:p>
          </table:table-cell>
          <table:table-cell office:value-type="string" table:style-name="ce5">
            <text:p>Spain, Discontinued, Imports (Percent Change Year Over Year), SA, 2005 Prices</text:p>
          </table:table-cell>
          <table:table-cell office:value-type="string" table:style-name="ce5">
            <text:p>Constant pric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M1...%A</text:p>
          </table:table-cell>
          <table:table-cell office:value-type="string" table:style-name="ce4">
            <text:p>ES MONEY SUPPLY: M1- SPANISH CONTRIBUTION TO EURO M1 (%YOY) CURN</text:p>
          </table:table-cell>
          <table:table-cell office:value-type="string" table:style-name="ce5">
            <text:p>Spain, Money Supply : Money Supply M1 - Spanish Contribution to Euro Money Supply M1 (Percent Change Year Over Year)<text:s/>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M2...%A</text:p>
          </table:table-cell>
          <table:table-cell office:value-type="string" table:style-name="ce4">
            <text:p>ES MONEY SUPPLY: M2- SPANISH CONTRIBUTION TO EURO M2 (%YOY) CURN</text:p>
          </table:table-cell>
          <table:table-cell office:value-type="string" table:style-name="ce5">
            <text:p>Spain, Money Supply : Money Supply M2 - Spanish Contribution to Euro Money Supply M2 (Percent Change Year Over Year)<text:s/>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M3...%A</text:p>
          </table:table-cell>
          <table:table-cell office:value-type="string" table:style-name="ce4">
            <text:p>ES MONEY SUPPLY: M3- SPANISH CONTRIBUTION TO EURO M3 (%YOY) CURN</text:p>
          </table:table-cell>
          <table:table-cell office:value-type="string" table:style-name="ce5">
            <text:p>Spain, Money Supply : Money Supply M3 - Spanish Contribution to Euro Money Supply M3 (Percent Change Year Over Year)<text:s/>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RETTO%F</text:p>
          </table:table-cell>
          <table:table-cell office:value-type="string" table:style-name="ce4">
            <text:p>ES RETAIL SALES SURVEY (%YOY) NADJ</text:p>
          </table:table-cell>
          <table:table-cell office:value-type="string" table:style-name="ce5">
            <text:p>Spain, Retail Sales Survey (Percent Change Year Over Year)<text:s/>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WAGES%F</text:p>
          </table:table-cell>
          <table:table-cell office:value-type="string" table:style-name="ce4">
            <text:p>ES WAGES: INCOME INDICATOR (%YOY) VOLN</text:p>
          </table:table-cell>
          <table:table-cell office:value-type="string" table:style-name="ce5">
            <text:p>Spain, Wages : Income Indicator (Percent Change Year Over Year)<text:s/></text:p>
          </table:table-cell>
          <table:table-cell office:value-type="string" table:style-name="ce5">
            <text:p>Volum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IPTOT%G</text:p>
          </table:table-cell>
          <table:table-cell office:value-type="string" table:style-name="ce4">
            <text:p>ES INDUSTRIAL PRODUCTION (%YOY) VOLA</text:p>
          </table:table-cell>
          <table:table-cell office:value-type="string" table:style-name="ce5">
            <text:p>Spain, Industrial Production (Percent Change Year Over Year), Calendar Adjusted, SA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CONPR%F</text:p>
          </table:table-cell>
          <table:table-cell office:value-type="string" table:style-name="ce4">
            <text:p>ES CPI (%YOY) NADJ</text:p>
          </table:table-cell>
          <table:table-cell office:value-type="string" table:style-name="ce5">
            <text:p>Spain, Consumer Price Index (Percent Change Year Over Year), 2021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PROPR%F</text:p>
          </table:table-cell>
          <table:table-cell office:value-type="string" table:style-name="ce4">
            <text:p>ES PPI (%YOY) NADJ</text:p>
          </table:table-cell>
          <table:table-cell office:value-type="string" table:style-name="ce5">
            <text:p>Spain, Producer Prices, by Commodity, Total Industry, Change y/y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HOUSCMP</text:p>
          </table:table-cell>
          <table:table-cell office:value-type="string" table:style-name="ce4">
            <text:p>ES HOUSES CONSTRUCTION COMPLETED VOLN</text:p>
          </table:table-cell>
          <table:table-cell office:value-type="string" table:style-name="ce5">
            <text:p>Spain, Housing Completions, Total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PRO453P</text:p>
          </table:table-cell>
          <table:table-cell office:value-type="string" table:style-name="ce4">
            <text:p>ES EMPLOYMENT REGISTERED CONTRACTS VOLN</text:p>
          </table:table-cell>
          <table:table-cell office:value-type="string" table:style-name="ce5">
            <text:p>Spain, Employment, by Type of Contract, Total New Registered Contracts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number-rows-repeated="2" table:style-name="ro1">
          <table:table-cell office:value-type="string" table:style-name="ce3">
            <text:p>REFINITIV</text:p>
          </table:table-cell>
          <table:table-cell office:value-type="string" table:style-name="ce5">
            <text:p>ESPRO545P</text:p>
          </table:table-cell>
          <table:table-cell office:value-type="string" table:style-name="ce4">
            <text:p>ES EMPLOYMENT REGISTERED CONTRACTS - PERMANENT VOLN</text:p>
          </table:table-cell>
          <table:table-cell office:value-type="string" table:style-name="ce5">
            <text:p>Spain, Employment, by Type of Contract, Registered Permanent Contracts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TINSA TASACIONES INMOBILIARIAS, S.A.</text:p>
          </table:table-cell>
          <table:table-cell office:value-type="string" table:style-name="ce5">
            <text:p>ESREMIN.F</text:p>
          </table:table-cell>
          <table:table-cell office:value-type="string" table:style-name="ce4">
            <text:p>ES REAL ESTATE MARKET INDEX NADJ</text:p>
          </table:table-cell>
          <table:table-cell office:value-type="string" table:style-name="ce5">
            <text:p>Spain, House Prices, Real Estate Market Index, Index, 2001 = 10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TINSA TASACIONES INMOBILIARIAS, S.A.</text:p>
          </table:table-cell>
          <table:table-cell office:value-type="string" table:style-name="ce5">
            <text:p>ESRMICLCF</text:p>
          </table:table-cell>
          <table:table-cell office:value-type="string" table:style-name="ce4">
            <text:p>ES REAL ESTATE MARKET INDEX - CAPITALS &amp; LARGE CITIES NADJ</text:p>
          </table:table-cell>
          <table:table-cell office:value-type="string" table:style-name="ce5">
            <text:p>Spain, House Prices, Real Estate Market Index, Capitals and Large Cities, Index, 2001 = 10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number-rows-repeated="2"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office:value-type="string" table:style-name="ce4">
            <text:p>Voir https://revista.seg-social.es/-/afiliacion-quincenal-abril-2023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office:value-type="string" table:style-name="ce6">
            <text:p>https://www.bbvaresearch.com/publicaciones/espana-observatorio-inmobiliario-primer-semestre-2023/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style-name="ce5"/>
          <table:table-cell office:value-type="string" table:style-name="ce5">
            <text:p>En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HPERM.P</text:p>
          </table:table-cell>
          <table:table-cell office:value-type="string" table:style-name="ce5">
            <text:p>ES BUILDING APPROVALS: NEW - RESIDENTIAL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AGRO</text:p>
          </table:table-cell>
          <table:table-cell office:value-type="string" table:style-name="ce4">
            <text:p>ES WORKERS IN THE SOCIAL SECURITY SYSTEM-AGRICULTURE(MO.AVG VOLA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CONO</text:p>
          </table:table-cell>
          <table:table-cell office:value-type="string" table:style-name="ce4">
            <text:p>ES WORKERS IN THE SOCIAL SECURITY SYSTEM-CONSTRUCTION(MO.AV VOLA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INDO</text:p>
          </table:table-cell>
          <table:table-cell office:value-type="string" table:style-name="ce4">
            <text:p>ES WORKERS IN THE SOCIAL SECURITY SYSTEM-INDUSTRY (MO.AVG.) VOLA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SVSO</text:p>
          </table:table-cell>
          <table:table-cell office:value-type="string" table:style-name="ce4">
            <text:p>ES WORKERS IN THE SOCIAL SECURITY SYSTEM-SERVICES (MO.AVG.) VOLA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SMAO</text:p>
          </table:table-cell>
          <table:table-cell office:value-type="string" table:style-name="ce4">
            <text:p>ES WORKERS IN THE SOCIAL SECURITY SYSTEM (MO.AVG.) VOLA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SMAP</text:p>
          </table:table-cell>
          <table:table-cell office:value-type="string" table:style-name="ce4">
            <text:p>ES WORKERS IN THE SOCIAL SECURITY SYSTEM (MO.AVG.)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AGSP</text:p>
          </table:table-cell>
          <table:table-cell office:value-type="string" table:style-name="ce4">
            <text:p>ES WORKERS IN THE SOCIAL SECURITY SYSTEM-AG.REGIME(MO.AVG.)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AGRP</text:p>
          </table:table-cell>
          <table:table-cell office:value-type="string" table:style-name="ce4">
            <text:p>ES WORKERS IN THE SOCIAL SECURITY SYSTEM-AGRICULTURE(MO.AVG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CONP</text:p>
          </table:table-cell>
          <table:table-cell office:value-type="string" table:style-name="ce4">
            <text:p>ES WORKERS IN THE SOCIAL SECURITY SYSTEM-CONSTRUCTION(MO.AV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HHSP</text:p>
          </table:table-cell>
          <table:table-cell office:value-type="string" table:style-name="ce4">
            <text:p>ES WORKERS IN THE SOCIAL SECURITY SYSTEM-HH.REGIME(MO.AVG.)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INDP</text:p>
          </table:table-cell>
          <table:table-cell office:value-type="string" table:style-name="ce4">
            <text:p>ES WORKERS IN THE SOCIAL SECURITY SYSTEM-INDUSTRY (MO.AVG.)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PMIM.HQ</text:p>
          </table:table-cell>
          <table:table-cell office:value-type="string" table:style-name="ce5">
            <text:p>ES HCOB PMI: MANUFACTURING S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PMIS.HQ</text:p>
          </table:table-cell>
          <table:table-cell office:value-type="string" table:style-name="ce5">
            <text:p>ES S&amp;P GLOBAL PMI: SERVICES - BUSINESS ACTIVITY S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PMIA.HQ</text:p>
          </table:table-cell>
          <table:table-cell office:value-type="string" table:style-name="ce5">
            <text:p>ES HCOB PMI: COMPOSITE - OUTPUT S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ESCPENF</text:p>
          </table:table-cell>
          <table:table-cell office:value-type="string" table:style-name="ce4">
            <text:p>ES 2005=100 N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ESHARMF</text:p>
          </table:table-cell>
          <table:table-cell office:value-type="string" table:style-name="ce4">
            <text:p>ES 2005=100 N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ESCPXFF</text:p>
          </table:table-cell>
          <table:table-cell office:value-type="string" table:style-name="ce4">
            <text:p>ES 2005=100 N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ESCPFTF</text:p>
          </table:table-cell>
          <table:table-cell office:value-type="string" table:style-name="ce4">
            <text:p>ES 2005=100 N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ESXDQ6F</text:p>
          </table:table-cell>
          <table:table-cell office:value-type="string" table:style-name="ce4">
            <text:p>ES 2015=100 N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ESO6ANF</text:p>
          </table:table-cell>
          <table:table-cell office:value-type="string" table:style-name="ce4">
            <text:p>ES 2015=100 N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ESU04FF</text:p>
          </table:table-cell>
          <table:table-cell office:value-type="string" table:style-name="ce4">
            <text:p>ES 2015=100 N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ESA67UF</text:p>
          </table:table-cell>
          <table:table-cell office:value-type="string" table:style-name="ce4">
            <text:p>ES 2015=100 N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TOTH</text:p>
          </table:table-cell>
          <table:table-cell office:value-type="string" table:style-name="ce4">
            <text:p>ES TURNOVER - SERVICE SECTOR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TRDH</text:p>
          </table:table-cell>
          <table:table-cell office:value-type="string" table:style-name="ce4">
            <text:p>ES TURNOVER: SERVICE SECTOR - TRADE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TRNH</text:p>
          </table:table-cell>
          <table:table-cell office:value-type="string" table:style-name="ce4">
            <text:p>ES TURNOVER: SERVICE SECTOR - TRANSPORTATION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SMVH</text:p>
          </table:table-cell>
          <table:table-cell office:value-type="string" table:style-name="ce4">
            <text:p>ES TURNOVER: SERVICE SECTOR - MOTOR VEHICLES SALE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ITCH</text:p>
          </table:table-cell>
          <table:table-cell office:value-type="string" table:style-name="ce4">
            <text:p>ES TURNOVER: SERVICE SECTOR - INFORMATION TECHNOLOGIES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TTRH</text:p>
          </table:table-cell>
          <table:table-cell office:value-type="string" table:style-name="ce4">
            <text:p>ES TURNOVER: SERVICE SECTOR - TOURISM, TRAVEL AGENCIES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TWHH</text:p>
          </table:table-cell>
          <table:table-cell office:value-type="string" table:style-name="ce4">
            <text:p>ES TURNOVER: SERVICE SECTOR - TRADE, WHOLESALE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TAIH</text:p>
          </table:table-cell>
          <table:table-cell office:value-type="string" table:style-name="ce4">
            <text:p>ES TURNOVER: SERVICE SECTOR - TRNSP., AIR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TLAH</text:p>
          </table:table-cell>
          <table:table-cell office:value-type="string" table:style-name="ce4">
            <text:p>ES TURNOVER: SERVICE SECTOR - TRNSP., LAND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TPCH</text:p>
          </table:table-cell>
          <table:table-cell office:value-type="string" table:style-name="ce4">
            <text:p>ES TURNOVER: SERVICE SECTOR-TRNSP,POST &amp; COURIER ACTIVITIES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SAH</text:p>
          </table:table-cell>
          <table:table-cell office:value-type="string" table:style-name="ce4">
            <text:p>ES TURNOVER: SERVICE SECTOR-TRNSP,SUPPORTING &amp; AUXILLARY ACT.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WAH</text:p>
          </table:table-cell>
          <table:table-cell office:value-type="string" table:style-name="ce4">
            <text:p>ES TURNOVER: SERVICE SECTOR - TRNSP., WATER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BAEH</text:p>
          </table:table-cell>
          <table:table-cell office:value-type="string" table:style-name="ce4">
            <text:p>ES TURNOVER: SRVS.SECT-BUS.SRVS,ARCHITECTURAL &amp; ENGINEERING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BICH</text:p>
          </table:table-cell>
          <table:table-cell office:value-type="string" table:style-name="ce4">
            <text:p>ES TURNOVER: SRVS. SECT. - BUS. SRVS., INDUSTRIAL CLEANING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BISH</text:p>
          </table:table-cell>
          <table:table-cell office:value-type="string" table:style-name="ce4">
            <text:p>ES TURNOVER: SRVS.SECT-BUS.SRVS., INVESTIGATION &amp; SEC. ACT.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BLRH</text:p>
          </table:table-cell>
          <table:table-cell office:value-type="string" table:style-name="ce4">
            <text:p>ES TURNOVER: SRVS.SECT- BUS. SRVS., LABOUR RECRUITMENT ACT.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BLAH</text:p>
          </table:table-cell>
          <table:table-cell office:value-type="string" table:style-name="ce4">
            <text:p>ES TURNOVER: SRVS.SECT-BUS.SRVS,LEGAL ACCTNG.&amp; AUDITING ACT.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BMSH</text:p>
          </table:table-cell>
          <table:table-cell office:value-type="string" table:style-name="ce4">
            <text:p>ES TURNOVER: SRVS. SECT. - BUS. SRVS., MISC. ACT.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ICRH</text:p>
          </table:table-cell>
          <table:table-cell office:value-type="string" table:style-name="ce4">
            <text:p>ES TURNOVER: SRVS.SECTOR-INFO.TECHNOLOGY,COMPUTER &amp; RELATED ACT.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SRVH</text:p>
          </table:table-cell>
          <table:table-cell office:value-type="string" table:style-name="ce4">
            <text:p>ES TURNOVER: SERVICE SECTOR - VEHICLES SALES &amp; REPAIR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MRVH</text:p>
          </table:table-cell>
          <table:table-cell office:value-type="string" table:style-name="ce4">
            <text:p>ES TURNOVER: SERVICE SECTOR-MOTOR VEHICLES MAINTENANCE &amp; REPAIR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FCBH</text:p>
          </table:table-cell>
          <table:table-cell office:value-type="string" table:style-name="ce4">
            <text:p>ES TURNOVER: SERVICE SECTOR - FEE OR CONTRACT BASIS WHSLE.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ARLH</text:p>
          </table:table-cell>
          <table:table-cell office:value-type="string" table:style-name="ce4">
            <text:p>ES TURNOVER: SERVICE SECTOR-AGL.RAW MTLS.&amp; LIVE ANIMALS WHSLE.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FBTH</text:p>
          </table:table-cell>
          <table:table-cell office:value-type="string" table:style-name="ce4">
            <text:p>ES TURNOVER: SERVICE SECTOR-FOOD,BEVERAGES &amp; TOBACCO WHSLE.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HGDH</text:p>
          </table:table-cell>
          <table:table-cell office:value-type="string" table:style-name="ce4">
            <text:p>ES TURNOVER: SERVICE SECTOR - HOUSEHOLD GOODS WHSLE.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ICEH</text:p>
          </table:table-cell>
          <table:table-cell office:value-type="string" table:style-name="ce4">
            <text:p>ES TURNOVER: SERVICE SECTOR-INFORMATION &amp; COMM.EQUIPMENT WHSLE.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OMEH</text:p>
          </table:table-cell>
          <table:table-cell office:value-type="string" table:style-name="ce4">
            <text:p>ES TURNOVER: SERVICE SECTOR-OTH.MACH,EQUIPMENT &amp; SUPPS.WHSLE.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FMOH</text:p>
          </table:table-cell>
          <table:table-cell office:value-type="string" table:style-name="ce4">
            <text:p>ES TURNOVER: SERVICE SECTOR - FUELS, METALS &amp; OTHERS WHSLE.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NSTH</text:p>
          </table:table-cell>
          <table:table-cell office:value-type="string" table:style-name="ce4">
            <text:p>ES TURNOVER: SERVICE SECTOR - NON-SPECIALIZED WHSLE. TRADE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OTSH</text:p>
          </table:table-cell>
          <table:table-cell office:value-type="string" table:style-name="ce4">
            <text:p>ES TURNOVER: SERVICE SECTOR - OTHER SERVICES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RRH</text:p>
          </table:table-cell>
          <table:table-cell office:value-type="string" table:style-name="ce4">
            <text:p>ES TURNOVER: SERVICE SECTOR - LAND TRNSP., RAIL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TXH</text:p>
          </table:table-cell>
          <table:table-cell office:value-type="string" table:style-name="ce4">
            <text:p>ES TURNOVER: SERVICE SECTOR - LAND TRNSP., TAXI OPERATION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OPLH</text:p>
          </table:table-cell>
          <table:table-cell office:value-type="string" table:style-name="ce4">
            <text:p>ES TURNOVER: SERVICE SECTOR-LAND TRNSP,OTH.PASSENGER TRANSPORT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FRH</text:p>
          </table:table-cell>
          <table:table-cell office:value-type="string" table:style-name="ce4">
            <text:p>ES TURNOVER:SERVICE SECT-LAND TRNSP,FREIGHT BY ROAD &amp; REMOVAL SV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HOSH</text:p>
          </table:table-cell>
          <table:table-cell office:value-type="string" table:style-name="ce4">
            <text:p>ES TURNOVER: SERVICE SECTOR-ACCOMMODATION &amp; FODD SVS.ACTIVITIES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ACCH</text:p>
          </table:table-cell>
          <table:table-cell office:value-type="string" table:style-name="ce4">
            <text:p>ES TURNOVER: SERVICE SECTOR - ACCOMMODATION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FBSH</text:p>
          </table:table-cell>
          <table:table-cell office:value-type="string" table:style-name="ce4">
            <text:p>ES TURNOVER: SERVICE SECTOR-FOOD &amp; BEVERAGE SERVICE ACTIVITIES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PUBH</text:p>
          </table:table-cell>
          <table:table-cell office:value-type="string" table:style-name="ce4">
            <text:p>ES TURNOVER: SERVICE SECTOR - PUBLISHING ACTIVITIES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MVTH</text:p>
          </table:table-cell>
          <table:table-cell office:value-type="string" table:style-name="ce4">
            <text:p>ES TURNOVER: SERVICE SECTOR-MOVIES,VIDEO &amp; TV PROGRAMME PROD.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PBRH</text:p>
          </table:table-cell>
          <table:table-cell office:value-type="string" table:style-name="ce4">
            <text:p>ES TURNOVER: SERVICE SECTOR-PROGRAMMING &amp; BROADCASTING ACTIVITIE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INSH</text:p>
          </table:table-cell>
          <table:table-cell office:value-type="string" table:style-name="ce4">
            <text:p>ES TURNOVER: SERVICE SECTOR- INFORMATION SERVICE ACTIVITIES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PSTH</text:p>
          </table:table-cell>
          <table:table-cell office:value-type="string" table:style-name="ce4">
            <text:p>ES TURNOVER: SERVICE SECTOR-PROFESSIONAL,SCIENTIFIC &amp; TECH.ACT.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ADMH</text:p>
          </table:table-cell>
          <table:table-cell office:value-type="string" table:style-name="ce4">
            <text:p>ES TURNOVER: SERVICE SECTOR - ADVERTISING &amp; MARKET RESEARCH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OTPH</text:p>
          </table:table-cell>
          <table:table-cell office:value-type="string" table:style-name="ce4">
            <text:p>ES TURNOVER: SERVICE SECTOR - OTHER PROFESSIONAL ACTIVITIES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ASSH</text:p>
          </table:table-cell>
          <table:table-cell office:value-type="string" table:style-name="ce4">
            <text:p>ES TURNOVER: SERVICE SECTOR-ADMINISTRATIVE &amp; SUPPORT SERVICE ACT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OWH</text:p>
          </table:table-cell>
          <table:table-cell office:value-type="string" table:style-name="ce4">
            <text:p>ES TURNOVER - SERVICE SECTOR (WDA)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RWH</text:p>
          </table:table-cell>
          <table:table-cell office:value-type="string" table:style-name="ce4">
            <text:p>ES TURNOVER: SERVICE SECTOR - TRADE (WDA)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TOSWH</text:p>
          </table:table-cell>
          <table:table-cell office:value-type="string" table:style-name="ce4">
            <text:p>ES TURNOVER: SERVICE SECTOR - OTHER SERVICES (WDA)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NWH</text:p>
          </table:table-cell>
          <table:table-cell office:value-type="string" table:style-name="ce4">
            <text:p>ES TURNOVER: SERVICE SECTOR- TRANSPORTATION &amp; STORAGE (WDA)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THOWH</text:p>
          </table:table-cell>
          <table:table-cell office:value-type="string" table:style-name="ce4">
            <text:p>ES TURNOVER: SERVICE SECTOR-ACCOMMODATION &amp; FOOD SVS.ACT(WDA)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ITWH</text:p>
          </table:table-cell>
          <table:table-cell office:value-type="string" table:style-name="ce4">
            <text:p>ES TURNOVER: SERVICE SECTOR-INFORMATION &amp; COMMUNICATION(WDA)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TPSWH</text:p>
          </table:table-cell>
          <table:table-cell office:value-type="string" table:style-name="ce4">
            <text:p>ES TURNOVER: SERVICE SECT-PROFESSIONAL,SCIENTIFIC &amp; TECH.ACT(WDA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TASWH</text:p>
          </table:table-cell>
          <table:table-cell office:value-type="string" table:style-name="ce4">
            <text:p>ES TURNOVER: SERVICE SECTOR-ADMIN.&amp; SUPPORT SVS. ACT. (WDA)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SRWH</text:p>
          </table:table-cell>
          <table:table-cell office:value-type="string" table:style-name="ce4">
            <text:p>ES TURNOVER: SERVICE SECTOR - VEHICLES SALES &amp; REPAIR (WDA)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WWH</text:p>
          </table:table-cell>
          <table:table-cell office:value-type="string" table:style-name="ce4">
            <text:p>ES TURNOVER: SERVICE SECTOR - TRADE, WHOLESALE (WDA)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TWH</text:p>
          </table:table-cell>
          <table:table-cell office:value-type="string" table:style-name="ce4">
            <text:p>ES TURNOVER: SERVICE SECTOR - TRADE, RETAIL (WDA)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ITEH</text:p>
          </table:table-cell>
          <table:table-cell office:value-type="string" table:style-name="ce4">
            <text:p>ES TURNOVER: SERVICE SECTOR-INFO.TECHNOLOGY,TELECOMMUNICATIONS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REH</text:p>
          </table:table-cell>
          <table:table-cell office:value-type="string" table:style-name="ce4">
            <text:p>ES TURNOVER: SERVICE SECTOR - TRADE, RETAIL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number-rows-repeated="120" table:style-name="ro1">
          <table:table-cell table:style-name="ce8"/>
          <table:table-cell table:style-name="ce7"/>
          <table:table-cell table:style-name="ce4"/>
          <table:table-cell table:number-columns-repeated="16381" table:style-name="ce7"/>
        </table:table-row>
        <table:table-row table:number-rows-repeated="1048076" table:style-name="ro1">
          <table:table-cell table:number-columns-repeated="16384"/>
        </table:table-row>
      </table:table>
      <table:table table:name="MENS" table:style-name="ta1">
        <table:table-column table:style-name="co1" table:default-cell-style-name="ce3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6" table:number-columns-repeated="4" table:default-cell-style-name="ce9"/>
        <table:table-column table:style-name="co6" table:number-columns-repeated="16374" table:default-cell-style-name="ce5"/>
        <table:table-row table:style-name="ro1">
          <table:table-cell office:value-type="string" table:style-name="ce12">
            <text:p>SOURCE</text:p>
          </table:table-cell>
          <table:table-cell office:value-type="string" table:style-name="ce11">
            <text:p>ESMN</text:p>
          </table:table-cell>
          <table:table-cell office:value-type="string" table:content-validation-name="val4" table:style-name="ce11">
            <text:p>Name</text:p>
          </table:table-cell>
          <table:table-cell office:value-type="string" table:style-name="ce11">
            <text:p>DS.EXPNAME</text:p>
          </table:table-cell>
          <table:table-cell office:value-type="string" table:style-name="ce11">
            <text:p>EADJ</text:p>
          </table:table-cell>
          <table:table-cell table:number-columns-repeated="16379" table:style-name="ce11"/>
        </table:table-row>
        <table:table-row table:style-name="ro1">
          <table:table-cell office:value-type="string" table:style-name="ce3">
            <text:p>MAIN ECONOMIC INDICATORS,COPYRIGHT OECD</text:p>
          </table:table-cell>
          <table:table-cell office:value-type="string" table:style-name="ce5">
            <text:p>ESCYLEADT</text:p>
          </table:table-cell>
          <table:table-cell office:value-type="string" table:style-name="ce5">
            <text:p>ES COMPOSITE LEADING INDICATOR - TREND RESTORED SADJ</text:p>
          </table:table-cell>
          <table:table-cell office:value-type="string" table:style-name="ce5">
            <text:p>Spain, Composite Leading Indicator - Trend Restored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CURBALA</text:p>
          </table:table-cell>
          <table:table-cell office:value-type="string" table:style-name="ce5">
            <text:p>ES BOP: CURRENT ACCOUNT BALANCE CURN</text:p>
          </table:table-cell>
          <table:table-cell office:value-type="string" table:style-name="ce5">
            <text:p>Spain, Current Account, Balance, Total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CAFBALA</text:p>
          </table:table-cell>
          <table:table-cell office:value-type="string" table:style-name="ce5">
            <text:p>ES BOP: CAPITAL &amp; FINANCIAL ACCOUNT BALANCE CURN</text:p>
          </table:table-cell>
          <table:table-cell office:value-type="string" table:style-name="ce5">
            <text:p>Spain, Capital and Financial Account, Balance, Total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RESERVA</text:p>
          </table:table-cell>
          <table:table-cell office:value-type="string" table:style-name="ce5">
            <text:p>ES OFFICIAL RESERVE ASSETS CURN</text:p>
          </table:table-cell>
          <table:table-cell office:value-type="string" table:style-name="ce5">
            <text:p>Spain, Reserves, Reserve Assets, Total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EXPGDSC</text:p>
          </table:table-cell>
          <table:table-cell office:value-type="string" table:style-name="ce5">
            <text:p>ES EXPORTS CONN</text:p>
          </table:table-cell>
          <table:table-cell office:value-type="string" table:style-name="ce5">
            <text:p>Spain, Exports, Total, Constant Prices, Euro, 2005 Prices</text:p>
          </table:table-cell>
          <table:table-cell office:value-type="string" table:style-name="ce5">
            <text:p>Consta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IMPGDSC</text:p>
          </table:table-cell>
          <table:table-cell office:value-type="string" table:style-name="ce5">
            <text:p>ES IMPORTS CONN</text:p>
          </table:table-cell>
          <table:table-cell office:value-type="string" table:style-name="ce5">
            <text:p>Spain, Imports, Total, Constant Prices, Euro, 2005 Prices</text:p>
          </table:table-cell>
          <table:table-cell office:value-type="string" table:style-name="ce5">
            <text:p>Consta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VISGDSA</text:p>
          </table:table-cell>
          <table:table-cell office:value-type="string" table:style-name="ce4">
            <text:p>ES VISIBLE TRADE BALANCE CURN</text:p>
          </table:table-cell>
          <table:table-cell office:value-type="string" table:style-name="ce5">
            <text:p>Spain, Trade Balance, Total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ENGLAND</text:p>
          </table:table-cell>
          <table:table-cell office:value-type="string" table:style-name="ce5">
            <text:p>ESXRUSD.</text:p>
          </table:table-cell>
          <table:table-cell office:value-type="string" table:style-name="ce4">
            <text:p>ES SPANISH PESETAS TO US $ (MTH.AVG.) NADJ</text:p>
          </table:table-cell>
          <table:table-cell office:value-type="string" table:style-name="ce5">
            <text:p>Spain, Spanish Pesetas to US Dollar (Months Average), ESP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ENGLAND</text:p>
          </table:table-cell>
          <table:table-cell office:value-type="string" table:style-name="ce5">
            <text:p>ESXRUSE.</text:p>
          </table:table-cell>
          <table:table-cell office:value-type="string" table:style-name="ce4">
            <text:p>ES US $ TO 1 EURO(SPANISH PESETA DERIVED HISTORY PRIOR 1999)</text:p>
          </table:table-cell>
          <table:table-cell office:value-type="string" table:style-name="ce5">
            <text:p>Spain, US Dollar to 1 Euro (Spanish Peseta Derived History Prior 1999), USD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M1....A</text:p>
          </table:table-cell>
          <table:table-cell office:value-type="string" table:style-name="ce4">
            <text:p>ES MONEY SUPPLY: M1 - SPANISH CONTRIBUTION TO EURO M1 CURN</text:p>
          </table:table-cell>
          <table:table-cell office:value-type="string" table:style-name="ce5">
            <text:p>Spain, Money Supply M1, Contribution to Eurozone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M2....A</text:p>
          </table:table-cell>
          <table:table-cell office:value-type="string" table:style-name="ce4">
            <text:p>ES MONEY SUPPLY: M2 - SPANISH CONTRIBUTION TO EURO M2 CURN</text:p>
          </table:table-cell>
          <table:table-cell office:value-type="string" table:style-name="ce5">
            <text:p>Spain, Money Supply M2, Contribution to Eurozone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M3....A</text:p>
          </table:table-cell>
          <table:table-cell office:value-type="string" table:style-name="ce4">
            <text:p>ES MONEY SUPPLY: M3 - SPANISH CONTRIBUTION TO EURO M3 CURN</text:p>
          </table:table-cell>
          <table:table-cell office:value-type="string" table:style-name="ce5">
            <text:p>Spain, Money Supply M3, Contribution to Eurozone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EUROPEAN CENTRAL BANK (ECB)</text:p>
          </table:table-cell>
          <table:table-cell office:value-type="string" table:style-name="ce5">
            <text:p>ESPRATE.</text:p>
          </table:table-cell>
          <table:table-cell office:value-type="string" table:style-name="ce4">
            <text:p>ES DISCOUNT RATE/SHORT TERM EURO REPO RATE NADJ</text:p>
          </table:table-cell>
          <table:table-cell office:value-type="string" table:style-name="ce5">
            <text:p>Spain, Policy Rates, Euro Short Term Repo Rate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INTER3</text:p>
          </table:table-cell>
          <table:table-cell office:value-type="string" table:style-name="ce4">
            <text:p>ES INTERBANK RATE - 3 MONTH (WEIGHTED AVERAGE, EP) NADJ</text:p>
          </table:table-cell>
          <table:table-cell office:value-type="string" table:style-name="ce5">
            <text:p>Spain, Interbank Rate - 3 Month (Weighted Average, EP)<text:s/>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GBOND.</text:p>
          </table:table-cell>
          <table:table-cell office:value-type="string" table:style-name="ce4">
            <text:p>ES CENTRAL GOVERNMENT BOND - 10-YEAR YIELD NADJ</text:p>
          </table:table-cell>
          <table:table-cell office:value-type="string" table:style-name="ce5">
            <text:p>Spain, Government Bonds, Central Government Bond - Long Term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SHRPRCF</text:p>
          </table:table-cell>
          <table:table-cell office:value-type="string" table:style-name="ce4">
            <text:p>ES MADRID S.E - GENERAL INDEX NADJ</text:p>
          </table:table-cell>
          <table:table-cell office:value-type="string" table:style-name="ce5">
            <text:p>Spain, Madrid S E - General Index, Index, 1985DEC31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GOVBALA</text:p>
          </table:table-cell>
          <table:table-cell office:value-type="string" table:style-name="ce4">
            <text:p>ES GOVERNMENT DEFICIT(-)OR SURPLUS(CMLV)(METHO BREAK 01 2012)</text:p>
          </table:table-cell>
          <table:table-cell office:value-type="string" table:style-name="ce5">
            <text:p>Spain, Central Government Deficit / Surplus, Cumulative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CAR...O</text:p>
          </table:table-cell>
          <table:table-cell office:value-type="string" table:style-name="ce4">
            <text:p>ES REGISTRATIONS: PASSENGER CAR (SUSP.) VOLA</text:p>
          </table:table-cell>
          <table:table-cell office:value-type="string" table:style-name="ce5">
            <text:p>Spain, Registrations, Passenger Car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RETTOTE</text:p>
          </table:table-cell>
          <table:table-cell office:value-type="string" table:style-name="ce4">
            <text:p>ES RETAIL SALES EXCLUDING SERVICE STATION (WDA) SADJ</text:p>
          </table:table-cell>
          <table:table-cell office:value-type="string" table:style-name="ce5">
            <text:p>Spain, Retail Sales, Turnover, Total Excluding Service Stations, Current Prices, Calendar Adjusted, SA, Index, 2021 = 100</text:p>
          </table:table-cell>
          <table:table-cell office:value-type="string" table:style-name="ce5">
            <text:p>Pric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RETTOTF</text:p>
          </table:table-cell>
          <table:table-cell office:value-type="string" table:style-name="ce4">
            <text:p>ES RETAIL SALES: EXCLUDING SERVICE STATION NADJ</text:p>
          </table:table-cell>
          <table:table-cell office:value-type="string" table:style-name="ce5">
            <text:p>Spain, Retail Sales, Turnover, Total Excluding Service Stations, Current Prices, Index, 2021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RETTOTG</text:p>
          </table:table-cell>
          <table:table-cell office:value-type="string" table:style-name="ce4">
            <text:p>ES RETAIL SALES EXCLUDING SERVICE STATION (WDA) VOLA</text:p>
          </table:table-cell>
          <table:table-cell office:value-type="string" table:style-name="ce5">
            <text:p>Spain, Retail Sales, Turnover, Total Excluding Service Stations, Constant Prices, Calendar Adjusted, Index, 2021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RETDEWH</text:p>
          </table:table-cell>
          <table:table-cell office:value-type="string" table:style-name="ce4">
            <text:p>ES RETAIL SALES EXCLUDING SERVICE STATION (WDA) VOLN</text:p>
          </table:table-cell>
          <table:table-cell office:value-type="string" table:style-name="ce5">
            <text:p>Spain, Retail Sales, Turnover, Total Excluding Service Stations, Constant Prices, Calendar Adjusted, Index, 2021 = 100</text:p>
          </table:table-cell>
          <table:table-cell office:value-type="string" table:style-name="ce5">
            <text:p>Volum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UNPTOTO</text:p>
          </table:table-cell>
          <table:table-cell office:value-type="string" table:style-name="ce4">
            <text:p>ES UNEMPLOYMENT: REGISTERED (METHODOLOGY CHANGE FROM 2001) VOLA</text:p>
          </table:table-cell>
          <table:table-cell office:value-type="string" table:style-name="ce5">
            <text:p>Spain, Unemployed, Registered (Methodology Change From 2001)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UNPTOTP</text:p>
          </table:table-cell>
          <table:table-cell office:value-type="string" table:style-name="ce4">
            <text:p>ES UNEMPLOYMENT: REGISTERED (METHODOLOGY CHANGE FROM 2001) VOLN</text:p>
          </table:table-cell>
          <table:table-cell office:value-type="string" table:style-name="ce5">
            <text:p>Spain, Unemployed, Registered (Methodology Change From 2001)<text:s/>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AIN ECONOMIC INDICATORS,COPYRIGHT OECD</text:p>
          </table:table-cell>
          <table:table-cell office:value-type="string" table:style-name="ce5">
            <text:p>ESUN%TOTQ</text:p>
          </table:table-cell>
          <table:table-cell office:value-type="string" table:style-name="ce4">
            <text:p>ES UNEMPLOYMENT RATE: REGISTERED SADJ</text:p>
          </table:table-cell>
          <table:table-cell office:value-type="string" table:style-name="ce5">
            <text:p>Spain, Unemployed Rate, Registered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INEM, SPAIN</text:p>
          </table:table-cell>
          <table:table-cell office:value-type="string" table:style-name="ce5">
            <text:p>ESVACTOTP</text:p>
          </table:table-cell>
          <table:table-cell office:value-type="string" table:style-name="ce4">
            <text:p>ES JOB VACANCIES $METHODOLOGY BREAK FROM MAY 2005! VOLN</text:p>
          </table:table-cell>
          <table:table-cell office:value-type="string" table:style-name="ce5">
            <text:p>Spain, Job Vacancies [methodology Break From May 2005]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WAGES.F</text:p>
          </table:table-cell>
          <table:table-cell office:value-type="string" table:style-name="ce4">
            <text:p>ES WAGES: INCOME INDICATOR VOLN</text:p>
          </table:table-cell>
          <table:table-cell office:value-type="string" table:style-name="ce5">
            <text:p>Spain, Earnings, Real, Total, Index, 2016 = 100</text:p>
          </table:table-cell>
          <table:table-cell office:value-type="string" table:style-name="ce5">
            <text:p>Volum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BANKLPA</text:p>
          </table:table-cell>
          <table:table-cell office:value-type="string" table:style-name="ce4">
            <text:p>ES LOANS TO RESIDENTS BY MFI CURN</text:p>
          </table:table-cell>
          <table:table-cell office:value-type="string" table:style-name="ce5">
            <text:p>Spain, Monetary Financial Institution Assets by Residence, Domestic Loans, Other Resident Sectors, Total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CNFBUSG</text:p>
          </table:table-cell>
          <table:table-cell office:value-type="string" table:style-name="ce4">
            <text:p>ES ECONOMIC SENTIMENT INDICATOR VOLA</text:p>
          </table:table-cell>
          <table:table-cell office:value-type="string" table:style-name="ce5">
            <text:p>Spain, Business Surveys, Industry Sector, Total, Confidence Indicator, SA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TOT.G</text:p>
          </table:table-cell>
          <table:table-cell office:value-type="string" table:style-name="ce4">
            <text:p>ES INDUSTRIAL PRODUCTION (REBASED) (WDA) VOLA</text:p>
          </table:table-cell>
          <table:table-cell office:value-type="string" table:style-name="ce5">
            <text:p>Spain, Production, by Industry, Total Industry Excluding Construction, Calendar Adjusted, SA, Index, 2021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MAN.G</text:p>
          </table:table-cell>
          <table:table-cell office:value-type="string" table:style-name="ce4">
            <text:p>ES INDUSTRIAL PRODUCTION - MANUFACTURING INDUSTRY (WDA) VOLA</text:p>
          </table:table-cell>
          <table:table-cell office:value-type="string" table:style-name="ce5">
            <text:p>Spain, Production, by Industry, Manufacturing Total, Calendar Adjusted, SA, Index, 2021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TOTWH</text:p>
          </table:table-cell>
          <table:table-cell office:value-type="string" table:style-name="ce4">
            <text:p>ES INDUSTRIAL PRODUCTION (WDA) VOLN</text:p>
          </table:table-cell>
          <table:table-cell office:value-type="string" table:style-name="ce5">
            <text:p>Spain, Production, by Industry, Total Industry Excluding Construction, Calendar Adjusted, Index, 2021 = 100</text:p>
          </table:table-cell>
          <table:table-cell office:value-type="string" table:style-name="ce5">
            <text:p>Volum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HOUSING, SPAIN</text:p>
          </table:table-cell>
          <table:table-cell office:value-type="string" table:style-name="ce5">
            <text:p>ESHOUSE.P</text:p>
          </table:table-cell>
          <table:table-cell office:value-type="string" table:style-name="ce4">
            <text:p>ES HOUSES CONSTRUCTION COMMENCED(METHODOLOGY BREAK APRIL '19)</text:p>
          </table:table-cell>
          <table:table-cell office:value-type="string" table:style-name="ce5">
            <text:p>Spain, Housing Starts, Total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NEWORDE</text:p>
          </table:table-cell>
          <table:table-cell office:value-type="string" table:style-name="ce4">
            <text:p>ES NEW ORDERS(DISC.) SADJ</text:p>
          </table:table-cell>
          <table:table-cell office:value-type="string" table:style-name="ce5">
            <text:p>Spain, Discontinued, New Orders, Total, Constant Prices, SA, Index, 2015 = 100</text:p>
          </table:table-cell>
          <table:table-cell office:value-type="string" table:style-name="ce5">
            <text:p>Pric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NEWORDF</text:p>
          </table:table-cell>
          <table:table-cell office:value-type="string" table:style-name="ce4">
            <text:p>ES NEW ORDERS(DISC.) NADJ</text:p>
          </table:table-cell>
          <table:table-cell office:value-type="string" table:style-name="ce5">
            <text:p>Spain, Discontinued, New Orders, Total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CONPRCF</text:p>
          </table:table-cell>
          <table:table-cell office:value-type="string" table:style-name="ce4">
            <text:p>ES CPI NADJ</text:p>
          </table:table-cell>
          <table:table-cell office:value-type="string" table:style-name="ce5">
            <text:p>Spain, Consumer Prices, by Commodity, All Items, Total, Index, 2021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CPHARMF</text:p>
          </table:table-cell>
          <table:table-cell office:value-type="string" table:style-name="ce4">
            <text:p>ES CPI - HARMONISED EUROPEAN UNION BASIS (2015=100) NADJ</text:p>
          </table:table-cell>
          <table:table-cell office:value-type="string" table:style-name="ce5">
            <text:p>Spain, Harmonized Consumer Prices, Total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CPCOREF</text:p>
          </table:table-cell>
          <table:table-cell office:value-type="string" table:style-name="ce4">
            <text:p>ES CPI CORE (EXCL. FRESH FOODS &amp; ENERGY) NADJ</text:p>
          </table:table-cell>
          <table:table-cell office:value-type="string" table:style-name="ce5">
            <text:p>Spain, Consumer Prices, by Commodity, Special Indexes, Core, Excluding Unprocessed Food and Energy, Index, 2021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CPEXFEF</text:p>
          </table:table-cell>
          <table:table-cell office:value-type="string" table:style-name="ce4">
            <text:p>ES CPI EXCLUDING FOOD &amp; ENERGY NADJ</text:p>
          </table:table-cell>
          <table:table-cell office:value-type="string" table:style-name="ce5">
            <text:p>Spain, Consumer Price Index Excluding Food and Energy, Index, 2021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CPANNL</text:p>
          </table:table-cell>
          <table:table-cell office:value-type="string" table:style-name="ce4">
            <text:p>ES CPI (%YOY) - FLASH NADJ</text:p>
          </table:table-cell>
          <table:table-cell office:value-type="string" table:style-name="ce5">
            <text:p>Spain, Consumer Prices, by Commodity, All Items, Total, Flash, Change y/y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EXPPRCF</text:p>
          </table:table-cell>
          <table:table-cell office:value-type="string" table:style-name="ce4">
            <text:p>ES EXPORT UNIT VALUE INDEX NADJ</text:p>
          </table:table-cell>
          <table:table-cell office:value-type="string" table:style-name="ce5">
            <text:p>Spain, Exports, Unit Value Index, Total, Index, 200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EXPPRNF</text:p>
          </table:table-cell>
          <table:table-cell office:value-type="string" table:style-name="ce4">
            <text:p>ES EXPORT PRICE INDEX NADJ</text:p>
          </table:table-cell>
          <table:table-cell office:value-type="string" table:style-name="ce5">
            <text:p>Spain, Export Prices, Industry Sector, Total, Index, 2021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IMPPRCF</text:p>
          </table:table-cell>
          <table:table-cell office:value-type="string" table:style-name="ce4">
            <text:p>ES IMPORT UNIT VALUE INDEX NADJ</text:p>
          </table:table-cell>
          <table:table-cell office:value-type="string" table:style-name="ce5">
            <text:p>Spain, Imports, Unit Value Index, Total, Index, 200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TOTPRCF</text:p>
          </table:table-cell>
          <table:table-cell office:value-type="string" table:style-name="ce4">
            <text:p>ES TERMS OF TRADE NADJ</text:p>
          </table:table-cell>
          <table:table-cell office:value-type="string" table:style-name="ce5">
            <text:p>Spain, Terms of Trade, Index, 200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ROPRCF</text:p>
          </table:table-cell>
          <table:table-cell office:value-type="string" table:style-name="ce4">
            <text:p>ES PPI NADJ</text:p>
          </table:table-cell>
          <table:table-cell office:value-type="string" table:style-name="ce5">
            <text:p>Spain, Producer Prices, by Commodity, Total Industry, Index, 2021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CYLEAD%</text:p>
          </table:table-cell>
          <table:table-cell office:value-type="string" table:style-name="ce4">
            <text:p>ES COMPOSITE LEADING INDICATOR (TREND RESTORED) (%YOY) NADJ</text:p>
          </table:table-cell>
          <table:table-cell office:value-type="string" table:style-name="ce5">
            <text:p>Spain, Composite Leading Indicator (Trend Restored) (Percent Change Year Over Year)<text:s/>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EXPGD%A</text:p>
          </table:table-cell>
          <table:table-cell office:value-type="string" table:style-name="ce4">
            <text:p>ES EXPORTS (%YOY) CURN</text:p>
          </table:table-cell>
          <table:table-cell office:value-type="string" table:style-name="ce5">
            <text:p>Spain, Exports (Percent Change Year Over Year)<text:s/>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EXPGD%B</text:p>
          </table:table-cell>
          <table:table-cell office:value-type="string" table:style-name="ce4">
            <text:p>ES EXPORTS (%YOY)(DISC.) CURA</text:p>
          </table:table-cell>
          <table:table-cell office:value-type="string" table:style-name="ce5">
            <text:p>Spain, Discontinued, Exports (Percent Change Year Over Year), SA</text:p>
          </table:table-cell>
          <table:table-cell office:value-type="string" table:style-name="ce5">
            <text:p>Current pric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EXPGD%C</text:p>
          </table:table-cell>
          <table:table-cell office:value-type="string" table:style-name="ce4">
            <text:p>ES EXPORTS (%YOY) CONN</text:p>
          </table:table-cell>
          <table:table-cell office:value-type="string" table:style-name="ce5">
            <text:p>Spain, Exports (Percent Change Year Over Year), 2005 Prices</text:p>
          </table:table-cell>
          <table:table-cell office:value-type="string" table:style-name="ce5">
            <text:p>Consta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EXPGD%D</text:p>
          </table:table-cell>
          <table:table-cell office:value-type="string" table:style-name="ce4">
            <text:p>ES EXPORTS (%YOY)(DISC.) CONA</text:p>
          </table:table-cell>
          <table:table-cell office:value-type="string" table:style-name="ce5">
            <text:p>Spain, Discontinued, Exports (Percent Change Year Over Year), SA, 2005 Prices</text:p>
          </table:table-cell>
          <table:table-cell office:value-type="string" table:style-name="ce5">
            <text:p>Constant pric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IMPGD%A</text:p>
          </table:table-cell>
          <table:table-cell office:value-type="string" table:style-name="ce4">
            <text:p>ES IMPORTS (%YOY) CURN</text:p>
          </table:table-cell>
          <table:table-cell office:value-type="string" table:style-name="ce5">
            <text:p>Spain, Imports (Percent Change Year Over Year)<text:s/>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IMPGD%B</text:p>
          </table:table-cell>
          <table:table-cell office:value-type="string" table:style-name="ce4">
            <text:p>ES IMPORTS (%YOY)(DISC.) CURA</text:p>
          </table:table-cell>
          <table:table-cell office:value-type="string" table:style-name="ce5">
            <text:p>Spain, Discontinued, Imports (Percent Change Year Over Year)<text:s/></text:p>
          </table:table-cell>
          <table:table-cell office:value-type="string" table:style-name="ce5">
            <text:p>Current pric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IMPGD%C</text:p>
          </table:table-cell>
          <table:table-cell office:value-type="string" table:style-name="ce4">
            <text:p>ES IMPORTS (%YOY) CONN</text:p>
          </table:table-cell>
          <table:table-cell office:value-type="string" table:style-name="ce5">
            <text:p>Spain, Imports (Percent Change Year Over Year), 2005 Prices</text:p>
          </table:table-cell>
          <table:table-cell office:value-type="string" table:style-name="ce5">
            <text:p>Consta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IMPGD%D</text:p>
          </table:table-cell>
          <table:table-cell office:value-type="string" table:style-name="ce4">
            <text:p>ES IMPORTS (%YOY)(DISC.) CONA</text:p>
          </table:table-cell>
          <table:table-cell office:value-type="string" table:style-name="ce5">
            <text:p>Spain, Discontinued, Imports (Percent Change Year Over Year), SA, 2005 Prices</text:p>
          </table:table-cell>
          <table:table-cell office:value-type="string" table:style-name="ce5">
            <text:p>Constant pric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M1...%A</text:p>
          </table:table-cell>
          <table:table-cell office:value-type="string" table:style-name="ce4">
            <text:p>ES MONEY SUPPLY: M1- SPANISH CONTRIBUTION TO EURO M1 (%YOY) CURN</text:p>
          </table:table-cell>
          <table:table-cell office:value-type="string" table:style-name="ce5">
            <text:p>Spain, Money Supply : Money Supply M1 - Spanish Contribution to Euro Money Supply M1 (Percent Change Year Over Year)<text:s/>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M2...%A</text:p>
          </table:table-cell>
          <table:table-cell office:value-type="string" table:style-name="ce4">
            <text:p>ES MONEY SUPPLY: M2- SPANISH CONTRIBUTION TO EURO M2 (%YOY) CURN</text:p>
          </table:table-cell>
          <table:table-cell office:value-type="string" table:style-name="ce5">
            <text:p>Spain, Money Supply : Money Supply M2 - Spanish Contribution to Euro Money Supply M2 (Percent Change Year Over Year)<text:s/>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M3...%A</text:p>
          </table:table-cell>
          <table:table-cell office:value-type="string" table:style-name="ce4">
            <text:p>ES MONEY SUPPLY: M3- SPANISH CONTRIBUTION TO EURO M3 (%YOY) CURN</text:p>
          </table:table-cell>
          <table:table-cell office:value-type="string" table:style-name="ce5">
            <text:p>Spain, Money Supply : Money Supply M3 - Spanish Contribution to Euro Money Supply M3 (Percent Change Year Over Year)<text:s/>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RETTO%F</text:p>
          </table:table-cell>
          <table:table-cell office:value-type="string" table:style-name="ce4">
            <text:p>ES RETAIL SALES SURVEY (%YOY) NADJ</text:p>
          </table:table-cell>
          <table:table-cell office:value-type="string" table:style-name="ce5">
            <text:p>Spain, Retail Sales Survey (Percent Change Year Over Year)<text:s/>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WAGES%F</text:p>
          </table:table-cell>
          <table:table-cell office:value-type="string" table:style-name="ce4">
            <text:p>ES WAGES: INCOME INDICATOR (%YOY) VOLN</text:p>
          </table:table-cell>
          <table:table-cell office:value-type="string" table:style-name="ce5">
            <text:p>Spain, Wages : Income Indicator (Percent Change Year Over Year)<text:s/></text:p>
          </table:table-cell>
          <table:table-cell office:value-type="string" table:style-name="ce5">
            <text:p>Volum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IPTOT%G</text:p>
          </table:table-cell>
          <table:table-cell office:value-type="string" table:style-name="ce4">
            <text:p>ES INDUSTRIAL PRODUCTION (%YOY) VOLA</text:p>
          </table:table-cell>
          <table:table-cell office:value-type="string" table:style-name="ce5">
            <text:p>Spain, Industrial Production (Percent Change Year Over Year), Calendar Adjusted, SA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TOT%H</text:p>
          </table:table-cell>
          <table:table-cell office:value-type="string" table:style-name="ce4">
            <text:p>ES INDUSTRIAL PRODUCTION (WDA) (%YOY) SADJ</text:p>
          </table:table-cell>
          <table:table-cell office:value-type="string" table:style-name="ce5">
            <text:p>Spain, Production, by Industry, Total Industry Excluding Construction, Calendar Adjusted, SA, Change y/y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CONPR%F</text:p>
          </table:table-cell>
          <table:table-cell office:value-type="string" table:style-name="ce4">
            <text:p>ES CPI (%YOY) NADJ</text:p>
          </table:table-cell>
          <table:table-cell office:value-type="string" table:style-name="ce5">
            <text:p>Spain, Consumer Price Index (Percent Change Year Over Year), 2021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PROPR%F</text:p>
          </table:table-cell>
          <table:table-cell office:value-type="string" table:style-name="ce4">
            <text:p>ES PPI (%YOY) NADJ</text:p>
          </table:table-cell>
          <table:table-cell office:value-type="string" table:style-name="ce5">
            <text:p>Spain, Producer Prices, by Commodity, Total Industry, Change y/y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EXPGDSD</text:p>
          </table:table-cell>
          <table:table-cell office:value-type="string" table:style-name="ce4">
            <text:p>ES EXPORTS (METHO BREAK 01 1985)(DISC.) CONA</text:p>
          </table:table-cell>
          <table:table-cell office:value-type="string" table:style-name="ce5">
            <text:p>Spain, Discontinued, Exports, Total, Constant Prices, SA, Euro, 2005 Prices</text:p>
          </table:table-cell>
          <table:table-cell office:value-type="string" table:style-name="ce5">
            <text:p>Constant pric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IMPGDSD</text:p>
          </table:table-cell>
          <table:table-cell office:value-type="string" table:style-name="ce4">
            <text:p>ES IMPORTS(DISC.) CONA</text:p>
          </table:table-cell>
          <table:table-cell office:value-type="string" table:style-name="ce5">
            <text:p>Spain, Discontinued, Imports, Total, Constant Prices, SA, Euro, 2005 Prices</text:p>
          </table:table-cell>
          <table:table-cell office:value-type="string" table:style-name="ce5">
            <text:p>Constant pric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ESRCE</text:p>
          </table:table-cell>
          <table:table-cell office:value-type="string" table:style-name="ce5">
            <text:p>ESMN</text:p>
          </table:table-cell>
          <table:table-cell office:value-type="string" table:content-validation-name="val3" table:style-name="ce4">
            <office:annotation draw:style-name="a0" svg:x="7.70833333333333in" svg:y="13.84375in" svg:width="1.5in" svg:height="0.822916666666667in">
              <dc:creator>Christine RIFFLART</dc:creator>
              <text:p><text:span text:style-name="T1">=DSGRID(CONCATENATE("ESREMIN.F,ESRMICLCF,ESFCHOUSA,ESFCHOUPF,ESHOUSNTP,ESBUIST.P,ESHOUSCMP,ESBAH425P,ESHMIINDP,ESSOS557O,ESUNPAGRO,ESUNPINDO,ESUNPCN.O,ESUNPSVSO,ESUNPWPEO,ESES5DLNG,ESBEN552P,ESBEN553P,ESUNEW..P,ESUNEBENP,ESTOU207P,ESUN%TOTQ,ESUNPTOTO,ESCYCLEAD,ESOSLI12Q,ESMS","L018Q,eswsssmao,eswssagro,eswsscono,eswssindo")," ","1986-01-01","","M","CustomHeader=true;CustHeaderDatatypes=ESMN,ESNAM,EADJ,ESCUR,ESRCE,DS.EXPNAME;RowHeader=true;ColHeader=true;DispSeriesDescription=true;YearlyTSFormat=false;QuarterlyTSFormat=false")</text:span></text:p>
            </office:annotation>
            <text:p>Name</text:p>
          </table:table-cell>
          <table:table-cell office:value-type="string" table:style-name="ce5">
            <text:p>DS.EXPNAME</text:p>
          </table:table-cell>
          <table:table-cell office:value-type="string" table:style-name="ce5">
            <text:p>EADJ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TINSA TASACIONES INMOBILIARIAS, S.A.</text:p>
          </table:table-cell>
          <table:table-cell office:value-type="string" table:style-name="ce5">
            <text:p>ESREMIN.F</text:p>
          </table:table-cell>
          <table:table-cell office:value-type="string" table:style-name="ce4">
            <text:p>ES REAL ESTATE MARKET INDEX NADJ</text:p>
          </table:table-cell>
          <table:table-cell office:value-type="string" table:style-name="ce5">
            <text:p>Spain, House Prices, Real Estate Market Index, Index, 2001 = 10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TINSA TASACIONES INMOBILIARIAS, S.A.</text:p>
          </table:table-cell>
          <table:table-cell office:value-type="string" table:style-name="ce5">
            <text:p>ESRMICLCF</text:p>
          </table:table-cell>
          <table:table-cell office:value-type="string" table:style-name="ce4">
            <text:p>ES REAL ESTATE MARKET INDEX - CAPITALS &amp; LARGE CITIES NADJ</text:p>
          </table:table-cell>
          <table:table-cell office:value-type="string" table:style-name="ce5">
            <text:p>Spain, House Prices, Real Estate Market Index, Capitals and Large Cities, Index, 2001 = 10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FOTOCASA, SPAIN</text:p>
          </table:table-cell>
          <table:table-cell office:value-type="string" table:style-name="ce5">
            <text:p>ESFCHOUSA</text:p>
          </table:table-cell>
          <table:table-cell office:value-type="string" table:style-name="ce4">
            <text:p>ES FOTOCASA AVERAGE SECOND-HAND HOUSE PRICES CURN</text:p>
          </table:table-cell>
          <table:table-cell office:value-type="string" table:style-name="ce5">
            <text:p>Spain, Fotocasa, Average Second-Hand House Prices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FOTOCASA, SPAIN</text:p>
          </table:table-cell>
          <table:table-cell office:value-type="string" table:style-name="ce5">
            <text:p>ESFCHOUPF</text:p>
          </table:table-cell>
          <table:table-cell office:value-type="string" table:style-name="ce4">
            <text:p>ES FOTOCASA REAL ESTATE PRICE INDEX NADJ</text:p>
          </table:table-cell>
          <table:table-cell office:value-type="string" table:style-name="ce5">
            <text:p>Spain, Fotocasa, Real Estate Price Index, Index, 2005M1 = 10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HOUSNTP</text:p>
          </table:table-cell>
          <table:table-cell office:value-type="string" table:style-name="ce4">
            <text:p>ES HOUSING AUTHORIZED, NOT STARTED VOLN</text:p>
          </table:table-cell>
          <table:table-cell office:value-type="string" table:style-name="ce5">
            <text:p>Spain, Housing Authorized, Not Started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BUIST.P</text:p>
          </table:table-cell>
          <table:table-cell office:value-type="string" table:style-name="ce4">
            <text:p>ES BUILDING PERMITS: NEW HOUSING TO BE CONSTRUCTED VOLN</text:p>
          </table:table-cell>
          <table:table-cell office:value-type="string" table:style-name="ce5">
            <text:p>Spain, Building Permits, New Homes to be Constructed Total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HOUSCMP</text:p>
          </table:table-cell>
          <table:table-cell office:value-type="string" table:style-name="ce4">
            <text:p>ES HOUSES CONSTRUCTION COMPLETED VOLN</text:p>
          </table:table-cell>
          <table:table-cell office:value-type="string" table:style-name="ce5">
            <text:p>Spain, Housing Completions, Total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HOUSING, SPAIN</text:p>
          </table:table-cell>
          <table:table-cell office:value-type="string" table:style-name="ce5">
            <text:p>ESBAH425P</text:p>
          </table:table-cell>
          <table:table-cell office:value-type="string" table:style-name="ce4">
            <text:p>ES HOUSING STARTS - GOVERNMENT BACKED HOUSING VOLN</text:p>
          </table:table-cell>
          <table:table-cell office:value-type="string" table:style-name="ce5">
            <text:p>Spain, Housing Starts, Subsidised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HMIINDP</text:p>
          </table:table-cell>
          <table:table-cell office:value-type="string" table:style-name="ce4">
            <text:p>ES HOUSING MARKET INDICATORS-INCREASE IN NUMBER OF DWELLINGS</text:p>
          </table:table-cell>
          <table:table-cell office:value-type="string" table:style-name="ce5">
            <text:p>Spain, Housing Market Indicators, Increase in Number of Dwellings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INEM, SPAIN</text:p>
          </table:table-cell>
          <table:table-cell office:value-type="string" table:style-name="ce5">
            <text:p>ESSOS557O</text:p>
          </table:table-cell>
          <table:table-cell office:value-type="string" table:style-name="ce4">
            <text:p>ES WORKERS ON LABOUR REGISTER AFFILIATED TO SOCIAL SECURITY VOLA</text:p>
          </table:table-cell>
          <table:table-cell office:value-type="string" table:style-name="ce5">
            <text:p>Spain, Labour Market N I E, Workers Affiliated to the Social Security System, All Sectors, Total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UNPAGRO</text:p>
          </table:table-cell>
          <table:table-cell office:value-type="string" table:style-name="ce4">
            <text:p>ES UNEMPLOYMENT: REGISTERED - AGRICULTURE (SISPE) VOLA</text:p>
          </table:table-cell>
          <table:table-cell office:value-type="string" table:style-name="ce5">
            <text:p>Spain, Unemployed, by Sector, Agriculture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UNPINDO</text:p>
          </table:table-cell>
          <table:table-cell office:value-type="string" table:style-name="ce4">
            <text:p>ES UNEMPLOYMENT: REGISTERED - INDUSTRY (SISPE) VOLA</text:p>
          </table:table-cell>
          <table:table-cell office:value-type="string" table:style-name="ce5">
            <text:p>Spain, Unemployed, by Sector, Industry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UNPCN.O</text:p>
          </table:table-cell>
          <table:table-cell office:value-type="string" table:style-name="ce4">
            <text:p>ES UNEMPLOYMENT: REGISTERED - CONSTRUCTION (SISPE) VOLA</text:p>
          </table:table-cell>
          <table:table-cell office:value-type="string" table:style-name="ce5">
            <text:p>Spain, Unemployed, by Sector, Construction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UNPSVSO</text:p>
          </table:table-cell>
          <table:table-cell office:value-type="string" table:style-name="ce4">
            <text:p>ES UNEMPLOYMENT: REGISTERED - SERVICES (SISPE) VOLA</text:p>
          </table:table-cell>
          <table:table-cell office:value-type="string" table:style-name="ce5">
            <text:p>Spain, Unemployed, by Sector, Services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UNPWPEO</text:p>
          </table:table-cell>
          <table:table-cell office:value-type="string" table:style-name="ce4">
            <text:p>ES UNEMPLOYMENT: REGISTERED-WITHOUT PREVIOUS EMPLMT.(SISPE) VOLA</text:p>
          </table:table-cell>
          <table:table-cell office:value-type="string" table:style-name="ce5">
            <text:p>Spain, Unemployed, by Status, Without Prior Employment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EUROSTAT</text:p>
          </table:table-cell>
          <table:table-cell office:value-type="string" table:style-name="ce5">
            <text:p>ESES5DLNG</text:p>
          </table:table-cell>
          <table:table-cell office:value-type="string" table:style-name="ce4">
            <text:p>ES BLDG PERMITS,RESL BLDGS,EXC RESIDENCES FOR COMMUNITIES,2015=1</text:p>
          </table:table-cell>
          <table:table-cell office:value-type="string" table:style-name="ce5">
            <text:p>Spain, Building Permits - Index, Building Permits - Monthly Data - Index (Nace Rev 2), Building Permits - Number of Dwellings, Residential Buildings, Except Residences For Communities, Constant Price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INEM, SPAIN</text:p>
          </table:table-cell>
          <table:table-cell office:value-type="string" table:style-name="ce5">
            <text:p>ESBEN552P</text:p>
          </table:table-cell>
          <table:table-cell office:value-type="string" table:style-name="ce4">
            <text:p>ES CONTRIBUTORY BENEFITS FOR TOTAL UNEMPLOYMENT RECIPIENTS VOLN</text:p>
          </table:table-cell>
          <table:table-cell office:value-type="string" table:style-name="ce5">
            <text:p>Spain, Unemployed, Benefit Recipients, Contributory Benefits, Total Unemployed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INEM, SPAIN</text:p>
          </table:table-cell>
          <table:table-cell office:value-type="string" table:style-name="ce5">
            <text:p>ESBEN553P</text:p>
          </table:table-cell>
          <table:table-cell office:value-type="string" table:style-name="ce4">
            <text:p>ES CONTRIBUTORY BENEFIT FOR PARTIAL UNEMPLOYMENT RECIPIENTS VOLN</text:p>
          </table:table-cell>
          <table:table-cell office:value-type="string" table:style-name="ce5">
            <text:p>Spain, Unemployed, Benefit Recipients, Contributory Benefits, Part-Time Unemployed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WORK &amp; SOCIAL AFFAIRS, SPAIN</text:p>
          </table:table-cell>
          <table:table-cell office:value-type="string" table:style-name="ce5">
            <text:p>ESUNEW..P</text:p>
          </table:table-cell>
          <table:table-cell office:value-type="string" table:style-name="ce4">
            <text:p>ES UNEMPLOYMENT BENEFITS RECIPIENTS: WELFARE VOLN</text:p>
          </table:table-cell>
          <table:table-cell office:value-type="string" table:style-name="ce5">
            <text:p>Spain, Unemployed Benefits Recipients : Welfare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WORK &amp; SOCIAL AFFAIRS, SPAIN</text:p>
          </table:table-cell>
          <table:table-cell office:value-type="string" table:style-name="ce5">
            <text:p>ESUNEBENP</text:p>
          </table:table-cell>
          <table:table-cell office:value-type="string" table:style-name="ce4">
            <text:p>ES UNEMPLOYMENT BENEFITS RECIPIENTS VOLN</text:p>
          </table:table-cell>
          <table:table-cell office:value-type="string" table:style-name="ce5">
            <text:p>Spain, Unemployed Benefits Recipients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WORK &amp; SOCIAL AFFAIRS, SPAIN</text:p>
          </table:table-cell>
          <table:table-cell office:value-type="string" table:style-name="ce5">
            <text:p>ESTOU207P</text:p>
          </table:table-cell>
          <table:table-cell office:value-type="string" table:style-name="ce4">
            <text:p>ES CONTRIBUTORY TOTAL UNEMPLOYMENT &amp; WELFARE RECIPIENTS VOLN</text:p>
          </table:table-cell>
          <table:table-cell office:value-type="string" table:style-name="ce5">
            <text:p>Spain, Contributory Total Unemployed and Welfare Recipients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AIN ECONOMIC INDICATORS,COPYRIGHT OECD</text:p>
          </table:table-cell>
          <table:table-cell office:value-type="string" table:style-name="ce5">
            <text:p>ESUN%TOTQ</text:p>
          </table:table-cell>
          <table:table-cell office:value-type="string" table:style-name="ce4">
            <text:p>ES UNEMPLOYMENT RATE: REGISTERED SADJ</text:p>
          </table:table-cell>
          <table:table-cell office:value-type="string" table:style-name="ce5">
            <text:p>Spain, Unemployed Rate, Registered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UNPTOTO</text:p>
          </table:table-cell>
          <table:table-cell office:value-type="string" table:style-name="ce4">
            <text:p>ES UNEMPLOYMENT: REGISTERED (METHODOLOGY CHANGE FROM 2001) VOLA</text:p>
          </table:table-cell>
          <table:table-cell office:value-type="string" table:style-name="ce5">
            <text:p>Spain, Unemployed, Registered (Methodology Change From 2001)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AIN ECONOMIC INDICATORS,COPYRIGHT OECD</text:p>
          </table:table-cell>
          <table:table-cell office:value-type="string" table:style-name="ce5">
            <text:p>ESCYCLEAD</text:p>
          </table:table-cell>
          <table:table-cell office:value-type="string" table:style-name="ce4">
            <text:p>ES COMPOSITE LEADING INDICATOR - AMPLITUDE ADJUSTED SADJ</text:p>
          </table:table-cell>
          <table:table-cell office:value-type="string" table:style-name="ce5">
            <text:p>Spain, Composite Leading Indicators, Amplitude Adjusted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AIN ECONOMIC INDICATORS,COPYRIGHT OECD</text:p>
          </table:table-cell>
          <table:table-cell office:value-type="string" table:style-name="ce5">
            <text:p>ESOSLI12Q</text:p>
          </table:table-cell>
          <table:table-cell office:value-type="string" table:style-name="ce4">
            <text:p>ES PASSENGER CAR REGISTRATIONS SADJ</text:p>
          </table:table-cell>
          <table:table-cell office:value-type="string" table:style-name="ce5">
            <text:p>Spain, Retail Trade, Car Registration, Passenger Cars, Passenger Car Registrations, SA, Change Period Over Period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AIN ECONOMIC INDICATORS,COPYRIGHT OECD</text:p>
          </table:table-cell>
          <table:table-cell office:value-type="string" table:style-name="ce5">
            <text:p>ESMSL018Q</text:p>
          </table:table-cell>
          <table:table-cell office:value-type="string" table:style-name="ce4">
            <text:p>ES PASSENGER CAR REGISTRATIONS SADJ</text:p>
          </table:table-cell>
          <table:table-cell office:value-type="string" table:style-name="ce5">
            <text:p>Spain, Retail Trade, Car Registration, Passenger Car Registrations, SA, Change y/y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WSSSMAO</text:p>
          </table:table-cell>
          <table:table-cell office:value-type="string" table:style-name="ce4">
            <text:p>ES WORKERS IN THE SOCIAL SECURITY SYSTEM (MO.AVG.) VOLA</text:p>
          </table:table-cell>
          <table:table-cell office:value-type="string" table:style-name="ce5">
            <text:p>Spain, Labour Market N I E, Workers Affiliated to the Social Security System, Total, Monthly Average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WSSAGRO</text:p>
          </table:table-cell>
          <table:table-cell office:value-type="string" table:style-name="ce4">
            <text:p>ES WORKERS IN THE SOCIAL SECURITY SYSTEM-AGRICULTURE(MO.AVG VOLA</text:p>
          </table:table-cell>
          <table:table-cell office:value-type="string" table:style-name="ce5">
            <text:p>Spain, Labour Market N I E, Workers Affiliated to the Social Security System, Farm Sector Employees, Monthly Average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WSSCONO</text:p>
          </table:table-cell>
          <table:table-cell office:value-type="string" table:style-name="ce4">
            <text:p>ES WORKERS IN THE SOCIAL SECURITY SYSTEM-CONSTRUCTION(MO.AV VOLA</text:p>
          </table:table-cell>
          <table:table-cell office:value-type="string" table:style-name="ce5">
            <text:p>Spain, Labour Market N I E, Workers Affiliated to the Social Security System, Construction Employees, Monthly Average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WSSINDO</text:p>
          </table:table-cell>
          <table:table-cell office:value-type="string" table:style-name="ce4">
            <text:p>ES WORKERS IN THE SOCIAL SECURITY SYSTEM-INDUSTRY (MO.AVG.) VOLA</text:p>
          </table:table-cell>
          <table:table-cell office:value-type="string" table:style-name="ce5">
            <text:p>Spain, Labour Market N I E, Workers Affiliated to the Social Security System, Industry Employees, Monthly Average, SA</text:p>
          </table:table-cell>
          <table:table-cell office:value-type="string" table:style-name="ce5">
            <text:p>Volumes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office:value-type="string" table:style-name="ce4">
            <text:p>Voir https://revista.seg-social.es/-/afiliacion-quincenal-abril-2023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office:value-type="string" table:style-name="ce6">
            <text:p>https://www.bbvaresearch.com/publicaciones/espana-observatorio-inmobiliario-primer-semestre-2023/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style-name="ce5"/>
          <table:table-cell office:value-type="string" table:style-name="ce5">
            <text:p>En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HPERM.P</text:p>
          </table:table-cell>
          <table:table-cell office:value-type="string" table:style-name="ce5">
            <text:p>ES BUILDING APPROVALS: NEW - RESIDENTIAL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AGRO</text:p>
          </table:table-cell>
          <table:table-cell office:value-type="string" table:style-name="ce4">
            <text:p>ES WORKERS IN THE SOCIAL SECURITY SYSTEM-AGRICULTURE(MO.AVG VOLA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CONO</text:p>
          </table:table-cell>
          <table:table-cell office:value-type="string" table:style-name="ce4">
            <text:p>ES WORKERS IN THE SOCIAL SECURITY SYSTEM-CONSTRUCTION(MO.AV VOLA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INDO</text:p>
          </table:table-cell>
          <table:table-cell office:value-type="string" table:style-name="ce4">
            <text:p>ES WORKERS IN THE SOCIAL SECURITY SYSTEM-INDUSTRY (MO.AVG.) VOLA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SVSO</text:p>
          </table:table-cell>
          <table:table-cell office:value-type="string" table:style-name="ce4">
            <text:p>ES WORKERS IN THE SOCIAL SECURITY SYSTEM-SERVICES (MO.AVG.) VOLA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SMAO</text:p>
          </table:table-cell>
          <table:table-cell office:value-type="string" table:style-name="ce4">
            <text:p>ES WORKERS IN THE SOCIAL SECURITY SYSTEM (MO.AVG.) VOLA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SMAP</text:p>
          </table:table-cell>
          <table:table-cell office:value-type="string" table:style-name="ce4">
            <text:p>ES WORKERS IN THE SOCIAL SECURITY SYSTEM (MO.AVG.)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AGSP</text:p>
          </table:table-cell>
          <table:table-cell office:value-type="string" table:style-name="ce4">
            <text:p>ES WORKERS IN THE SOCIAL SECURITY SYSTEM-AG.REGIME(MO.AVG.)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AGRP</text:p>
          </table:table-cell>
          <table:table-cell office:value-type="string" table:style-name="ce4">
            <text:p>ES WORKERS IN THE SOCIAL SECURITY SYSTEM-AGRICULTURE(MO.AVG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CONP</text:p>
          </table:table-cell>
          <table:table-cell office:value-type="string" table:style-name="ce4">
            <text:p>ES WORKERS IN THE SOCIAL SECURITY SYSTEM-CONSTRUCTION(MO.AV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HHSP</text:p>
          </table:table-cell>
          <table:table-cell office:value-type="string" table:style-name="ce4">
            <text:p>ES WORKERS IN THE SOCIAL SECURITY SYSTEM-HH.REGIME(MO.AVG.)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WSSINDP</text:p>
          </table:table-cell>
          <table:table-cell office:value-type="string" table:style-name="ce4">
            <text:p>ES WORKERS IN THE SOCIAL SECURITY SYSTEM-INDUSTRY (MO.AVG.)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number-rows-repeated="2"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ESRCE</text:p>
          </table:table-cell>
          <table:table-cell office:value-type="string" table:style-name="ce5">
            <text:p>ESMN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DS.EXPNAME</text:p>
          </table:table-cell>
          <table:table-cell office:value-type="string" table:style-name="ce5">
            <text:p>EADJ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TPTUBAP</text:p>
          </table:table-cell>
          <table:table-cell office:value-type="string" table:style-name="ce4">
            <text:p>ES TRANSFER OF PROPERTY RIGHTS: URBAN - APARTMENTS VOLN</text:p>
          </table:table-cell>
          <table:table-cell office:value-type="string" table:style-name="ce5">
            <text:p>Spain, Number of Property Transactions, Urban Buildings, Apartments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TPMDUHP</text:p>
          </table:table-cell>
          <table:table-cell office:value-type="string" table:style-name="ce4">
            <text:p>ES TRANSFER OF PROPERTY RIGHTS: MERCHANTING-URBAN,USED HOUSING</text:p>
          </table:table-cell>
          <table:table-cell office:value-type="string" table:style-name="ce5">
            <text:p>Spain, Number of Property Transactions, Apartments, Purchases, Used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TPMDNHP</text:p>
          </table:table-cell>
          <table:table-cell office:value-type="string" table:style-name="ce4">
            <text:p>ES TRANSFER OF PROPERTY RIGHTS: MERCHANTING-URBAN,NEW HOUSING</text:p>
          </table:table-cell>
          <table:table-cell office:value-type="string" table:style-name="ce5">
            <text:p>Spain, Number of Property Transactions, Apartments, Purchases, New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TPMURDP</text:p>
          </table:table-cell>
          <table:table-cell office:value-type="string" table:style-name="ce4">
            <text:p>ES TRANSFER OF PROPERTY RIGHTS: MERCHANTING-URBAN,DWELLINGS VOLN</text:p>
          </table:table-cell>
          <table:table-cell office:value-type="string" table:style-name="ce5">
            <text:p>Spain, Number of Property Transactions, Dwellings, Purchases, Total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MRCTOTP</text:p>
          </table:table-cell>
          <table:table-cell office:value-type="string" table:style-name="ce4">
            <text:p>ES MORTGAGES: CANCELLED - TOTAL VOLN</text:p>
          </table:table-cell>
          <table:table-cell office:value-type="string" table:style-name="ce5">
            <text:p>Spain, Mortgages, Cancelled, Total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ESRCE</text:p>
          </table:table-cell>
          <table:table-cell office:value-type="string" table:style-name="ce5">
            <text:p>ESMN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DS.EXPNAME</text:p>
          </table:table-cell>
          <table:table-cell office:value-type="string" table:style-name="ce5">
            <text:p>EADJ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CNFBUSG</text:p>
          </table:table-cell>
          <table:table-cell office:value-type="string" table:style-name="ce4">
            <text:p>ES ECONOMIC SENTIMENT INDICATOR VOLA</text:p>
          </table:table-cell>
          <table:table-cell office:value-type="string" table:style-name="ce5">
            <text:p>Spain, Business Surveys, Industry Sector, Total, Confidence Indicator, SA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office:value-type="string" table:style-name="ce5">
            <text:p>ESCNFCONQ</text:p>
          </table:table-cell>
          <table:table-cell office:value-type="string" table:style-name="ce4">
            <text:p>ES INDICATOR OF CONSUMER CONFIDENCE SADJ</text:p>
          </table:table-cell>
          <table:table-cell office:value-type="string" table:style-name="ce5">
            <text:p>Spain, Consumer Surveys, Indicator of Consumer Confide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CNFPR</text:p>
          </table:table-cell>
          <table:table-cell office:value-type="string" table:style-name="ce4">
            <text:p>ES INDUSTRY SECTOR: CONSUMER GOODS - FINISHED PRODUCTS NADJ</text:p>
          </table:table-cell>
          <table:table-cell office:value-type="string" table:style-name="ce5">
            <text:p>Spain, Business Surveys, Industry Sector, Consumer Goods, Stocks of Finished Product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CNTPR</text:p>
          </table:table-cell>
          <table:table-cell office:value-type="string" table:style-name="ce4">
            <text:p>ES INDUSTRY SECTOR: CONSUMER GOODS - EXPECTED TREND, PRICE NADJ</text:p>
          </table:table-cell>
          <table:table-cell office:value-type="string" table:style-name="ce5">
            <text:p>Spain, Business Surveys, Industry Sector, Consumer Goods, Expected Trend in Price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INETR</text:p>
          </table:table-cell>
          <table:table-cell office:value-type="string" table:style-name="ce4">
            <text:p>ES INDUSTRY SECTOR: INTERMEDIATE GOODS-EXPECTED TREND,PRICE NADJ</text:p>
          </table:table-cell>
          <table:table-cell office:value-type="string" table:style-name="ce5">
            <text:p>Spain, Business Surveys, Industry Sector, Intermediate Goods, Expected Trend in Price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INFPR</text:p>
          </table:table-cell>
          <table:table-cell office:value-type="string" table:style-name="ce4">
            <text:p>ES INDUSTRY SECTOR: INTERMEDIATE GOODS - FINISHED PRODUCTS NADJ</text:p>
          </table:table-cell>
          <table:table-cell office:value-type="string" table:style-name="ce5">
            <text:p>Spain, Business Surveys, Industry Sector, Intermediate Goods, Stocks of Finished Product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IVETR</text:p>
          </table:table-cell>
          <table:table-cell office:value-type="string" table:style-name="ce4">
            <text:p>ES INDUSTRY SECTOR: INVESTMENT GOODS- EXPECTED TREND, PRICE NADJ</text:p>
          </table:table-cell>
          <table:table-cell office:value-type="string" table:style-name="ce5">
            <text:p>Spain, Business Surveys, Industry Sector, Investment Goods, Expected Trend in Price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IVFPR</text:p>
          </table:table-cell>
          <table:table-cell office:value-type="string" table:style-name="ce4">
            <text:p>ES INDUSTRY SECTOR: INVESTMENT GOODS - FINISHED PRODUCTS NADJ</text:p>
          </table:table-cell>
          <table:table-cell office:value-type="string" table:style-name="ce5">
            <text:p>Spain, Business Surveys, Industry Sector, Investment Goods, Stocks of Finished Product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XCICR</text:p>
          </table:table-cell>
          <table:table-cell office:value-type="string" table:style-name="ce4">
            <text:p>#ERROR</text:p>
          </table:table-cell>
          <table:table-cell office:value-type="string" table:style-name="ce5">
            <text:p>Spain, Business Surveys, Industry Sector, Total ex Construction, Installed Capacity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XCLCR</text:p>
          </table:table-cell>
          <table:table-cell office:value-type="string" table:style-name="ce4">
            <text:p>#ERROR</text:p>
          </table:table-cell>
          <table:table-cell office:value-type="string" table:style-name="ce5">
            <text:p>Spain, Business Surveys, Industry Sector, Total ex Construction, Production Limiting Factor, Cash Flow Difficultie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XCLLR</text:p>
          </table:table-cell>
          <table:table-cell office:value-type="string" table:style-name="ce4">
            <text:p>#ERROR</text:p>
          </table:table-cell>
          <table:table-cell office:value-type="string" table:style-name="ce5">
            <text:p>Spain, Business Surveys, Industry Sector, Total ex Construction, Production Limiting Factor, Labour Shortage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XCLNR</text:p>
          </table:table-cell>
          <table:table-cell office:value-type="string" table:style-name="ce4">
            <text:p>#ERROR</text:p>
          </table:table-cell>
          <table:table-cell office:value-type="string" table:style-name="ce5">
            <text:p>Spain, Business Surveys, Industry Sector, Total ex Construction, Production Limiting Factor, None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XCLOR</text:p>
          </table:table-cell>
          <table:table-cell office:value-type="string" table:style-name="ce4">
            <text:p>#ERROR</text:p>
          </table:table-cell>
          <table:table-cell office:value-type="string" table:style-name="ce5">
            <text:p>Spain, Business Surveys, Industry Sector, Total ex Construction, Production Limiting Factor, Other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PRETR</text:p>
          </table:table-cell>
          <table:table-cell office:value-type="string" table:style-name="ce4">
            <text:p>ES INDUSTRY SECTOR - PRICE EXPECTED TREND NADJ</text:p>
          </table:table-cell>
          <table:table-cell office:value-type="string" table:style-name="ce5">
            <text:p>Spain, Business Surveys, Industry Sector, Total, Expected Trend in Price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ETEMR</text:p>
          </table:table-cell>
          <table:table-cell office:value-type="string" table:style-name="ce4">
            <text:p>ES INDUSTRY SECTOR: EXPECTED TREND - EMPLOYMENT NADJ</text:p>
          </table:table-cell>
          <table:table-cell office:value-type="string" table:style-name="ce5">
            <text:p>Spain, Business Surveys, Industry Sector, Total, Expected Trend in Employment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CONICNQ</text:p>
          </table:table-cell>
          <table:table-cell office:value-type="string" table:style-name="ce4">
            <text:p>ES CONFIDENCE INDICATOR - CONSUMER GOODS SADJ</text:p>
          </table:table-cell>
          <table:table-cell office:value-type="string" table:style-name="ce5">
            <text:p>Spain, Business Surveys, Industry Sector, Consumer Goods, Confidence Indicator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CONINTQ</text:p>
          </table:table-cell>
          <table:table-cell office:value-type="string" table:style-name="ce4">
            <text:p>ES CONFIDENCE INDICATOR - INTERMEDIATE GOODS SADJ</text:p>
          </table:table-cell>
          <table:table-cell office:value-type="string" table:style-name="ce5">
            <text:p>Spain, Business Surveys, Industry Sector, Intermediate Goods, Confidence Indicator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CONINVQ</text:p>
          </table:table-cell>
          <table:table-cell office:value-type="string" table:style-name="ce4">
            <text:p>ES CONFIDENCE INDICATOR - INVESTMENT GOODS SADJ</text:p>
          </table:table-cell>
          <table:table-cell office:value-type="string" table:style-name="ce5">
            <text:p>Spain, Business Surveys, Industry Sector, Investment Goods, Confidence Indicator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ETPDQ</text:p>
          </table:table-cell>
          <table:table-cell office:value-type="string" table:style-name="ce4">
            <text:p>ES INDUSTRY SECTOR: EXPECTED TREND - PRODUCTION SADJ</text:p>
          </table:table-cell>
          <table:table-cell office:value-type="string" table:style-name="ce5">
            <text:p>Spain, Business Surveys, Industry Sector, Total, Expected Trend in Production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INFNPRQ</text:p>
          </table:table-cell>
          <table:table-cell office:value-type="string" table:style-name="ce4">
            <text:p>ES INDUSTRY SECTOR - FINISHED PRODUCTS SADJ</text:p>
          </table:table-cell>
          <table:table-cell office:value-type="string" table:style-name="ce5">
            <text:p>Spain, Business Surveys, Industry Sector, Total, Stocks of Finished Products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IND., TOURISM &amp; TRADE, SPAIN</text:p>
          </table:table-cell>
          <table:table-cell office:value-type="string" table:style-name="ce5">
            <text:p>ESOBLINDQ</text:p>
          </table:table-cell>
          <table:table-cell office:value-type="string" table:style-name="ce4">
            <text:p>ES ORDER BOOK LEVEL: INDUSTRY SADJ</text:p>
          </table:table-cell>
          <table:table-cell office:value-type="string" table:style-name="ce5">
            <text:p>Spain, Business Surveys, Industry Sector, Total, Order Books, Total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TA2BSQ</text:p>
          </table:table-cell>
          <table:table-cell office:value-type="string" table:style-name="ce4">
            <text:p>ES IND.: OVERALL - ORD BOOKS SADJ</text:p>
          </table:table-cell>
          <table:table-cell office:value-type="string" table:style-name="ce5">
            <text:p>Industry Survey, Total Manufacturing, Order Books, Business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TA4BSQ</text:p>
          </table:table-cell>
          <table:table-cell office:value-type="string" table:style-name="ce4">
            <text:p>ES IND.: OVERALL - STOCKS OF FNSHD PRDS SADJ</text:p>
          </table:table-cell>
          <table:table-cell office:value-type="string" table:style-name="ce5">
            <text:p>Industry Survey, Total Manufacturing, Stocks of Finished Products, Business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TA99BQ</text:p>
          </table:table-cell>
          <table:table-cell office:value-type="string" table:style-name="ce4">
            <text:p>ES IND.: OVERALL - INDL CONF INDICATOR SADJ</text:p>
          </table:table-cell>
          <table:table-cell office:value-type="string" table:style-name="ce5">
            <text:p>EC Industry Survey, Industry Survey, Total Manufacturing, Industrial Confidence Indicator, Business Surveys, Manufacturing Sector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TA3BSQ</text:p>
          </table:table-cell>
          <table:table-cell office:value-type="string" table:style-name="ce4">
            <text:p>ES IND.: OVERALL - EXP ORD BOOKS SADJ</text:p>
          </table:table-cell>
          <table:table-cell office:value-type="string" table:style-name="ce5">
            <text:p>Industry Survey, Total Manufacturing, Export Order Books, Business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AIN ECONOMIC INDICATORS,COPYRIGHT OECD</text:p>
          </table:table-cell>
          <table:table-cell office:value-type="string" table:style-name="ce5">
            <text:p>ESML2013Q</text:p>
          </table:table-cell>
          <table:table-cell office:value-type="string" table:style-name="ce4">
            <text:p>ES CLI MFG - RATE OF CAPACITY UTILISATION (NORMALISED) SADJ</text:p>
          </table:table-cell>
          <table:table-cell office:value-type="string" table:style-name="ce5">
            <text:p>Spain, Component Series, Capacity Utilisation, Normalised, CLI Manufacturing - Rate of Capacity Utilisation (Normalised), SA, Euro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ESRCE</text:p>
          </table:table-cell>
          <table:table-cell office:value-type="string" table:style-name="ce5">
            <text:p>ESMN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DS.EXPNAME</text:p>
          </table:table-cell>
          <table:table-cell office:value-type="string" table:style-name="ce5">
            <text:p>EADJ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ESIG</text:p>
          </table:table-cell>
          <table:table-cell office:value-type="string" table:style-name="ce4">
            <text:p>ES ECONOMIC SENTIMENT INDICATOR VOLA</text:p>
          </table:table-cell>
          <table:table-cell office:value-type="string" table:style-name="ce5">
            <text:p>EC Economic Sentiment Indicator, Economic Sentiment Indicator (ESI), Overall, Economic Sentiment, Spain, SA, Index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NEWORDF</text:p>
          </table:table-cell>
          <table:table-cell office:value-type="string" table:style-name="ce4">
            <text:p>ES NEW ORDERS(DISC.) NADJ</text:p>
          </table:table-cell>
          <table:table-cell office:value-type="string" table:style-name="ce5">
            <text:p>Spain, Discontinued, New Orders, Total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MQIF</text:p>
          </table:table-cell>
          <table:table-cell office:value-type="string" table:style-name="ce4">
            <text:p>ES NEW ORD - MINING AND QUARRYING INDUSTRIES(DISC.) NADJ</text:p>
          </table:table-cell>
          <table:table-cell office:value-type="string" table:style-name="ce5">
            <text:p>Spain, Discontinued, New Orders, Mining and Quarrying Industries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MANF</text:p>
          </table:table-cell>
          <table:table-cell office:value-type="string" table:style-name="ce4">
            <text:p>ES NEW ORD - MANUFACTURING INDUSTRY(DISC.) NADJ</text:p>
          </table:table-cell>
          <table:table-cell office:value-type="string" table:style-name="ce5">
            <text:p>Spain, Discontinued, New Orders, Manufacturing Industry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DOMF</text:p>
          </table:table-cell>
          <table:table-cell office:value-type="string" table:style-name="ce4">
            <text:p>ES NEW ORDERS - DOMESTIC MARKET(DISC.) NADJ</text:p>
          </table:table-cell>
          <table:table-cell office:value-type="string" table:style-name="ce5">
            <text:p>Spain, Discontinued, New Orders, Domestic Market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FORF</text:p>
          </table:table-cell>
          <table:table-cell office:value-type="string" table:style-name="ce4">
            <text:p>ES NEW ORDERS - FOREIGN MARKET(DISC.) NADJ</text:p>
          </table:table-cell>
          <table:table-cell office:value-type="string" table:style-name="ce5">
            <text:p>Spain, Discontinued, New Orders, Foreign Market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FEUF</text:p>
          </table:table-cell>
          <table:table-cell office:value-type="string" table:style-name="ce4">
            <text:p>ES NEW ORDERS: FOREIGN MARKET - EURO ZONE(DISC.) NADJ</text:p>
          </table:table-cell>
          <table:table-cell office:value-type="string" table:style-name="ce5">
            <text:p>Spain, Discontinued, New Orders, Foreign Market, Euro Zone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FNEF</text:p>
          </table:table-cell>
          <table:table-cell office:value-type="string" table:style-name="ce4">
            <text:p>ES NEW ORDERS: FOREIGN MARKET - NON-EURO ZONE(DISC.) NADJ</text:p>
          </table:table-cell>
          <table:table-cell office:value-type="string" table:style-name="ce5">
            <text:p>Spain, Discontinued, New Orders, Foreign Market, Non-Euro Zone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NEWORDE</text:p>
          </table:table-cell>
          <table:table-cell office:value-type="string" table:style-name="ce4">
            <text:p>ES NEW ORDERS(DISC.) SADJ</text:p>
          </table:table-cell>
          <table:table-cell office:value-type="string" table:style-name="ce5">
            <text:p>Spain, Discontinued, New Orders, Total, Constant Prices, SA, Index, 2015 = 100</text:p>
          </table:table-cell>
          <table:table-cell office:value-type="string" table:style-name="ce5">
            <text:p>Pric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CNSE</text:p>
          </table:table-cell>
          <table:table-cell office:value-type="string" table:style-name="ce4">
            <text:p>ES NEW ORDERS - CONSUMER GOODS(DISC.) SADJ</text:p>
          </table:table-cell>
          <table:table-cell office:value-type="string" table:style-name="ce5">
            <text:p>Spain, Discontinued, New Orders, Consumer Goods Total, Constant Prices, SA, Index, 2015 = 100</text:p>
          </table:table-cell>
          <table:table-cell office:value-type="string" table:style-name="ce5">
            <text:p>Pric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CSDE</text:p>
          </table:table-cell>
          <table:table-cell office:value-type="string" table:style-name="ce4">
            <text:p>ES NEW ORDERS - CONSUMER GOODS, DURABLE(DISC.) SADJ</text:p>
          </table:table-cell>
          <table:table-cell office:value-type="string" table:style-name="ce5">
            <text:p>Spain, Discontinued, New Orders, Consumer Goods, Durable, Constant Prices, SA, Index, 2015 = 100</text:p>
          </table:table-cell>
          <table:table-cell office:value-type="string" table:style-name="ce5">
            <text:p>Pric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CNDE</text:p>
          </table:table-cell>
          <table:table-cell office:value-type="string" table:style-name="ce4">
            <text:p>ES NEW ORDERS - CONSUMER GOODS, NON-DURABLE(DISC.) SADJ</text:p>
          </table:table-cell>
          <table:table-cell office:value-type="string" table:style-name="ce5">
            <text:p>Spain, Discontinued, New Orders, Consumer Goods, Nondurable, Constant Prices, SA, Index, 2015 = 100</text:p>
          </table:table-cell>
          <table:table-cell office:value-type="string" table:style-name="ce5">
            <text:p>Pric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CAPE</text:p>
          </table:table-cell>
          <table:table-cell office:value-type="string" table:style-name="ce4">
            <text:p>ES NEW ORDERS - CAPITAL GOODS(DISC.) SADJ</text:p>
          </table:table-cell>
          <table:table-cell office:value-type="string" table:style-name="ce5">
            <text:p>Spain, Discontinued, New Orders, Equipment, Constant Prices, SA, Index, 2015 = 100</text:p>
          </table:table-cell>
          <table:table-cell office:value-type="string" table:style-name="ce5">
            <text:p>Pric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INTE</text:p>
          </table:table-cell>
          <table:table-cell office:value-type="string" table:style-name="ce4">
            <text:p>ES NEW ORDERS - INTERMEDIATE GOODS(DISC.) SADJ</text:p>
          </table:table-cell>
          <table:table-cell office:value-type="string" table:style-name="ce5">
            <text:p>Spain, Discontinued, New Orders, Intermediate Goods, Constant Prices, SA, Index, 2015 = 100</text:p>
          </table:table-cell>
          <table:table-cell office:value-type="string" table:style-name="ce5">
            <text:p>Pric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ENGE</text:p>
          </table:table-cell>
          <table:table-cell office:value-type="string" table:style-name="ce4">
            <text:p>ES NEW ORDERS - ENERGY GOODS(DISC.) SADJ</text:p>
          </table:table-cell>
          <table:table-cell office:value-type="string" table:style-name="ce5">
            <text:p>Spain, Discontinued, New Orders, Energy, Constant Prices, SA, Index, 2015 = 100</text:p>
          </table:table-cell>
          <table:table-cell office:value-type="string" table:style-name="ce5">
            <text:p>Pric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CNSF</text:p>
          </table:table-cell>
          <table:table-cell office:value-type="string" table:style-name="ce4">
            <text:p>ES NEW ORDERS - CONSUMER GOODS(DISC.) NADJ</text:p>
          </table:table-cell>
          <table:table-cell office:value-type="string" table:style-name="ce5">
            <text:p>Spain, Discontinued, New Orders, Consumer Goods Total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CAPF</text:p>
          </table:table-cell>
          <table:table-cell office:value-type="string" table:style-name="ce4">
            <text:p>ES NEW ORDERS - CAPITAL GOODS(DISC.) NADJ</text:p>
          </table:table-cell>
          <table:table-cell office:value-type="string" table:style-name="ce5">
            <text:p>Spain, Discontinued, New Orders, Equipment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INTF</text:p>
          </table:table-cell>
          <table:table-cell office:value-type="string" table:style-name="ce4">
            <text:p>ES NEW ORDERS - INTERMEDIATE GOODS(DISC.) NADJ</text:p>
          </table:table-cell>
          <table:table-cell office:value-type="string" table:style-name="ce5">
            <text:p>Spain, Discontinued, New Orders, Intermediate Goods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ORDENGF</text:p>
          </table:table-cell>
          <table:table-cell office:value-type="string" table:style-name="ce4">
            <text:p>ES NEW ORDERS - ENERGY GOODS(DISC.) NADJ</text:p>
          </table:table-cell>
          <table:table-cell office:value-type="string" table:style-name="ce5">
            <text:p>Spain, Discontinued, New Orders, Energy, Constant Prices, Index, 2015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NEWORDR</text:p>
          </table:table-cell>
          <table:table-cell office:value-type="string" table:style-name="ce4">
            <text:p>ES NEW ORDERS: INDUSTRY NADJ</text:p>
          </table:table-cell>
          <table:table-cell office:value-type="string" table:style-name="ce5">
            <text:p>Spain, New Orders, Industry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ESRCE</text:p>
          </table:table-cell>
          <table:table-cell office:value-type="string" table:style-name="ce5">
            <text:p>ESMN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DS.EXPNAME</text:p>
          </table:table-cell>
          <table:table-cell office:value-type="string" table:style-name="ce5">
            <text:p>EADJ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BCIR</text:p>
          </table:table-cell>
          <table:table-cell office:value-type="string" table:style-name="ce4">
            <text:p>ES CONSTRUCTION CONFIDENCE INDICATOR - SPAIN NADJ</text:p>
          </table:table-cell>
          <table:table-cell office:value-type="string" table:style-name="ce5">
            <text:p>Construction Survey, Total Construction, Construction Confidence Indicator, Spain, Balance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IDQ</text:p>
          </table:table-cell>
          <table:table-cell office:value-type="string" table:style-name="ce4">
            <text:p>ES CONSTRUCTION SURVEY: LIMITS TO ACTIVITY - DEMAND, SPAIN SADJ</text:p>
          </table:table-cell>
          <table:table-cell office:value-type="string" table:style-name="ce5">
            <text:p>Construction Survey, Total Construction, Limits to Activity : Demand, Spain, Percent, Demand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FCQ</text:p>
          </table:table-cell>
          <table:table-cell office:value-type="string" table:style-name="ce4">
            <text:p>ES CONSTRUCTION SURVEY: LIMITS TO ACTIVITY-FIN.CONSTRANTS,SPAIN</text:p>
          </table:table-cell>
          <table:table-cell office:value-type="string" table:style-name="ce5">
            <text:p>Construction Survey, Total Construction, Limits to Activity : Financial Constraints, Spain, Percent,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LNQ</text:p>
          </table:table-cell>
          <table:table-cell office:value-type="string" table:style-name="ce4">
            <text:p>ES CONSTRUCTION SURVEY: LIMITS TO ACTIVITY - SPAIN SADJ</text:p>
          </table:table-cell>
          <table:table-cell office:value-type="string" table:style-name="ce5">
            <text:p>Construction Survey, Total Construction, Limits to Activity : None, Spain, Percent, Non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OTQ</text:p>
          </table:table-cell>
          <table:table-cell office:value-type="string" table:style-name="ce4">
            <text:p>ES CONSTRUCTION SURVEY: LIMITS TO ACTIVITY - OTHER, SPAIN SADJ</text:p>
          </table:table-cell>
          <table:table-cell office:value-type="string" table:style-name="ce5">
            <text:p>Construction Survey, Total Construction, Limits to Activity : Other, Spain, Percent, Financial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LBQ</text:p>
          </table:table-cell>
          <table:table-cell office:value-type="string" table:style-name="ce4">
            <text:p>ES CONSTRUCTION SURVEY: LIMITS TO ACTIVITY - LABOUR, SPAIN SADJ</text:p>
          </table:table-cell>
          <table:table-cell office:value-type="string" table:style-name="ce5">
            <text:p>Construction Survey, Total Construction, Limits to Activity : Shortage of Labour, Spain, Percent, Equipment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MTQ</text:p>
          </table:table-cell>
          <table:table-cell office:value-type="string" table:style-name="ce4">
            <text:p>ES CONSTRUCTION SURVEY: LIMITS TO ACTIVITY- MATERIAL, SPAIN SADJ</text:p>
          </table:table-cell>
          <table:table-cell office:value-type="string" table:style-name="ce5">
            <text:p>Construction Survey, Total Construction, Limits to Activity : Shortage of Material and / or Equipment, Spain, Percent, Other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BWQ</text:p>
          </table:table-cell>
          <table:table-cell office:value-type="string" table:style-name="ce4">
            <text:p>ES CONSTRUCTION SURVEY: LIMITS TO ACTIVITY - WEATHER, SPAIN SADJ</text:p>
          </table:table-cell>
          <table:table-cell office:value-type="string" table:style-name="ce5">
            <text:p>Construction Survey, Total Construction, Limits to Activity : Weather Conditions, Spain, Percent, Labour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45.3BSQ</text:p>
          </table:table-cell>
          <table:table-cell office:value-type="string" table:style-name="ce4">
            <text:p>ES CNSTR.: OVERALL - ORD BOOKS SADJ</text:p>
          </table:table-cell>
          <table:table-cell office:value-type="string" table:style-name="ce5">
            <text:p>Construction Survey, Total Construction, Order Books, Business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45.5BSQ</text:p>
          </table:table-cell>
          <table:table-cell office:value-type="string" table:style-name="ce4">
            <text:p>ES CNSTR.: OVERALL - PRICE EXPECT. SADJ</text:p>
          </table:table-cell>
          <table:table-cell office:value-type="string" table:style-name="ce5">
            <text:p>Construction Survey, Total Construction, Price Expectations, Business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45.1BSQ</text:p>
          </table:table-cell>
          <table:table-cell office:value-type="string" table:style-name="ce4">
            <text:p>ES CNSTR.: OVERALL-TREND OF ACTIV COMPARED WITH PRECEDING MTHS</text:p>
          </table:table-cell>
          <table:table-cell office:value-type="string" table:style-name="ce5">
            <text:p>Construction Survey, Total Construction, Trend of Activity Compared With Preceding Months, Business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AIN ECONOMIC INDICATORS,COPYRIGHT OECD</text:p>
          </table:table-cell>
          <table:table-cell office:value-type="string" table:style-name="ce5">
            <text:p>ESOODI15P</text:p>
          </table:table-cell>
          <table:table-cell office:value-type="string" table:style-name="ce4">
            <text:p>ES PERMITS ISSUED FOR DWELLINGS VOLN</text:p>
          </table:table-cell>
          <table:table-cell office:value-type="string" table:style-name="ce5">
            <text:p>Spain, Construction, Permits Issued, Dwellings, Residential Buildings, Permits Issued For Dwellings, Euro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ESRCE</text:p>
          </table:table-cell>
          <table:table-cell office:value-type="string" table:style-name="ce5">
            <text:p>ESMN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DS.EXPNAME</text:p>
          </table:table-cell>
          <table:table-cell office:value-type="string" table:style-name="ce5">
            <text:p>EADJ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ECQ</text:p>
          </table:table-cell>
          <table:table-cell office:value-type="string" table:style-name="ce4">
            <text:p>ES CONSUMER SURVEY: ECONOMIC SITUATION LAST 12 MTH. - SPAIN SADJ</text:p>
          </table:table-cell>
          <table:table-cell office:value-type="string" table:style-name="ce5">
            <text:p>Consumer Survey, All Respondents, Total, General Economic Situation Over Last 12 Months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EYQ</text:p>
          </table:table-cell>
          <table:table-cell office:value-type="string" table:style-name="ce4">
            <text:p>ES CONSUMER SURVEY: ECONOMIC SITUATION NEXT 12 MTH. - SPAIN SADJ</text:p>
          </table:table-cell>
          <table:table-cell office:value-type="string" table:style-name="ce5">
            <text:p>Spain, Consumer Survey, All Respondents, Total, General Economic Situation Over Next 12 Months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FNQ</text:p>
          </table:table-cell>
          <table:table-cell office:value-type="string" table:style-name="ce4">
            <text:p>ES CONSUMER SURVEY: FINANCIAL SITUATION LAST 12 MTH.- SPAIN SADJ</text:p>
          </table:table-cell>
          <table:table-cell office:value-type="string" table:style-name="ce5">
            <text:p>Consumer Survey, All Respondents, Total, Financial Situation of Households Over Last 12 Months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FYQ</text:p>
          </table:table-cell>
          <table:table-cell office:value-type="string" table:style-name="ce4">
            <text:p>ES CONSUMER SURVEY: FINANCIAL SITUATION NEXT 12 MTH.- SPAIN SADJ</text:p>
          </table:table-cell>
          <table:table-cell office:value-type="string" table:style-name="ce5">
            <text:p>Consumer Survey, All Respondents, Total, Financial Situation of Households Over Next 12 Months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PCQ</text:p>
          </table:table-cell>
          <table:table-cell office:value-type="string" table:style-name="ce4">
            <text:p>ES CONSUMER SURVEY: MAJOR PURCH.OVER NEXT 12 MONTHS - SPAIN SADJ</text:p>
          </table:table-cell>
          <table:table-cell office:value-type="string" table:style-name="ce5">
            <text:p>Consumer Survey, All Respondents, Total, Major Purchases Over Next 12 Months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MPQ</text:p>
          </table:table-cell>
          <table:table-cell office:value-type="string" table:style-name="ce4">
            <text:p>ES CONSUMER SURVEY: MAJOR PURCHASES AT PRESENT - SPAIN SADJ</text:p>
          </table:table-cell>
          <table:table-cell office:value-type="string" table:style-name="ce5">
            <text:p>Consumer Survey, All Respondents, Total, Major Purchases at Present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CFHQ</text:p>
          </table:table-cell>
          <table:table-cell office:value-type="string" table:style-name="ce4">
            <text:p>ES CONSUMER SURVEY: STATEMENT ON FIN.SITUATION OF HOUSEHOLD SADJ</text:p>
          </table:table-cell>
          <table:table-cell office:value-type="string" table:style-name="ce5">
            <text:p>Consumer Survey, All Respondents, Total, Statement On Financial Situation of Household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OT11BQ</text:p>
          </table:table-cell>
          <table:table-cell office:value-type="string" table:style-name="ce4">
            <text:p>ES CONSUMER: ALL RESPONDENTS - SAVINGS NEXT 12M SADJ</text:p>
          </table:table-cell>
          <table:table-cell office:value-type="string" table:style-name="ce5">
            <text:p>Consumer Survey, All Respondents, Total, Savings Over Next 12 Months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OT7BSQ</text:p>
          </table:table-cell>
          <table:table-cell office:value-type="string" table:style-name="ce4">
            <text:p>ES CONSUMER: ALL RESPONDENTS - UNEMPLOYMENT NEXT 12M SADJ</text:p>
          </table:table-cell>
          <table:table-cell office:value-type="string" table:style-name="ce5">
            <text:p>Consumer Survey, All Respondents, Total, Unemployed Over Next 12 Months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OT10BQ</text:p>
          </table:table-cell>
          <table:table-cell office:value-type="string" table:style-name="ce4">
            <text:p>ES CONSUMER: ALL RESPONDENTS - SAVINGS AT PRESENT SADJ</text:p>
          </table:table-cell>
          <table:table-cell office:value-type="string" table:style-name="ce5">
            <text:p>Consumer Survey, All Respondents, Total, Savings at Present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OT5BSQ</text:p>
          </table:table-cell>
          <table:table-cell office:value-type="string" table:style-name="ce4">
            <text:p>ES CONSUMER: ALL RESPONDENTS - PRICE TRENDS LAST 12M SADJ</text:p>
          </table:table-cell>
          <table:table-cell office:value-type="string" table:style-name="ce5">
            <text:p>Consumer Survey, All Respondents, Total, Price Trends Over Last 12 Months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OT6BSQ</text:p>
          </table:table-cell>
          <table:table-cell office:value-type="string" table:style-name="ce4">
            <text:p>ES CONSUMER: ALL RESPONDENTS - PRICE TRENDS NEXT 12M SADJ</text:p>
          </table:table-cell>
          <table:table-cell office:value-type="string" table:style-name="ce5">
            <text:p>Consumer Survey, All Respondents, Total, Price Trends Over Next 12 Months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OTCOFQ</text:p>
          </table:table-cell>
          <table:table-cell office:value-type="string" table:style-name="ce4">
            <text:p>ES CONSUMER CONFIDENCE INDICATOR - SPAIN SADJ</text:p>
          </table:table-cell>
          <table:table-cell office:value-type="string" table:style-name="ce5">
            <text:p>EC Consumer Survey, All Respondents, Total, Consumer Confidence Indicator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ESRCE</text:p>
          </table:table-cell>
          <table:table-cell office:value-type="string" table:style-name="ce5">
            <text:p>ESMN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DS.EXPNAME</text:p>
          </table:table-cell>
          <table:table-cell office:value-type="string" table:style-name="ce5">
            <text:p>EADJ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TS99BQ</text:p>
          </table:table-cell>
          <table:table-cell office:value-type="string" table:style-name="ce4">
            <text:p>ES SVS.: OVERALL - SVS CONF INDICATOR SADJ</text:p>
          </table:table-cell>
          <table:table-cell office:value-type="string" table:style-name="ce5">
            <text:p>EC Services Survey, Services Survey, Total, Services Confidence Indicator, Business Surveys, Service Sector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56.COBQ</text:p>
          </table:table-cell>
          <table:table-cell office:value-type="string" table:style-name="ce4">
            <text:p>ES SVS.: FOOD &amp; BEVG SVC ACTVS - SVS CONF INDICATOR SADJ</text:p>
          </table:table-cell>
          <table:table-cell office:value-type="string" table:style-name="ce5">
            <text:p>Services Survey, Food and Beverage Service Activities, Services Confidence Indicator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68.COBQ</text:p>
          </table:table-cell>
          <table:table-cell office:value-type="string" table:style-name="ce4">
            <text:p>ES SVS.: RE ACTVS - SVS CONF INDICATOR SADJ</text:p>
          </table:table-cell>
          <table:table-cell office:value-type="string" table:style-name="ce5">
            <text:p>Services Survey, Real Estate Activities, Services Confidence Indicator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ESRCE</text:p>
          </table:table-cell>
          <table:table-cell office:value-type="string" table:style-name="ce5">
            <text:p>ESMN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DS.EXPNAME</text:p>
          </table:table-cell>
          <table:table-cell office:value-type="string" table:style-name="ce5">
            <text:p>EADJ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TA99BQ</text:p>
          </table:table-cell>
          <table:table-cell office:value-type="string" table:style-name="ce4">
            <text:p>ES IND.: OVERALL - INDL CONF INDICATOR SADJ</text:p>
          </table:table-cell>
          <table:table-cell office:value-type="string" table:style-name="ce5">
            <text:p>EC Industry Survey, Industry Survey, Total Manufacturing, Industrial Confidence Indicator, Business Surveys, Manufacturing Sector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TS99BQ</text:p>
          </table:table-cell>
          <table:table-cell office:value-type="string" table:style-name="ce4">
            <text:p>ES SVS.: OVERALL - SVS CONF INDICATOR SADJ</text:p>
          </table:table-cell>
          <table:table-cell office:value-type="string" table:style-name="ce5">
            <text:p>EC Services Survey, Services Survey, Total, Services Confidence Indicator, Business Surveys, Service Sector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TR99BQ</text:p>
          </table:table-cell>
          <table:table-cell office:value-type="string" table:style-name="ce4">
            <text:p>ES RET.: OVERALL - RET TRD CONF INDICATOR SADJ</text:p>
          </table:table-cell>
          <table:table-cell office:value-type="string" table:style-name="ce5">
            <text:p>Retail Trade Survey, Total, Retail Trade Confidence Indicator, Business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TOTCOFQ</text:p>
          </table:table-cell>
          <table:table-cell office:value-type="string" table:style-name="ce4">
            <text:p>ES CONSUMER CONFIDENCE INDICATOR - SPAIN SADJ</text:p>
          </table:table-cell>
          <table:table-cell office:value-type="string" table:style-name="ce5">
            <text:p>EC Consumer Survey, All Respondents, Total, Consumer Confidence Indicator, Consumer Surveys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45.99BQ</text:p>
          </table:table-cell>
          <table:table-cell office:value-type="string" table:style-name="ce4">
            <text:p>ES CNSTR.: OVERALL - CNSTR CONF INDICATOR SADJ</text:p>
          </table:table-cell>
          <table:table-cell office:value-type="string" table:style-name="ce5">
            <text:p>EC Construction Survey, Total Construction, Construction Confidence Indicator, Business Surveys, Construction Sector, Spain, Balance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DG ECFIN</text:p>
          </table:table-cell>
          <table:table-cell office:value-type="string" table:style-name="ce5">
            <text:p>ESEUSESIG</text:p>
          </table:table-cell>
          <table:table-cell office:value-type="string" table:style-name="ce4">
            <text:p>ES ECONOMIC SENTIMENT INDICATOR VOLA</text:p>
          </table:table-cell>
          <table:table-cell office:value-type="string" table:style-name="ce5">
            <text:p>EC Economic Sentiment Indicator, Economic Sentiment Indicator (ESI), Overall, Economic Sentiment, Spain, SA, Index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ESRCE</text:p>
          </table:table-cell>
          <table:table-cell office:value-type="string" table:style-name="ce5">
            <text:p>ESMN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DS.EXPNAME</text:p>
          </table:table-cell>
          <table:table-cell office:value-type="string" table:style-name="ce5">
            <text:p>EADJ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AIN ECONOMIC INDICATORS,COPYRIGHT OECD</text:p>
          </table:table-cell>
          <table:table-cell office:value-type="string" table:style-name="ce5">
            <text:p>ESCYCLEAD</text:p>
          </table:table-cell>
          <table:table-cell office:value-type="string" table:style-name="ce4">
            <text:p>ES COMPOSITE LEADING INDICATOR - AMPLITUDE ADJUSTED SADJ</text:p>
          </table:table-cell>
          <table:table-cell office:value-type="string" table:style-name="ce5">
            <text:p>Spain, Composite Leading Indicators, Amplitude Adjusted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AIN ECONOMIC INDICATORS,COPYRIGHT OECD</text:p>
          </table:table-cell>
          <table:table-cell office:value-type="string" table:style-name="ce5">
            <text:p>ESCYLEADT</text:p>
          </table:table-cell>
          <table:table-cell office:value-type="string" table:style-name="ce4">
            <text:p>ES COMPOSITE LEADING INDICATOR - TREND RESTORED SADJ</text:p>
          </table:table-cell>
          <table:table-cell office:value-type="string" table:style-name="ce5">
            <text:p>Spain, Composite Leading Indicator - Trend Restored, SA</text:p>
          </table:table-cell>
          <table:table-cell office:value-type="string" table:style-name="ce5">
            <text:p>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Code</text:p>
          </table:table-cell>
          <table:table-cell office:value-type="string" table:style-name="ce4">
            <text:p>Frequency</text:p>
          </table:table-cell>
          <table:table-cell table:style-name="ce5"/>
          <table:table-cell office:value-type="string" table:style-name="ce5">
            <text:p>Name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PMIM.HQ</text:p>
          </table:table-cell>
          <table:table-cell office:value-type="string" table:style-name="ce5">
            <text:p>ES HCOB PMI: MANUFACTURING S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PMIS.HQ</text:p>
          </table:table-cell>
          <table:table-cell office:value-type="string" table:style-name="ce5">
            <text:p>ES S&amp;P GLOBAL PMI: SERVICES - BUSINESS ACTIVITY S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PMIA.HQ</text:p>
          </table:table-cell>
          <table:table-cell office:value-type="string" table:style-name="ce5">
            <text:p>ES HCOB PMI: COMPOSITE - OUTPUT S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ESRCE</text:p>
          </table:table-cell>
          <table:table-cell office:value-type="string" table:style-name="ce5">
            <text:p>ESMN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DS.EXPNAME</text:p>
          </table:table-cell>
          <table:table-cell office:value-type="string" table:style-name="ce5">
            <text:p>EADJ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EMCTFTP</text:p>
          </table:table-cell>
          <table:table-cell office:value-type="string" table:style-name="ce4">
            <text:p>ES EMPLOYMENT: TYPE OF CONTRACT - FULL TIME VOLN</text:p>
          </table:table-cell>
          <table:table-cell office:value-type="string" table:style-name="ce5">
            <text:p>Spain, Employment, by Type of Contract, Full Time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EMCTSCP</text:p>
          </table:table-cell>
          <table:table-cell office:value-type="string" table:style-name="ce4">
            <text:p>ES EMPLOYMENT: TYPE OF CONTRACT - SUBSTITUTION VOLN</text:p>
          </table:table-cell>
          <table:table-cell office:value-type="string" table:style-name="ce5">
            <text:p>Spain, Employment, by Type of Contract, Substitution Contracts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PRO546P</text:p>
          </table:table-cell>
          <table:table-cell office:value-type="string" table:style-name="ce4">
            <text:p>ES EMPLOYMENT PROMOTION CONTRACTS: PART TIME VOLN</text:p>
          </table:table-cell>
          <table:table-cell office:value-type="string" table:style-name="ce5">
            <text:p>Spain, Employment, by Type of Contract, Part Time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PRO453P</text:p>
          </table:table-cell>
          <table:table-cell office:value-type="string" table:style-name="ce4">
            <text:p>ES EMPLOYMENT REGISTERED CONTRACTS VOLN</text:p>
          </table:table-cell>
          <table:table-cell office:value-type="string" table:style-name="ce5">
            <text:p>Spain, Employment, by Type of Contract, Total New Registered Contracts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PRO545P</text:p>
          </table:table-cell>
          <table:table-cell office:value-type="string" table:style-name="ce4">
            <text:p>ES EMPLOYMENT REGISTERED CONTRACTS - PERMANENT VOLN</text:p>
          </table:table-cell>
          <table:table-cell office:value-type="string" table:style-name="ce5">
            <text:p>Spain, Employment, by Type of Contract, Registered Permanent Contracts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INEM, SPAIN</text:p>
          </table:table-cell>
          <table:table-cell office:value-type="string" table:style-name="ce5">
            <text:p>ESTEMCONP</text:p>
          </table:table-cell>
          <table:table-cell office:value-type="string" table:style-name="ce4">
            <text:p>ES EMPLOYMENT REGISTERED CONTRACTS - TEMPORARY VOLN</text:p>
          </table:table-cell>
          <table:table-cell office:value-type="string" table:style-name="ce5">
            <text:p>Spain, Employment, by Type of Contract, Registered Temporary Contract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Code</text:p>
          </table:table-cell>
          <table:table-cell office:value-type="string" table:style-name="ce4">
            <text:p>Name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ESCPENF</text:p>
          </table:table-cell>
          <table:table-cell office:value-type="string" table:style-name="ce4">
            <text:p>ES 2005=100 N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ESHARMF</text:p>
          </table:table-cell>
          <table:table-cell office:value-type="string" table:style-name="ce4">
            <text:p>ES 2005=100 N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ESCPXFF</text:p>
          </table:table-cell>
          <table:table-cell office:value-type="string" table:style-name="ce4">
            <text:p>ES 2005=100 N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ESCPFTF</text:p>
          </table:table-cell>
          <table:table-cell office:value-type="string" table:style-name="ce4">
            <text:p>ES 2005=100 N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ESXDQ6F</text:p>
          </table:table-cell>
          <table:table-cell office:value-type="string" table:style-name="ce4">
            <text:p>ES 2015=100 N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ESO6ANF</text:p>
          </table:table-cell>
          <table:table-cell office:value-type="string" table:style-name="ce4">
            <text:p>ES 2015=100 N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ESU04FF</text:p>
          </table:table-cell>
          <table:table-cell office:value-type="string" table:style-name="ce4">
            <text:p>ES 2015=100 N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ESA67UF</text:p>
          </table:table-cell>
          <table:table-cell office:value-type="string" table:style-name="ce4">
            <text:p>ES 2015=100 NADJ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ESRCE</text:p>
          </table:table-cell>
          <table:table-cell office:value-type="string" table:style-name="ce5">
            <text:p>ESMN</text:p>
          </table:table-cell>
          <table:table-cell office:value-type="string" table:style-name="ce4">
            <text:p>Name</text:p>
          </table:table-cell>
          <table:table-cell office:value-type="string" table:style-name="ce5">
            <text:p>DS.EXPNAME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ROPRCF</text:p>
          </table:table-cell>
          <table:table-cell office:value-type="string" table:style-name="ce4">
            <text:p>ES PPI NADJ</text:p>
          </table:table-cell>
          <table:table-cell office:value-type="string" table:style-name="ce5">
            <text:p>Spain, Producer Prices, by Commodity, Total Industry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CONSF</text:p>
          </table:table-cell>
          <table:table-cell office:value-type="string" table:style-name="ce4">
            <text:p>ES PPI - CONSUMER GOODS NADJ</text:p>
          </table:table-cell>
          <table:table-cell office:value-type="string" table:style-name="ce5">
            <text:p>Spain, Producer Prices, by Commodity, Consumer Goods Total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DCNSF</text:p>
          </table:table-cell>
          <table:table-cell office:value-type="string" table:style-name="ce4">
            <text:p>ES PPI - CONSUMER GOODS, DURABLES NADJ</text:p>
          </table:table-cell>
          <table:table-cell office:value-type="string" table:style-name="ce5">
            <text:p>Spain, Producer Prices, by Commodity, Consumer Goods, Durable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NDCSF</text:p>
          </table:table-cell>
          <table:table-cell office:value-type="string" table:style-name="ce4">
            <text:p>ES PPI - CONSUMER GOODS, NON-DURABLES NADJ</text:p>
          </table:table-cell>
          <table:table-cell office:value-type="string" table:style-name="ce5">
            <text:p>Spain, Producer Prices, by Commodity, Consumer Goods, Nondurable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INVSF</text:p>
          </table:table-cell>
          <table:table-cell office:value-type="string" table:style-name="ce4">
            <text:p>ES PPI - CAPITAL GOODS NADJ</text:p>
          </table:table-cell>
          <table:table-cell office:value-type="string" table:style-name="ce5">
            <text:p>Spain, Producer Prices, by Commodity, Capital Goods Total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INTGF</text:p>
          </table:table-cell>
          <table:table-cell office:value-type="string" table:style-name="ce4">
            <text:p>ES PPI - INTERMEDIATE GOODS NADJ</text:p>
          </table:table-cell>
          <table:table-cell office:value-type="string" table:style-name="ce5">
            <text:p>Spain, Producer Prices, by Commodity, Intermediate Good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ENRGF</text:p>
          </table:table-cell>
          <table:table-cell office:value-type="string" table:style-name="ce4">
            <text:p>ES PPI - ENERGY NADJ</text:p>
          </table:table-cell>
          <table:table-cell office:value-type="string" table:style-name="ce5">
            <text:p>Spain, Producer Prices, by Commodity, Energy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MIN.F</text:p>
          </table:table-cell>
          <table:table-cell office:value-type="string" table:style-name="ce4">
            <text:p>ES PPI - MINING NADJ</text:p>
          </table:table-cell>
          <table:table-cell office:value-type="string" table:style-name="ce5">
            <text:p>Spain, Producer Prices, by Commodity, Mining and Quarrying Total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IMNLF</text:p>
          </table:table-cell>
          <table:table-cell office:value-type="string" table:style-name="ce4">
            <text:p>ES PPI -OTHER MINERALS EXCL. ENERGY PRODUCTS NADJ</text:p>
          </table:table-cell>
          <table:table-cell office:value-type="string" table:style-name="ce5">
            <text:p>Spain, Producer Prices, by Commodity, Mining and Quarrying, Except of Energy Producing Material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MANUF</text:p>
          </table:table-cell>
          <table:table-cell office:value-type="string" table:style-name="ce4">
            <text:p>ES PPI - MANUFACTURING INDUSTRY NADJ</text:p>
          </table:table-cell>
          <table:table-cell office:value-type="string" table:style-name="ce5">
            <text:p>Spain, Producer Prices, by Commodity, Manufacturing Total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FOO.F</text:p>
          </table:table-cell>
          <table:table-cell office:value-type="string" table:style-name="ce4">
            <text:p>ES PPI - FOOD NADJ</text:p>
          </table:table-cell>
          <table:table-cell office:value-type="string" table:style-name="ce5">
            <text:p>Spain, Producer Prices, by Commodity, Manufacture of Food Product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BEV.F</text:p>
          </table:table-cell>
          <table:table-cell office:value-type="string" table:style-name="ce4">
            <text:p>ES PPI - BEVERAGES NADJ</text:p>
          </table:table-cell>
          <table:table-cell office:value-type="string" table:style-name="ce5">
            <text:p>Spain, Producer Prices, by Commodity, Manufacture of Beverage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TBCOF</text:p>
          </table:table-cell>
          <table:table-cell office:value-type="string" table:style-name="ce4">
            <text:p>ES PPI - TOBACCO NADJ</text:p>
          </table:table-cell>
          <table:table-cell office:value-type="string" table:style-name="ce5">
            <text:p>Spain, Producer Prices, by Commodity, Manufacture of Tobacco Product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TXTLF</text:p>
          </table:table-cell>
          <table:table-cell office:value-type="string" table:style-name="ce4">
            <text:p>ES PPI - TEXTILE NADJ</text:p>
          </table:table-cell>
          <table:table-cell office:value-type="string" table:style-name="ce5">
            <text:p>Spain, Producer Prices, by Commodity, Manufacture of Textile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CLTHF</text:p>
          </table:table-cell>
          <table:table-cell office:value-type="string" table:style-name="ce4">
            <text:p>ES PPI - CLOTHES &amp; FUR NADJ</text:p>
          </table:table-cell>
          <table:table-cell office:value-type="string" table:style-name="ce5">
            <text:p>Spain, Producer Prices, by Commodity, Manufacture of Textile Products - Wearing Apparel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LTHRF</text:p>
          </table:table-cell>
          <table:table-cell office:value-type="string" table:style-name="ce4">
            <text:p>ES PPI - LEATHER, TRAVEL GOODS, SHOES &amp; ACCESSORIES NADJ</text:p>
          </table:table-cell>
          <table:table-cell office:value-type="string" table:style-name="ce5">
            <text:p>Spain, Producer Prices, by Commodity, Manufacture of Leather and Footwear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WOODF</text:p>
          </table:table-cell>
          <table:table-cell office:value-type="string" table:style-name="ce4">
            <text:p>ES PPI - WOOD &amp; CORK NADJ</text:p>
          </table:table-cell>
          <table:table-cell office:value-type="string" table:style-name="ce5">
            <text:p>Spain, Producer Prices, by Commodity, Manufacture of Wood and Cork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PAPRF</text:p>
          </table:table-cell>
          <table:table-cell office:value-type="string" table:style-name="ce4">
            <text:p>ES PPI - PAPER NADJ</text:p>
          </table:table-cell>
          <table:table-cell office:value-type="string" table:style-name="ce5">
            <text:p>Spain, Producer Prices, by Commodity, Manufacture of Pulp, Paper, and Paper Product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PRM.F</text:p>
          </table:table-cell>
          <table:table-cell office:value-type="string" table:style-name="ce4">
            <text:p>ES PPI - PRINTING &amp; REPRODUCTION OF RECORDED MEDIA NADJ</text:p>
          </table:table-cell>
          <table:table-cell office:value-type="string" table:style-name="ce5">
            <text:p>Spain, Producer Prices, by Commodity, Printing and Reproduction of Recorded Media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OIL.F</text:p>
          </table:table-cell>
          <table:table-cell office:value-type="string" table:style-name="ce4">
            <text:p>ES PPI - OIL REFINING NADJ</text:p>
          </table:table-cell>
          <table:table-cell office:value-type="string" table:style-name="ce5">
            <text:p>Spain, Producer Prices, by Commodity, Manufacture of Coke, Refined Petroleum and Nuclear Fuel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CHEMF</text:p>
          </table:table-cell>
          <table:table-cell office:value-type="string" table:style-name="ce4">
            <text:p>ES PPI - CHEMICALS PRODUCTS NADJ</text:p>
          </table:table-cell>
          <table:table-cell office:value-type="string" table:style-name="ce5">
            <text:p>Spain, Producer Prices, by Commodity, Manufacture of Chemical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PHA.F</text:p>
          </table:table-cell>
          <table:table-cell office:value-type="string" table:style-name="ce4">
            <text:p>ES PPI - BASIC PHARMACEUTICAL PRODUCTS NADJ</text:p>
          </table:table-cell>
          <table:table-cell office:value-type="string" table:style-name="ce5">
            <text:p>Spain, Producer Prices, by Commodity, Manufacture of Basic Pharmaceutical Product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PLRBF</text:p>
          </table:table-cell>
          <table:table-cell office:value-type="string" table:style-name="ce4">
            <text:p>ES PPI - PLASTIC &amp; RUBBER PRODUCTS NADJ</text:p>
          </table:table-cell>
          <table:table-cell office:value-type="string" table:style-name="ce5">
            <text:p>Spain, Producer Prices, by Commodity, Manufacture of Rubber and Plastic Product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OMNPF</text:p>
          </table:table-cell>
          <table:table-cell office:value-type="string" table:style-name="ce4">
            <text:p>ES PPI - OTHER NON-METAL MINERAL PRODUCTS NADJ</text:p>
          </table:table-cell>
          <table:table-cell office:value-type="string" table:style-name="ce5">
            <text:p>Spain, Producer Prices, by Commodity, Manufacture of Other Non-Metallic Mineral Product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MTLGF</text:p>
          </table:table-cell>
          <table:table-cell office:value-type="string" table:style-name="ce4">
            <text:p>ES PPI - METAL PROCESSING INDUSTRY NADJ</text:p>
          </table:table-cell>
          <table:table-cell office:value-type="string" table:style-name="ce5">
            <text:p>Spain, Producer Prices, by Commodity, Manufacture of Basic Metal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MEPDF</text:p>
          </table:table-cell>
          <table:table-cell office:value-type="string" table:style-name="ce4">
            <text:p>ES PPI - METAL PRODUCTS EXCLUDING MACHINERY NADJ</text:p>
          </table:table-cell>
          <table:table-cell office:value-type="string" table:style-name="ce5">
            <text:p>Spain, Producer Prices, by Commodity, Manufacture of Fabricated Metal Products, Except Machinery and Equipment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CEO.F</text:p>
          </table:table-cell>
          <table:table-cell office:value-type="string" table:style-name="ce4">
            <text:p>ES PPI - COMPUTER, ELECTRONIC &amp; OPTICAL PRODUCTS NADJ</text:p>
          </table:table-cell>
          <table:table-cell office:value-type="string" table:style-name="ce5">
            <text:p>Spain, Producer Prices, by Commodity, Manufacture of Computer, Electronic and Optical Product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EEQ.F</text:p>
          </table:table-cell>
          <table:table-cell office:value-type="string" table:style-name="ce4">
            <text:p>ES PPI - ELECTRICAL EQUIPMENT NADJ</text:p>
          </table:table-cell>
          <table:table-cell office:value-type="string" table:style-name="ce5">
            <text:p>Spain, Producer Prices, by Commodity, Manufacture of Electrical Equipment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MCHRF</text:p>
          </table:table-cell>
          <table:table-cell office:value-type="string" table:style-name="ce4">
            <text:p>ES PPI - MACHINERY &amp; MECANICAL EQUIPMENT NADJ</text:p>
          </table:table-cell>
          <table:table-cell office:value-type="string" table:style-name="ce5">
            <text:p>Spain, Producer Prices, by Commodity, Manufacture of Machinery and Equipment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AUTOF</text:p>
          </table:table-cell>
          <table:table-cell office:value-type="string" table:style-name="ce4">
            <text:p>ES PPI - AUTOMOBILE NADJ</text:p>
          </table:table-cell>
          <table:table-cell office:value-type="string" table:style-name="ce5">
            <text:p>Spain, Producer Prices, by Commodity, Manufacture of Motor Vehicles and Spare Part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OTAUF</text:p>
          </table:table-cell>
          <table:table-cell office:value-type="string" table:style-name="ce4">
            <text:p>ES PPI - OTHER TRANSPORTATION EQUIPMENT NADJ</text:p>
          </table:table-cell>
          <table:table-cell office:value-type="string" table:style-name="ce5">
            <text:p>Spain, Producer Prices, by Commodity, Manufacture of Other Transport Material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FUR.F</text:p>
          </table:table-cell>
          <table:table-cell office:value-type="string" table:style-name="ce4">
            <text:p>ES PPI - FURNITURE NADJ</text:p>
          </table:table-cell>
          <table:table-cell office:value-type="string" table:style-name="ce5">
            <text:p>Spain, Producer Prices, by Commodity, Manufacture of Furniture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MOG.F</text:p>
          </table:table-cell>
          <table:table-cell office:value-type="string" table:style-name="ce4">
            <text:p>ES PPI - OTHER MANUFACTURING NADJ</text:p>
          </table:table-cell>
          <table:table-cell office:value-type="string" table:style-name="ce5">
            <text:p>Spain, Producer Prices, by Commodity, Other Manufacturing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RIMEF</text:p>
          </table:table-cell>
          <table:table-cell office:value-type="string" table:style-name="ce4">
            <text:p>ES PPI - MACHINERY &amp; EQUIPMENT REPAIR &amp; INSTALLATION NADJ</text:p>
          </table:table-cell>
          <table:table-cell office:value-type="string" table:style-name="ce5">
            <text:p>Spain, Producer Prices, by Commodity, Repair and Installation of Machinery and Equipment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ENGSF</text:p>
          </table:table-cell>
          <table:table-cell office:value-type="string" table:style-name="ce4">
            <text:p>ES PPI - ELECTRICAL ENERGY &amp; GAS NADJ</text:p>
          </table:table-cell>
          <table:table-cell office:value-type="string" table:style-name="ce5">
            <text:p>Spain, Producer Prices, by Commodity, Electricity and Gas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WWR.F</text:p>
          </table:table-cell>
          <table:table-cell office:value-type="string" table:style-name="ce4">
            <text:p>ES PPI - WATER SUPPLY NADJ</text:p>
          </table:table-cell>
          <table:table-cell office:value-type="string" table:style-name="ce5">
            <text:p>Spain, Producer Prices, by Commodity, Water Supply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WCT.F</text:p>
          </table:table-cell>
          <table:table-cell office:value-type="string" table:style-name="ce4">
            <text:p>ES PPI - WATER COLLECTION, TREATMENT, &amp; SUPPLY NADJ</text:p>
          </table:table-cell>
          <table:table-cell office:value-type="string" table:style-name="ce5">
            <text:p>Spain, Producer Prices, by Commodity, Water Collection, Treatment, and Supply, Index, 2021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PPCAL.F</text:p>
          </table:table-cell>
          <table:table-cell office:value-type="string" table:style-name="ce4">
            <text:p>ES PPI - MINING. COAL &amp; LIGNITE (SUSP.)(DISC.) NADJ</text:p>
          </table:table-cell>
          <table:table-cell office:value-type="string" table:style-name="ce5">
            <text:p>Spain, Discontinued, Producer Prices, by Commodity, Mining - Extraction and Agglomeration of Anthracite, Coal, Lignite and Peat, Index, 2015 = 100</text:p>
          </table:table-cell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ESRCE</text:p>
          </table:table-cell>
          <table:table-cell table:style-name="ce5"/>
          <table:table-cell office:value-type="string" table:style-name="ce4">
            <text:p>Name</text:p>
          </table:table-cell>
          <table:table-cell office:value-type="string" table:style-name="ce5">
            <text:p>DS.EXPNAME</text:p>
          </table:table-cell>
          <table:table-cell office:value-type="string" table:style-name="ce5">
            <text:p>EADJ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table:style-name="ce5"/>
          <table:table-cell office:value-type="string" table:style-name="ce4">
            <text:p>ES WAGES: INCOME INDICATOR VOLN</text:p>
          </table:table-cell>
          <table:table-cell office:value-type="string" table:style-name="ce5">
            <text:p>Spain, Earnings, Real, Total, Index, 2016 = 100</text:p>
          </table:table-cell>
          <table:table-cell office:value-type="string" table:style-name="ce5">
            <text:p>Volum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table:style-name="ce5"/>
          <table:table-cell office:value-type="string" table:style-name="ce4">
            <text:p>ES WAGES: INCREASES-REGISTERED IN COLLECTIVE BARGAINING(CMLV)</text:p>
          </table:table-cell>
          <table:table-cell office:value-type="string" table:style-name="ce5">
            <text:p>Spain, Wage Agreements, Agreed Wage Increase, Total, Cumulative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table:style-name="ce5"/>
          <table:table-cell office:value-type="string" table:style-name="ce4">
            <text:p>ES WAGES: INCREASES - NEGOTIATED IN SECTOR AGREEMENTS NADJ</text:p>
          </table:table-cell>
          <table:table-cell office:value-type="string" table:style-name="ce5">
            <text:p>Spain, Wages : Increases - Negotiated in Sector Agreement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table:style-name="ce5"/>
          <table:table-cell office:value-type="string" table:style-name="ce4">
            <text:p>ES WAGES: INCREASES - NEGOTIATED IN BUSINESS AGREEMENTS NADJ</text:p>
          </table:table-cell>
          <table:table-cell office:value-type="string" table:style-name="ce5">
            <text:p>Spain, Wages : Increases - Negotiated in Business Agreements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table:style-name="ce5"/>
          <table:table-cell office:value-type="string" table:style-name="ce4">
            <text:p>ES WAGES: INCREASES - AGRICULTURE (CMLV) CURN</text:p>
          </table:table-cell>
          <table:table-cell office:value-type="string" table:style-name="ce5">
            <text:p>Spain, Wage Agreements, Agreed Wage Increase, Agriculture, Cumulative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table:style-name="ce5"/>
          <table:table-cell office:value-type="string" table:style-name="ce4">
            <text:p>ES WAGES: INCREASES - CONSTRUCTION (CMLV) CURN</text:p>
          </table:table-cell>
          <table:table-cell office:value-type="string" table:style-name="ce5">
            <text:p>Spain, Wage Agreements, Agreed Wage Increase, Construction, Cumulative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table:style-name="ce5"/>
          <table:table-cell office:value-type="string" table:style-name="ce4">
            <text:p>ES WAGES: INCREASES - INDUSTRY (CMLV) CURN</text:p>
          </table:table-cell>
          <table:table-cell office:value-type="string" table:style-name="ce5">
            <text:p>Spain, Wage Agreements, Agreed Wage Increase, Industry, Cumulative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table:style-name="ce5"/>
          <table:table-cell office:value-type="string" table:style-name="ce4">
            <text:p>ES WAGES: AGREED WAGE INCREASE - SERVICES (CMLV) NADJ</text:p>
          </table:table-cell>
          <table:table-cell office:value-type="string" table:style-name="ce5">
            <text:p>Spain, Wage Agreements, Agreed Wage Increase, Services, Cumulative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MINISTRY OF THE ECONOMY AND FIN., SPAIN</text:p>
          </table:table-cell>
          <table:table-cell table:style-name="ce5"/>
          <table:table-cell office:value-type="string" table:style-name="ce4">
            <text:p>ES WAGE AGREED INDEX - COLLECTIVE AGREEMENT(DISC.) NADJ</text:p>
          </table:table-cell>
          <table:table-cell office:value-type="string" table:style-name="ce5">
            <text:p>Spain, Discontinued, Wage Agreed Index - Collective Agreement, Index, 1981M1 = 100</text:p>
          </table:table-cell>
          <table:table-cell office:value-type="string" table:style-name="ce5">
            <text:p>Price index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REFINITIV</text:p>
          </table:table-cell>
          <table:table-cell office:value-type="string" table:style-name="ce5">
            <text:p>ESPRO545P</text:p>
          </table:table-cell>
          <table:table-cell office:value-type="string" table:style-name="ce4">
            <text:p>ES EMPLOYMENT REGISTERED CONTRACTS - PERMANENT VOLN</text:p>
          </table:table-cell>
          <table:table-cell office:value-type="string" table:style-name="ce5">
            <text:p>Spain, Employment, by Type of Contract, Registered Permanent Contracts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INEM, SPAIN</text:p>
          </table:table-cell>
          <table:table-cell office:value-type="string" table:style-name="ce5">
            <text:p>ESTEMCONP</text:p>
          </table:table-cell>
          <table:table-cell office:value-type="string" table:style-name="ce4">
            <text:p>ES EMPLOYMENT REGISTERED CONTRACTS - TEMPORARY VOLN</text:p>
          </table:table-cell>
          <table:table-cell office:value-type="string" table:style-name="ce5">
            <text:p>Spain, Employment, by Type of Contract, Registered Temporary Contract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EMCTFTP</text:p>
          </table:table-cell>
          <table:table-cell office:value-type="string" table:style-name="ce4">
            <text:p>ES EMPLOYMENT: TYPE OF CONTRACT - FULL TIME VOLN</text:p>
          </table:table-cell>
          <table:table-cell office:value-type="string" table:style-name="ce5">
            <text:p>Spain, Employment, by Type of Contract, Full Time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EMCTSCP</text:p>
          </table:table-cell>
          <table:table-cell office:value-type="string" table:style-name="ce4">
            <text:p>ES EMPLOYMENT: TYPE OF CONTRACT - SUBSTITUTION VOLN</text:p>
          </table:table-cell>
          <table:table-cell office:value-type="string" table:style-name="ce5">
            <text:p>Spain, Employment, by Type of Contract, Substitution Contracts</text:p>
          </table:table-cell>
          <table:table-cell office:value-type="string" table:style-name="ce5">
            <text:p>Volum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CCDA</text:p>
          </table:table-cell>
          <table:table-cell office:value-type="string" table:style-name="ce4">
            <text:p>ES OUTSTANDING LOANS TO HH &amp; NPISH-CONSUMER CREDIT &amp; OTH.LOANS</text:p>
          </table:table-cell>
          <table:table-cell office:value-type="string" table:style-name="ce5">
            <text:p>Spain, Outstanding Loans to Household and Non-Profit Institutions Serving Households - Consumer Credit and Other Loans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H1YA</text:p>
          </table:table-cell>
          <table:table-cell office:value-type="string" table:style-name="ce4">
            <text:p>ES OUTSTANDING LOANS TO HH &amp; NPISH: HOUSE PURCHASE-UP TO 1 YEAR</text:p>
          </table:table-cell>
          <table:table-cell office:value-type="string" table:style-name="ce5">
            <text:p>Spain, Outstanding Loans to Household and Non-Profit Institutions Serving Households : House Purchase - Up to 1 Year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HT5A</text:p>
          </table:table-cell>
          <table:table-cell office:value-type="string" table:style-name="ce4">
            <text:p>ES OUTSTANDING LOANS TO HH &amp; NPISH: HSE.PURCHASE-OVER 1 TO 5 YRS</text:p>
          </table:table-cell>
          <table:table-cell office:value-type="string" table:style-name="ce5">
            <text:p>Spain, Outstanding Loans to Household and Non-Profit Institutions Serving Households : House Purchase - Over 1 to 5 Years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HSPA</text:p>
          </table:table-cell>
          <table:table-cell office:value-type="string" table:style-name="ce4">
            <text:p>ES OUTSTANDING LOANS TO HH &amp; NPISH - HOUSE PURCHASE CURN</text:p>
          </table:table-cell>
          <table:table-cell office:value-type="string" table:style-name="ce5">
            <text:p>Spain, Outstanding Loans to Household and Non-Profit Institutions Serving Households - House Purchase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HO5A</text:p>
          </table:table-cell>
          <table:table-cell office:value-type="string" table:style-name="ce4">
            <text:p>ES OUTSTANDING LOANS TO HH &amp; NPISH: HOUSE PURCHASE-OVER 5 YRS.</text:p>
          </table:table-cell>
          <table:table-cell office:value-type="string" table:style-name="ce5">
            <text:p>Spain, Outstanding Loans to Household and Non-Profit Institutions Serving Households : House Purchase - Over 5 Years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OLHHSPR</text:p>
          </table:table-cell>
          <table:table-cell office:value-type="string" table:style-name="ce4">
            <text:p>ES OUTSTANDING LOANS TO HH &amp; NPISH-HOUSE PURCHASE(WEIGHTED NADJ</text:p>
          </table:table-cell>
          <table:table-cell office:value-type="string" table:style-name="ce5">
            <text:p>Spain, Outstanding Loans to Household and Non-Profit Institutions Serving Households - House Purchase (Weighted Average)<text:s/>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C1YA</text:p>
          </table:table-cell>
          <table:table-cell office:value-type="string" table:style-name="ce4">
            <text:p>ES OUTST.LNS.TO HH &amp; NPISH: CONS.CDT.&amp; OTH.LNS-UP TO 1 YEAR CURN</text:p>
          </table:table-cell>
          <table:table-cell office:value-type="string" table:style-name="ce5">
            <text:p>Spain, Outstanding Loans to Household and Non-Profit Institutions Serving Households : Consumer Credit and Other Loans - Up to 1 Year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CT5A</text:p>
          </table:table-cell>
          <table:table-cell office:value-type="string" table:style-name="ce4">
            <text:p>ES OUTST.LNS.TO HH &amp; NPISH:CONS.CDT.&amp; OTH.LNS-OVER 1 TO 5 YRS.</text:p>
          </table:table-cell>
          <table:table-cell office:value-type="string" table:style-name="ce5">
            <text:p>Spain, Outstanding Loans to Household and Non-Profit Institutions Serving Households : Consumer Credit and Other Loans-Over 1 to 5 Years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CO5A</text:p>
          </table:table-cell>
          <table:table-cell office:value-type="string" table:style-name="ce4">
            <text:p>ES OUTST.LNS.TO HH &amp; NPISH: CONS.CDT.&amp; OTH.LNS- OVER 5 YRS. CURN</text:p>
          </table:table-cell>
          <table:table-cell office:value-type="string" table:style-name="ce5">
            <text:p>Spain, Outstanding Loans to Household and Non-Profit Institutions Serving Households : Consumer Credit and Other Loans - Over 5 Years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HPE</text:p>
          </table:table-cell>
          <table:table-cell office:value-type="string" table:style-name="ce4">
            <text:p>ES LOANS TO HSLD. &amp; NPISH - HOUSE PURCHASE NADJ</text:p>
          </table:table-cell>
          <table:table-cell office:value-type="string" table:style-name="ce5">
            <text:p>Spain, Personal Lending Rates, Loans to Households and Non-Profit Institutions Serving Households, House Purchase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H0P</text:p>
          </table:table-cell>
          <table:table-cell office:value-type="string" table:style-name="ce4">
            <text:p>ES LOANS TO HSLD. &amp; NPISH - HOUSE PURCHASE - 10+ Y NADJ</text:p>
          </table:table-cell>
          <table:table-cell office:value-type="string" table:style-name="ce5">
            <text:p>Spain, Personal Lending Rates, Loans to Households and Non-Profit Institutions Serving Households, House Purchase, 10 + Year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HPA</text:p>
          </table:table-cell>
          <table:table-cell office:value-type="string" table:style-name="ce4">
            <text:p>ES LOANS TO HSLD. &amp; NPISH - HOUSE PURCHASE - AVG. NADJ</text:p>
          </table:table-cell>
          <table:table-cell office:value-type="string" table:style-name="ce5">
            <text:p>Spain, Personal Lending Rates, Loans to Households and Non-Profit Institutions Serving Households, House Purchase, Average Rate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LHNOLA</text:p>
          </table:table-cell>
          <table:table-cell office:value-type="string" table:style-name="ce4">
            <text:p>ES LOANS TO HSLD. &amp; NPISH - OTHER LENDING - AVG. NADJ</text:p>
          </table:table-cell>
          <table:table-cell office:value-type="string" table:style-name="ce5">
            <text:p>Spain, Personal Lending Rates, Loans to Households and Non-Profit Institutions Serving Households, Other Lending, Average Rate</text:p>
          </table:table-cell>
          <table:table-cell office:value-type="string" table:style-name="ce5">
            <text:p>Not Seasonally Adjusted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HNLCNCA</text:p>
          </table:table-cell>
          <table:table-cell office:value-type="string" table:style-name="ce4">
            <text:p>ES LOANS TO HH. &amp; NPISH - CONSUMER CREDIT CURN</text:p>
          </table:table-cell>
          <table:table-cell office:value-type="string" table:style-name="ce5">
            <text:p>Spain, Loans, Total, Households and Non-Profit Institutions Serving Households, Consumer Credit, Total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HNLOLDA</text:p>
          </table:table-cell>
          <table:table-cell office:value-type="string" table:style-name="ce4">
            <text:p>ES LOANS TO HH. &amp; NPISH - OTHER LENDING CURN</text:p>
          </table:table-cell>
          <table:table-cell office:value-type="string" table:style-name="ce5">
            <text:p>Spain, Loans, Total, Households and Non-Profit Institutions Serving Households, Other Lending, Total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BANK OF SPAIN</text:p>
          </table:table-cell>
          <table:table-cell office:value-type="string" table:style-name="ce5">
            <text:p>ESHNLTOTA</text:p>
          </table:table-cell>
          <table:table-cell office:value-type="string" table:style-name="ce4">
            <text:p>ES LOANS TO HH. &amp; NPISH - LENDING FOR HOUSE PURCHASE CURN</text:p>
          </table:table-cell>
          <table:table-cell office:value-type="string" table:style-name="ce5">
            <text:p>Spain, Loans, Total, Households and Non-Profit Institutions Serving Households, Lending For House Purchase, Total, Euro</text:p>
          </table:table-cell>
          <table:table-cell office:value-type="string" table:style-name="ce5">
            <text:p>Current prices N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TOT.G</text:p>
          </table:table-cell>
          <table:table-cell office:value-type="string" table:style-name="ce4">
            <text:p>ES INDUSTRIAL PRODUCTION (REBASED) (WDA) VOLA</text:p>
          </table:table-cell>
          <table:table-cell office:value-type="string" table:style-name="ce5">
            <text:p>Spain, Production, by Industry, Total Industry Excluding Construction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CONSG</text:p>
          </table:table-cell>
          <table:table-cell office:value-type="string" table:style-name="ce4">
            <text:p>ES INDUSTRIAL PRODUCTION - CONSUMER GOODS (WDA) VOLA</text:p>
          </table:table-cell>
          <table:table-cell office:value-type="string" table:style-name="ce5">
            <text:p>Spain, Production, by Industry, Consumer Goods Total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INVSG</text:p>
          </table:table-cell>
          <table:table-cell office:value-type="string" table:style-name="ce4">
            <text:p>ES INDUSTRIAL PRODUCTION - CAPITAL GOODS (WDA) VOLA</text:p>
          </table:table-cell>
          <table:table-cell office:value-type="string" table:style-name="ce5">
            <text:p>Spain, Production, by Industry, Capital Good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INTGG</text:p>
          </table:table-cell>
          <table:table-cell office:value-type="string" table:style-name="ce4">
            <text:p>ES INDUSTRIAL PRODUCTION - INTERMEDIATE GOODS (WDA) VOLA</text:p>
          </table:table-cell>
          <table:table-cell office:value-type="string" table:style-name="ce5">
            <text:p>Spain, Production, by Industry, Intermediate Goods, Total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ENRGG</text:p>
          </table:table-cell>
          <table:table-cell office:value-type="string" table:style-name="ce4">
            <text:p>ES INDUSTRIAL PRODUCTION - ENERGY (WDA) VOLA</text:p>
          </table:table-cell>
          <table:table-cell office:value-type="string" table:style-name="ce5">
            <text:p>Spain, Production, by Industry, Energy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DCNSG</text:p>
          </table:table-cell>
          <table:table-cell office:value-type="string" table:style-name="ce4">
            <text:p>ES INDUSTRIAL PRODUCTION - CONSUMER GOODS, DURABLES (WDA) VOLA</text:p>
          </table:table-cell>
          <table:table-cell office:value-type="string" table:style-name="ce5">
            <text:p>Spain, Production, by Industry, Consumer Goods, Durable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NDCSG</text:p>
          </table:table-cell>
          <table:table-cell office:value-type="string" table:style-name="ce4">
            <text:p>ES INDUSTRIAL PRODN.INDEX-CONSUMER GOODS, NON-DURABLES(WDA) VOLA</text:p>
          </table:table-cell>
          <table:table-cell office:value-type="string" table:style-name="ce5">
            <text:p>Spain, Production, by Industry, Consumer Goods, Non Durable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MAN.G</text:p>
          </table:table-cell>
          <table:table-cell office:value-type="string" table:style-name="ce4">
            <text:p>ES INDUSTRIAL PRODUCTION - MANUFACTURING INDUSTRY (WDA) VOLA</text:p>
          </table:table-cell>
          <table:table-cell office:value-type="string" table:style-name="ce5">
            <text:p>Spain, Production, by Industry, Manufacturing Total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MQO.G</text:p>
          </table:table-cell>
          <table:table-cell office:value-type="string" table:style-name="ce4">
            <text:p>ES INDUSTRIAL PRODUCTION - OTHER MINING &amp; QUARRYING (WDA) VOLA</text:p>
          </table:table-cell>
          <table:table-cell office:value-type="string" table:style-name="ce5">
            <text:p>Spain, Production, by Industry, Other Mining and Quarrying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EGS.G</text:p>
          </table:table-cell>
          <table:table-cell office:value-type="string" table:style-name="ce4">
            <text:p>ES INDUSTRIAL PROD-ELECTRICITY,GAS, STEAM &amp; AC SUPPLY (WDA) VOLA</text:p>
          </table:table-cell>
          <table:table-cell office:value-type="string" table:style-name="ce5">
            <text:p>Spain, Production, by Industry, Electricity, Gas, Steam and Air Conditioning Supply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MIN.G</text:p>
          </table:table-cell>
          <table:table-cell office:value-type="string" table:style-name="ce4">
            <text:p>ES INDUSTRIAL PRODUCTION - MINING (WDA) VOLA</text:p>
          </table:table-cell>
          <table:table-cell office:value-type="string" table:style-name="ce5">
            <text:p>Spain, Production, by Industry, Mining and Quarrying Total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I.10G</text:p>
          </table:table-cell>
          <table:table-cell office:value-type="string" table:style-name="ce4">
            <text:p>ES INDUSTRIAL PRODUCTION (WDA) VOLA</text:p>
          </table:table-cell>
          <table:table-cell office:value-type="string" table:style-name="ce5">
            <text:p>Spain, Production, by Industry, Total Industry Excluding Construction, Calendar Adjusted, SA, Index, 2010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IFOOG</text:p>
          </table:table-cell>
          <table:table-cell office:value-type="string" table:style-name="ce4">
            <text:p>ES INDUSTRIAL PRODUCTION - FOOD (WDA) VOLA</text:p>
          </table:table-cell>
          <table:table-cell office:value-type="string" table:style-name="ce5">
            <text:p>Spain, Production, by Industry, Manufacture of Food Product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BEV.G</text:p>
          </table:table-cell>
          <table:table-cell office:value-type="string" table:style-name="ce4">
            <text:p>ES INDUSTRIAL PRODUCTION - BEVERAGES (WDA) VOLA</text:p>
          </table:table-cell>
          <table:table-cell office:value-type="string" table:style-name="ce5">
            <text:p>Spain, Production, by Industry, Manufacture of Beverage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TEXTG</text:p>
          </table:table-cell>
          <table:table-cell office:value-type="string" table:style-name="ce4">
            <text:p>ES INDUSTRIAL PRODUCTION - TEXTILE (WDA) VOLA</text:p>
          </table:table-cell>
          <table:table-cell office:value-type="string" table:style-name="ce5">
            <text:p>Spain, Production, by Industry, Manufacture of Textile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CLTHG</text:p>
          </table:table-cell>
          <table:table-cell office:value-type="string" table:style-name="ce4">
            <text:p>ES INDUSTRIAL PRODUCTION - CLOTHES &amp; FUR (WDA) VOLA</text:p>
          </table:table-cell>
          <table:table-cell office:value-type="string" table:style-name="ce5">
            <text:p>Spain, Production, by Industry, Manufacture of Textile Products - Wearing Apparel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LTHRG</text:p>
          </table:table-cell>
          <table:table-cell office:value-type="string" table:style-name="ce4">
            <text:p>ES INDUSTRIAL PROD-LEATHER,TRAVEL GDS, SHOES &amp; ACCES. (WDA) VOLA</text:p>
          </table:table-cell>
          <table:table-cell office:value-type="string" table:style-name="ce5">
            <text:p>Spain, Production, by Industry, Manufacture of Leather and Footwear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WOODG</text:p>
          </table:table-cell>
          <table:table-cell office:value-type="string" table:style-name="ce4">
            <text:p>ES INDUSTRIAL PRODUCTION - WOOD &amp; CORK (WDA) VOLA</text:p>
          </table:table-cell>
          <table:table-cell office:value-type="string" table:style-name="ce5">
            <text:p>Spain, Production, by Industry, Manufacture of Wood and Cork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PAPRG</text:p>
          </table:table-cell>
          <table:table-cell office:value-type="string" table:style-name="ce4">
            <text:p>ES INDUSTRIAL PRODUCTION - PAPER (WDA) VOLA</text:p>
          </table:table-cell>
          <table:table-cell office:value-type="string" table:style-name="ce5">
            <text:p>Spain, Production, by Industry, Manufacture of Pulp, Paper, and Paper Product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PRM.G</text:p>
          </table:table-cell>
          <table:table-cell office:value-type="string" table:style-name="ce4">
            <text:p>ES INDL.PROD-GRAPHIC ARTS &amp; REPRODUCTION OF RECORDED MEDIA(WDA)</text:p>
          </table:table-cell>
          <table:table-cell office:value-type="string" table:style-name="ce5">
            <text:p>Spain, Production, by Industry, Graphic Arts and Reproduction of Recorded Media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CRP.G</text:p>
          </table:table-cell>
          <table:table-cell office:value-type="string" table:style-name="ce4">
            <text:p>ES INDL.PROD-MANUFACTURE OF COKE &amp; REFINED PETROLEUM PRDS(WDA)</text:p>
          </table:table-cell>
          <table:table-cell office:value-type="string" table:style-name="ce5">
            <text:p>Spain, Production, by Industry, Manufacture of Coke and Refined Petroleum Product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CHM.G</text:p>
          </table:table-cell>
          <table:table-cell office:value-type="string" table:style-name="ce4">
            <text:p>ES INDUSTRIAL PRODN. - CHEMICALS &amp; CHEMICAL PRODUCTS (WDA) VOLA</text:p>
          </table:table-cell>
          <table:table-cell office:value-type="string" table:style-name="ce5">
            <text:p>Spain, Production, by Industry, Manufacture of Chemicals and Chemical Product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PHA.G</text:p>
          </table:table-cell>
          <table:table-cell office:value-type="string" table:style-name="ce4">
            <text:p>ES INDUSTRIAL PRODN. - BASIC PHARMACUETICAL PRODUCTS (WDA) VOLA</text:p>
          </table:table-cell>
          <table:table-cell office:value-type="string" table:style-name="ce5">
            <text:p>Spain, Production, by Industry, Manufacture of Basic Pharmaceutical Chemical Product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PLRBG</text:p>
          </table:table-cell>
          <table:table-cell office:value-type="string" table:style-name="ce4">
            <text:p>ES INDUSTRIAL PRODUCTION - PLASTIC &amp; RUBBER PRODUCTS (WDA) VOLA</text:p>
          </table:table-cell>
          <table:table-cell office:value-type="string" table:style-name="ce5">
            <text:p>Spain, Production, by Industry, Manufacture of Rubber and Plastic Product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OMNPG</text:p>
          </table:table-cell>
          <table:table-cell office:value-type="string" table:style-name="ce4">
            <text:p>ES INDUSTRIAL PRODN- OTHER NON-METAL MINERAL PRODUCTS (WDA) VOLA</text:p>
          </table:table-cell>
          <table:table-cell office:value-type="string" table:style-name="ce5">
            <text:p>Spain, Production, by Industry, Manufacture of Other Non-Metallic Mineral Product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MTLGG</text:p>
          </table:table-cell>
          <table:table-cell office:value-type="string" table:style-name="ce4">
            <text:p>ES INDUSTRIAL PRODUCTION - METAL PROCESSING INDUSTRY (WDA) VOLA</text:p>
          </table:table-cell>
          <table:table-cell office:value-type="string" table:style-name="ce5">
            <text:p>Spain, Production, by Industry, Manufacture of Basic Metal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MEPDG</text:p>
          </table:table-cell>
          <table:table-cell office:value-type="string" table:style-name="ce4">
            <text:p>ES INDUSTRIAL PRODN. - METAL PRODUCTS EXCL. MACHINERY (WDA) VOLA</text:p>
          </table:table-cell>
          <table:table-cell office:value-type="string" table:style-name="ce5">
            <text:p>Spain, Production, by Industry, Manufacture of Fabricated Metal Products, Except Machinery and Equipment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CEO.G</text:p>
          </table:table-cell>
          <table:table-cell office:value-type="string" table:style-name="ce4">
            <text:p>ES INDL PROD- COMPUTER, ELECTRONIC &amp; OPTICAL PRODUCTS (WDA) VOLA</text:p>
          </table:table-cell>
          <table:table-cell office:value-type="string" table:style-name="ce5">
            <text:p>Spain, Production, by Industry, Manufacture of Computer, Electronic and Optical Product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EEQ.G</text:p>
          </table:table-cell>
          <table:table-cell office:value-type="string" table:style-name="ce4">
            <text:p>ES INDUSTRIAL PRODUCTION - ELECTRICAL EQUIPMENT (WDA) VOLA</text:p>
          </table:table-cell>
          <table:table-cell office:value-type="string" table:style-name="ce5">
            <text:p>Spain, Production, by Industry, Manufacture of Electrical Equipment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MCHRG</text:p>
          </table:table-cell>
          <table:table-cell office:value-type="string" table:style-name="ce4">
            <text:p>ES INDUSTRIAL PRODN- MACHINERY &amp; MECHANICAL EQUIPMENT (WDA) VOLA</text:p>
          </table:table-cell>
          <table:table-cell office:value-type="string" table:style-name="ce5">
            <text:p>Spain, Production, by Industry, Manufacture of Machinery and Equipment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AUTOG</text:p>
          </table:table-cell>
          <table:table-cell office:value-type="string" table:style-name="ce4">
            <text:p>ES INDUSTRIAL PRODUCTION - AUTOMOBILE (WDA) VOLA</text:p>
          </table:table-cell>
          <table:table-cell office:value-type="string" table:style-name="ce5">
            <text:p>Spain, Production, by Industry, Manufacture of Motor Vehicles and Spare Parts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OTAUG</text:p>
          </table:table-cell>
          <table:table-cell office:value-type="string" table:style-name="ce4">
            <text:p>ES INDUSTRIAL PRODN. - OTHER TRANSPORTATION EQUIPMENT (WDA) VOLA</text:p>
          </table:table-cell>
          <table:table-cell office:value-type="string" table:style-name="ce5">
            <text:p>Spain, Production, by Industry, Manufacture of Other Transport Material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FUR.G</text:p>
          </table:table-cell>
          <table:table-cell office:value-type="string" table:style-name="ce4">
            <text:p>ES INDUSTRIAL PRODUCTION - FURNITURE (WDA) VOLA</text:p>
          </table:table-cell>
          <table:table-cell office:value-type="string" table:style-name="ce5">
            <text:p>Spain, Production, by Industry, Manufacture of Furniture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MOG.G</text:p>
          </table:table-cell>
          <table:table-cell office:value-type="string" table:style-name="ce4">
            <text:p>ES INDUSTRIAL PRODUCTION - OTHER MANUFACTURING (WDA) VOLA</text:p>
          </table:table-cell>
          <table:table-cell office:value-type="string" table:style-name="ce5">
            <text:p>Spain, Production, by Industry, Other Manufacturing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MRI.G</text:p>
          </table:table-cell>
          <table:table-cell office:value-type="string" table:style-name="ce4">
            <text:p>ES INDL.PROD-REPAIR &amp; INSTALLATION OF MACH.&amp; EQUIPMENT(WDA) VOLA</text:p>
          </table:table-cell>
          <table:table-cell office:value-type="string" table:style-name="ce5">
            <text:p>Spain, Production, by Industry, Repair and Installation of Machinery and Equipment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office:value-type="string" table:style-name="ce3">
            <text:p>NATIONAL STATISTICS INSTITUTE, SPAIN</text:p>
          </table:table-cell>
          <table:table-cell office:value-type="string" table:style-name="ce5">
            <text:p>ESIPENGSG</text:p>
          </table:table-cell>
          <table:table-cell office:value-type="string" table:style-name="ce4">
            <text:p>ES INDUSTRIAL PRODN- ELECTRICITY, GAS, &amp; WATER SUPPLY (WDA) VOLA</text:p>
          </table:table-cell>
          <table:table-cell office:value-type="string" table:style-name="ce5">
            <text:p>Spain, Production, by Industry, Electricity, Gas and Water Supply, Calendar Adjusted, SA, Index, 2015 = 100</text:p>
          </table:table-cell>
          <table:table-cell office:value-type="string" table:style-name="ce5">
            <text:p>Volume index SA</text:p>
          </table:table-cell>
          <table:table-cell table:style-name="ce5"/>
          <table:table-cell table:number-columns-repeated="16378" table:style-name="ce7"/>
        </table:table-row>
        <table:table-row table:style-name="ro1">
          <table:table-cell table:style-name="ce3"/>
          <table:table-cell table:style-name="ce5"/>
          <table:table-cell table:style-name="ce4"/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Code</text:p>
          </table:table-cell>
          <table:table-cell office:value-type="string" table:style-name="ce4">
            <text:p>Name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TOTH</text:p>
          </table:table-cell>
          <table:table-cell office:value-type="string" table:style-name="ce4">
            <text:p>ES TURNOVER - SERVICE SECTOR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TRDH</text:p>
          </table:table-cell>
          <table:table-cell office:value-type="string" table:style-name="ce4">
            <text:p>ES TURNOVER: SERVICE SECTOR - TRADE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TRNH</text:p>
          </table:table-cell>
          <table:table-cell office:value-type="string" table:style-name="ce4">
            <text:p>ES TURNOVER: SERVICE SECTOR - TRANSPORTATION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SMVH</text:p>
          </table:table-cell>
          <table:table-cell office:value-type="string" table:style-name="ce4">
            <text:p>ES TURNOVER: SERVICE SECTOR - MOTOR VEHICLES SALE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ITCH</text:p>
          </table:table-cell>
          <table:table-cell office:value-type="string" table:style-name="ce4">
            <text:p>ES TURNOVER: SERVICE SECTOR - INFORMATION TECHNOLOGIES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TTRH</text:p>
          </table:table-cell>
          <table:table-cell office:value-type="string" table:style-name="ce4">
            <text:p>ES TURNOVER: SERVICE SECTOR - TOURISM, TRAVEL AGENCIES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TWHH</text:p>
          </table:table-cell>
          <table:table-cell office:value-type="string" table:style-name="ce4">
            <text:p>ES TURNOVER: SERVICE SECTOR - TRADE, WHOLESALE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TAIH</text:p>
          </table:table-cell>
          <table:table-cell office:value-type="string" table:style-name="ce4">
            <text:p>ES TURNOVER: SERVICE SECTOR - TRNSP., AIR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TLAH</text:p>
          </table:table-cell>
          <table:table-cell office:value-type="string" table:style-name="ce4">
            <text:p>ES TURNOVER: SERVICE SECTOR - TRNSP., LAND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3"/>
          <table:table-cell office:value-type="string" table:style-name="ce5">
            <text:p>ESTOSTPCH</text:p>
          </table:table-cell>
          <table:table-cell office:value-type="string" table:style-name="ce4">
            <text:p>ES TURNOVER: SERVICE SECTOR-TRNSP,POST &amp; COURIER ACTIVITIES VOLN</text:p>
          </table:table-cell>
          <table:table-cell table:number-columns-repeated="3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SAH</text:p>
          </table:table-cell>
          <table:table-cell office:value-type="string" table:style-name="ce4">
            <text:p>ES TURNOVER: SERVICE SECTOR-TRNSP,SUPPORTING &amp; AUXILLARY ACT.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WAH</text:p>
          </table:table-cell>
          <table:table-cell office:value-type="string" table:style-name="ce4">
            <text:p>ES TURNOVER: SERVICE SECTOR - TRNSP., WATER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BAEH</text:p>
          </table:table-cell>
          <table:table-cell office:value-type="string" table:style-name="ce4">
            <text:p>ES TURNOVER: SRVS.SECT-BUS.SRVS,ARCHITECTURAL &amp; ENGINEERING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BICH</text:p>
          </table:table-cell>
          <table:table-cell office:value-type="string" table:style-name="ce4">
            <text:p>ES TURNOVER: SRVS. SECT. - BUS. SRVS., INDUSTRIAL CLEANING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BISH</text:p>
          </table:table-cell>
          <table:table-cell office:value-type="string" table:style-name="ce4">
            <text:p>ES TURNOVER: SRVS.SECT-BUS.SRVS., INVESTIGATION &amp; SEC. ACT.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BLRH</text:p>
          </table:table-cell>
          <table:table-cell office:value-type="string" table:style-name="ce4">
            <text:p>ES TURNOVER: SRVS.SECT- BUS. SRVS., LABOUR RECRUITMENT ACT.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BLAH</text:p>
          </table:table-cell>
          <table:table-cell office:value-type="string" table:style-name="ce4">
            <text:p>ES TURNOVER: SRVS.SECT-BUS.SRVS,LEGAL ACCTNG.&amp; AUDITING ACT.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BMSH</text:p>
          </table:table-cell>
          <table:table-cell office:value-type="string" table:style-name="ce4">
            <text:p>ES TURNOVER: SRVS. SECT. - BUS. SRVS., MISC. ACT.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ICRH</text:p>
          </table:table-cell>
          <table:table-cell office:value-type="string" table:style-name="ce4">
            <text:p>ES TURNOVER: SRVS.SECTOR-INFO.TECHNOLOGY,COMPUTER &amp; RELATED ACT.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SRVH</text:p>
          </table:table-cell>
          <table:table-cell office:value-type="string" table:style-name="ce4">
            <text:p>ES TURNOVER: SERVICE SECTOR - VEHICLES SALES &amp; REPAIR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MRVH</text:p>
          </table:table-cell>
          <table:table-cell office:value-type="string" table:style-name="ce4">
            <text:p>ES TURNOVER: SERVICE SECTOR-MOTOR VEHICLES MAINTENANCE &amp; REPAIR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FCBH</text:p>
          </table:table-cell>
          <table:table-cell office:value-type="string" table:style-name="ce4">
            <text:p>ES TURNOVER: SERVICE SECTOR - FEE OR CONTRACT BASIS WHSLE.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ARLH</text:p>
          </table:table-cell>
          <table:table-cell office:value-type="string" table:style-name="ce4">
            <text:p>ES TURNOVER: SERVICE SECTOR-AGL.RAW MTLS.&amp; LIVE ANIMALS WHSLE.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FBTH</text:p>
          </table:table-cell>
          <table:table-cell office:value-type="string" table:style-name="ce4">
            <text:p>ES TURNOVER: SERVICE SECTOR-FOOD,BEVERAGES &amp; TOBACCO WHSLE.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HGDH</text:p>
          </table:table-cell>
          <table:table-cell office:value-type="string" table:style-name="ce4">
            <text:p>ES TURNOVER: SERVICE SECTOR - HOUSEHOLD GOODS WHSLE.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ICEH</text:p>
          </table:table-cell>
          <table:table-cell office:value-type="string" table:style-name="ce4">
            <text:p>ES TURNOVER: SERVICE SECTOR-INFORMATION &amp; COMM.EQUIPMENT WHSLE.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OMEH</text:p>
          </table:table-cell>
          <table:table-cell office:value-type="string" table:style-name="ce4">
            <text:p>ES TURNOVER: SERVICE SECTOR-OTH.MACH,EQUIPMENT &amp; SUPPS.WHSLE.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FMOH</text:p>
          </table:table-cell>
          <table:table-cell office:value-type="string" table:style-name="ce4">
            <text:p>ES TURNOVER: SERVICE SECTOR - FUELS, METALS &amp; OTHERS WHSLE.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NSTH</text:p>
          </table:table-cell>
          <table:table-cell office:value-type="string" table:style-name="ce4">
            <text:p>ES TURNOVER: SERVICE SECTOR - NON-SPECIALIZED WHSLE. TRADE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OTSH</text:p>
          </table:table-cell>
          <table:table-cell office:value-type="string" table:style-name="ce4">
            <text:p>ES TURNOVER: SERVICE SECTOR - OTHER SERVICES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RRH</text:p>
          </table:table-cell>
          <table:table-cell office:value-type="string" table:style-name="ce4">
            <text:p>ES TURNOVER: SERVICE SECTOR - LAND TRNSP., RAIL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TXH</text:p>
          </table:table-cell>
          <table:table-cell office:value-type="string" table:style-name="ce4">
            <text:p>ES TURNOVER: SERVICE SECTOR - LAND TRNSP., TAXI OPERATION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OPLH</text:p>
          </table:table-cell>
          <table:table-cell office:value-type="string" table:style-name="ce4">
            <text:p>ES TURNOVER: SERVICE SECTOR-LAND TRNSP,OTH.PASSENGER TRANSPORT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FRH</text:p>
          </table:table-cell>
          <table:table-cell office:value-type="string" table:style-name="ce4">
            <text:p>ES TURNOVER:SERVICE SECT-LAND TRNSP,FREIGHT BY ROAD &amp; REMOVAL SV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HOSH</text:p>
          </table:table-cell>
          <table:table-cell office:value-type="string" table:style-name="ce4">
            <text:p>ES TURNOVER: SERVICE SECTOR-ACCOMMODATION &amp; FODD SVS.ACTIVITIES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ACCH</text:p>
          </table:table-cell>
          <table:table-cell office:value-type="string" table:style-name="ce4">
            <text:p>ES TURNOVER: SERVICE SECTOR - ACCOMMODATION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FBSH</text:p>
          </table:table-cell>
          <table:table-cell office:value-type="string" table:style-name="ce4">
            <text:p>ES TURNOVER: SERVICE SECTOR-FOOD &amp; BEVERAGE SERVICE ACTIVITIES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PUBH</text:p>
          </table:table-cell>
          <table:table-cell office:value-type="string" table:style-name="ce4">
            <text:p>ES TURNOVER: SERVICE SECTOR - PUBLISHING ACTIVITIES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MVTH</text:p>
          </table:table-cell>
          <table:table-cell office:value-type="string" table:style-name="ce4">
            <text:p>ES TURNOVER: SERVICE SECTOR-MOVIES,VIDEO &amp; TV PROGRAMME PROD.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PBRH</text:p>
          </table:table-cell>
          <table:table-cell office:value-type="string" table:style-name="ce4">
            <text:p>ES TURNOVER: SERVICE SECTOR-PROGRAMMING &amp; BROADCASTING ACTIVITIE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INSH</text:p>
          </table:table-cell>
          <table:table-cell office:value-type="string" table:style-name="ce4">
            <text:p>ES TURNOVER: SERVICE SECTOR- INFORMATION SERVICE ACTIVITIES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PSTH</text:p>
          </table:table-cell>
          <table:table-cell office:value-type="string" table:style-name="ce4">
            <text:p>ES TURNOVER: SERVICE SECTOR-PROFESSIONAL,SCIENTIFIC &amp; TECH.ACT.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ADMH</text:p>
          </table:table-cell>
          <table:table-cell office:value-type="string" table:style-name="ce4">
            <text:p>ES TURNOVER: SERVICE SECTOR - ADVERTISING &amp; MARKET RESEARCH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OTPH</text:p>
          </table:table-cell>
          <table:table-cell office:value-type="string" table:style-name="ce4">
            <text:p>ES TURNOVER: SERVICE SECTOR - OTHER PROFESSIONAL ACTIVITIES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ASSH</text:p>
          </table:table-cell>
          <table:table-cell office:value-type="string" table:style-name="ce4">
            <text:p>ES TURNOVER: SERVICE SECTOR-ADMINISTRATIVE &amp; SUPPORT SERVICE ACT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OWH</text:p>
          </table:table-cell>
          <table:table-cell office:value-type="string" table:style-name="ce4">
            <text:p>ES TURNOVER - SERVICE SECTOR (WDA)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RWH</text:p>
          </table:table-cell>
          <table:table-cell office:value-type="string" table:style-name="ce4">
            <text:p>ES TURNOVER: SERVICE SECTOR - TRADE (WDA)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TOSWH</text:p>
          </table:table-cell>
          <table:table-cell office:value-type="string" table:style-name="ce4">
            <text:p>ES TURNOVER: SERVICE SECTOR - OTHER SERVICES (WDA)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NWH</text:p>
          </table:table-cell>
          <table:table-cell office:value-type="string" table:style-name="ce4">
            <text:p>ES TURNOVER: SERVICE SECTOR- TRANSPORTATION &amp; STORAGE (WDA)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THOWH</text:p>
          </table:table-cell>
          <table:table-cell office:value-type="string" table:style-name="ce4">
            <text:p>ES TURNOVER: SERVICE SECTOR-ACCOMMODATION &amp; FOOD SVS.ACT(WDA)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ITWH</text:p>
          </table:table-cell>
          <table:table-cell office:value-type="string" table:style-name="ce4">
            <text:p>ES TURNOVER: SERVICE SECTOR-INFORMATION &amp; COMMUNICATION(WDA)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TPSWH</text:p>
          </table:table-cell>
          <table:table-cell office:value-type="string" table:style-name="ce4">
            <text:p>ES TURNOVER: SERVICE SECT-PROFESSIONAL,SCIENTIFIC &amp; TECH.ACT(WDA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TASWH</text:p>
          </table:table-cell>
          <table:table-cell office:value-type="string" table:style-name="ce4">
            <text:p>ES TURNOVER: SERVICE SECTOR-ADMIN.&amp; SUPPORT SVS. ACT. (WDA)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SRWH</text:p>
          </table:table-cell>
          <table:table-cell office:value-type="string" table:style-name="ce4">
            <text:p>ES TURNOVER: SERVICE SECTOR - VEHICLES SALES &amp; REPAIR (WDA)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WWH</text:p>
          </table:table-cell>
          <table:table-cell office:value-type="string" table:style-name="ce4">
            <text:p>ES TURNOVER: SERVICE SECTOR - TRADE, WHOLESALE (WDA)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TWH</text:p>
          </table:table-cell>
          <table:table-cell office:value-type="string" table:style-name="ce4">
            <text:p>ES TURNOVER: SERVICE SECTOR - TRADE, RETAIL (WDA)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ITEH</text:p>
          </table:table-cell>
          <table:table-cell office:value-type="string" table:style-name="ce4">
            <text:p>ES TURNOVER: SERVICE SECTOR-INFO.TECHNOLOGY,TELECOMMUNICATIONS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style-name="ro1">
          <table:table-cell table:style-name="ce8"/>
          <table:table-cell office:value-type="string" table:style-name="ce5">
            <text:p>ESTOSTREH</text:p>
          </table:table-cell>
          <table:table-cell office:value-type="string" table:style-name="ce4">
            <text:p>ES TURNOVER: SERVICE SECTOR - TRADE, RETAIL VOLN</text:p>
          </table:table-cell>
          <table:table-cell table:style-name="ce7"/>
          <table:table-cell table:number-columns-repeated="2" table:style-name="ce5"/>
          <table:table-cell table:number-columns-repeated="16378" table:style-name="ce7"/>
        </table:table-row>
        <table:table-row table:number-rows-repeated="120" table:style-name="ro1">
          <table:table-cell table:style-name="ce8"/>
          <table:table-cell table:style-name="ce7"/>
          <table:table-cell table:style-name="ce4"/>
          <table:table-cell table:number-columns-repeated="16381" table:style-name="ce7"/>
        </table:table-row>
        <table:table-row table:number-rows-repeated="1048043" table:style-name="ro1">
          <table:table-cell table:number-columns-repeated="16384"/>
        </table:table-row>
      </table:table>
      <table:table table:name="AN" table:style-name="ta2">
        <table:table-column table:style-name="co7" table:default-cell-style-name="ce10"/>
        <table:table-column table:style-name="co6" table:default-cell-style-name="ce1"/>
        <table:table-column table:style-name="co8" table:number-columns-repeated="2" table:default-cell-style-name="ce1"/>
        <table:table-column table:style-name="co6" table:number-columns-repeated="16380" table:default-cell-style-name="ce1"/>
        <table:table-row table:style-name="ro1">
          <table:table-cell office:value-type="string" table:style-name="ce14">
            <text:p>ESRCE</text:p>
          </table:table-cell>
          <table:table-cell office:value-type="string" table:style-name="ce14">
            <text:p>ESMN</text:p>
          </table:table-cell>
          <table:table-cell office:value-type="string" table:style-name="ce14">
            <text:p>Name</text:p>
          </table:table-cell>
          <table:table-cell office:value-type="string" table:style-name="ce14">
            <text:p>DS.EXPNAME</text:p>
          </table:table-cell>
          <table:table-cell office:value-type="string" table:style-name="ce14">
            <text:p>EADJ</text:p>
          </table:table-cell>
          <table:table-cell table:number-columns-repeated="16379" table:style-name="ce14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B8VL</text:p>
          </table:table-cell>
          <table:table-cell office:value-type="string" table:style-name="ce1">
            <text:p>ES MEDIAN AGE OF POPULATION NADJ</text:p>
          </table:table-cell>
          <table:table-cell office:value-type="string" table:style-name="ce1">
            <text:p>Spain, Population Structure Indicators On First January, Median Age of Population</text:p>
          </table:table-cell>
          <table:table-cell office:value-type="string" table:style-name="ce1">
            <text:p>Not 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UUJ5</text:p>
          </table:table-cell>
          <table:table-cell office:value-type="string" table:style-name="ce1">
            <text:p>ES POPULATION ON 1 JANUARY - TOTAL VOLN</text:p>
          </table:table-cell>
          <table:table-cell office:value-type="string" table:style-name="ce1">
            <text:p>Spain, Population Change - Demographic Balance and Crude Rates at National Level, Population On 1 January - Total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UUH5</text:p>
          </table:table-cell>
          <table:table-cell office:value-type="string" table:style-name="ce1">
            <text:p>ES AVERAGE POPULATION - TOTAL VOLN</text:p>
          </table:table-cell>
          <table:table-cell office:value-type="string" table:style-name="ce1">
            <text:p>Spain, Population Change - Demographic Balance and Crude Rates at National Level, Average Population - Total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UUH8</text:p>
          </table:table-cell>
          <table:table-cell office:value-type="string" table:style-name="ce1">
            <text:p>ES NATURAL CHANGE OF POPULATION VOLN</text:p>
          </table:table-cell>
          <table:table-cell office:value-type="string" table:style-name="ce1">
            <text:p>Spain, Population Change - Demographic Balance and Crude Rates at National Level, Natural Change of Population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UUI6</text:p>
          </table:table-cell>
          <table:table-cell office:value-type="string" table:style-name="ce1">
            <text:p>ES TOTAL POPULATION CHANGE VOLN</text:p>
          </table:table-cell>
          <table:table-cell office:value-type="string" table:style-name="ce1">
            <text:p>Spain, Population Change - Demographic Balance and Crude Rates at National Level, Total Population Change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VRA0</text:p>
          </table:table-cell>
          <table:table-cell office:value-type="string" table:style-name="ce1">
            <text:p>ES POPULATION: FEMALES - 15-64 YEARS VOLN</text:p>
          </table:table-cell>
          <table:table-cell office:value-type="string" table:style-name="ce1">
            <text:p>Spain, Population On 1 January by Broad Age Group and SEX, 15-64 Years : Females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AHA3</text:p>
          </table:table-cell>
          <table:table-cell office:value-type="string" table:style-name="ce1">
            <text:p>ES POPULATION: FEMALES - 65+ YEARS VOLN</text:p>
          </table:table-cell>
          <table:table-cell office:value-type="string" table:style-name="ce1">
            <text:p>Spain, Population On 1 January by Broad Age Group and SEX, 65 + Years : Females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G1G4</text:p>
          </table:table-cell>
          <table:table-cell office:value-type="string" table:style-name="ce1">
            <text:p>ES POPULATION: FEMALES - &lt;15 YEARS VOLN</text:p>
          </table:table-cell>
          <table:table-cell office:value-type="string" table:style-name="ce1">
            <text:p>Spain, Population On 1 January by Broad Age Group and SEX, &lt; 15 Years : Females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4IK0</text:p>
          </table:table-cell>
          <table:table-cell office:value-type="string" table:style-name="ce1">
            <text:p>ES POPULATION: FEMALES - TOTAL VOLN</text:p>
          </table:table-cell>
          <table:table-cell office:value-type="string" table:style-name="ce1">
            <text:p>Spain, Population On 1 January by Broad Age Group and SEX, Total : Females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LLL3</text:p>
          </table:table-cell>
          <table:table-cell office:value-type="string" table:style-name="ce1">
            <text:p>ES POPULATION: MALES - 15-64 YEARS VOLN</text:p>
          </table:table-cell>
          <table:table-cell office:value-type="string" table:style-name="ce1">
            <text:p>Spain, Population On 1 January by Broad Age Group and SEX, 15-64 Years : Males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60A4</text:p>
          </table:table-cell>
          <table:table-cell office:value-type="string" table:style-name="ce1">
            <text:p>ES POPULATION: MALES - 65+ YEARS VOLN</text:p>
          </table:table-cell>
          <table:table-cell office:value-type="string" table:style-name="ce1">
            <text:p>Spain, Population On 1 January by Broad Age Group and SEX, 65 + Years : Males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T3A5</text:p>
          </table:table-cell>
          <table:table-cell office:value-type="string" table:style-name="ce1">
            <text:p>ES POPULATION: MALES - &lt;15 YEARS VOLN</text:p>
          </table:table-cell>
          <table:table-cell office:value-type="string" table:style-name="ce1">
            <text:p>Spain, Population On 1 January by Broad Age Group and SEX, &lt; 15 Years : Males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6O71</text:p>
          </table:table-cell>
          <table:table-cell office:value-type="string" table:style-name="ce1">
            <text:p>ES POPULATION: MALES - TOTAL VOLN</text:p>
          </table:table-cell>
          <table:table-cell office:value-type="string" table:style-name="ce1">
            <text:p>Spain, Population On 1 January by Broad Age Group and SEX, Total : Males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BUK8</text:p>
          </table:table-cell>
          <table:table-cell office:value-type="string" table:style-name="ce1">
            <text:p>ES POPULATION: TOTAL - 15-64 YEARS VOLN</text:p>
          </table:table-cell>
          <table:table-cell office:value-type="string" table:style-name="ce1">
            <text:p>Spain, Population On 1 January by Broad Age Group and SEX, 15-64 Years : Total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4BK7</text:p>
          </table:table-cell>
          <table:table-cell office:value-type="string" table:style-name="ce1">
            <text:p>ES POPULATION: TOTAL - 65+ YEARS VOLN</text:p>
          </table:table-cell>
          <table:table-cell office:value-type="string" table:style-name="ce1">
            <text:p>Spain, Population On 1 January by Broad Age Group and SEX, 65 + Years : Total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COR2</text:p>
          </table:table-cell>
          <table:table-cell office:value-type="string" table:style-name="ce1">
            <text:p>ES POPULATION: TOTAL - &lt;15 YEARS VOLN</text:p>
          </table:table-cell>
          <table:table-cell office:value-type="string" table:style-name="ce1">
            <text:p>Spain, Population On 1 January by Broad Age Group and SEX, &lt; 15 Years : Total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UUH7</text:p>
          </table:table-cell>
          <table:table-cell office:value-type="string" table:style-name="ce1">
            <text:p>ES NET MIGRATION PLUS STATISTICAL ADJUSTMENT VOLN</text:p>
          </table:table-cell>
          <table:table-cell office:value-type="string" table:style-name="ce1">
            <text:p>Spain, Population Change - Demographic Balance and Crude Rates at National Level, Net Migration Plus Statistical Adjustment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UUH9</text:p>
          </table:table-cell>
          <table:table-cell office:value-type="string" table:style-name="ce1">
            <text:p>ES NET MIGRATION PLUS STATISTICAL ADJUSTMENT(PER 1000 PERSONS)</text:p>
          </table:table-cell>
          <table:table-cell office:value-type="string" table:style-name="ce1">
            <text:p>Spain, Population Change - Demographic Balance and Crude Rates at National Level, Crude Rate of Net Migration Plus Statistical Adjustment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UUH2</text:p>
          </table:table-cell>
          <table:table-cell office:value-type="string" table:style-name="ce1">
            <text:p>ES LIVE BIRTHS - TOTAL VOLN</text:p>
          </table:table-cell>
          <table:table-cell office:value-type="string" table:style-name="ce1">
            <text:p>Spain, Population Change - Demographic Balance and Crude Rates at National Level, Live Births - Total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UUH3</text:p>
          </table:table-cell>
          <table:table-cell office:value-type="string" table:style-name="ce1">
            <text:p>ES DEATHS - TOTAL VOLN</text:p>
          </table:table-cell>
          <table:table-cell office:value-type="string" table:style-name="ce1">
            <text:p>Spain, Population Change - Demographic Balance and Crude Rates at National Level, Deaths - Total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UUJ9</text:p>
          </table:table-cell>
          <table:table-cell office:value-type="string" table:style-name="ce1">
            <text:p>ES NATURAL CHANGE OF POPULATION (PER 1000 PERSONS) VOLN</text:p>
          </table:table-cell>
          <table:table-cell office:value-type="string" table:style-name="ce1">
            <text:p>Spain, Population Change - Demographic Balance and Crude Rates at National Level, Crude Rate of Natural Change of Population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0">
            <text:p>INE</text:p>
          </table:table-cell>
          <table:table-cell office:value-type="string" table:style-name="ce1">
            <text:p>ESES5TPX</text:p>
          </table:table-cell>
          <table:table-cell office:value-type="string" table:style-name="ce1">
            <text:p>ES HICP ITEM WEIGHTS: ENERGY VOL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INE</text:p>
          </table:table-cell>
          <table:table-cell office:value-type="string" table:style-name="ce1">
            <text:p>ESESNVG4</text:p>
          </table:table-cell>
          <table:table-cell office:value-type="string" table:style-name="ce1">
            <text:p>ES HICP ITEM WEIGHTS: OVERALL IDX EXCL ENERGY,FOOD,ALCOHOL &amp; TOB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0">
            <text:p>INE</text:p>
          </table:table-cell>
          <table:table-cell office:value-type="string" table:style-name="ce1">
            <text:p>ESESNBT0</text:p>
          </table:table-cell>
          <table:table-cell office:value-type="string" table:style-name="ce1">
            <text:p>ES HICP ITEM WEIGHTS: FOOD INCLUDING ALCOHOL &amp; TOBACCO VOLN</text:p>
          </table:table-cell>
          <table:table-cell table:number-columns-repeated="16381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CN" table:style-name="ta2">
        <table:table-column table:style-name="co9" table:default-cell-style-name="ce10"/>
        <table:table-column table:style-name="co10" table:default-cell-style-name="ce1"/>
        <table:table-column table:style-name="co6" table:number-columns-repeated="16382" table:default-cell-style-name="ce1"/>
        <table:table-row table:style-name="ro1">
          <table:table-cell office:value-type="string" table:style-name="ce14">
            <text:p>ESRCE</text:p>
          </table:table-cell>
          <table:table-cell office:value-type="string" table:style-name="ce14">
            <text:p>ESMN</text:p>
          </table:table-cell>
          <table:table-cell office:value-type="string" table:style-name="ce14">
            <text:p>Name</text:p>
          </table:table-cell>
          <table:table-cell table:style-name="ce14"/>
          <table:table-cell office:value-type="string" table:style-name="ce14">
            <text:p>DS.EXPNAME</text:p>
          </table:table-cell>
          <table:table-cell table:style-name="ce14"/>
          <table:table-cell office:value-type="string" table:style-name="ce14">
            <text:p>EADJ</text:p>
          </table:table-cell>
          <table:table-cell table:number-columns-repeated="16377" table:style-name="ce14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PMALP</text:p>
          </table:table-cell>
          <table:table-cell office:value-type="string" table:style-name="ce1">
            <text:p>ES EMPLOYED: MALE VOLN</text:p>
          </table:table-cell>
          <table:table-cell table:style-name="ce1"/>
          <table:table-cell office:value-type="string" table:style-name="ce1">
            <text:p>Spain, Employment, Overall, Total, Men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FTT124P</text:p>
          </table:table-cell>
          <table:table-cell office:value-type="string" table:style-name="ce1">
            <text:p>ES EMPLOYED: FULL TIME VOLN</text:p>
          </table:table-cell>
          <table:table-cell table:style-name="ce1"/>
          <table:table-cell office:value-type="string" table:style-name="ce1">
            <text:p>Spain, Employment, by Type of Contract, Full-Time Total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PTT121P</text:p>
          </table:table-cell>
          <table:table-cell office:value-type="string" table:style-name="ce1">
            <text:p>ES EMPLOYED: PART TIME VOLN</text:p>
          </table:table-cell>
          <table:table-cell table:style-name="ce1"/>
          <table:table-cell office:value-type="string" table:style-name="ce1">
            <text:p>Spain, Employment, by Type of Contract, Part-Time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FA98P</text:p>
          </table:table-cell>
          <table:table-cell office:value-type="string" table:style-name="ce1">
            <text:p>ES EMPLOYED: SELF-EMPLOYED - FAMILY WORKERS VOLN</text:p>
          </table:table-cell>
          <table:table-cell table:style-name="ce1"/>
          <table:table-cell office:value-type="string" table:style-name="ce1">
            <text:p>Spain, Employment, by Status, Family Workers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UPO99P</text:p>
          </table:table-cell>
          <table:table-cell office:value-type="string" table:style-name="ce1">
            <text:p>ES EMPLOYED: UNCLASSIFIABLE BY PROFESSIONAL OCCUPATION VOLN</text:p>
          </table:table-cell>
          <table:table-cell table:style-name="ce1"/>
          <table:table-cell office:value-type="string" table:style-name="ce1">
            <text:p>Spain, Employment, by Status, Other Professional Situations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SI84P</text:p>
          </table:table-cell>
          <table:table-cell office:value-type="string" table:style-name="ce1">
            <text:p>ES EMPLOYED: SERVICE INDUSTRIES VOLN</text:p>
          </table:table-cell>
          <table:table-cell table:style-name="ce1"/>
          <table:table-cell office:value-type="string" table:style-name="ce1">
            <text:p>Spain, Employment, by Industry, Total, Total Services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IN82P</text:p>
          </table:table-cell>
          <table:table-cell office:value-type="string" table:style-name="ce1">
            <text:p>ES EMPLOYED: INDUSTRY VOLN</text:p>
          </table:table-cell>
          <table:table-cell table:style-name="ce1"/>
          <table:table-cell office:value-type="string" table:style-name="ce1">
            <text:p>Spain, Employment, by Industry, Total, Total Industry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EM96P</text:p>
          </table:table-cell>
          <table:table-cell office:value-type="string" table:style-name="ce1">
            <text:p>ES EMPLOYED: SELF-EMPLOYED - EMPLOYERS VOLN</text:p>
          </table:table-cell>
          <table:table-cell table:style-name="ce1"/>
          <table:table-cell office:value-type="string" table:style-name="ce1">
            <text:p>Spain, Employment, by Status, Employers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CTPCP</text:p>
          </table:table-cell>
          <table:table-cell office:value-type="string" table:style-name="ce1">
            <text:p>ES EMPLOYED: EMPLOYEES BY TYPE OF CONTRACT - PERMANENT VOLN</text:p>
          </table:table-cell>
          <table:table-cell table:style-name="ce1"/>
          <table:table-cell office:value-type="string" table:style-name="ce1">
            <text:p>Spain, Employment, by Type of Contract, Permanent Contract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CTTCP</text:p>
          </table:table-cell>
          <table:table-cell office:value-type="string" table:style-name="ce1">
            <text:p>ES EMPLOYED: EMPLOYEES BY TYPE OF CONTRACT - TEMPORARY VOLN</text:p>
          </table:table-cell>
          <table:table-cell table:style-name="ce1"/>
          <table:table-cell office:value-type="string" table:style-name="ce1">
            <text:p>Spain, Employment, by Type of Contract, Temporary Contract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SSEPP</text:p>
          </table:table-cell>
          <table:table-cell office:value-type="string" table:style-name="ce1">
            <text:p>ES EMPLOYED: SELF-EMPLOYED VOLN</text:p>
          </table:table-cell>
          <table:table-cell table:style-name="ce1"/>
          <table:table-cell office:value-type="string" table:style-name="ce1">
            <text:p>Spain, Employment, by Status, Self-Employed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SWOEP</text:p>
          </table:table-cell>
          <table:table-cell office:value-type="string" table:style-name="ce1">
            <text:p>ES EMPLOYED: SELF-EMPLOYED - WITHOUT EMPLOYEES VOLN</text:p>
          </table:table-cell>
          <table:table-cell table:style-name="ce1"/>
          <table:table-cell office:value-type="string" table:style-name="ce1">
            <text:p>Spain, Employment, by Status, Self-Employed Without Employees or Independent Workers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TFIFR</text:p>
          </table:table-cell>
          <table:table-cell office:value-type="string" table:style-name="ce1">
            <text:p>ES EMPLOYMENT RATE - OVER 55 YRS. OLD NADJ</text:p>
          </table:table-cell>
          <table:table-cell table:style-name="ce1"/>
          <table:table-cell office:value-type="string" table:style-name="ce1">
            <text:p>Spain, Employment, Rate, Total, 55 Years Old and More</text:p>
          </table:table-cell>
          <table:table-cell table:style-name="ce1"/>
          <table:table-cell office:value-type="string" table:style-name="ce1">
            <text:p>Not Seasonally Adjusted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TLTOR</text:p>
          </table:table-cell>
          <table:table-cell office:value-type="string" table:style-name="ce1">
            <text:p>ES EMPLOYMENT RATE - LESS THAN 25 YRS. OLD NADJ</text:p>
          </table:table-cell>
          <table:table-cell table:style-name="ce1"/>
          <table:table-cell office:value-type="string" table:style-name="ce1">
            <text:p>Spain, Employment, Rate, Total, Less Then 25 Years Old</text:p>
          </table:table-cell>
          <table:table-cell table:style-name="ce1"/>
          <table:table-cell office:value-type="string" table:style-name="ce1">
            <text:p>Not Seasonally Adjusted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TMTOR</text:p>
          </table:table-cell>
          <table:table-cell office:value-type="string" table:style-name="ce1">
            <text:p>ES EMPLOYMENT RATE - MORE THAN 25 YRS. OLD NADJ</text:p>
          </table:table-cell>
          <table:table-cell table:style-name="ce1"/>
          <table:table-cell office:value-type="string" table:style-name="ce1">
            <text:p>Spain, Employment, Rate, Total, More Than 25 Years Old</text:p>
          </table:table-cell>
          <table:table-cell table:style-name="ce1"/>
          <table:table-cell office:value-type="string" table:style-name="ce1">
            <text:p>Not Seasonally Adjusted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TSNOR</text:p>
          </table:table-cell>
          <table:table-cell office:value-type="string" table:style-name="ce1">
            <text:p>ES EMPLOYMENT RATE - 16-19 YRS. OLD NADJ</text:p>
          </table:table-cell>
          <table:table-cell table:style-name="ce1"/>
          <table:table-cell office:value-type="string" table:style-name="ce1">
            <text:p>Spain, Employment, Rate, Total, 16-19 Years Old</text:p>
          </table:table-cell>
          <table:table-cell table:style-name="ce1"/>
          <table:table-cell office:value-type="string" table:style-name="ce1">
            <text:p>Not Seasonally Adjusted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TTWFR</text:p>
          </table:table-cell>
          <table:table-cell office:value-type="string" table:style-name="ce1">
            <text:p>ES EMPLOYMENT RATE - 25-54 YRS. OLD NADJ</text:p>
          </table:table-cell>
          <table:table-cell table:style-name="ce1"/>
          <table:table-cell office:value-type="string" table:style-name="ce1">
            <text:p>Spain, Employment, Rate, Total, 25-54 Years Old</text:p>
          </table:table-cell>
          <table:table-cell table:style-name="ce1"/>
          <table:table-cell office:value-type="string" table:style-name="ce1">
            <text:p>Not Seasonally Adjusted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TTWOR</text:p>
          </table:table-cell>
          <table:table-cell office:value-type="string" table:style-name="ce1">
            <text:p>ES EMPLOYMENT RATE - 20-24 YRS. OLD NADJ</text:p>
          </table:table-cell>
          <table:table-cell table:style-name="ce1"/>
          <table:table-cell office:value-type="string" table:style-name="ce1">
            <text:p>Spain, Employment, Rate, Total, 20-24 Years Old</text:p>
          </table:table-cell>
          <table:table-cell table:style-name="ce1"/>
          <table:table-cell office:value-type="string" table:style-name="ce1">
            <text:p>Not Seasonally Adjusted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UNDTP</text:p>
          </table:table-cell>
          <table:table-cell office:value-type="string" table:style-name="ce1">
            <text:p>ES UNDEREMPLOYMENT VOLN</text:p>
          </table:table-cell>
          <table:table-cell table:style-name="ce1"/>
          <table:table-cell office:value-type="string" table:style-name="ce1">
            <text:p>Spain, Employment, Underemployment, Total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UNDAP</text:p>
          </table:table-cell>
          <table:table-cell office:value-type="string" table:style-name="ce1">
            <text:p>ES UNDEREMPLOYMENT - AGRICULTURE VOLN</text:p>
          </table:table-cell>
          <table:table-cell table:style-name="ce1"/>
          <table:table-cell office:value-type="string" table:style-name="ce1">
            <text:p>Spain, Employment, Underemployment, Agriculture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UNDCP</text:p>
          </table:table-cell>
          <table:table-cell office:value-type="string" table:style-name="ce1">
            <text:p>ES UNDEREMPLOYMENT - CONSTRUCTION VOLN</text:p>
          </table:table-cell>
          <table:table-cell table:style-name="ce1"/>
          <table:table-cell office:value-type="string" table:style-name="ce1">
            <text:p>Spain, Employment, Underemployment, Construction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UNDIP</text:p>
          </table:table-cell>
          <table:table-cell office:value-type="string" table:style-name="ce1">
            <text:p>ES UNDEREMPLOYMENT - INDUSTRY VOLN</text:p>
          </table:table-cell>
          <table:table-cell table:style-name="ce1"/>
          <table:table-cell office:value-type="string" table:style-name="ce1">
            <text:p>Spain, Employment, Underemployment, Industry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UNDSP</text:p>
          </table:table-cell>
          <table:table-cell office:value-type="string" table:style-name="ce1">
            <text:p>ES UNDEREMPLOYMENT - SERVICES VOLN</text:p>
          </table:table-cell>
          <table:table-cell table:style-name="ce1"/>
          <table:table-cell office:value-type="string" table:style-name="ce1">
            <text:p>Spain, Employment, Underemployment, Services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SEMPSXP</text:p>
          </table:table-cell>
          <table:table-cell office:value-type="string" table:style-name="ce1">
            <text:p>ES SPANISH POPULATION - EMPLOYED VOLN</text:p>
          </table:table-cell>
          <table:table-cell table:style-name="ce1"/>
          <table:table-cell office:value-type="string" table:style-name="ce1">
            <text:p>Spain, Employment, Spanish Population Older Than 16 Years, Total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FEMPSXP</text:p>
          </table:table-cell>
          <table:table-cell office:value-type="string" table:style-name="ce1">
            <text:p>ES FOREIGN POPULATION - EMPLOYED VOLN</text:p>
          </table:table-cell>
          <table:table-cell table:style-name="ce1"/>
          <table:table-cell office:value-type="string" table:style-name="ce1">
            <text:p>Spain, Employment, Foreign Population Older Than 16 Years, Total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PFEMP</text:p>
          </table:table-cell>
          <table:table-cell office:value-type="string" table:style-name="ce1">
            <text:p>ES EMPLOYED: FEMALE VOLN</text:p>
          </table:table-cell>
          <table:table-cell table:style-name="ce1"/>
          <table:table-cell office:value-type="string" table:style-name="ce1">
            <text:p>Spain, Employment, Overall, Total, Women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FTM125P</text:p>
          </table:table-cell>
          <table:table-cell office:value-type="string" table:style-name="ce1">
            <text:p>ES EMPLOYED: FULL TIME - MALES VOLN</text:p>
          </table:table-cell>
          <table:table-cell table:style-name="ce1"/>
          <table:table-cell office:value-type="string" table:style-name="ce1">
            <text:p>Spain, Employment, by Type of Contract, Full-Time, Men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FTF126P</text:p>
          </table:table-cell>
          <table:table-cell office:value-type="string" table:style-name="ce1">
            <text:p>ES EMPLOYED: FULL TIME - FEMALES VOLN</text:p>
          </table:table-cell>
          <table:table-cell table:style-name="ce1"/>
          <table:table-cell office:value-type="string" table:style-name="ce1">
            <text:p>Spain, Employment, by Type of Contract, Full-Time, Women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PTM122P</text:p>
          </table:table-cell>
          <table:table-cell office:value-type="string" table:style-name="ce1">
            <text:p>ES EMPLOYED: PART TIME - MALES VOLN</text:p>
          </table:table-cell>
          <table:table-cell table:style-name="ce1"/>
          <table:table-cell office:value-type="string" table:style-name="ce1">
            <text:p>Spain, Employment, by Type of Contract, Part-Time, Men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PTF123P</text:p>
          </table:table-cell>
          <table:table-cell office:value-type="string" table:style-name="ce1">
            <text:p>ES EMPLOYED: PART TIME - FEMALES VOLN</text:p>
          </table:table-cell>
          <table:table-cell table:style-name="ce1"/>
          <table:table-cell office:value-type="string" table:style-name="ce1">
            <text:p>Spain, Employment, by Type of Contract, Part-Time, Women</text:p>
          </table:table-cell>
          <table:table-cell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FLBFSXP</text:p>
          </table:table-cell>
          <table:table-cell office:value-type="string" table:style-name="ce1">
            <text:p>ES FOREIGN POPULATION - ACTIVE VOLN</text:p>
          </table:table-cell>
          <table:table-cell table:style-name="ce1"/>
          <table:table-cell office:value-type="string" table:style-name="ce1">
            <text:p>Spain, Activity, Economic Active Population, Total, Foreign Population Older Than 16 Years, Total</text:p>
          </table:table-cell>
          <table:table-cell office:value-type="string" table:style-name="ce1">
            <text:p>ES FOREIGN POPULATION - ACTIVE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SLBFSXP</text:p>
          </table:table-cell>
          <table:table-cell office:value-type="string" table:style-name="ce1">
            <text:p>ES SPANISH POPULATION - ACTIVE VOLN</text:p>
          </table:table-cell>
          <table:table-cell table:style-name="ce1"/>
          <table:table-cell office:value-type="string" table:style-name="ce1">
            <text:p>Spain, Activity, Economic Active Population, Total, Spanish Population Older Than 16 Years, Total</text:p>
          </table:table-cell>
          <table:table-cell office:value-type="string" table:style-name="ce1">
            <text:p>ES SPANISH POPULATION - ACTIVE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FPOPSXP</text:p>
          </table:table-cell>
          <table:table-cell office:value-type="string" table:style-name="ce1">
            <text:p>ES FOREIGN POPULATION - AGED 16 &amp; OVER VOLN</text:p>
          </table:table-cell>
          <table:table-cell table:style-name="ce1"/>
          <table:table-cell office:value-type="string" table:style-name="ce1">
            <text:p>Spain, Foreign Population Older Than 16 Years, Total</text:p>
          </table:table-cell>
          <table:table-cell office:value-type="string" table:style-name="ce1">
            <text:p>ES FOREIGN POPULATION - AGED 16 &amp; OVER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FEMPSXP</text:p>
          </table:table-cell>
          <table:table-cell office:value-type="string" table:style-name="ce1">
            <text:p>ES FOREIGN POPULATION - EMPLOYED VOLN</text:p>
          </table:table-cell>
          <table:table-cell table:style-name="ce1"/>
          <table:table-cell office:value-type="string" table:style-name="ce1">
            <text:p>Spain, Employment, Foreign Population Older Than 16 Years, Total</text:p>
          </table:table-cell>
          <table:table-cell office:value-type="string" table:style-name="ce1">
            <text:p>ES FOREIGN POPULATION - EMPLOYED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FINCSXP</text:p>
          </table:table-cell>
          <table:table-cell office:value-type="string" table:style-name="ce1">
            <text:p>ES FOREIGN POPULATION - INACTIVE VOLN</text:p>
          </table:table-cell>
          <table:table-cell table:style-name="ce1"/>
          <table:table-cell office:value-type="string" table:style-name="ce1">
            <text:p>Spain, Inactivity, Economic Inactive Population, Total, Foreign Population Older Than 16 Years, Total</text:p>
          </table:table-cell>
          <table:table-cell office:value-type="string" table:style-name="ce1">
            <text:p>ES FOREIGN POPULATION - INACTIVE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SPOPSXP</text:p>
          </table:table-cell>
          <table:table-cell office:value-type="string" table:style-name="ce1">
            <text:p>ES SPANISH POPULATION - AGED 16 &amp; OVER VOLN</text:p>
          </table:table-cell>
          <table:table-cell table:style-name="ce1"/>
          <table:table-cell office:value-type="string" table:style-name="ce1">
            <text:p>Spain, Spanish Population Older Than 16 Years, Total</text:p>
          </table:table-cell>
          <table:table-cell office:value-type="string" table:style-name="ce1">
            <text:p>ES SPANISH POPULATION - AGED 16 &amp; OVER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SEMPSXP</text:p>
          </table:table-cell>
          <table:table-cell office:value-type="string" table:style-name="ce1">
            <text:p>ES SPANISH POPULATION - EMPLOYED VOLN</text:p>
          </table:table-cell>
          <table:table-cell table:style-name="ce1"/>
          <table:table-cell office:value-type="string" table:style-name="ce1">
            <text:p>Spain, Employment, Spanish Population Older Than 16 Years, Total</text:p>
          </table:table-cell>
          <table:table-cell office:value-type="string" table:style-name="ce1">
            <text:p>ES SPANISH POPULATION - EMPLOYED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SINCSXP</text:p>
          </table:table-cell>
          <table:table-cell office:value-type="string" table:style-name="ce1">
            <text:p>ES SPANISH POPULATION - INACTIVE VOLN</text:p>
          </table:table-cell>
          <table:table-cell table:style-name="ce1"/>
          <table:table-cell office:value-type="string" table:style-name="ce1">
            <text:p>Spain, Inactivity, Economic Inactive Population, Total, Spanish Population Older Than 16 Years, Total</text:p>
          </table:table-cell>
          <table:table-cell office:value-type="string" table:style-name="ce1">
            <text:p>ES SPANISH POPULATION - INACTIVE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FUNMSXP</text:p>
          </table:table-cell>
          <table:table-cell office:value-type="string" table:style-name="ce1">
            <text:p>ES FOREIGN POPULATION - UNEMPLOYED VOLN</text:p>
          </table:table-cell>
          <table:table-cell table:style-name="ce1"/>
          <table:table-cell office:value-type="string" table:style-name="ce1">
            <text:p>Spain, Unemployed, Foreign Population Older Than 16 Years, Total</text:p>
          </table:table-cell>
          <table:table-cell office:value-type="string" table:style-name="ce1">
            <text:p>ES FOREIGN POPULATION - UNEMPLOYED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SUNMSXP</text:p>
          </table:table-cell>
          <table:table-cell office:value-type="string" table:style-name="ce1">
            <text:p>ES SPANISH POPULATION - UNEMPLOYED VOLN</text:p>
          </table:table-cell>
          <table:table-cell table:style-name="ce1"/>
          <table:table-cell office:value-type="string" table:style-name="ce1">
            <text:p>Spain, Unemployed, Spanish Population Older Than 16 Years, Total</text:p>
          </table:table-cell>
          <table:table-cell office:value-type="string" table:style-name="ce1">
            <text:p>ES SPANISH POPULATION - UNEMPLOYED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FLBFSXR</text:p>
          </table:table-cell>
          <table:table-cell office:value-type="string" table:style-name="ce1">
            <text:p>ES FOREIGN POPULATION - ACTIVITY RATE NADJ</text:p>
          </table:table-cell>
          <table:table-cell table:style-name="ce1"/>
          <table:table-cell office:value-type="string" table:style-name="ce1">
            <text:p>Spain, Activity, Economic Activity Rate, Total, Foreign Population Older Than 16 Years, Total</text:p>
          </table:table-cell>
          <table:table-cell office:value-type="string" table:style-name="ce1">
            <text:p>ES FOREIGN POPULATION - ACTIVITY RATE NCOR</text:p>
          </table:table-cell>
          <table:table-cell office:value-type="string" table:style-name="ce1">
            <text:p>Not Seasonally Adjusted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FUN%TOR</text:p>
          </table:table-cell>
          <table:table-cell office:value-type="string" table:style-name="ce1">
            <text:p>ES FOREIGN POPULATION - UNEMPLOYMENT RATE NADJ</text:p>
          </table:table-cell>
          <table:table-cell table:style-name="ce1"/>
          <table:table-cell office:value-type="string" table:style-name="ce1">
            <text:p>Spain, Unemployed, Rate, Total, Foreign Population Older Than 16 Years, Total</text:p>
          </table:table-cell>
          <table:table-cell office:value-type="string" table:style-name="ce1">
            <text:p>ES FOREIGN POPULATION - UNEMPLOYMENT RATE NCOR</text:p>
          </table:table-cell>
          <table:table-cell office:value-type="string" table:style-name="ce1">
            <text:p>Not Seasonally Adjusted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SLBFSXR</text:p>
          </table:table-cell>
          <table:table-cell office:value-type="string" table:style-name="ce1">
            <text:p>ES SPANISH POPULATION - ACTIVITY RATE NADJ</text:p>
          </table:table-cell>
          <table:table-cell table:style-name="ce1"/>
          <table:table-cell office:value-type="string" table:style-name="ce1">
            <text:p>Spain, Activity, Economic Activity Rate, Total, Spanish Population Older Than 16 Years, Total</text:p>
          </table:table-cell>
          <table:table-cell office:value-type="string" table:style-name="ce1">
            <text:p>ES SPANISH POPULATION - ACTIVITY RATE NCOR</text:p>
          </table:table-cell>
          <table:table-cell office:value-type="string" table:style-name="ce1">
            <text:p>Not Seasonally Adjusted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SUN%TOR</text:p>
          </table:table-cell>
          <table:table-cell office:value-type="string" table:style-name="ce1">
            <text:p>ES SPANISH POPULATION - UNEMPLOYMENT RATE NADJ</text:p>
          </table:table-cell>
          <table:table-cell table:style-name="ce1"/>
          <table:table-cell office:value-type="string" table:style-name="ce1">
            <text:p>Spain, Unemployed, Rate, Total, Spanish Population Older Than 16 Years, Total</text:p>
          </table:table-cell>
          <table:table-cell office:value-type="string" table:style-name="ce1">
            <text:p>ES SPANISH POPULATION - UNEMPLOYMENT RATE NCOR</text:p>
          </table:table-cell>
          <table:table-cell office:value-type="string" table:style-name="ce1">
            <text:p>Not Seasonally Adjusted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LABFRCR</text:p>
          </table:table-cell>
          <table:table-cell office:value-type="string" table:style-name="ce1">
            <text:p>ES EAPS: ACTIVITY RATE NADJ</text:p>
          </table:table-cell>
          <table:table-cell table:style-name="ce1"/>
          <table:table-cell office:value-type="string" table:style-name="ce1">
            <text:p>Spain, Activity, Economic Activity Rate, Total, Total</text:p>
          </table:table-cell>
          <table:table-cell office:value-type="string" table:style-name="ce1">
            <text:p>ES EAPS: ACTIVITY RATE NCOR</text:p>
          </table:table-cell>
          <table:table-cell office:value-type="string" table:style-name="ce1">
            <text:p>Not Seasonally Adjusted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LABFEMR</text:p>
          </table:table-cell>
          <table:table-cell office:value-type="string" table:style-name="ce1">
            <text:p>ES EAPS: ACTIVITY RATE - FEMALE NADJ</text:p>
          </table:table-cell>
          <table:table-cell table:style-name="ce1"/>
          <table:table-cell office:value-type="string" table:style-name="ce1">
            <text:p>Spain, Activity, Economic Activity Rate, Female, Total</text:p>
          </table:table-cell>
          <table:table-cell office:value-type="string" table:style-name="ce1">
            <text:p>ES EAPS: ACTIVITY RATE - FEMALE NCOR</text:p>
          </table:table-cell>
          <table:table-cell office:value-type="string" table:style-name="ce1">
            <text:p>Not Seasonally Adjusted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LABMALR</text:p>
          </table:table-cell>
          <table:table-cell office:value-type="string" table:style-name="ce1">
            <text:p>ES EAPS: ACTIVITY RATE - MALE NADJ</text:p>
          </table:table-cell>
          <table:table-cell table:style-name="ce1"/>
          <table:table-cell office:value-type="string" table:style-name="ce1">
            <text:p>Spain, Activity, Economic Activity Rate, Male, Total</text:p>
          </table:table-cell>
          <table:table-cell office:value-type="string" table:style-name="ce1">
            <text:p>ES EAPS: ACTIVITY RATE - MALE NCOR</text:p>
          </table:table-cell>
          <table:table-cell office:value-type="string" table:style-name="ce1">
            <text:p>Not Seasonally Adjusted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FEMUN%R</text:p>
          </table:table-cell>
          <table:table-cell office:value-type="string" table:style-name="ce1">
            <text:p>ES UNEMPLOYED RATE - FEMALE NADJ</text:p>
          </table:table-cell>
          <table:table-cell table:style-name="ce1"/>
          <table:table-cell office:value-type="string" table:style-name="ce1">
            <text:p>Spain, Unemployed, Rate, Female, Total</text:p>
          </table:table-cell>
          <table:table-cell office:value-type="string" table:style-name="ce1">
            <text:p>ES UNEMPLOYED RATE - FEMALE NCOR</text:p>
          </table:table-cell>
          <table:table-cell office:value-type="string" table:style-name="ce1">
            <text:p>Not Seasonally Adjusted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MALUN%R</text:p>
          </table:table-cell>
          <table:table-cell office:value-type="string" table:style-name="ce1">
            <text:p>ES UNEMPLOYED RATE - MALE NADJ</text:p>
          </table:table-cell>
          <table:table-cell table:style-name="ce1"/>
          <table:table-cell office:value-type="string" table:style-name="ce1">
            <text:p>Spain, Unemployed, Rate, Male, Total</text:p>
          </table:table-cell>
          <table:table-cell office:value-type="string" table:style-name="ce1">
            <text:p>ES UNEMPLOYED RATE - MALE NCOR</text:p>
          </table:table-cell>
          <table:table-cell office:value-type="string" table:style-name="ce1">
            <text:p>Not Seasonally Adjusted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UNET54P</text:p>
          </table:table-cell>
          <table:table-cell office:value-type="string" table:style-name="ce1">
            <text:p>ES UNEMPLOYMENT - 25-54 YEARS OLD VOLN</text:p>
          </table:table-cell>
          <table:table-cell table:style-name="ce1"/>
          <table:table-cell office:value-type="string" table:style-name="ce1">
            <text:p>Spain, Unemployed, by Age, 25-54 Years Old</text:p>
          </table:table-cell>
          <table:table-cell office:value-type="string" table:style-name="ce1">
            <text:p>ES UNEMPLOYMENT - 25-54 YEARS OLD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UNET24P</text:p>
          </table:table-cell>
          <table:table-cell office:value-type="string" table:style-name="ce1">
            <text:p>ES UNEMPLOYMENT - 20-24 YEARS OLD VOLN</text:p>
          </table:table-cell>
          <table:table-cell table:style-name="ce1"/>
          <table:table-cell office:value-type="string" table:style-name="ce1">
            <text:p>Spain, Unemployed, by Age, 20-24 Years Old</text:p>
          </table:table-cell>
          <table:table-cell office:value-type="string" table:style-name="ce1">
            <text:p>ES UNEMPLOYMENT - 20-24 YEARS OLD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UNET19P</text:p>
          </table:table-cell>
          <table:table-cell office:value-type="string" table:style-name="ce1">
            <text:p>ES UNEMPLOYMENT - 16-19 YEARS OLD VOLN</text:p>
          </table:table-cell>
          <table:table-cell table:style-name="ce1"/>
          <table:table-cell office:value-type="string" table:style-name="ce1">
            <text:p>Spain, Unemployed, by Age, 16-19 Years Old</text:p>
          </table:table-cell>
          <table:table-cell office:value-type="string" table:style-name="ce1">
            <text:p>ES UNEMPLOYMENT - 16-19 YEARS OLD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NAFFTP</text:p>
          </table:table-cell>
          <table:table-cell office:value-type="string" table:style-name="ce1">
            <text:p>ES EMPLOYMENT - 50-54 YEARS OLD VOLN</text:p>
          </table:table-cell>
          <table:table-cell table:style-name="ce1"/>
          <table:table-cell office:value-type="string" table:style-name="ce1">
            <text:p>Spain, Employment, by Age, 50-54 Years Old</text:p>
          </table:table-cell>
          <table:table-cell office:value-type="string" table:style-name="ce1">
            <text:p>ES EMPLOYMENT - 50-54 YEARS OLD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NAFRFP</text:p>
          </table:table-cell>
          <table:table-cell office:value-type="string" table:style-name="ce1">
            <text:p>ES EMPLOYMENT - 45-49 YEARS OLD VOLN</text:p>
          </table:table-cell>
          <table:table-cell table:style-name="ce1"/>
          <table:table-cell office:value-type="string" table:style-name="ce1">
            <text:p>Spain, Employment, by Age, 45-49 Years Old</text:p>
          </table:table-cell>
          <table:table-cell office:value-type="string" table:style-name="ce1">
            <text:p>ES EMPLOYMENT - 45-49 YEARS OLD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NAFRTP</text:p>
          </table:table-cell>
          <table:table-cell office:value-type="string" table:style-name="ce1">
            <text:p>ES EMPLOYMENT - 40-44 YEARS OLD VOLN</text:p>
          </table:table-cell>
          <table:table-cell table:style-name="ce1"/>
          <table:table-cell office:value-type="string" table:style-name="ce1">
            <text:p>Spain, Employment, by Age, 40-44 Years Old</text:p>
          </table:table-cell>
          <table:table-cell office:value-type="string" table:style-name="ce1">
            <text:p>ES EMPLOYMENT - 40-44 YEARS OLD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NATHIP</text:p>
          </table:table-cell>
          <table:table-cell office:value-type="string" table:style-name="ce1">
            <text:p>ES EMPLOYMENT - 35-39 YEARS OLD VOLN</text:p>
          </table:table-cell>
          <table:table-cell table:style-name="ce1"/>
          <table:table-cell office:value-type="string" table:style-name="ce1">
            <text:p>Spain, Employment, by Age, 35-39 Years Old</text:p>
          </table:table-cell>
          <table:table-cell office:value-type="string" table:style-name="ce1">
            <text:p>ES EMPLOYMENT - 35-39 YEARS OLD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NATHRP</text:p>
          </table:table-cell>
          <table:table-cell office:value-type="string" table:style-name="ce1">
            <text:p>ES EMPLOYMENT - 30-34 YEARS OLD VOLN</text:p>
          </table:table-cell>
          <table:table-cell table:style-name="ce1"/>
          <table:table-cell office:value-type="string" table:style-name="ce1">
            <text:p>Spain, Employment, by Age, 30-34 Years Old</text:p>
          </table:table-cell>
          <table:table-cell office:value-type="string" table:style-name="ce1">
            <text:p>ES EMPLOYMENT - 30-34 YEARS OLD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NATWNP</text:p>
          </table:table-cell>
          <table:table-cell office:value-type="string" table:style-name="ce1">
            <text:p>ES EMPLOYMENT - 25-29 YEARS OLD VOLN</text:p>
          </table:table-cell>
          <table:table-cell table:style-name="ce1"/>
          <table:table-cell office:value-type="string" table:style-name="ce1">
            <text:p>Spain, Employment, by Age, 25-29 Years Old</text:p>
          </table:table-cell>
          <table:table-cell office:value-type="string" table:style-name="ce1">
            <text:p>ES EMPLOYMENT - 25-29 YEARS OLD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UNEO55P</text:p>
          </table:table-cell>
          <table:table-cell office:value-type="string" table:style-name="ce1">
            <text:p>ES UNEMPLOYMENT - 55 YEARS OLD AND ABOVE VOLN</text:p>
          </table:table-cell>
          <table:table-cell table:style-name="ce1"/>
          <table:table-cell office:value-type="string" table:style-name="ce1">
            <text:p>Spain, Unemployed, by Age, 55 Years Old and More</text:p>
          </table:table-cell>
          <table:table-cell office:value-type="string" table:style-name="ce1">
            <text:p>ES UNEMPLOYMENT - 55 YEARS OLD AND ABOVE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UNDTP</text:p>
          </table:table-cell>
          <table:table-cell office:value-type="string" table:style-name="ce1">
            <text:p>ES UNDEREMPLOYMENT VOLN</text:p>
          </table:table-cell>
          <table:table-cell table:style-name="ce1"/>
          <table:table-cell office:value-type="string" table:style-name="ce1">
            <text:p>Spain, Employment, Underemployment, Total</text:p>
          </table:table-cell>
          <table:table-cell office:value-type="string" table:style-name="ce1">
            <text:p>ES UNDEREMPLOYMENT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UNDAP</text:p>
          </table:table-cell>
          <table:table-cell office:value-type="string" table:style-name="ce1">
            <text:p>ES UNDEREMPLOYMENT - AGRICULTURE VOLN</text:p>
          </table:table-cell>
          <table:table-cell table:style-name="ce1"/>
          <table:table-cell office:value-type="string" table:style-name="ce1">
            <text:p>Spain, Employment, Underemployment, Agriculture</text:p>
          </table:table-cell>
          <table:table-cell office:value-type="string" table:style-name="ce1">
            <text:p>ES UNDEREMPLOYMENT - AGRICULTURE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UNDCP</text:p>
          </table:table-cell>
          <table:table-cell office:value-type="string" table:style-name="ce1">
            <text:p>ES UNDEREMPLOYMENT - CONSTRUCTION VOLN</text:p>
          </table:table-cell>
          <table:table-cell table:style-name="ce1"/>
          <table:table-cell office:value-type="string" table:style-name="ce1">
            <text:p>Spain, Employment, Underemployment, Construction</text:p>
          </table:table-cell>
          <table:table-cell office:value-type="string" table:style-name="ce1">
            <text:p>ES UNDEREMPLOYMENT - CONSTRUCTION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UNTMP</text:p>
          </table:table-cell>
          <table:table-cell office:value-type="string" table:style-name="ce1">
            <text:p>ES UNDEREMPLOYMENT - MEN VOLN</text:p>
          </table:table-cell>
          <table:table-cell table:style-name="ce1"/>
          <table:table-cell office:value-type="string" table:style-name="ce1">
            <text:p>Spain, Employment, Underemployment, Total, Men</text:p>
          </table:table-cell>
          <table:table-cell office:value-type="string" table:style-name="ce1">
            <text:p>ES UNDEREMPLOYMENT - MEN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UNDSP</text:p>
          </table:table-cell>
          <table:table-cell office:value-type="string" table:style-name="ce1">
            <text:p>ES UNDEREMPLOYMENT - SERVICES VOLN</text:p>
          </table:table-cell>
          <table:table-cell table:style-name="ce1"/>
          <table:table-cell office:value-type="string" table:style-name="ce1">
            <text:p>Spain, Employment, Underemployment, Services</text:p>
          </table:table-cell>
          <table:table-cell office:value-type="string" table:style-name="ce1">
            <text:p>ES UNDEREMPLOYMENT - SERVICES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UNTWP</text:p>
          </table:table-cell>
          <table:table-cell office:value-type="string" table:style-name="ce1">
            <text:p>ES UNDEREMPLOYMENT - WOMEN VOLN</text:p>
          </table:table-cell>
          <table:table-cell table:style-name="ce1"/>
          <table:table-cell office:value-type="string" table:style-name="ce1">
            <text:p>Spain, Employment, Underemployment, Total, Women</text:p>
          </table:table-cell>
          <table:table-cell office:value-type="string" table:style-name="ce1">
            <text:p>ES UNDEREMPLOYMENT - WOMEN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UNDIP</text:p>
          </table:table-cell>
          <table:table-cell office:value-type="string" table:style-name="ce1">
            <text:p>ES UNDEREMPLOYMENT - INDUSTRY VOLN</text:p>
          </table:table-cell>
          <table:table-cell table:style-name="ce1"/>
          <table:table-cell office:value-type="string" table:style-name="ce1">
            <text:p>Spain, Employment, Underemployment, Industry</text:p>
          </table:table-cell>
          <table:table-cell office:value-type="string" table:style-name="ce1">
            <text:p>ES UNDEREMPLOYMENT - INDUSTRY VOLN</text:p>
          </table:table-cell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POPTOTP</text:p>
          </table:table-cell>
          <table:table-cell office:value-type="string" table:style-name="ce1">
            <text:p>ES POPULATION - AGED 16 &amp; OVER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PTOTP</text:p>
          </table:table-cell>
          <table:table-cell office:value-type="string" table:style-name="ce1">
            <text:p>ES EMPLOYED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LABFRCP</text:p>
          </table:table-cell>
          <table:table-cell office:value-type="string" table:style-name="ce1">
            <text:p>ES WORKFORCE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TOTUNPP</text:p>
          </table:table-cell>
          <table:table-cell office:value-type="string" table:style-name="ce1">
            <text:p>ES UNEMPLOYED (SURVEY OF ACTIVE POPULATION)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INACTP</text:p>
          </table:table-cell>
          <table:table-cell office:value-type="string" table:style-name="ce1">
            <text:p>ES EAPS - INACTIVE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WET100P</text:p>
          </table:table-cell>
          <table:table-cell office:value-type="string" table:style-name="ce1">
            <text:p>ES EMPLOYED: EMPLOYEES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CTPCP</text:p>
          </table:table-cell>
          <table:table-cell office:value-type="string" table:style-name="ce1">
            <text:p>ES EMPLOYED: EMPLOYEES BY TYPE OF CONTRACT - PERMANENT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CTTCP</text:p>
          </table:table-cell>
          <table:table-cell office:value-type="string" table:style-name="ce1">
            <text:p>ES EMPLOYED: EMPLOYEES BY TYPE OF CONTRACT - TEMPORARY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WEP103P</text:p>
          </table:table-cell>
          <table:table-cell office:value-type="string" table:style-name="ce1">
            <text:p>ES EMPLOYED: PUBLIC SECTOR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WEPPSEP</text:p>
          </table:table-cell>
          <table:table-cell office:value-type="string" table:style-name="ce1">
            <text:p>ES EMPLOYED: PRIVATE SECTOR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FTT124P</text:p>
          </table:table-cell>
          <table:table-cell office:value-type="string" table:style-name="ce1">
            <text:p>ES EMPLOYED: FULL TIME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PTT121P</text:p>
          </table:table-cell>
          <table:table-cell office:value-type="string" table:style-name="ce1">
            <text:p>ES EMPLOYED: PART TIME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NASIXP</text:p>
          </table:table-cell>
          <table:table-cell office:value-type="string" table:style-name="ce1">
            <text:p>ES EMPLOYMENT - 16-19 YEARS OLD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NATWEP</text:p>
          </table:table-cell>
          <table:table-cell office:value-type="string" table:style-name="ce1">
            <text:p>ES EMPLOYMENT - 20-24 YEARS OLD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NATHRP</text:p>
          </table:table-cell>
          <table:table-cell office:value-type="string" table:style-name="ce1">
            <text:p>ES EMPLOYMENT - 30-34 YEARS OLD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NATWNP</text:p>
          </table:table-cell>
          <table:table-cell office:value-type="string" table:style-name="ce1">
            <text:p>ES EMPLOYMENT - 25-29 YEARS OLD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NATHIP</text:p>
          </table:table-cell>
          <table:table-cell office:value-type="string" table:style-name="ce1">
            <text:p>ES EMPLOYMENT - 35-39 YEARS OLD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NAFRTP</text:p>
          </table:table-cell>
          <table:table-cell office:value-type="string" table:style-name="ce1">
            <text:p>ES EMPLOYMENT - 40-44 YEARS OLD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NAFRFP</text:p>
          </table:table-cell>
          <table:table-cell office:value-type="string" table:style-name="ce1">
            <text:p>ES EMPLOYMENT - 45-49 YEARS OLD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NAFFTP</text:p>
          </table:table-cell>
          <table:table-cell office:value-type="string" table:style-name="ce1">
            <text:p>ES EMPLOYMENT - 50-54 YEARS OLD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NAFIFP</text:p>
          </table:table-cell>
          <table:table-cell office:value-type="string" table:style-name="ce1">
            <text:p>ES EMPLOYMENT - 55 YEARS OLD AND ABOVE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PMALP</text:p>
          </table:table-cell>
          <table:table-cell office:value-type="string" table:style-name="ce1">
            <text:p>ES EMPLOYED: MALE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PFEMP</text:p>
          </table:table-cell>
          <table:table-cell office:value-type="string" table:style-name="ce1">
            <text:p>ES EMPLOYED: FEMALE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AF80P</text:p>
          </table:table-cell>
          <table:table-cell office:value-type="string" table:style-name="ce1">
            <text:p>ES EMPLOYED - AGRICULTURE, LIVESTOCK, FORESTRY &amp; FISHING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IN82P</text:p>
          </table:table-cell>
          <table:table-cell office:value-type="string" table:style-name="ce1">
            <text:p>ES EMPLOYED: INDUSTRY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PCONP</text:p>
          </table:table-cell>
          <table:table-cell office:value-type="string" table:style-name="ce1">
            <text:p>ES EMPLOYMENT - CONSTRUCTION INDUSTRY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SI84P</text:p>
          </table:table-cell>
          <table:table-cell office:value-type="string" table:style-name="ce1">
            <text:p>ES EMPLOYED: SERVICE INDUSTRIES VOLN</text:p>
          </table:table-cell>
          <table:table-cell table:number-columns-repeated="3" table:style-name="ce1"/>
          <table:table-cell office:value-type="string" table:style-name="ce1">
            <text:p>Volumes NSA</text:p>
          </table:table-cell>
          <table:table-cell table:number-columns-repeated="16377"/>
        </table:table-row>
        <table:table-row table:number-rows-repeated="1048482" table:style-name="ro1">
          <table:table-cell table:number-columns-repeated="16384"/>
        </table:table-row>
      </table:table>
      <table:table table:name="TRIM" table:style-name="ta1">
        <table:table-column table:style-name="co11" table:default-cell-style-name="ce10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4">
            <text:p>SOURCE</text:p>
          </table:table-cell>
          <table:table-cell office:value-type="string" table:style-name="ce14">
            <text:p>MNEMO</text:p>
          </table:table-cell>
          <table:table-cell office:value-type="string" table:style-name="ce14">
            <text:p>NOM</text:p>
          </table:table-cell>
          <table:table-cell table:number-columns-repeated="16381" table:style-name="ce14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EXPBOPA</text:p>
          </table:table-cell>
          <table:table-cell office:value-type="string" table:style-name="ce1">
            <text:p>ES BOP: MERCHANDISE (CREDIT) CURN</text:p>
          </table:table-cell>
          <table:table-cell office:value-type="string" table:style-name="ce1">
            <text:p>Spain, Current Account, Goods, Credit, Total, Euro</text:p>
          </table:table-cell>
          <table:table-cell office:value-type="string" table:style-name="ce1">
            <text:p>Current prices N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IMPBOPA</text:p>
          </table:table-cell>
          <table:table-cell office:value-type="string" table:style-name="ce1">
            <text:p>ES BOP: MERCHANDISE (DEBIT) CURN</text:p>
          </table:table-cell>
          <table:table-cell office:value-type="string" table:style-name="ce1">
            <text:p>Spain, Current Account, Goods, Debit, Total, Euro</text:p>
          </table:table-cell>
          <table:table-cell office:value-type="string" table:style-name="ce1">
            <text:p>Current prices N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VISBOPA</text:p>
          </table:table-cell>
          <table:table-cell office:value-type="string" table:style-name="ce1">
            <text:p>ES BOP: MERCHANDISE CURN</text:p>
          </table:table-cell>
          <table:table-cell office:value-type="string" table:style-name="ce1">
            <text:p>Spain, Current Account, Goods, Net, Total, Euro</text:p>
          </table:table-cell>
          <table:table-cell office:value-type="string" table:style-name="ce1">
            <text:p>Current prices N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EXDEBTA</text:p>
          </table:table-cell>
          <table:table-cell office:value-type="string" table:style-name="ce1">
            <text:p>ES EXTERNAL DEBT CURN</text:p>
          </table:table-cell>
          <table:table-cell office:value-type="string" table:style-name="ce1">
            <text:p>Spain, External Debt, Total, Euro</text:p>
          </table:table-cell>
          <table:table-cell office:value-type="string" table:style-name="ce1">
            <text:p>Current prices N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EXDGOVA</text:p>
          </table:table-cell>
          <table:table-cell office:value-type="string" table:style-name="ce1">
            <text:p>ES EXTERNAL DEBT: GENERAL GOVERNMENT CURN</text:p>
          </table:table-cell>
          <table:table-cell office:value-type="string" table:style-name="ce1">
            <text:p>Spain, External Debt, General Government, Euro</text:p>
          </table:table-cell>
          <table:table-cell office:value-type="string" table:style-name="ce1">
            <text:p>Current prices N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RDCONA</text:p>
          </table:table-cell>
          <table:table-cell office:value-type="string" table:style-name="ce1">
            <text:p>ES CREDIT INSTITUTION LOANS TO HOUSEHOLD SECTOR CURN</text:p>
          </table:table-cell>
          <table:table-cell office:value-type="string" table:style-name="ce1">
            <text:p>Spain, Credit, Lending, Financing to Households, Total, Euro</text:p>
          </table:table-cell>
          <table:table-cell office:value-type="string" table:style-name="ce1">
            <text:p>Current prices N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3">
            <text:p>BANK OF SPAIN</text:p>
          </table:table-cell>
          <table:table-cell office:value-type="string" table:style-name="ce2">
            <text:p>ESBSECOPR</text:p>
          </table:table-cell>
          <table:table-cell office:value-type="string" table:style-name="ce2">
            <text:p>ES BANK SVY.:LNS.TO ENTP-CDT.APPROVAL,OVERALL(PAST 3 MOS,NET %)</text:p>
          </table:table-cell>
          <table:table-cell office:value-type="string" table:style-name="ce2">
            <text:p>Spain, Business Surveys, Bank Lending Survey, Loans or Credit Lines to Enterprises, Credit Standards For Approval, Overall, Past Three Months, Net Percentage</text:p>
          </table:table-cell>
          <table:table-cell office:value-type="string" table:style-name="ce2">
            <text:p>Not Seasonally Adjusted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13">
            <text:p>BANK OF SPAIN</text:p>
          </table:table-cell>
          <table:table-cell office:value-type="string" table:style-name="ce2">
            <text:p>ESBSECONR</text:p>
          </table:table-cell>
          <table:table-cell office:value-type="string" table:style-name="ce2">
            <text:p>ES BANK SVY.:LNS.TO ENTP-CDT.APPROVAL,OVERALL(NEXT 3 MOS,NET %)</text:p>
          </table:table-cell>
          <table:table-cell office:value-type="string" table:style-name="ce2">
            <text:p>Spain, Business Surveys, Bank Lending Survey, Loans or Credit Lines to Enterprises, Credit Standards For Approval, Overall, Next Three Months, Net Percentage</text:p>
          </table:table-cell>
          <table:table-cell office:value-type="string" table:style-name="ce2">
            <text:p>Not Seasonally Adjusted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13">
            <text:p>BANK OF SPAIN</text:p>
          </table:table-cell>
          <table:table-cell office:value-type="string" table:style-name="ce2">
            <text:p>ESBSESMPR</text:p>
          </table:table-cell>
          <table:table-cell office:value-type="string" table:style-name="ce2">
            <text:p>ES BANK SVY.:LNS.TO ENTP-CDT.APPROVAL,SME(PAST 3 MOS,NET %) NADJ</text:p>
          </table:table-cell>
          <table:table-cell office:value-type="string" table:style-name="ce2">
            <text:p>Spain, Business Surveys, Bank Lending Survey, Loans or Credit Lines to Enterprises, Credit Standards For Approval, Small and Medium Enterprises, Past Three Months, Net Percentage</text:p>
          </table:table-cell>
          <table:table-cell office:value-type="string" table:style-name="ce2">
            <text:p>Not Seasonally Adjusted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13">
            <text:p>BANK OF SPAIN</text:p>
          </table:table-cell>
          <table:table-cell office:value-type="string" table:style-name="ce2">
            <text:p>ESBSESMNR</text:p>
          </table:table-cell>
          <table:table-cell office:value-type="string" table:style-name="ce2">
            <text:p>ES BANK SVY.:LNS.TO ENTP-CDT.APPROVAL,SME(NEXT 3 MOS,NET %) NADJ</text:p>
          </table:table-cell>
          <table:table-cell office:value-type="string" table:style-name="ce2">
            <text:p>Spain, Business Surveys, Bank Lending Survey, Loans or Credit Lines to Enterprises, Credit Standards For Approval, Small and Medium Enterprises, Next Three Months, Net Percentage</text:p>
          </table:table-cell>
          <table:table-cell office:value-type="string" table:style-name="ce2">
            <text:p>Not Seasonally Adjusted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13">
            <text:p>BANK OF SPAIN</text:p>
          </table:table-cell>
          <table:table-cell office:value-type="string" table:style-name="ce2">
            <text:p>ESBSELRPR</text:p>
          </table:table-cell>
          <table:table-cell office:value-type="string" table:style-name="ce2">
            <text:p>ES BANK SVY.:LNS.TO ENTP-CDT.APPROVAL,LRG.ENTP(PAST 3 MOS,NET%)</text:p>
          </table:table-cell>
          <table:table-cell office:value-type="string" table:style-name="ce2">
            <text:p>Spain, Business Surveys, Bank Lending Survey, Loans or Credit Lines to Enterprises, Credit Standards For Approval, Large Enterprises, Past 3 Months, Net Percentage</text:p>
          </table:table-cell>
          <table:table-cell office:value-type="string" table:style-name="ce2">
            <text:p>Not Seasonally Adjusted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13">
            <text:p>BANK OF SPAIN</text:p>
          </table:table-cell>
          <table:table-cell office:value-type="string" table:style-name="ce2">
            <text:p>ESBSELRNR</text:p>
          </table:table-cell>
          <table:table-cell office:value-type="string" table:style-name="ce2">
            <text:p>ES BANK SVY.:LNS.TO ENTP-CDT.APPROVAL,LRG.ENTP(NEXT 3 MOS,NET%)</text:p>
          </table:table-cell>
          <table:table-cell office:value-type="string" table:style-name="ce2">
            <text:p>Spain, Business Surveys, Bank Lending Survey, Loans or Credit Lines to Enterprises, Credit Standards For Approval, Large Enterprises, Next 3 Months, Net Percentage</text:p>
          </table:table-cell>
          <table:table-cell office:value-type="string" table:style-name="ce2">
            <text:p>Not Seasonally Adjusted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13">
            <text:p>BANK OF SPAIN</text:p>
          </table:table-cell>
          <table:table-cell office:value-type="string" table:style-name="ce2">
            <text:p>ESBSECSPR</text:p>
          </table:table-cell>
          <table:table-cell office:value-type="string" table:style-name="ce2">
            <text:p>ES BANK SVY.:LNS.TO ENTP-CDT.APPROVAL,S-T(PAST 3 MOS,NET %) NADJ</text:p>
          </table:table-cell>
          <table:table-cell office:value-type="string" table:style-name="ce2">
            <text:p>Spain, Business Surveys, Bank Lending Survey, Loans or Credit Lines to Enterprises, Credit Standards For Approval, Short Term Loans, Past 3 Months, Net Percentage</text:p>
          </table:table-cell>
          <table:table-cell office:value-type="string" table:style-name="ce2">
            <text:p>Not Seasonally Adjusted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13">
            <text:p>BANK OF SPAIN</text:p>
          </table:table-cell>
          <table:table-cell office:value-type="string" table:style-name="ce2">
            <text:p>ESBSECSNR</text:p>
          </table:table-cell>
          <table:table-cell office:value-type="string" table:style-name="ce2">
            <text:p>ES BANK SVY.:LNS.TO ENTP-CDT.APPROVAL,S-T(NEXT 3 MOS,NET %) NADJ</text:p>
          </table:table-cell>
          <table:table-cell office:value-type="string" table:style-name="ce2">
            <text:p>Spain, Business Surveys, Bank Lending Survey, Loans or Credit Lines to Enterprises, Credit Standards For Approval, Short Term Loans, Next 3 Months, Net Percentage</text:p>
          </table:table-cell>
          <table:table-cell office:value-type="string" table:style-name="ce2">
            <text:p>Not Seasonally Adjusted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13">
            <text:p>BANK OF SPAIN</text:p>
          </table:table-cell>
          <table:table-cell office:value-type="string" table:style-name="ce2">
            <text:p>ESBSECLPR</text:p>
          </table:table-cell>
          <table:table-cell office:value-type="string" table:style-name="ce2">
            <text:p>ES BANK SVY.:LNS.TO ENTP-CDT.APPROVAL,L-T(PAST 3 MOS,NET %) NADJ</text:p>
          </table:table-cell>
          <table:table-cell office:value-type="string" table:style-name="ce2">
            <text:p>Spain, Business Surveys, Bank Lending Survey, Loans or Credit Lines to Enterprises, Credit Standards For Approval, Long Term Loans, Past 3 Months, Net Percentage</text:p>
          </table:table-cell>
          <table:table-cell office:value-type="string" table:style-name="ce2">
            <text:p>Not Seasonally Adjusted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13">
            <text:p>BANK OF SPAIN</text:p>
          </table:table-cell>
          <table:table-cell office:value-type="string" table:style-name="ce2">
            <text:p>ESBSECLNR</text:p>
          </table:table-cell>
          <table:table-cell office:value-type="string" table:style-name="ce2">
            <text:p>ES BANK SVY.:LNS.TO ENTP-CDT.APPROVAL,L-T(NEXT 3 MOS,NET %) NADJ</text:p>
          </table:table-cell>
          <table:table-cell office:value-type="string" table:style-name="ce2">
            <text:p>Spain, Business Surveys, Bank Lending Survey, Loans or Credit Lines to Enterprises, Credit Standards For Approval, Long Term Loans, Next 3 Months, Net Percentage</text:p>
          </table:table-cell>
          <table:table-cell office:value-type="string" table:style-name="ce2">
            <text:p>Not Seasonally Adjusted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13">
            <text:p>BANK OF SPAIN</text:p>
          </table:table-cell>
          <table:table-cell office:value-type="string" table:style-name="ce2">
            <text:p>ESBSHCHPR</text:p>
          </table:table-cell>
          <table:table-cell office:value-type="string" table:style-name="ce2">
            <text:p>ES BANK SVY.:LNS.TO HH-CDT.APPROVAL,HSE.PURCH(PAST 3 MOS,NET %)</text:p>
          </table:table-cell>
          <table:table-cell office:value-type="string" table:style-name="ce2">
            <text:p>Spain, Business Surveys, Bank Lending Survey, Loans to Households, Credit Standards For Approval, House Purchase, Past Three Months, Net Percentage</text:p>
          </table:table-cell>
          <table:table-cell office:value-type="string" table:style-name="ce2">
            <text:p>Not Seasonally Adjusted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13">
            <text:p>BANK OF SPAIN</text:p>
          </table:table-cell>
          <table:table-cell office:value-type="string" table:style-name="ce2">
            <text:p>ESBSHCHNR</text:p>
          </table:table-cell>
          <table:table-cell office:value-type="string" table:style-name="ce2">
            <text:p>ES BANK SVY.:LNS.TO HH-CDT.APPROVAL,HSE.PURCH(NEXT 3 MOS,NET %)</text:p>
          </table:table-cell>
          <table:table-cell office:value-type="string" table:style-name="ce2">
            <text:p>Spain, Business Surveys, Bank Lending Survey, Loans to Households, Credit Standards For Approval, House Purchase, Next Three Months, Net Percentage</text:p>
          </table:table-cell>
          <table:table-cell office:value-type="string" table:style-name="ce2">
            <text:p>Not Seasonally Adjusted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13">
            <text:p>BANK OF SPAIN</text:p>
          </table:table-cell>
          <table:table-cell office:value-type="string" table:style-name="ce2">
            <text:p>ESBSHCCPR</text:p>
          </table:table-cell>
          <table:table-cell office:value-type="string" table:style-name="ce2">
            <text:p>ES BANK SVY.:LNS.TO HH-CDT.APPROVAL,CONS.CDT(PAST 3 MOS,NET%)</text:p>
          </table:table-cell>
          <table:table-cell office:value-type="string" table:style-name="ce2">
            <text:p>Spain, Business Surveys, Bank Lending Survey, Loans to Households, Credit Standards For Approval, Consumer Credit and Other Lending, Past 3 Months, Net %</text:p>
          </table:table-cell>
          <table:table-cell office:value-type="string" table:style-name="ce2">
            <text:p>Not Seasonally Adjusted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13">
            <text:p>BANK OF SPAIN</text:p>
          </table:table-cell>
          <table:table-cell office:value-type="string" table:style-name="ce2">
            <text:p>ESBSHCCNR</text:p>
          </table:table-cell>
          <table:table-cell office:value-type="string" table:style-name="ce2">
            <text:p>ES BANK SVY.:LNS.TO HH-CDT.APPROVAL,CONS.CDT(NEXT 3 MOS,NET%)</text:p>
          </table:table-cell>
          <table:table-cell office:value-type="string" table:style-name="ce2">
            <text:p>Spain, Business Surveys, Bank Lending Survey, Loans to Households, Credit Standards For Approval, Consumer Credit and Other Lending, Next 3 Months, Net %</text:p>
          </table:table-cell>
          <table:table-cell office:value-type="string" table:style-name="ce2">
            <text:p>Not Seasonally Adjusted</text:p>
          </table:table-cell>
          <table:table-cell table:number-columns-repeated="4" table:style-name="ce2"/>
          <table:table-cell table:number-columns-repeated="16375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HLLNLTA</text:p>
          </table:table-cell>
          <table:table-cell office:value-type="string" table:style-name="ce1">
            <text:p>ES HH &amp; NPISH: LIABS. - LOANS, L-T CURN</text:p>
          </table:table-cell>
          <table:table-cell office:value-type="string" table:style-name="ce1">
            <text:p>Spain, Financial Account, Households and Non-Profit Institutions Serving Households, Liabilities, Loans, Long-Term, Euro</text:p>
          </table:table-cell>
          <table:table-cell office:value-type="string" table:style-name="ce1">
            <text:p>Current prices N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HLLNSTA</text:p>
          </table:table-cell>
          <table:table-cell office:value-type="string" table:style-name="ce1">
            <text:p>ES HH &amp; NPISH: LIABS. - LOANS, S-T CURN</text:p>
          </table:table-cell>
          <table:table-cell office:value-type="string" table:style-name="ce1">
            <text:p>Spain, Financial Account, Households and Non-Profit Institutions Serving Households, Liabilities, Loans, Short-Term, Euro</text:p>
          </table:table-cell>
          <table:table-cell office:value-type="string" table:style-name="ce1">
            <text:p>Current prices N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HLLOANA</text:p>
          </table:table-cell>
          <table:table-cell office:value-type="string" table:style-name="ce1">
            <text:p>ES HH &amp; NPISH: LIABS. - LOANS CURN</text:p>
          </table:table-cell>
          <table:table-cell office:value-type="string" table:style-name="ce1">
            <text:p>Spain, Financial Account, Households and Non-Profit Institutions Serving Households, Liabilities, Loans, Euro</text:p>
          </table:table-cell>
          <table:table-cell office:value-type="string" table:style-name="ce1">
            <text:p>Current prices N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IDLFPA</text:p>
          </table:table-cell>
          <table:table-cell office:value-type="string" table:style-name="ce1">
            <text:p>ES CDT.INSTS.: DOUBTFUL LOANS-FINANCING OF PRODUCTIVE ACTIVITY</text:p>
          </table:table-cell>
          <table:table-cell office:value-type="string" table:style-name="ce1">
            <text:p>Spain, Credit, Doubtful Loans, Financing of Productive Activity, Euro</text:p>
          </table:table-cell>
          <table:table-cell office:value-type="string" table:style-name="ce1">
            <text:p>Current prices N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ILRESA</text:p>
          </table:table-cell>
          <table:table-cell office:value-type="string" table:style-name="ce1">
            <text:p>ES CREDIT INSTITUTION LOANS TO FINANCE REAL ESTATE ACTIVITIES</text:p>
          </table:table-cell>
          <table:table-cell office:value-type="string" table:style-name="ce1">
            <text:p>Spain, Credit, Lending, Financing of Productive Activities, Services, Real Estate Activities, Euro</text:p>
          </table:table-cell>
          <table:table-cell office:value-type="string" table:style-name="ce1">
            <text:p>Current prices N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ILIXCA</text:p>
          </table:table-cell>
          <table:table-cell office:value-type="string" table:style-name="ce1">
            <text:p>ES CREDIT INSTITUTION LOANS TO FINANCE IND.EXCL.CONSTRUCTION</text:p>
          </table:table-cell>
          <table:table-cell office:value-type="string" table:style-name="ce1">
            <text:p>Spain, Credit, Lending, Financing of Productive Activities, Industry Except Construction, Euro</text:p>
          </table:table-cell>
          <table:table-cell office:value-type="string" table:style-name="ce1">
            <text:p>Current prices N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RLFPAA</text:p>
          </table:table-cell>
          <table:table-cell office:value-type="string" table:style-name="ce1">
            <text:p>ES CREDIT INSTITUTION LOANS TO FINANCE AGRICULTURE CURN</text:p>
          </table:table-cell>
          <table:table-cell office:value-type="string" table:style-name="ce1">
            <text:p>Spain, Credit, Lending, Financing of Productive Activities, Agriculture, Euro</text:p>
          </table:table-cell>
          <table:table-cell office:value-type="string" table:style-name="ce1">
            <text:p>Current prices N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ILCONA</text:p>
          </table:table-cell>
          <table:table-cell office:value-type="string" table:style-name="ce1">
            <text:p>ES CREDIT INSTITUTION LOANS TO FINANCE CONSTRUCTION CURN</text:p>
          </table:table-cell>
          <table:table-cell office:value-type="string" table:style-name="ce1">
            <text:p>Spain, Credit, Lending, Financing of Productive Activities, Construction, Euro</text:p>
          </table:table-cell>
          <table:table-cell office:value-type="string" table:style-name="ce1">
            <text:p>Current prices N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RLFSHA</text:p>
          </table:table-cell>
          <table:table-cell office:value-type="string" table:style-name="ce1">
            <text:p>ES CREDIT INSTITUTION LOANS TO FINANCE HOTELS &amp; RESTAURANT CURN</text:p>
          </table:table-cell>
          <table:table-cell office:value-type="string" table:style-name="ce1">
            <text:p>Spain, Credit, Lending, Financing of Productive Activities, Services, Hotels and Restaurant, Euro</text:p>
          </table:table-cell>
          <table:table-cell office:value-type="string" table:style-name="ce1">
            <text:p>Current prices N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ILINTA</text:p>
          </table:table-cell>
          <table:table-cell office:value-type="string" table:style-name="ce1">
            <text:p>ES CREDIT INSTITUTION LOANS TO FINANCE INTERMEDIATION CURN</text:p>
          </table:table-cell>
          <table:table-cell office:value-type="string" table:style-name="ce1">
            <text:p>Spain, Credit, Lending, Financing of Productive Activities, Services, Financial Intermediation, Euro</text:p>
          </table:table-cell>
          <table:table-cell office:value-type="string" table:style-name="ce1">
            <text:p>Current prices N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RLFSOA</text:p>
          </table:table-cell>
          <table:table-cell office:value-type="string" table:style-name="ce1">
            <text:p>ES CREDIT INSTITUTION LOANS TO FINANCE OTHER SERVICES CURN</text:p>
          </table:table-cell>
          <table:table-cell office:value-type="string" table:style-name="ce1">
            <text:p>Spain, Credit, Lending, Financing of Productive Activities, Services, Others, Euro</text:p>
          </table:table-cell>
          <table:table-cell office:value-type="string" table:style-name="ce1">
            <text:p>Current prices N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RLFSTA</text:p>
          </table:table-cell>
          <table:table-cell office:value-type="string" table:style-name="ce1">
            <text:p>ES CREDIT INSTITUTION LOANS TO FINANCE SERVICES CURN</text:p>
          </table:table-cell>
          <table:table-cell office:value-type="string" table:style-name="ce1">
            <text:p>Spain, Credit, Lending, Financing of Productive Activities, Services, Total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RLFSRA</text:p>
          </table:table-cell>
          <table:table-cell office:value-type="string" table:style-name="ce1">
            <text:p>ES CREDIT INSTITUTION LOANS TO FINANCE TRADE &amp; REPAIRS CURN</text:p>
          </table:table-cell>
          <table:table-cell office:value-type="string" table:style-name="ce1">
            <text:p>Spain, Credit, Lending, Financing of Productive Activities, Services, Trade and Repairs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RLFSNA</text:p>
          </table:table-cell>
          <table:table-cell office:value-type="string" table:style-name="ce1">
            <text:p>ES CREDIT INSTITUTION LOANS TO FINANCE TRANSPORTATION &amp; COMM.</text:p>
          </table:table-cell>
          <table:table-cell office:value-type="string" table:style-name="ce1">
            <text:p>Spain, Credit, Lending, Financing of Productive Activities, Services, Transportation and Communication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ILCP.A</text:p>
          </table:table-cell>
          <table:table-cell office:value-type="string" table:style-name="ce1">
            <text:p>ES CREDIT INSTITUTION LOANS TO FINANCE BUSINESS ACTIVITY CURN</text:p>
          </table:table-cell>
          <table:table-cell office:value-type="string" table:style-name="ce1">
            <text:p>Spain, Credit, Lending, Financing of Productive Activities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RDCONA</text:p>
          </table:table-cell>
          <table:table-cell office:value-type="string" table:style-name="ce1">
            <text:p>ES CREDIT INSTITUTION LOANS TO HOUSEHOLD SECTOR CURN</text:p>
          </table:table-cell>
          <table:table-cell office:value-type="string" table:style-name="ce1">
            <text:p>Spain, Credit, Lending, Financing to Households, Total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IDOFHA</text:p>
          </table:table-cell>
          <table:table-cell office:value-type="string" table:style-name="ce1">
            <text:p>ES CDT.INSTS.: DOUBTFUL LOANS- OTH. FINANCING TO HOUSEHOLDS CURN</text:p>
          </table:table-cell>
          <table:table-cell office:value-type="string" table:style-name="ce1">
            <text:p>Spain, Credit, Doubtful Loans, Other Financing to Households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ILHO.A</text:p>
          </table:table-cell>
          <table:table-cell office:value-type="string" table:style-name="ce1">
            <text:p>ES CREDIT INSTITUTION LOANS TO HOUSEHOLDS - OTHER EXPENSES CURN</text:p>
          </table:table-cell>
          <table:table-cell office:value-type="string" table:style-name="ce1">
            <text:p>Spain, Credit, Lending, Financing to Households, Other Lending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ILHD.A</text:p>
          </table:table-cell>
          <table:table-cell office:value-type="string" table:style-name="ce1">
            <text:p>ES CREDIT INSTITUTION LOANS TO HOUSEHOLDS-CONSUMER DURABLES CURN</text:p>
          </table:table-cell>
          <table:table-cell office:value-type="string" table:style-name="ce1">
            <text:p>Spain, Credit, Lending, Financing to Households, For Consumer Durable Goods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ILHHPA</text:p>
          </table:table-cell>
          <table:table-cell office:value-type="string" table:style-name="ce1">
            <text:p>ES CREDIT INSTITUTION LOANS TO HOUSEHOLDS - HOUSE PURCHASE CURN</text:p>
          </table:table-cell>
          <table:table-cell office:value-type="string" table:style-name="ce1">
            <text:p>Spain, Credit, Lending, Financing to Households, For House Purchases, Total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ILHH.A</text:p>
          </table:table-cell>
          <table:table-cell office:value-type="string" table:style-name="ce1">
            <text:p>ES CREDIT INSTITUTION LOANS TO HOUSEHOLDS-HOUSE PURCHASE &amp; REPAI</text:p>
          </table:table-cell>
          <table:table-cell office:value-type="string" table:style-name="ce1">
            <text:p>Spain, Credit, Lending, Financing to Households, For House Purchase and Renovation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ILHHRA</text:p>
          </table:table-cell>
          <table:table-cell office:value-type="string" table:style-name="ce1">
            <text:p>ES CREDIT INSTITUTION LOANS TO HOUSEHOLDS - HOUSE REPAIR CURN</text:p>
          </table:table-cell>
          <table:table-cell office:value-type="string" table:style-name="ce1">
            <text:p>Spain, Credit, Lending, Financing to Households, For House Renovation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ILHHOA</text:p>
          </table:table-cell>
          <table:table-cell office:value-type="string" table:style-name="ce1">
            <text:p>ES CREDIT INSTITUTION LOANS TO HOUSEHOLDS-OTHER HOUSING EXPENSE</text:p>
          </table:table-cell>
          <table:table-cell office:value-type="string" table:style-name="ce1">
            <text:p>Spain, Credit, Lending, Financing to Households, For House Purchase, Others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ILORSA</text:p>
          </table:table-cell>
          <table:table-cell office:value-type="string" table:style-name="ce1">
            <text:p>ES CREDIT INSTITUTIONS LOANS TO OTHER RESIDENT SECTORS CURN</text:p>
          </table:table-cell>
          <table:table-cell office:value-type="string" table:style-name="ce1">
            <text:p>Spain, Credit, Lending, Financing to Other Resident Sectors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IDOFCA</text:p>
          </table:table-cell>
          <table:table-cell office:value-type="string" table:style-name="ce1">
            <text:p>ES CDT.INSTS.: DOUBTFUL LNS-OTH.FINCG.TO HH, CONS. DURABLES CURN</text:p>
          </table:table-cell>
          <table:table-cell office:value-type="string" table:style-name="ce1">
            <text:p>Spain, Credit, Doubtful Loans, Other Financing to Households, Consumer Durables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IDOHPA</text:p>
          </table:table-cell>
          <table:table-cell office:value-type="string" table:style-name="ce1">
            <text:p>ES CDT.INSTS.: DOUBTFUL LNS-OTH.FINCG.TO HH, HOUSE PURCHASE CURN</text:p>
          </table:table-cell>
          <table:table-cell office:value-type="string" table:style-name="ce1">
            <text:p>Spain, Credit, Doubtful Loans, Other Financing to Households, House Purchase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IDOFRA</text:p>
          </table:table-cell>
          <table:table-cell office:value-type="string" table:style-name="ce1">
            <text:p>ES CDT.INSTS.: DOUBTFUL LNS.- OTH. FINCG. TO HH, RENOVATION CURN</text:p>
          </table:table-cell>
          <table:table-cell office:value-type="string" table:style-name="ce1">
            <text:p>Spain, Credit, Doubtful Loans, Other Financing to Households, Renovation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BANK OF SPAIN</text:p>
          </table:table-cell>
          <table:table-cell office:value-type="string" table:style-name="ce1">
            <text:p>ESCIDOHRA</text:p>
          </table:table-cell>
          <table:table-cell office:value-type="string" table:style-name="ce1">
            <text:p>ES CDT.INSTS.:DOUBTFUL LNS-OTH.FINCG.TO HH,HSE.PURCH.&amp; RENOVATIO</text:p>
          </table:table-cell>
          <table:table-cell office:value-type="string" table:style-name="ce1">
            <text:p>Spain, Credit, Doubtful Loans, Other Financing to Households, House Purchase and Renovation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TTA2BSQ</text:p>
          </table:table-cell>
          <table:table-cell office:value-type="string" table:style-name="ce1">
            <text:p>ES IND.: OVERALL - ORD BOOKS SADJ</text:p>
          </table:table-cell>
          <table:table-cell office:value-type="string" table:style-name="ce1">
            <text:p>Industry Survey, Total Manufacturing, Order Books, Business Surveys, Spain, Balance, SA</text:p>
          </table:table-cell>
          <table:table-cell office:value-type="string" table:style-name="ce1">
            <text:p>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EUSICCQ</text:p>
          </table:table-cell>
          <table:table-cell office:value-type="string" table:style-name="ce1">
            <text:p>ES INDUSTRY SURVEY: CURRENT PRODUCTION CAPACITY - SPAIN SADJ</text:p>
          </table:table-cell>
          <table:table-cell office:value-type="string" table:style-name="ce1">
            <text:p>Industry Survey, Total Manufacturing, Production Capacity, Spain, Balance, SA</text:p>
          </table:table-cell>
          <table:table-cell office:value-type="string" table:style-name="ce1">
            <text:p>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TTA4BSQ</text:p>
          </table:table-cell>
          <table:table-cell office:value-type="string" table:style-name="ce1">
            <text:p>ES IND.: OVERALL - STOCKS OF FNSHD PRDS SADJ</text:p>
          </table:table-cell>
          <table:table-cell office:value-type="string" table:style-name="ce1">
            <text:p>Industry Survey, Total Manufacturing, Stocks of Finished Products, Business Surveys, Spain, Balance, SA</text:p>
          </table:table-cell>
          <table:table-cell office:value-type="string" table:style-name="ce1">
            <text:p>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TTA11BQ</text:p>
          </table:table-cell>
          <table:table-cell office:value-type="string" table:style-name="ce1">
            <text:p>ES IND.: OVERALL - NEW ORD SADJ</text:p>
          </table:table-cell>
          <table:table-cell office:value-type="string" table:style-name="ce1">
            <text:p>Industry Survey, Total Manufacturing, New Orders, Business Surveys, Spain, Balance, SA</text:p>
          </table:table-cell>
          <table:table-cell office:value-type="string" table:style-name="ce1">
            <text:p>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TTA99BQ</text:p>
          </table:table-cell>
          <table:table-cell office:value-type="string" table:style-name="ce1">
            <text:p>ES IND.: OVERALL - INDL CONF INDICATOR SADJ</text:p>
          </table:table-cell>
          <table:table-cell office:value-type="string" table:style-name="ce1">
            <text:p>EC Industry Survey, Industry Survey, Total Manufacturing, Industrial Confidence Indicator, Business Surveys, Manufacturing Sector, Spain, Balance, SA</text:p>
          </table:table-cell>
          <table:table-cell office:value-type="string" table:style-name="ce1">
            <text:p>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EUSILFQ</text:p>
          </table:table-cell>
          <table:table-cell office:value-type="string" table:style-name="ce1">
            <text:p>ES INDUSTRY SURVEY: LIMITS TO PRODUCTION - FINANCIAL, SPAIN SADJ</text:p>
          </table:table-cell>
          <table:table-cell office:value-type="string" table:style-name="ce1">
            <text:p>Industry Survey, Total Manufacturing, Factors Limiting the Production, Spain, Financial, SA</text:p>
          </table:table-cell>
          <table:table-cell office:value-type="string" table:style-name="ce1">
            <text:p>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EUSILOQ</text:p>
          </table:table-cell>
          <table:table-cell office:value-type="string" table:style-name="ce1">
            <text:p>ES INDUSTRY SURVEY: LIMITS TO PRODUCTION - OTHER, SPAIN SADJ</text:p>
          </table:table-cell>
          <table:table-cell office:value-type="string" table:style-name="ce1">
            <text:p>Industry Survey, Total Manufacturing, Factors Limiting the Production, Spain, Other, SA</text:p>
          </table:table-cell>
          <table:table-cell office:value-type="string" table:style-name="ce1">
            <text:p>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EUSILLQ</text:p>
          </table:table-cell>
          <table:table-cell office:value-type="string" table:style-name="ce1">
            <text:p>ES INDUSTRY SURVEY: LIMITS TO PRODUCTION - LABOUR, SPAIN SADJ</text:p>
          </table:table-cell>
          <table:table-cell office:value-type="string" table:style-name="ce1">
            <text:p>Industry Survey, Total Manufacturing, Factors Limiting the Production, Spain, Labour, SA</text:p>
          </table:table-cell>
          <table:table-cell office:value-type="string" table:style-name="ce1">
            <text:p>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EUSILEQ</text:p>
          </table:table-cell>
          <table:table-cell office:value-type="string" table:style-name="ce1">
            <text:p>ES INDUSTRY SURVEY: LIMITS TO PRODUCTION - EQUIPMENT, SPAIN SADJ</text:p>
          </table:table-cell>
          <table:table-cell office:value-type="string" table:style-name="ce1">
            <text:p>Industry Survey, Total Manufacturing, Factors Limiting the Production, Spain, Equipment, SA</text:p>
          </table:table-cell>
          <table:table-cell office:value-type="string" table:style-name="ce1">
            <text:p>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EUSILPQ</text:p>
          </table:table-cell>
          <table:table-cell office:value-type="string" table:style-name="ce1">
            <text:p>ES INDUSTRY SURVEY: LIMITS TO PRODUCTION - SPAIN SADJ</text:p>
          </table:table-cell>
          <table:table-cell office:value-type="string" table:style-name="ce1">
            <text:p>Industry Survey, Total Manufacturing, Factors Limiting the Production, Spain, None, SA</text:p>
          </table:table-cell>
          <table:table-cell office:value-type="string" table:style-name="ce1">
            <text:p>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EUSILDQ</text:p>
          </table:table-cell>
          <table:table-cell office:value-type="string" table:style-name="ce1">
            <text:p>ES INDUSTRY SURVEY: LIMITS TO PRODUCTION - DEMAND, SPAIN SADJ</text:p>
          </table:table-cell>
          <table:table-cell office:value-type="string" table:style-name="ce1">
            <text:p>Industry Survey, Total Manufacturing, Factors Limiting the Production, Spain, Demand, SA</text:p>
          </table:table-cell>
          <table:table-cell office:value-type="string" table:style-name="ce1">
            <text:p>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TTA3BSQ</text:p>
          </table:table-cell>
          <table:table-cell office:value-type="string" table:style-name="ce1">
            <text:p>ES IND.: OVERALL - EXP ORD BOOKS SADJ</text:p>
          </table:table-cell>
          <table:table-cell office:value-type="string" table:style-name="ce1">
            <text:p>Industry Survey, Total Manufacturing, Export Order Books, Business Surveys, Spain, Balance, SA</text:p>
          </table:table-cell>
          <table:table-cell office:value-type="string" table:style-name="ce1">
            <text:p>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TTA13QQ</text:p>
          </table:table-cell>
          <table:table-cell office:value-type="string" table:style-name="ce1">
            <text:p>ES IND.: OVERALL - CAPAC UTILS SADJ</text:p>
          </table:table-cell>
          <table:table-cell office:value-type="string" table:style-name="ce1">
            <text:p>Spain, Industry Survey, Total Manufacturing, Capacity Utilization, Business Surveys, Manufacturing Sector, Spain, Rate, SA</text:p>
          </table:table-cell>
          <table:table-cell office:value-type="string" table:style-name="ce1">
            <text:p>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EUSICDQ</text:p>
          </table:table-cell>
          <table:table-cell office:value-type="string" table:style-name="ce1">
            <text:p>ES INDUSTRY SURVEY: DOM.COMPETITIVE POSITION(LAST QTR)-SPAIN</text:p>
          </table:table-cell>
          <table:table-cell office:value-type="string" table:style-name="ce1">
            <text:p>Industry Survey, Total Manufacturing, Competitive Position : On the Domestic Market, Spain, Balance, SA</text:p>
          </table:table-cell>
          <table:table-cell office:value-type="string" table:style-name="ce1">
            <text:p>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EUSICFQ</text:p>
          </table:table-cell>
          <table:table-cell office:value-type="string" table:style-name="ce1">
            <text:p>ES INDUSTRY SURVEY: FRGN.COMPETITIVE POSITION(LAST QTR)-SPAIN</text:p>
          </table:table-cell>
          <table:table-cell office:value-type="string" table:style-name="ce1">
            <text:p>Industry Survey, Total Manufacturing, Competitive Position : On the Foreign Market Inside the EU, Spain, Balance, SA</text:p>
          </table:table-cell>
          <table:table-cell office:value-type="string" table:style-name="ce1">
            <text:p>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EUSICEQ</text:p>
          </table:table-cell>
          <table:table-cell office:value-type="string" table:style-name="ce1">
            <text:p>ES INDUSTRY SURVEY: NON EU COMPETITIVE POSITION(LAST QTR)-SPAIN</text:p>
          </table:table-cell>
          <table:table-cell office:value-type="string" table:style-name="ce1">
            <text:p>Industry Survey, Total Manufacturing, Competitive Position : Outside the EU, Spain, Balance, SA</text:p>
          </table:table-cell>
          <table:table-cell office:value-type="string" table:style-name="ce1">
            <text:p>Seasonally Adju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SVT8QPQ</text:p>
          </table:table-cell>
          <table:table-cell office:value-type="string" table:style-name="ce1">
            <text:p>ES SVS.: OVERALL - CAPAC UTILS SADJ</text:p>
          </table:table-cell>
          <table:table-cell office:value-type="string" table:style-name="ce1">
            <text:p>Spain, Services Survey, Total, Capacity Utilization, Spain, Rate</text:p>
          </table:table-cell>
          <table:table-cell office:value-type="string" table:style-name="ce1">
            <text:p>Seasonally Adju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TTS99BQ</text:p>
          </table:table-cell>
          <table:table-cell office:value-type="string" table:style-name="ce1">
            <text:p>ES SVS.: OVERALL - SVS CONF INDICATOR SADJ</text:p>
          </table:table-cell>
          <table:table-cell office:value-type="string" table:style-name="ce1">
            <text:p>EC Services Survey, Services Survey, Total, Services Confidence Indicator, Business Surveys, Service Sector, Spain, Balance, SA</text:p>
          </table:table-cell>
          <table:table-cell office:value-type="string" table:style-name="ce1">
            <text:p>Seasonally Adju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TTS7F6Q</text:p>
          </table:table-cell>
          <table:table-cell office:value-type="string" table:style-name="ce1">
            <text:p>ES SVS.: OVERALL - FACTORS LIMITING THE BUS., FINANCIAL SADJ</text:p>
          </table:table-cell>
          <table:table-cell office:value-type="string" table:style-name="ce1">
            <text:p>Services Survey, Total, Factors Limiting the Business, Spain, Other, SA</text:p>
          </table:table-cell>
          <table:table-cell office:value-type="string" table:style-name="ce1">
            <text:p>Seasonally Adju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TTS7F3Q</text:p>
          </table:table-cell>
          <table:table-cell office:value-type="string" table:style-name="ce1">
            <text:p>ES SVS.: OVERALL - FACTORS LIMITING THE BUS., LABOUR SADJ</text:p>
          </table:table-cell>
          <table:table-cell office:value-type="string" table:style-name="ce1">
            <text:p>Services Survey, Total, Factors Limiting the Business, Spain, Labour, SA</text:p>
          </table:table-cell>
          <table:table-cell office:value-type="string" table:style-name="ce1">
            <text:p>Seasonally Adju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TTS7F2Q</text:p>
          </table:table-cell>
          <table:table-cell office:value-type="string" table:style-name="ce1">
            <text:p>ES SVS.: OVERALL - FACTORS LIMITING THE BUS., DEMAND SADJ</text:p>
          </table:table-cell>
          <table:table-cell office:value-type="string" table:style-name="ce1">
            <text:p>Services Survey, Total, Factors Limiting the Business, Spain, Demand, SA</text:p>
          </table:table-cell>
          <table:table-cell office:value-type="string" table:style-name="ce1">
            <text:p>Seasonally Adju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TTS7F4Q</text:p>
          </table:table-cell>
          <table:table-cell office:value-type="string" table:style-name="ce1">
            <text:p>ES SVS.: OVERALL - FACTORS LIMITING THE BUS., EQUIPMENT SADJ</text:p>
          </table:table-cell>
          <table:table-cell office:value-type="string" table:style-name="ce1">
            <text:p>Services Survey, Total, Factors Limiting the Business, Spain, Equipment, SA</text:p>
          </table:table-cell>
          <table:table-cell office:value-type="string" table:style-name="ce1">
            <text:p>Seasonally Adju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TTS7F1Q</text:p>
          </table:table-cell>
          <table:table-cell office:value-type="string" table:style-name="ce1">
            <text:p>ES SVS.: OVERALL - FACTORS LIMITING THE BUS., NONE SADJ</text:p>
          </table:table-cell>
          <table:table-cell office:value-type="string" table:style-name="ce1">
            <text:p>Services Survey, Total, Factors Limiting the Business, Spain, None, SA</text:p>
          </table:table-cell>
          <table:table-cell office:value-type="string" table:style-name="ce1">
            <text:p>Seasonally Adju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TTS7F5Q</text:p>
          </table:table-cell>
          <table:table-cell office:value-type="string" table:style-name="ce1">
            <text:p>ES SVS.: OVERALL - FACTORS LIMITING THE BUS., OTHER SADJ</text:p>
          </table:table-cell>
          <table:table-cell office:value-type="string" table:style-name="ce1">
            <text:p>Services Survey, Total, Factors Limiting the Business, Spain, Financial, SA</text:p>
          </table:table-cell>
          <table:table-cell office:value-type="string" table:style-name="ce1">
            <text:p>Seasonally Adju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CON13QQ</text:p>
          </table:table-cell>
          <table:table-cell office:value-type="string" table:style-name="ce1">
            <text:p>ES IND.: CONSUMER GDS - CAPAC UTILS SADJ</text:p>
          </table:table-cell>
          <table:table-cell office:value-type="string" table:style-name="ce1">
            <text:p>Industry Survey, Consumer Goods, Capacity Utilization, Spain, Rate, SA</text:p>
          </table:table-cell>
          <table:table-cell office:value-type="string" table:style-name="ce1">
            <text:p>Seasonally Adju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INT13QQ</text:p>
          </table:table-cell>
          <table:table-cell office:value-type="string" table:style-name="ce1">
            <text:p>ES IND.: INTERMEDIATE GDS - CAPAC UTILS SADJ</text:p>
          </table:table-cell>
          <table:table-cell office:value-type="string" table:style-name="ce1">
            <text:p>Industry Survey, Intermediate Goods, Capacity Utilization, Spain, Rate, SA</text:p>
          </table:table-cell>
          <table:table-cell office:value-type="string" table:style-name="ce1">
            <text:p>Seasonally Adju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INV13QQ</text:p>
          </table:table-cell>
          <table:table-cell office:value-type="string" table:style-name="ce1">
            <text:p>ES IND.: INVESTMENT GDS - CAPAC UTILS SADJ</text:p>
          </table:table-cell>
          <table:table-cell office:value-type="string" table:style-name="ce1">
            <text:p>Industry Survey, Investment Goods, Capacity Utilization, Spain, Rate, SA</text:p>
          </table:table-cell>
          <table:table-cell office:value-type="string" table:style-name="ce1">
            <text:p>Seasonally Adju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CDR13QQ</text:p>
          </table:table-cell>
          <table:table-cell office:value-type="string" table:style-name="ce1">
            <text:p>ES IND.: DURABLE CONSUMER GDS - CAPAC UTILS SADJ</text:p>
          </table:table-cell>
          <table:table-cell office:value-type="string" table:style-name="ce1">
            <text:p>Industry Survey, Durable Consumer Goods, Capacity Utilization, Spain, Rate, SA</text:p>
          </table:table-cell>
          <table:table-cell office:value-type="string" table:style-name="ce1">
            <text:p>Seasonally Adju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DG ECFIN</text:p>
          </table:table-cell>
          <table:table-cell office:value-type="string" table:style-name="ce1">
            <text:p>ESCND13QQ</text:p>
          </table:table-cell>
          <table:table-cell office:value-type="string" table:style-name="ce1">
            <text:p>ES IND.: NON DURABLE CONSUMER GDS - CAPAC UTILS SADJ</text:p>
          </table:table-cell>
          <table:table-cell office:value-type="string" table:style-name="ce1">
            <text:p>Industry Survey, Non Durable Consumer Goods, Capacity Utilization, Spain, Rate, SA</text:p>
          </table:table-cell>
          <table:table-cell office:value-type="string" table:style-name="ce1">
            <text:p>Seasonally Adjuste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EUROSTAT</text:p>
          </table:table-cell>
          <table:table-cell office:value-type="string" table:style-name="ce1">
            <text:p>ESESISM8R</text:p>
          </table:table-cell>
          <table:table-cell office:value-type="string" table:style-name="ce1">
            <text:p>ES JOB VACANCY RATE: TOT-IND,CNSTR &amp; SVS(EXC ACTHHEMP &amp; ETORG&amp;B)</text:p>
          </table:table-cell>
          <table:table-cell office:value-type="string" table:style-name="ce1">
            <text:p>Spain, Quarterly Job Vacancy Statistics, Job Vacancy Statistics, Quarterly Data - Nace Rev 2, Industry, Construction and Services (Except Actvs of Households AS Employer, NACER2 : Job Vacancy Rate</text:p>
          </table:table-cell>
          <table:table-cell office:value-type="string" table:style-name="ce1">
            <text:p>Not Seasonally Adjusted</text:p>
          </table:table-cell>
          <table:table-cell table:number-columns-repeated="4" table:style-name="ce1"/>
          <table:table-cell table:number-columns-repeated="16375" table:style-name="ce2"/>
        </table:table-row>
        <table:table-row table:style-name="ro1">
          <table:table-cell office:value-type="string" table:style-name="ce10">
            <text:p>MAIN ECONOMIC INDICATORS,COPYRIGHT OECD</text:p>
          </table:table-cell>
          <table:table-cell office:value-type="string" table:style-name="ce1">
            <text:p>ESPRODVTQ</text:p>
          </table:table-cell>
          <table:table-cell office:value-type="string" table:style-name="ce1">
            <text:p>ES PRODUCTIVITY - GDP PER EMPLOYED PERSON SADJ</text:p>
          </table:table-cell>
          <table:table-cell office:value-type="string" table:style-name="ce1">
            <text:p>Spain, Productivity, Gross Domestic Product Per Employed Person, SA, Index, 2010 = 100</text:p>
          </table:table-cell>
          <table:table-cell office:value-type="string" table:style-name="ce1">
            <text:p>Seasonally Adjusted</text:p>
          </table:table-cell>
          <table:table-cell table:number-columns-repeated="4" table:style-name="ce1"/>
          <table:table-cell table:number-columns-repeated="16375" table:style-name="ce2"/>
        </table:table-row>
        <table:table-row table:style-name="ro1">
          <table:table-cell office:value-type="string" table:style-name="ce10">
            <text:p>MAIN ECONOMIC INDICATORS,COPYRIGHT OECD</text:p>
          </table:table-cell>
          <table:table-cell office:value-type="string" table:style-name="ce1">
            <text:p>ESOODI15P</text:p>
          </table:table-cell>
          <table:table-cell office:value-type="string" table:style-name="ce1">
            <text:p>ES PERMITS ISSUED FOR DWELLINGS VOLN</text:p>
          </table:table-cell>
          <table:table-cell office:value-type="string" table:style-name="ce1">
            <text:p>Spain, Construction, Permits Issued, Dwellings, Residential Buildings, Permits Issued For Dwellings, Euro</text:p>
          </table:table-cell>
          <table:table-cell office:value-type="string" table:style-name="ce1">
            <text:p>Volumes NSA</text:p>
          </table:table-cell>
          <table:table-cell table:number-columns-repeated="4" table:style-name="ce1"/>
          <table:table-cell table:number-columns-repeated="16375" table:style-name="ce2"/>
        </table:table-row>
        <table:table-row table:style-name="ro1">
          <table:table-cell office:value-type="string" table:style-name="ce10">
            <text:p>MANPOWER GROUP</text:p>
          </table:table-cell>
          <table:table-cell office:value-type="string" table:style-name="ce1">
            <text:p>ESMNPEMPQ</text:p>
          </table:table-cell>
          <table:table-cell office:value-type="string" table:style-name="ce1">
            <text:p>ES MANPOWER SVY: EMP HIRING IN 3 MOS - ALL INDUSTRIES, NET SADJ</text:p>
          </table:table-cell>
          <table:table-cell office:value-type="string" table:style-name="ce1">
            <text:p>ES CORS</text:p>
          </table:table-cell>
          <table:table-cell office:value-type="string" table:style-name="ce1">
            <text:p>Seasonally Adjusted</text:p>
          </table:table-cell>
          <table:table-cell table:number-columns-repeated="4" table:style-name="ce1"/>
          <table:table-cell table:number-columns-repeated="16375" table:style-name="ce2"/>
        </table:table-row>
        <table:table-row table:number-rows-repeated="2" table:style-name="ro1">
          <table:table-cell office:value-type="string" table:style-name="ce10">
            <text:p>MINISTRY OF HOUSING, SPAIN</text:p>
          </table:table-cell>
          <table:table-cell office:value-type="string" table:style-name="ce1">
            <text:p>ESHOUSE.A</text:p>
          </table:table-cell>
          <table:table-cell office:value-type="string" table:style-name="ce1">
            <text:p>ES HOUSE PRICES PER SQUARE METRE: NATIONAL CURN</text:p>
          </table:table-cell>
          <table:table-cell office:value-type="string" table:style-name="ce1">
            <text:p>Spain, House Prices, Appraised Housing, Total, Euro</text:p>
          </table:table-cell>
          <table:table-cell office:value-type="string" table:style-name="ce1">
            <text:p>Current prices NSA</text:p>
          </table:table-cell>
          <table:table-cell table:number-columns-repeated="4" table:style-name="ce1"/>
          <table:table-cell table:number-columns-repeated="16375" table:style-name="ce2"/>
        </table:table-row>
        <table:table-row table:style-name="ro1">
          <table:table-cell office:value-type="string" table:style-name="ce10">
            <text:p>MINISTRY OF HOUSING, SPAIN</text:p>
          </table:table-cell>
          <table:table-cell office:value-type="string" table:style-name="ce1">
            <text:p>ESHOUSE.P</text:p>
          </table:table-cell>
          <table:table-cell office:value-type="string" table:style-name="ce1">
            <text:p>ES HOUSES CONSTRUCTION COMMENCED(METHODOLOGY BREAK APRIL '19)</text:p>
          </table:table-cell>
          <table:table-cell office:value-type="string" table:style-name="ce1">
            <text:p>Spain, Housing Starts, Total</text:p>
          </table:table-cell>
          <table:table-cell office:value-type="string" table:style-name="ce1">
            <text:p>Volumes NSA</text:p>
          </table:table-cell>
          <table:table-cell table:number-columns-repeated="4" table:style-name="ce1"/>
          <table:table-cell table:number-columns-repeated="16375" table:style-name="ce2"/>
        </table:table-row>
        <table:table-row table:style-name="ro1">
          <table:table-cell office:value-type="string" table:style-name="ce10">
            <text:p>MINISTRY OF IND., TOURISM &amp; TRADE, SPAIN</text:p>
          </table:table-cell>
          <table:table-cell office:value-type="string" table:style-name="ce1">
            <text:p>ESCAPUTLR</text:p>
          </table:table-cell>
          <table:table-cell office:value-type="string" table:style-name="ce1">
            <text:p>ES CAPACITY UTILIZATION-IND.EXCL. CONSTRUCTION, LAST 3 MOS. NADJ</text:p>
          </table:table-cell>
          <table:table-cell office:value-type="string" table:style-name="ce1">
            <text:p>Spain, Business Surveys, Industry Sector, Total ex Construction, Capacity Utilization, Last Three Months</text:p>
          </table:table-cell>
          <table:table-cell office:value-type="string" table:style-name="ce1">
            <text:p>Not Seasonally Adjusted</text:p>
          </table:table-cell>
          <table:table-cell table:number-columns-repeated="4" table:style-name="ce1"/>
          <table:table-cell table:number-columns-repeated="16375" table:style-name="ce2"/>
        </table:table-row>
        <table:table-row table:style-name="ro1">
          <table:table-cell office:value-type="string" table:style-name="ce10">
            <text:p>MINISTRY OF IND., TOURISM &amp; TRADE, SPAIN</text:p>
          </table:table-cell>
          <table:table-cell office:value-type="string" table:style-name="ce1">
            <text:p>ESCNFBUSG</text:p>
          </table:table-cell>
          <table:table-cell office:value-type="string" table:style-name="ce1">
            <text:p>ES ECONOMIC SENTIMENT INDICATOR VOLA</text:p>
          </table:table-cell>
          <table:table-cell office:value-type="string" table:style-name="ce1">
            <text:p>Spain, Business Surveys, Industry Sector, Total, Confidence Indicator, SA</text:p>
          </table:table-cell>
          <table:table-cell office:value-type="string" table:style-name="ce1">
            <text:p>Volume index SA</text:p>
          </table:table-cell>
          <table:table-cell table:number-columns-repeated="4" table:style-name="ce1"/>
          <table:table-cell table:number-columns-repeated="16375" table:style-name="ce2"/>
        </table:table-row>
        <table:table-row table:style-name="ro1">
          <table:table-cell office:value-type="string" table:style-name="ce10">
            <text:p>MINISTRY OF IND., TOURISM &amp; TRADE, SPAIN</text:p>
          </table:table-cell>
          <table:table-cell office:value-type="string" table:style-name="ce1">
            <text:p>ESCAPUTLR</text:p>
          </table:table-cell>
          <table:table-cell office:value-type="string" table:style-name="ce1">
            <text:p>ES CAPACITY UTILIZATION-IND.EXCL. CONSTRUCTION, LAST 3 MOS. NADJ</text:p>
          </table:table-cell>
          <table:table-cell office:value-type="string" table:style-name="ce1">
            <text:p>Spain, Business Surveys, Industry Sector, Total ex Construction, Capacity Utilization, Last Three Months</text:p>
          </table:table-cell>
          <table:table-cell office:value-type="string" table:style-name="ce1">
            <text:p>Not Seasonally Adjusted</text:p>
          </table:table-cell>
          <table:table-cell table:number-columns-repeated="4" table:style-name="ce1"/>
          <table:table-cell table:number-columns-repeated="16375" table:style-name="ce2"/>
        </table:table-row>
        <table:table-row table:style-name="ro1">
          <table:table-cell office:value-type="string" table:style-name="ce10">
            <text:p>MINISTRY OF THE ECONOMY AND FIN., SPAIN</text:p>
          </table:table-cell>
          <table:table-cell table:style-name="ce1"/>
          <table:table-cell office:value-type="string" table:style-name="ce1">
            <text:p>ES WAGES: INCOME INDICATOR EXCL. AGRICULTURE NADJ</text:p>
          </table:table-cell>
          <table:table-cell office:value-type="string" table:style-name="ce1">
            <text:p>Spain, Earnings, Real, Total, Excluding Agriculture, Index, 2011 = 100</text:p>
          </table:table-cell>
          <table:table-cell office:value-type="string" table:style-name="ce1">
            <text:p>Price index N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IPMQO.G</text:p>
          </table:table-cell>
          <table:table-cell office:value-type="string" table:style-name="ce1">
            <text:p>ES INDUSTRIAL PRODUCTION - OTHER MINING &amp; QUARRYING (WDA) VOLA</text:p>
          </table:table-cell>
          <table:table-cell office:value-type="string" table:style-name="ce1">
            <text:p>Spain, Production, by Industry, Other Mining and Quarrying, Calendar Adjusted, SA, Index, 2021 = 100</text:p>
          </table:table-cell>
          <table:table-cell office:value-type="string" table:style-name="ce1">
            <text:p>Volume index 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IPEGS.G</text:p>
          </table:table-cell>
          <table:table-cell office:value-type="string" table:style-name="ce1">
            <text:p>ES INDUSTRIAL PROD-ELECTRICITY,GAS, STEAM &amp; AC SUPPLY (WDA) VOLA</text:p>
          </table:table-cell>
          <table:table-cell office:value-type="string" table:style-name="ce1">
            <text:p>Spain, Production, by Industry, Electricity, Gas, Steam and Air Conditioning Supply, Calendar Adjusted, SA, Index, 2021 = 100</text:p>
          </table:table-cell>
          <table:table-cell office:value-type="string" table:style-name="ce1">
            <text:p>Volume index 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GDP...B</text:p>
          </table:table-cell>
          <table:table-cell office:value-type="string" table:style-name="ce1">
            <text:p>ES GDP CURA</text:p>
          </table:table-cell>
          <table:table-cell office:value-type="string" table:style-name="ce1">
            <text:p>Spain, Production Approach, Gross Domestic Product, Total at Market Prices, Current Prices, Calendar Adjusted, SA, Euro</text:p>
          </table:table-cell>
          <table:table-cell office:value-type="string" table:style-name="ce1">
            <text:p>Current prices 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CNPER.B</text:p>
          </table:table-cell>
          <table:table-cell office:value-type="string" table:style-name="ce1">
            <text:p>ES FINAL CONSUMPTION EXPENDITURE - HOUSEHOLDS CURA</text:p>
          </table:table-cell>
          <table:table-cell office:value-type="string" table:style-name="ce1">
            <text:p>Spain, Expenditure Approach, Final Consumption Expenditure, Households, Total National, Current Prices, Calendar Adjusted, SA, Euro</text:p>
          </table:table-cell>
          <table:table-cell office:value-type="string" table:style-name="ce1">
            <text:p>Current prices 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CNGOV.B</text:p>
          </table:table-cell>
          <table:table-cell office:value-type="string" table:style-name="ce1">
            <text:p>ES FINAL CONSUMPTION EXPENDITURE - GENERAL GOVERNMENT CURA</text:p>
          </table:table-cell>
          <table:table-cell office:value-type="string" table:style-name="ce1">
            <text:p>Spain, Expenditure Approach, Final Consumption Expenditure, General Government, Total, Current Prices, Calendar Adjusted, SA, Euro</text:p>
          </table:table-cell>
          <table:table-cell office:value-type="string" table:style-name="ce1">
            <text:p>Current prices 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GFCF..B</text:p>
          </table:table-cell>
          <table:table-cell office:value-type="string" table:style-name="ce1">
            <text:p>ES GFCF CURA</text:p>
          </table:table-cell>
          <table:table-cell office:value-type="string" table:style-name="ce1">
            <text:p>Spain, Expenditure Approach, Gross Capital Formation, Fixed, Total, Current Prices, Calendar Adjusted, SA, Euro</text:p>
          </table:table-cell>
          <table:table-cell office:value-type="string" table:style-name="ce1">
            <text:p>Current prices 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INVCH.B</text:p>
          </table:table-cell>
          <table:table-cell office:value-type="string" table:style-name="ce1">
            <text:p>ES CHANGE IN STOCKS CURA</text:p>
          </table:table-cell>
          <table:table-cell office:value-type="string" table:style-name="ce1">
            <text:p>Spain, Expenditure Approach, Gross Capital Formation, Changes in Inventories and Statistical Discrepancies, Total, Current Prices, Calendar Adjusted, SA, Euro</text:p>
          </table:table-cell>
          <table:table-cell office:value-type="string" table:style-name="ce1">
            <text:p>Current prices SA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XNGS.B</text:p>
          </table:table-cell>
          <table:table-cell office:value-type="string" table:style-name="ce1">
            <text:p>ES EXPORTS - GOODS &amp; SERVICES CURA</text:p>
          </table:table-cell>
          <table:table-cell office:value-type="string" table:style-name="ce1">
            <text:p>Spain, Expenditure Approach, Exports, Goods and Services, Total, Current Prices, Calendar Adjusted, SA, Euro</text:p>
          </table:table-cell>
          <table:table-cell office:value-type="string" table:style-name="ce1">
            <text:p>Current prices 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IMNGS.B</text:p>
          </table:table-cell>
          <table:table-cell office:value-type="string" table:style-name="ce1">
            <text:p>ES IMPORTS - GOODS &amp; SERVICES CURA</text:p>
          </table:table-cell>
          <table:table-cell office:value-type="string" table:style-name="ce1">
            <text:p>Spain, Expenditure Approach, Imports, Goods and Services, Total, Current Prices, Calendar Adjusted, SA, Euro</text:p>
          </table:table-cell>
          <table:table-cell office:value-type="string" table:style-name="ce1">
            <text:p>Current prices 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GDPEQ%E</text:p>
          </table:table-cell>
          <table:table-cell office:value-type="string" table:style-name="ce1">
            <text:p>ES GDP - EARLY FLASH ESTIMATE, REAL, SA (% QOQ) SADJ</text:p>
          </table:table-cell>
          <table:table-cell office:value-type="string" table:style-name="ce1">
            <text:p>Spain, Gross Domestic Product, Early Flash Estimate, SA, 2010 Chained Prices</text:p>
          </table:table-cell>
          <table:table-cell office:value-type="string" table:style-name="ce1">
            <text:p>Price index 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GDP..VE</text:p>
          </table:table-cell>
          <table:table-cell office:value-type="string" table:style-name="ce1">
            <text:p>ES CHAIN-TYPE QTY INDEX OF GDP (CONSTANT) VOLA</text:p>
          </table:table-cell>
          <table:table-cell office:value-type="string" table:style-name="ce1">
            <text:p>Spain, Production Approach, Gross Domestic Product, Total, Constant Prices, Calendar Adjusted, SA, Index, 2015 = 100</text:p>
          </table:table-cell>
          <table:table-cell office:value-type="string" table:style-name="ce1">
            <text:p>Volume index 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CNPERVE</text:p>
          </table:table-cell>
          <table:table-cell office:value-type="string" table:style-name="ce1">
            <text:p>ES CHAIN-TYPE QTY INDEX OF CONSMPTN.EXPEND. - HOUSEHOLDS VOLA</text:p>
          </table:table-cell>
          <table:table-cell office:value-type="string" table:style-name="ce1">
            <text:p>Spain, Expenditure Approach, Final Consumption Expenditure, Households, Total National, Constant Prices, Calendar Adjusted, SA, Index, 2015 = 100</text:p>
          </table:table-cell>
          <table:table-cell office:value-type="string" table:style-name="ce1">
            <text:p>Volume index 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CNGOVVE</text:p>
          </table:table-cell>
          <table:table-cell office:value-type="string" table:style-name="ce1">
            <text:p>ES CHAIN-TYPE QTY INDEX OF CONSMPTN.EXPEND. - GENERAL GOVT. VOLA</text:p>
          </table:table-cell>
          <table:table-cell office:value-type="string" table:style-name="ce1">
            <text:p>Spain, Expenditure Approach, Final Consumption Expenditure, General Government, Total, Constant Prices, Calendar Adjusted, SA, Index, 2015 = 100</text:p>
          </table:table-cell>
          <table:table-cell office:value-type="string" table:style-name="ce1">
            <text:p>Volume index 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GFCF.VE</text:p>
          </table:table-cell>
          <table:table-cell office:value-type="string" table:style-name="ce1">
            <text:p>ES CHAIN-TYPE QTY INDEX OF GFCF VOLA</text:p>
          </table:table-cell>
          <table:table-cell office:value-type="string" table:style-name="ce1">
            <text:p>Spain, Expenditure Approach, Gross Capital Formation, Fixed, Total, Constant Prices, Calendar Adjusted, SA, Index, 2015 = 100</text:p>
          </table:table-cell>
          <table:table-cell office:value-type="string" table:style-name="ce1">
            <text:p>Volume index 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INVCHVE</text:p>
          </table:table-cell>
          <table:table-cell office:value-type="string" table:style-name="ce1">
            <text:p>ES CHAIN-TYPE QTY INDEX OF GFCF - CHANGES IN INVENTORIES VOLA</text:p>
          </table:table-cell>
          <table:table-cell office:value-type="string" table:style-name="ce1">
            <text:p>Spain, Expenditure Approach, Gross Capital Formation, Changes in Inventories and Statistical Discrepancies, Total, Constant Prices, Calendar Adjusted, SA, Index, 2015 = 100</text:p>
          </table:table-cell>
          <table:table-cell office:value-type="string" table:style-name="ce1">
            <text:p>Volume index 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XNGSVE</text:p>
          </table:table-cell>
          <table:table-cell office:value-type="string" table:style-name="ce1">
            <text:p>ES CHAIN-TYPE QTY INDEX OF EXPORTS - GOODS &amp; SERVICES VOLA</text:p>
          </table:table-cell>
          <table:table-cell office:value-type="string" table:style-name="ce1">
            <text:p>Spain, Expenditure Approach, Exports, Goods and Services, Total, Constant Prices, Calendar Adjusted, SA, Index, 2015 = 100</text:p>
          </table:table-cell>
          <table:table-cell office:value-type="string" table:style-name="ce1">
            <text:p>Volume index 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IMNGSVE</text:p>
          </table:table-cell>
          <table:table-cell office:value-type="string" table:style-name="ce1">
            <text:p>ES CHAIN-TYPE QTY INDEX OF IMPORTS - GOODS &amp; SERVICES VOLA</text:p>
          </table:table-cell>
          <table:table-cell office:value-type="string" table:style-name="ce1">
            <text:p>Spain, Expenditure Approach, Imports, Goods and Services, Total, Constant Prices, Calendar Adjusted, SA, Index, 2015 = 100</text:p>
          </table:table-cell>
          <table:table-cell office:value-type="string" table:style-name="ce1">
            <text:p>Volume index 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PERDISA</text:p>
          </table:table-cell>
          <table:table-cell office:value-type="string" table:style-name="ce1">
            <text:p>ES PERSONAL DISPOSABLE INCOME CURN</text:p>
          </table:table-cell>
          <table:table-cell office:value-type="string" table:style-name="ce1">
            <text:p>Spain, Personal Disposable Income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PERSAVA</text:p>
          </table:table-cell>
          <table:table-cell office:value-type="string" table:style-name="ce1">
            <text:p>ES PERSONAL SAVINGS (CURRENT) CURN</text:p>
          </table:table-cell>
          <table:table-cell office:value-type="string" table:style-name="ce1">
            <text:p>Spain, Expenditure Approach, Uses, Saving, Current Prices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POPTOTP</text:p>
          </table:table-cell>
          <table:table-cell office:value-type="string" table:style-name="ce1">
            <text:p>ES POPULATION - AGED 16 &amp; OVER VOLN</text:p>
          </table:table-cell>
          <table:table-cell office:value-type="string" table:style-name="ce1">
            <text:p>Spain, Population Older Than 16 Years, Total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PTOTP</text:p>
          </table:table-cell>
          <table:table-cell office:value-type="string" table:style-name="ce1">
            <text:p>ES EMPLOYED VOLN</text:p>
          </table:table-cell>
          <table:table-cell office:value-type="string" table:style-name="ce1">
            <text:p>Spain, Employment, Overall, Total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UN%TOTR</text:p>
          </table:table-cell>
          <table:table-cell office:value-type="string" table:style-name="ce1">
            <text:p>ES UNEMPLOYMENT RATE NADJ</text:p>
          </table:table-cell>
          <table:table-cell office:value-type="string" table:style-name="ce1">
            <text:p>Spain, Unemployed, Rate, Total, Total</text:p>
          </table:table-cell>
          <table:table-cell office:value-type="string" table:style-name="ce1">
            <text:p>Not 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LCOST.A</text:p>
          </table:table-cell>
          <table:table-cell office:value-type="string" table:style-name="ce1">
            <text:p>ES LABOUR COST: TOTAL ECONOMY CURN</text:p>
          </table:table-cell>
          <table:table-cell office:value-type="string" table:style-name="ce1">
            <text:p>Spain, Labour Cost, Total, Total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BNKRPTP</text:p>
          </table:table-cell>
          <table:table-cell office:value-type="string" table:style-name="ce1">
            <text:p>ES BANKRUPTCY PROCEEDINGS(METHODOLOGY BREAK Q4 2004)(DISC.) VOLN</text:p>
          </table:table-cell>
          <table:table-cell office:value-type="string" table:style-name="ce1">
            <text:p>Spain, Discontinued, Bankruptcy, Tendered Debtors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GNWAG%R</text:p>
          </table:table-cell>
          <table:table-cell office:value-type="string" table:style-name="ce1">
            <text:p>ES GDP: EMPLOYEE WAGES (%YOY) NADJ</text:p>
          </table:table-cell>
          <table:table-cell office:value-type="string" table:style-name="ce1">
            <text:p>Spain, Gross Domestic Product : Employee Wages (Percent Change Year Over Year)<text:s/></text:p>
          </table:table-cell>
          <table:table-cell office:value-type="string" table:style-name="ce1">
            <text:p>Not 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NEWORDE</text:p>
          </table:table-cell>
          <table:table-cell office:value-type="string" table:style-name="ce1">
            <text:p>ES NEW ORDERS(DISC.) SADJ</text:p>
          </table:table-cell>
          <table:table-cell office:value-type="string" table:style-name="ce1">
            <text:p>Spain, Discontinued, New Orders, Total, Constant Prices, SA, Index, 2015 = 100</text:p>
          </table:table-cell>
          <table:table-cell office:value-type="string" table:style-name="ce1">
            <text:p>Price index 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table:style-name="ce1"/>
          <table:table-cell office:value-type="string" table:style-name="ce1">
            <text:p>ES MONTHLY LABOUR COST PER EMPLOYEE - WAGES CURN</text:p>
          </table:table-cell>
          <table:table-cell office:value-type="string" table:style-name="ce1">
            <text:p>Spain, Salaries, Costs, Total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table:style-name="ce1"/>
          <table:table-cell office:value-type="string" table:style-name="ce1">
            <text:p>ES MONTHLY LABOUR COST PER EMPLOYEE - WAGES: INDUSTRY CURN</text:p>
          </table:table-cell>
          <table:table-cell office:value-type="string" table:style-name="ce1">
            <text:p>Spain, Salaries, Costs, Industry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table:style-name="ce1"/>
          <table:table-cell office:value-type="string" table:style-name="ce1">
            <text:p>ES MONTHLY LABOUR COST PER EMPLOYEE - WAGES: CONSTRUCTION CURN</text:p>
          </table:table-cell>
          <table:table-cell office:value-type="string" table:style-name="ce1">
            <text:p>Spain, Salaries, Costs, Construction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table:style-name="ce1"/>
          <table:table-cell office:value-type="string" table:style-name="ce1">
            <text:p>ES MONTHLY LABOUR COST PER EMPLOYEE - WAGES: SERVICES CURN</text:p>
          </table:table-cell>
          <table:table-cell office:value-type="string" table:style-name="ce1">
            <text:p>Spain, Salaries, Costs, Services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table:style-name="ce1"/>
          <table:table-cell office:value-type="string" table:style-name="ce1">
            <text:p>ES MONTHLY LABOUR COST PER EMPLOYEE - REGULAR SALARY CURN</text:p>
          </table:table-cell>
          <table:table-cell office:value-type="string" table:style-name="ce1">
            <text:p>Spain, Salaries, Costs, Monthly Labour Cost Per Employee - Regular Salary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table:style-name="ce1"/>
          <table:table-cell office:value-type="string" table:style-name="ce1">
            <text:p>ES MONTHLY LABOUR COST PER EMPLOYEE-REGULAR SALARY: IND. CURN</text:p>
          </table:table-cell>
          <table:table-cell office:value-type="string" table:style-name="ce1">
            <text:p>Spain, Salaries, Costs, Monthly Labour Cost Per Employee - Regular Salary : Industry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table:style-name="ce1"/>
          <table:table-cell office:value-type="string" table:style-name="ce1">
            <text:p>ES MONTHLY LABOUR COST PER EMPLOYEE-REGULAR SALARY: CONSTRUCTION</text:p>
          </table:table-cell>
          <table:table-cell office:value-type="string" table:style-name="ce1">
            <text:p>Spain, Salaries, Costs, Monthly Labour Cost Per Employee - Regular Salary : Construction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table:style-name="ce1"/>
          <table:table-cell office:value-type="string" table:style-name="ce1">
            <text:p>ES MONTHLY LABOUR COST PER EMPLOYEE-REGULAR SALARY: SERVICES</text:p>
          </table:table-cell>
          <table:table-cell office:value-type="string" table:style-name="ce1">
            <text:p>Spain, Salaries, Costs, Monthly Labour Cost Per Employee - Regular Salary : Services, Euro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table:style-name="ce1"/>
          <table:table-cell office:value-type="string" table:style-name="ce1">
            <text:p>ES TOTAL WAGES INDEX: TOTAL ECONOMY NADJ</text:p>
          </table:table-cell>
          <table:table-cell office:value-type="string" table:style-name="ce1">
            <text:p>Spain, Salaries, Costs, Total, Index, 2020 = 100</text:p>
          </table:table-cell>
          <table:table-cell office:value-type="string" table:style-name="ce1">
            <text:p>Price index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table:style-name="ce1"/>
          <table:table-cell office:value-type="string" table:style-name="ce1">
            <text:p>ES TOTAL WAGES INDEX: INDUSTRY NADJ</text:p>
          </table:table-cell>
          <table:table-cell office:value-type="string" table:style-name="ce1">
            <text:p>Spain, Salaries, Costs, Industry, Index, 2020 = 100</text:p>
          </table:table-cell>
          <table:table-cell office:value-type="string" table:style-name="ce1">
            <text:p>Price index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table:style-name="ce1"/>
          <table:table-cell office:value-type="string" table:style-name="ce1">
            <text:p>ES TOTAL WAGES INDEX: CONSTRUCTION NADJ</text:p>
          </table:table-cell>
          <table:table-cell office:value-type="string" table:style-name="ce1">
            <text:p>Spain, Salaries, Costs, Construction, Index, 2020 = 100</text:p>
          </table:table-cell>
          <table:table-cell office:value-type="string" table:style-name="ce1">
            <text:p>Price index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table:style-name="ce1"/>
          <table:table-cell office:value-type="string" table:style-name="ce1">
            <text:p>ES TOTAL WAGES INDEX: SERVICES NADJ</text:p>
          </table:table-cell>
          <table:table-cell office:value-type="string" table:style-name="ce1">
            <text:p>Spain, Salaries, Costs, Services, Index, 2020 = 100</text:p>
          </table:table-cell>
          <table:table-cell office:value-type="string" table:style-name="ce1">
            <text:p>Price index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table:style-name="ce1"/>
          <table:table-cell office:value-type="string" table:style-name="ce1">
            <text:p>ES WAGE COST PER HOUR WORKED INDEX - CONSTRUCTION NADJ</text:p>
          </table:table-cell>
          <table:table-cell office:value-type="string" table:style-name="ce1">
            <text:p>Spain, Salaries, Costs, Per Hour, Construction, Index, 2020 = 100</text:p>
          </table:table-cell>
          <table:table-cell office:value-type="string" table:style-name="ce1">
            <text:p>Price index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table:style-name="ce1"/>
          <table:table-cell office:value-type="string" table:style-name="ce1">
            <text:p>ES WAGE COST PER HOUR WORKED INDEX - INDUSTRY NADJ</text:p>
          </table:table-cell>
          <table:table-cell office:value-type="string" table:style-name="ce1">
            <text:p>Spain, Salaries, Costs, Per Hour, Industry, Index, 2020 = 100</text:p>
          </table:table-cell>
          <table:table-cell office:value-type="string" table:style-name="ce1">
            <text:p>Price index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table:style-name="ce1"/>
          <table:table-cell office:value-type="string" table:style-name="ce1">
            <text:p>ES WAGE COST PER HOUR WORKED INDEX - SERVICES NADJ</text:p>
          </table:table-cell>
          <table:table-cell office:value-type="string" table:style-name="ce1">
            <text:p>Spain, Salaries, Costs, Per Hour, Services, Index, 2020 = 100</text:p>
          </table:table-cell>
          <table:table-cell office:value-type="string" table:style-name="ce1">
            <text:p>Price index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PTOTP</text:p>
          </table:table-cell>
          <table:table-cell office:value-type="string" table:style-name="ce1">
            <text:p>ES EMPLOYED VOLN</text:p>
          </table:table-cell>
          <table:table-cell office:value-type="string" table:style-name="ce1">
            <text:p>Spain, Employment, Overall, Total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FTT124P</text:p>
          </table:table-cell>
          <table:table-cell office:value-type="string" table:style-name="ce1">
            <text:p>ES EMPLOYED: FULL TIME VOLN</text:p>
          </table:table-cell>
          <table:table-cell office:value-type="string" table:style-name="ce1">
            <text:p>Spain, Employment, by Type of Contract, Full-Time Total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PTT121P</text:p>
          </table:table-cell>
          <table:table-cell office:value-type="string" table:style-name="ce1">
            <text:p>ES EMPLOYED: PART TIME VOLN</text:p>
          </table:table-cell>
          <table:table-cell office:value-type="string" table:style-name="ce1">
            <text:p>Spain, Employment, by Type of Contract, Part-Time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FA98P</text:p>
          </table:table-cell>
          <table:table-cell office:value-type="string" table:style-name="ce1">
            <text:p>ES EMPLOYED: SELF-EMPLOYED - FAMILY WORKERS VOLN</text:p>
          </table:table-cell>
          <table:table-cell office:value-type="string" table:style-name="ce1">
            <text:p>Spain, Employment, by Status, Family Workers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UPO99P</text:p>
          </table:table-cell>
          <table:table-cell office:value-type="string" table:style-name="ce1">
            <text:p>ES EMPLOYED: UNCLASSIFIABLE BY PROFESSIONAL OCCUPATION VOLN</text:p>
          </table:table-cell>
          <table:table-cell office:value-type="string" table:style-name="ce1">
            <text:p>Spain, Employment, by Status, Other Professional Situations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SI84P</text:p>
          </table:table-cell>
          <table:table-cell office:value-type="string" table:style-name="ce1">
            <text:p>ES EMPLOYED: SERVICE INDUSTRIES VOLN</text:p>
          </table:table-cell>
          <table:table-cell office:value-type="string" table:style-name="ce1">
            <text:p>Spain, Employment, by Industry, Total, Total Services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IN82P</text:p>
          </table:table-cell>
          <table:table-cell office:value-type="string" table:style-name="ce1">
            <text:p>ES EMPLOYED: INDUSTRY VOLN</text:p>
          </table:table-cell>
          <table:table-cell office:value-type="string" table:style-name="ce1">
            <text:p>Spain, Employment, by Industry, Total, Total Industry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EM96P</text:p>
          </table:table-cell>
          <table:table-cell office:value-type="string" table:style-name="ce1">
            <text:p>ES EMPLOYED: SELF-EMPLOYED - EMPLOYERS VOLN</text:p>
          </table:table-cell>
          <table:table-cell office:value-type="string" table:style-name="ce1">
            <text:p>Spain, Employment, by Status, Employers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CTPCP</text:p>
          </table:table-cell>
          <table:table-cell office:value-type="string" table:style-name="ce1">
            <text:p>ES EMPLOYED: EMPLOYEES BY TYPE OF CONTRACT - PERMANENT VOLN</text:p>
          </table:table-cell>
          <table:table-cell office:value-type="string" table:style-name="ce1">
            <text:p>Spain, Employment, by Type of Contract, Permanent Contract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CTTCP</text:p>
          </table:table-cell>
          <table:table-cell office:value-type="string" table:style-name="ce1">
            <text:p>ES EMPLOYED: EMPLOYEES BY TYPE OF CONTRACT - TEMPORARY VOLN</text:p>
          </table:table-cell>
          <table:table-cell office:value-type="string" table:style-name="ce1">
            <text:p>Spain, Employment, by Type of Contract, Temporary Contract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SSEPP</text:p>
          </table:table-cell>
          <table:table-cell office:value-type="string" table:style-name="ce1">
            <text:p>ES EMPLOYED: SELF-EMPLOYED VOLN</text:p>
          </table:table-cell>
          <table:table-cell office:value-type="string" table:style-name="ce1">
            <text:p>Spain, Employment, by Status, Self-Employed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SWOEP</text:p>
          </table:table-cell>
          <table:table-cell office:value-type="string" table:style-name="ce1">
            <text:p>ES EMPLOYED: SELF-EMPLOYED - WITHOUT EMPLOYEES VOLN</text:p>
          </table:table-cell>
          <table:table-cell office:value-type="string" table:style-name="ce1">
            <text:p>Spain, Employment, by Status, Self-Employed Without Employees or Independent Workers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TFIFR</text:p>
          </table:table-cell>
          <table:table-cell office:value-type="string" table:style-name="ce1">
            <text:p>ES EMPLOYMENT RATE - OVER 55 YRS. OLD NADJ</text:p>
          </table:table-cell>
          <table:table-cell office:value-type="string" table:style-name="ce1">
            <text:p>Spain, Employment, Rate, Total, 55 Years Old and More</text:p>
          </table:table-cell>
          <table:table-cell office:value-type="string" table:style-name="ce1">
            <text:p>Not 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TLTOR</text:p>
          </table:table-cell>
          <table:table-cell office:value-type="string" table:style-name="ce1">
            <text:p>ES EMPLOYMENT RATE - LESS THAN 25 YRS. OLD NADJ</text:p>
          </table:table-cell>
          <table:table-cell office:value-type="string" table:style-name="ce1">
            <text:p>Spain, Employment, Rate, Total, Less Then 25 Years Old</text:p>
          </table:table-cell>
          <table:table-cell office:value-type="string" table:style-name="ce1">
            <text:p>Not 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TMTOR</text:p>
          </table:table-cell>
          <table:table-cell office:value-type="string" table:style-name="ce1">
            <text:p>ES EMPLOYMENT RATE - MORE THAN 25 YRS. OLD NADJ</text:p>
          </table:table-cell>
          <table:table-cell office:value-type="string" table:style-name="ce1">
            <text:p>Spain, Employment, Rate, Total, More Than 25 Years Old</text:p>
          </table:table-cell>
          <table:table-cell office:value-type="string" table:style-name="ce1">
            <text:p>Not 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TSNOR</text:p>
          </table:table-cell>
          <table:table-cell office:value-type="string" table:style-name="ce1">
            <text:p>ES EMPLOYMENT RATE - 16-19 YRS. OLD NADJ</text:p>
          </table:table-cell>
          <table:table-cell office:value-type="string" table:style-name="ce1">
            <text:p>Spain, Employment, Rate, Total, 16-19 Years Old</text:p>
          </table:table-cell>
          <table:table-cell office:value-type="string" table:style-name="ce1">
            <text:p>Not 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TTWFR</text:p>
          </table:table-cell>
          <table:table-cell office:value-type="string" table:style-name="ce1">
            <text:p>ES EMPLOYMENT RATE - 25-54 YRS. OLD NADJ</text:p>
          </table:table-cell>
          <table:table-cell office:value-type="string" table:style-name="ce1">
            <text:p>Spain, Employment, Rate, Total, 25-54 Years Old</text:p>
          </table:table-cell>
          <table:table-cell office:value-type="string" table:style-name="ce1">
            <text:p>Not 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TTWOR</text:p>
          </table:table-cell>
          <table:table-cell office:value-type="string" table:style-name="ce1">
            <text:p>ES EMPLOYMENT RATE - 20-24 YRS. OLD NADJ</text:p>
          </table:table-cell>
          <table:table-cell office:value-type="string" table:style-name="ce1">
            <text:p>Spain, Employment, Rate, Total, 20-24 Years Old</text:p>
          </table:table-cell>
          <table:table-cell office:value-type="string" table:style-name="ce1">
            <text:p>Not Seasonally Adjusted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UNDTP</text:p>
          </table:table-cell>
          <table:table-cell office:value-type="string" table:style-name="ce1">
            <text:p>ES UNDEREMPLOYMENT VOLN</text:p>
          </table:table-cell>
          <table:table-cell office:value-type="string" table:style-name="ce1">
            <text:p>Spain, Employment, Underemployment, Total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UNDAP</text:p>
          </table:table-cell>
          <table:table-cell office:value-type="string" table:style-name="ce1">
            <text:p>ES UNDEREMPLOYMENT - AGRICULTURE VOLN</text:p>
          </table:table-cell>
          <table:table-cell office:value-type="string" table:style-name="ce1">
            <text:p>Spain, Employment, Underemployment, Agriculture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UNDCP</text:p>
          </table:table-cell>
          <table:table-cell office:value-type="string" table:style-name="ce1">
            <text:p>ES UNDEREMPLOYMENT - CONSTRUCTION VOLN</text:p>
          </table:table-cell>
          <table:table-cell office:value-type="string" table:style-name="ce1">
            <text:p>Spain, Employment, Underemployment, Construction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UNDIP</text:p>
          </table:table-cell>
          <table:table-cell office:value-type="string" table:style-name="ce1">
            <text:p>ES UNDEREMPLOYMENT - INDUSTRY VOLN</text:p>
          </table:table-cell>
          <table:table-cell office:value-type="string" table:style-name="ce1">
            <text:p>Spain, Employment, Underemployment, Industry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UNDSP</text:p>
          </table:table-cell>
          <table:table-cell office:value-type="string" table:style-name="ce1">
            <text:p>ES UNDEREMPLOYMENT - SERVICES VOLN</text:p>
          </table:table-cell>
          <table:table-cell office:value-type="string" table:style-name="ce1">
            <text:p>Spain, Employment, Underemployment, Services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SEMPSXP</text:p>
          </table:table-cell>
          <table:table-cell office:value-type="string" table:style-name="ce1">
            <text:p>ES SPANISH POPULATION - EMPLOYED VOLN</text:p>
          </table:table-cell>
          <table:table-cell office:value-type="string" table:style-name="ce1">
            <text:p>Spain, Employment, Spanish Population Older Than 16 Years, Total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FEMPSXP</text:p>
          </table:table-cell>
          <table:table-cell office:value-type="string" table:style-name="ce1">
            <text:p>ES FOREIGN POPULATION - EMPLOYED VOLN</text:p>
          </table:table-cell>
          <table:table-cell office:value-type="string" table:style-name="ce1">
            <text:p>Spain, Employment, Foreign Population Older Than 16 Years, Total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EMPFEMP</text:p>
          </table:table-cell>
          <table:table-cell office:value-type="string" table:style-name="ce1">
            <text:p>ES EMPLOYED: FEMALE VOLN</text:p>
          </table:table-cell>
          <table:table-cell office:value-type="string" table:style-name="ce1">
            <text:p>Spain, Employment, Overall, Total, Women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FTM125P</text:p>
          </table:table-cell>
          <table:table-cell office:value-type="string" table:style-name="ce1">
            <text:p>ES EMPLOYED: FULL TIME - MALES VOLN</text:p>
          </table:table-cell>
          <table:table-cell office:value-type="string" table:style-name="ce1">
            <text:p>Spain, Employment, by Type of Contract, Full-Time, Men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FTF126P</text:p>
          </table:table-cell>
          <table:table-cell office:value-type="string" table:style-name="ce1">
            <text:p>ES EMPLOYED: FULL TIME - FEMALES VOLN</text:p>
          </table:table-cell>
          <table:table-cell office:value-type="string" table:style-name="ce1">
            <text:p>Spain, Employment, by Type of Contract, Full-Time, Women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PTM122P</text:p>
          </table:table-cell>
          <table:table-cell office:value-type="string" table:style-name="ce1">
            <text:p>ES EMPLOYED: PART TIME - MALES VOLN</text:p>
          </table:table-cell>
          <table:table-cell office:value-type="string" table:style-name="ce1">
            <text:p>Spain, Employment, by Type of Contract, Part-Time, Men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NATIONAL STATISTICS INSTITUTE, SPAIN</text:p>
          </table:table-cell>
          <table:table-cell office:value-type="string" table:style-name="ce1">
            <text:p>ESPTF123P</text:p>
          </table:table-cell>
          <table:table-cell office:value-type="string" table:style-name="ce1">
            <text:p>ES EMPLOYED: PART TIME - FEMALES VOLN</text:p>
          </table:table-cell>
          <table:table-cell office:value-type="string" table:style-name="ce1">
            <text:p>Spain, Employment, by Type of Contract, Part-Time, Women</text:p>
          </table:table-cell>
          <table:table-cell office:value-type="string" table:style-name="ce1">
            <text:p>Volum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REFINITIV</text:p>
          </table:table-cell>
          <table:table-cell office:value-type="string" table:style-name="ce1">
            <text:p>ESGDP..%A</text:p>
          </table:table-cell>
          <table:table-cell office:value-type="string" table:style-name="ce1">
            <text:p>ES GDP (CURRENT) (%YOY) CURN</text:p>
          </table:table-cell>
          <table:table-cell office:value-type="string" table:style-name="ce1">
            <text:p>Spain, Gross Domestic Product (Current) (Percent Change Year Over Year)<text:s/>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REFINITIV</text:p>
          </table:table-cell>
          <table:table-cell office:value-type="string" table:style-name="ce1">
            <text:p>ESGDP..%B</text:p>
          </table:table-cell>
          <table:table-cell office:value-type="string" table:style-name="ce1">
            <text:p>ES GDP (CURRENT) (%YOY) CURA</text:p>
          </table:table-cell>
          <table:table-cell office:value-type="string" table:style-name="ce1">
            <text:p>Spain, Gross Domestic Product (Current) (Percent Change Year Over Year), SA</text:p>
          </table:table-cell>
          <table:table-cell office:value-type="string" table:style-name="ce1">
            <text:p>Current prices 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REFINITIV</text:p>
          </table:table-cell>
          <table:table-cell office:value-type="string" table:style-name="ce1">
            <text:p>ESCNPER%A</text:p>
          </table:table-cell>
          <table:table-cell office:value-type="string" table:style-name="ce1">
            <text:p>ES FINAL CONSUMPTION EXPENDITURE - HOUSEHOLDS (%YOY) CURN</text:p>
          </table:table-cell>
          <table:table-cell office:value-type="string" table:style-name="ce1">
            <text:p>Spain, Final Consumption Expenditure - Households (Percent Change Year Over Year)<text:s/>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REFINITIV</text:p>
          </table:table-cell>
          <table:table-cell office:value-type="string" table:style-name="ce1">
            <text:p>ESCNPER%B</text:p>
          </table:table-cell>
          <table:table-cell office:value-type="string" table:style-name="ce1">
            <text:p>ES FINAL CONSUMPTION EXPENDITURE - HOUSEHOLDS (%YOY) CURA</text:p>
          </table:table-cell>
          <table:table-cell office:value-type="string" table:style-name="ce1">
            <text:p>Spain, Final Consumption Expenditure - Households (Percent Change Year Over Year), SA</text:p>
          </table:table-cell>
          <table:table-cell office:value-type="string" table:style-name="ce1">
            <text:p>Current prices 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REFINITIV</text:p>
          </table:table-cell>
          <table:table-cell office:value-type="string" table:style-name="ce1">
            <text:p>ESCNGOV%A</text:p>
          </table:table-cell>
          <table:table-cell office:value-type="string" table:style-name="ce1">
            <text:p>ES FINAL CONSMPTN. EXPENDITURE - GENERAL GOVERNMENT (%YOY) CURN</text:p>
          </table:table-cell>
          <table:table-cell office:value-type="string" table:style-name="ce1">
            <text:p>Spain, Final Consumption Expenditure - General Government (Percent Change Year Over Year)<text:s/></text:p>
          </table:table-cell>
          <table:table-cell office:value-type="string" table:style-name="ce1">
            <text:p>Current prices N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REFINITIV</text:p>
          </table:table-cell>
          <table:table-cell office:value-type="string" table:style-name="ce1">
            <text:p>ESCNGOV%B</text:p>
          </table:table-cell>
          <table:table-cell office:value-type="string" table:style-name="ce1">
            <text:p>ES FINAL CONSMPTN. EXPENDITURE - GENERAL GOVERNMENT (%YOY) CURA</text:p>
          </table:table-cell>
          <table:table-cell office:value-type="string" table:style-name="ce1">
            <text:p>Spain, Final Consumption Expenditure - General Government (Percent Change Year Over Year), SA</text:p>
          </table:table-cell>
          <table:table-cell office:value-type="string" table:style-name="ce1">
            <text:p>Current prices SA</text:p>
          </table:table-cell>
          <table:table-cell table:number-columns-repeated="16379"/>
        </table:table-row>
        <table:table-row table:style-name="ro1">
          <table:table-cell office:value-type="string" table:style-name="ce10">
            <text:p>REFINITIV</text:p>
          </table:table-cell>
          <table:table-cell office:value-type="string" table:style-name="ce1">
            <text:p>ESPRODV%Q</text:p>
          </table:table-cell>
          <table:table-cell office:value-type="string" table:style-name="ce1">
            <text:p>ES PRODUCTIVITY - GDP PER EMPLOYED PERSON (%YOY) SADJ</text:p>
          </table:table-cell>
          <table:table-cell office:value-type="string" table:style-name="ce1">
            <text:p>Spain, Productivity - Gross Domestic Product Per Employed Person (Percent Change Year Over Year), SA, 2005 = 100</text:p>
          </table:table-cell>
          <table:table-cell office:value-type="string" table:style-name="ce1">
            <text:p>Seasonally Adjusted</text:p>
          </table:table-cell>
          <table:table-cell table:number-columns-repeated="16379"/>
        </table:table-row>
        <table:table-row table:number-rows-repeated="1048409" table:style-name="ro1">
          <table:table-cell table:number-columns-repeated="16384"/>
        </table:table-row>
      </table:table>
      <table:database-ranges>
        <table:database-range table:target-range-address="MENS_(2).A2:MENS_(2).L503" table:contains-header="false">
          <table:sort>
            <table:sort-by table:field-number="0"/>
          </table:sort>
        </table:database-range>
        <table:database-range table:target-range-address="CN.A1:CN.I98" table:contains-header="false">
          <table:sort>
            <table:sort-by table:field-number="0"/>
          </table:sort>
        </table:database-range>
        <table:database-range table:target-range-address="TRIM.A2:TRIM.I173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ahoma" svg:font-family="Tahoma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Lien_32_hypertexte" style:display-name="Lien hypertexte" style:family="table-cell" style:data-style-name="N0">
      <style:text-properties fo:color="#467886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531</meta:generator>
    <meta:initial-creator>Christine RIFFLART</meta:initial-creator>
    <dc:creator>Christine RIFFLART</dc:creator>
    <meta:creation-date>2024-06-17T15:03:10Z</meta:creation-date>
    <dc:date>2024-06-18T12:28:28Z</dc:date>
  </office:meta>
</office:document-meta>
</file>